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바탕글" style:master-page-name="MasterPage-1">
      <style:paragraph-properties fo:text-align="center" fo:text-indent="10pt" fo:margin-left="0pt" fo:margin-right="0pt" fo:margin-top="0pt" fo:margin-bottom="0pt" fo:line-height="130%"/>
    </style:style>
    <style:style style:family="paragraph" style:class="text" style:name="Paragraph-2" style:parent-style-name="바탕글">
      <style:paragraph-properties fo:text-align="center" fo:text-indent="10pt" fo:margin-left="0pt" fo:margin-right="0pt" fo:margin-top="0pt" fo:margin-bottom="0pt" fo:line-height="130%"/>
    </style:style>
    <style:style style:family="text" style:name="p2-1-1">
      <style:text-properties style:font-name="굴림" style:font-name-asian="굴림" fo:font-size="30pt" style:font-size-asian="30pt" style:font-size-complex="30pt" style:text-underline-type="none" style:text-overline-type="none" style:text-line-through-type="none"/>
    </style:style>
    <style:style style:family="text" style:name="p2-2-1">
      <style:text-properties style:font-name="굴림" style:font-name-asian="굴림" fo:font-size="30pt" style:font-size-asian="30pt" style:font-size-complex="30pt" style:text-underline-type="none" style:text-overline-type="none" style:text-line-through-type="none"/>
    </style:style>
    <style:style style:family="paragraph" style:class="text" style:name="Paragraph-3" style:parent-style-name="바탕글">
      <style:paragraph-properties fo:text-align="center" fo:text-indent="10pt" fo:margin-left="0pt" fo:margin-right="0pt" fo:margin-top="0pt" fo:margin-bottom="0pt" fo:line-height="130%"/>
    </style:style>
    <style:style style:family="text" style:name="p3-1-1">
      <style:text-properties style:font-name="굴림" style:font-name-asian="굴림" fo:font-size="30pt" style:font-size-asian="30pt" style:font-size-complex="30pt" style:text-underline-type="none" style:text-overline-type="none" style:text-line-through-type="none"/>
    </style:style>
    <style:style style:family="paragraph" style:class="text" style:name="Paragraph-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" style:parent-style-name="바탕글">
      <style:paragraph-properties fo:text-align="right" fo:text-indent="10pt" fo:margin-left="0pt" fo:margin-right="0pt" fo:margin-top="0pt" fo:margin-bottom="0pt" fo:line-height="180%"/>
    </style:style>
    <style:style style:family="paragraph" style:class="text" style:name="Paragraph-6" style:parent-style-name="바탕글">
      <style:paragraph-properties fo:text-align="right" fo:text-indent="10pt" fo:margin-left="0pt" fo:margin-right="0pt" fo:margin-top="0pt" fo:margin-bottom="0pt" fo:line-height="180%"/>
    </style:style>
    <style:style style:family="paragraph" style:class="text" style:name="Paragraph-7" style:parent-style-name="바탕글">
      <style:paragraph-properties fo:text-align="right" fo:text-indent="10pt" fo:margin-left="0pt" fo:margin-right="0pt" fo:margin-top="0pt" fo:margin-bottom="0pt" fo:line-height="180%"/>
    </style:style>
    <style:style style:family="paragraph" style:class="text" style:name="Paragraph-8" style:parent-style-name="바탕글">
      <style:paragraph-properties fo:text-align="right" fo:text-indent="10pt" fo:margin-left="0pt" fo:margin-right="0pt" fo:margin-top="0pt" fo:margin-bottom="0pt" fo:line-height="180%"/>
    </style:style>
    <style:style style:family="paragraph" style:class="text" style:name="Paragraph-9" style:parent-style-name="바탕글">
      <style:paragraph-properties fo:text-align="right" fo:text-indent="10pt" fo:margin-left="0pt" fo:margin-right="0pt" fo:margin-top="0pt" fo:margin-bottom="0pt" fo:line-height="180%"/>
    </style:style>
    <style:style style:family="paragraph" style:class="text" style:name="Paragraph-10" style:parent-style-name="바탕글">
      <style:paragraph-properties fo:text-align="right" fo:text-indent="10pt" fo:margin-left="0pt" fo:margin-right="0pt" fo:margin-top="0pt" fo:margin-bottom="0pt" fo:line-height="180%"/>
    </style:style>
    <style:style style:family="paragraph" style:class="text" style:name="Paragraph-11" style:parent-style-name="바탕글">
      <style:paragraph-properties fo:text-align="right" fo:text-indent="10pt" fo:margin-left="0pt" fo:margin-right="0pt" fo:margin-top="0pt" fo:margin-bottom="0pt" fo:line-height="180%"/>
    </style:style>
    <style:style style:family="paragraph" style:class="text" style:name="Paragraph-12" style:parent-style-name="바탕글">
      <style:paragraph-properties fo:text-align="center" fo:text-indent="10pt" fo:margin-left="0pt" fo:margin-right="0pt" fo:margin-top="0pt" fo:margin-bottom="0pt" fo:line-height="180%"/>
    </style:style>
    <style:style style:family="text" style:name="p12-1-1">
      <style:text-properties style:font-name="굴림" style:font-name-asian="굴림" fo:font-size="20pt" style:font-size-asian="20pt" style:font-size-complex="20pt" style:text-underline-type="none" style:text-overline-type="none" style:text-line-through-type="none"/>
    </style:style>
    <style:style style:family="paragraph" style:class="text" style:name="Paragraph-13" style:parent-style-name="바탕글">
      <style:paragraph-properties fo:text-align="right" fo:text-indent="10pt" fo:margin-left="0pt" fo:margin-right="0pt" fo:margin-top="0pt" fo:margin-bottom="0pt" fo:line-height="180%"/>
    </style:style>
    <style:style style:family="paragraph" style:class="text" style:name="Paragraph-14" style:parent-style-name="바탕글">
      <style:paragraph-properties fo:text-align="right" fo:text-indent="10pt" fo:margin-left="0pt" fo:margin-right="0pt" fo:margin-top="0pt" fo:margin-bottom="0pt" fo:line-height="180%"/>
    </style:style>
    <style:style style:family="paragraph" style:class="text" style:name="Paragraph-15" style:parent-style-name="바탕글">
      <style:paragraph-properties fo:text-align="center" fo:text-indent="10pt" fo:margin-left="0pt" fo:margin-right="0pt" fo:margin-top="0pt" fo:margin-bottom="0pt" fo:line-height="180%"/>
    </style:style>
    <style:style style:family="text" style:name="p15-1-1">
      <style:text-properties style:font-name="굴림" style:font-name-asian="굴림" fo:font-size="20pt" style:font-size-asian="20pt" style:font-size-complex="20pt" style:text-underline-type="none" style:text-overline-type="none" style:text-line-through-type="none"/>
    </style:style>
    <style:style style:family="paragraph" style:class="text" style:name="Paragraph-16" style:parent-style-name="바탕글">
      <style:paragraph-properties fo:text-align="center" fo:text-indent="10pt" fo:margin-left="0pt" fo:margin-right="0pt" fo:margin-top="0pt" fo:margin-bottom="0pt" fo:line-height="180%"/>
    </style:style>
    <style:style style:family="text" style:name="p16-1-1">
      <style:text-properties style:font-name="굴림" style:font-name-asian="굴림" fo:font-size="20pt" style:font-size-asian="20pt" style:font-size-complex="20pt" style:text-underline-type="none" style:text-overline-type="none" style:text-line-through-type="none"/>
    </style:style>
    <style:style style:family="paragraph" style:class="text" style:name="Paragraph-17" style:parent-style-name="바탕글">
      <style:paragraph-properties fo:text-align="justify" fo:text-indent="10pt" fo:margin-left="0pt" fo:margin-right="0pt" fo:margin-top="0pt" fo:margin-bottom="5pt" fo:line-height="180%" fo:break-before="page"/>
    </style:style>
    <style:style style:family="text" style:name="p17-1-1">
      <style:text-properties style:font-name="굴림" style:font-name-asian="굴림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7-3-1">
      <style:text-properties style:font-name="굴림" style:font-name-asian="굴림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17-3-2">
      <style:text-properties style:font-name="굴림" style:font-name-asian="굴림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" style:parent-style-name="바탕글">
      <style:paragraph-properties fo:text-align="justify" fo:text-indent="10pt" fo:margin-left="0pt" fo:margin-right="0pt" fo:margin-top="0pt" fo:margin-bottom="5pt" fo:line-height="180%"/>
    </style:style>
    <style:style style:family="text" style:name="p18-1-1">
      <style:text-properties style:font-name="굴림" style:font-name-asian="굴림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8-1-2">
      <style:text-properties style:font-name="굴림" style:font-name-asian="굴림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" style:parent-style-name="바탕글">
      <style:paragraph-properties fo:text-align="justify" fo:text-indent="10pt" fo:margin-left="0pt" fo:margin-right="0pt" fo:margin-top="0pt" fo:margin-bottom="5pt" fo:line-height="180%"/>
    </style:style>
    <style:style style:family="text" style:name="p19-1-1">
      <style:text-properties style:font-name="굴림" style:font-name-asian="굴림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9-1-2">
      <style:text-properties style:font-name="굴림" style:font-name-asian="굴림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0" style:parent-style-name="바탕글">
      <style:paragraph-properties fo:text-align="justify" fo:text-indent="10pt" fo:margin-left="0pt" fo:margin-right="0pt" fo:margin-top="0pt" fo:margin-bottom="5pt" fo:line-height="180%"/>
    </style:style>
    <style:style style:family="text" style:name="p20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20-1-2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20-1-3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" style:parent-style-name="바탕글">
      <style:paragraph-properties fo:text-align="justify" fo:text-indent="10pt" fo:margin-left="0pt" fo:margin-right="0pt" fo:margin-top="0pt" fo:margin-bottom="5pt" fo:line-height="180%"/>
    </style:style>
    <style:style style:family="text" style:name="p21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21-1-2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21-1-3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" style:parent-style-name="바탕글">
      <style:paragraph-properties fo:text-align="justify" fo:text-indent="10pt" fo:margin-left="0pt" fo:margin-right="0pt" fo:margin-top="0pt" fo:margin-bottom="5pt" fo:line-height="180%"/>
    </style:style>
    <style:style style:family="text" style:name="p22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22-1-2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22-1-3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" style:parent-style-name="바탕글">
      <style:paragraph-properties fo:text-align="justify" fo:text-indent="10pt" fo:margin-left="0pt" fo:margin-right="0pt" fo:margin-top="0pt" fo:margin-bottom="5pt" fo:line-height="180%"/>
    </style:style>
    <style:style style:family="text" style:name="p23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23-1-2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23-1-3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" style:parent-style-name="바탕글">
      <style:paragraph-properties fo:text-align="justify" fo:text-indent="10pt" fo:margin-left="0pt" fo:margin-right="0pt" fo:margin-top="0pt" fo:margin-bottom="5pt" fo:line-height="180%"/>
    </style:style>
    <style:style style:family="paragraph" style:class="text" style:name="Paragraph-25" style:parent-style-name="바탕글">
      <style:paragraph-properties fo:text-align="justify" fo:text-indent="10pt" fo:margin-left="0pt" fo:margin-right="0pt" fo:margin-top="0pt" fo:margin-bottom="5pt" fo:line-height="180%"/>
    </style:style>
    <style:style style:family="paragraph" style:class="text" style:name="Paragraph-26" style:parent-style-name="바탕글">
      <style:paragraph-properties fo:text-align="justify" fo:text-indent="10pt" fo:margin-left="0pt" fo:margin-right="0pt" fo:margin-top="0pt" fo:margin-bottom="5pt" fo:line-height="180%"/>
    </style:style>
    <style:style style:family="text" style:name="p26-1-1">
      <style:text-properties style:font-name="굴림" style:font-name-asian="굴림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26-1-2">
      <style:text-properties style:font-name="굴림" style:font-name-asian="굴림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" style:parent-style-name="바탕글">
      <style:paragraph-properties fo:text-align="justify" fo:text-indent="10pt" fo:margin-left="0pt" fo:margin-right="0pt" fo:margin-top="0pt" fo:margin-bottom="5pt" fo:line-height="180%"/>
    </style:style>
    <style:style style:family="paragraph" style:class="text" style:name="Paragraph-28" style:parent-style-name="바탕글">
      <style:paragraph-properties fo:text-align="justify" fo:text-indent="10pt" fo:margin-left="0pt" fo:margin-right="0pt" fo:margin-top="0pt" fo:margin-bottom="5pt" fo:line-height="180%"/>
    </style:style>
    <style:style style:family="text" style:name="p28-1-1">
      <style:text-properties style:font-name="굴림" style:font-name-asian="굴림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28-1-2">
      <style:text-properties style:font-name="굴림" style:font-name-asian="굴림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9" style:parent-style-name="바탕글">
      <style:paragraph-properties fo:text-align="justify" fo:text-indent="10pt" fo:margin-left="0pt" fo:margin-right="0pt" fo:margin-top="0pt" fo:margin-bottom="5pt" fo:line-height="180%"/>
    </style:style>
    <style:style style:family="text" style:name="p29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29-1-2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29-1-3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0" style:parent-style-name="바탕글">
      <style:paragraph-properties fo:text-align="justify" fo:text-indent="10pt" fo:margin-left="0pt" fo:margin-right="0pt" fo:margin-top="0pt" fo:margin-bottom="5pt" fo:line-height="180%"/>
    </style:style>
    <style:style style:family="paragraph" style:class="text" style:name="Paragraph-31" style:parent-style-name="바탕글">
      <style:paragraph-properties fo:text-align="justify" fo:text-indent="10pt" fo:margin-left="0pt" fo:margin-right="0pt" fo:margin-top="0pt" fo:margin-bottom="5pt" fo:line-height="180%"/>
    </style:style>
    <style:style style:family="paragraph" style:class="text" style:name="Paragraph-32" style:parent-style-name="바탕글">
      <style:paragraph-properties fo:text-align="justify" fo:text-indent="10pt" fo:margin-left="0pt" fo:margin-right="0pt" fo:margin-top="0pt" fo:margin-bottom="5pt" fo:line-height="180%"/>
    </style:style>
    <style:style style:family="paragraph" style:class="text" style:name="Paragraph-33" style:parent-style-name="바탕글">
      <style:paragraph-properties fo:text-align="justify" fo:text-indent="10pt" fo:margin-left="0pt" fo:margin-right="0pt" fo:margin-top="0pt" fo:margin-bottom="5pt" fo:line-height="180%"/>
    </style:style>
    <style:style style:family="paragraph" style:class="text" style:name="Paragraph-34" style:parent-style-name="바탕글">
      <style:paragraph-properties fo:text-align="justify" fo:text-indent="10pt" fo:margin-left="0pt" fo:margin-right="0pt" fo:margin-top="0pt" fo:margin-bottom="5pt" fo:line-height="180%"/>
    </style:style>
    <style:style style:family="text" style:name="p34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34-1-2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34-1-3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5" style:parent-style-name="바탕글">
      <style:paragraph-properties fo:text-align="justify" fo:text-indent="10pt" fo:margin-left="0pt" fo:margin-right="0pt" fo:margin-top="0pt" fo:margin-bottom="5pt" fo:line-height="180%"/>
    </style:style>
    <style:style style:family="text" style:name="p35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35-1-2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35-1-3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6" style:parent-style-name="바탕글">
      <style:paragraph-properties fo:text-align="justify" fo:text-indent="10pt" fo:margin-left="0pt" fo:margin-right="0pt" fo:margin-top="0pt" fo:margin-bottom="5pt" fo:line-height="180%"/>
    </style:style>
    <style:style style:family="text" style:name="p36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36-1-2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36-1-3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7" style:parent-style-name="바탕글">
      <style:paragraph-properties fo:text-align="justify" fo:text-indent="10pt" fo:margin-left="0pt" fo:margin-right="0pt" fo:margin-top="0pt" fo:margin-bottom="5pt" fo:line-height="180%"/>
    </style:style>
    <style:style style:family="text" style:name="p37-1-1">
      <style:text-properties style:font-name="굴림" style:font-name-asian="굴림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7-1-2">
      <style:text-properties style:font-name="굴림" style:font-name-asian="굴림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" style:parent-style-name="바탕글">
      <style:paragraph-properties fo:text-align="justify" fo:text-indent="10pt" fo:margin-left="0pt" fo:margin-right="0pt" fo:margin-top="0pt" fo:margin-bottom="5pt" fo:line-height="180%"/>
    </style:style>
    <style:style style:family="text" style:name="p38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38-1-2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38-1-3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9" style:parent-style-name="바탕글">
      <style:paragraph-properties fo:text-align="justify" fo:text-indent="10pt" fo:margin-left="0pt" fo:margin-right="0pt" fo:margin-top="0pt" fo:margin-bottom="5pt" fo:line-height="180%"/>
    </style:style>
    <style:style style:family="paragraph" style:class="text" style:name="Paragraph-40" style:parent-style-name="바탕글">
      <style:paragraph-properties fo:text-align="justify" fo:text-indent="10pt" fo:margin-left="0pt" fo:margin-right="0pt" fo:margin-top="0pt" fo:margin-bottom="5pt" fo:line-height="180%"/>
    </style:style>
    <style:style style:family="paragraph" style:class="text" style:name="Paragraph-41" style:parent-style-name="바탕글">
      <style:paragraph-properties fo:text-align="justify" fo:text-indent="10pt" fo:margin-left="0pt" fo:margin-right="0pt" fo:margin-top="0pt" fo:margin-bottom="5pt" fo:line-height="180%"/>
    </style:style>
    <style:style style:family="text" style:name="p41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41-1-2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41-1-3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2" style:parent-style-name="바탕글">
      <style:paragraph-properties fo:text-align="justify" fo:text-indent="10pt" fo:margin-left="0pt" fo:margin-right="0pt" fo:margin-top="0pt" fo:margin-bottom="5pt" fo:line-height="180%"/>
    </style:style>
    <style:style style:family="paragraph" style:class="text" style:name="Paragraph-43" style:parent-style-name="바탕글">
      <style:paragraph-properties fo:text-align="justify" fo:text-indent="10pt" fo:margin-left="0pt" fo:margin-right="0pt" fo:margin-top="0pt" fo:margin-bottom="5pt" fo:line-height="180%"/>
    </style:style>
    <style:style style:family="text" style:name="p43-1-1">
      <style:text-properties style:font-name="굴림" style:font-name-asian="굴림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43-1-2">
      <style:text-properties style:font-name="굴림" style:font-name-asian="굴림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" style:parent-style-name="바탕글">
      <style:paragraph-properties fo:text-align="justify" fo:text-indent="10pt" fo:margin-left="0pt" fo:margin-right="0pt" fo:margin-top="0pt" fo:margin-bottom="5pt" fo:line-height="180%"/>
    </style:style>
    <style:style style:family="paragraph" style:class="text" style:name="Paragraph-45" style:parent-style-name="바탕글">
      <style:paragraph-properties fo:text-align="justify" fo:text-indent="10pt" fo:margin-left="0pt" fo:margin-right="0pt" fo:margin-top="0pt" fo:margin-bottom="5pt" fo:line-height="180%"/>
    </style:style>
    <style:style style:family="text" style:name="p45-1-1">
      <style:text-properties style:font-name="굴림" style:font-name-asian="굴림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" style:parent-style-name="바탕글">
      <style:paragraph-properties fo:text-align="justify" fo:text-indent="10pt" fo:margin-left="0pt" fo:margin-right="0pt" fo:margin-top="0pt" fo:margin-bottom="5pt" fo:line-height="180%"/>
    </style:style>
    <style:style style:family="text" style:name="p46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46-1-2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46-1-3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46-1-4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46-1-5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7" style:parent-style-name="바탕글">
      <style:paragraph-properties fo:text-align="justify" fo:text-indent="10pt" fo:margin-left="0pt" fo:margin-right="0pt" fo:margin-top="0pt" fo:margin-bottom="5pt" fo:line-height="180%"/>
    </style:style>
    <style:style style:family="text" style:name="p47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47-1-2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47-1-3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47-1-4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47-1-5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8" style:parent-style-name="바탕글">
      <style:paragraph-properties fo:text-align="justify" fo:text-indent="10pt" fo:margin-left="0pt" fo:margin-right="0pt" fo:margin-top="0pt" fo:margin-bottom="5pt" fo:line-height="180%"/>
    </style:style>
    <style:style style:family="text" style:name="p48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48-1-2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48-1-3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48-1-4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48-1-5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48-1-6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9" style:parent-style-name="바탕글">
      <style:paragraph-properties fo:text-align="justify" fo:text-indent="10pt" fo:margin-left="0pt" fo:margin-right="0pt" fo:margin-top="0pt" fo:margin-bottom="5pt" fo:line-height="180%"/>
    </style:style>
    <style:style style:family="paragraph" style:class="text" style:name="Paragraph-50" style:parent-style-name="바탕글">
      <style:paragraph-properties fo:text-align="justify" fo:text-indent="10pt" fo:margin-left="0pt" fo:margin-right="0pt" fo:margin-top="0pt" fo:margin-bottom="5pt" fo:line-height="180%"/>
    </style:style>
    <style:style style:family="paragraph" style:class="text" style:name="Paragraph-51" style:parent-style-name="바탕글">
      <style:paragraph-properties fo:text-align="justify" fo:text-indent="10pt" fo:margin-left="0pt" fo:margin-right="0pt" fo:margin-top="0pt" fo:margin-bottom="5pt" fo:line-height="180%"/>
    </style:style>
    <style:style style:family="text" style:name="p51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51-1-2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51-1-3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51-1-4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51-1-5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2" style:parent-style-name="바탕글">
      <style:paragraph-properties fo:text-align="justify" fo:text-indent="10pt" fo:margin-left="0pt" fo:margin-right="0pt" fo:margin-top="0pt" fo:margin-bottom="5pt" fo:line-height="180%"/>
    </style:style>
    <style:style style:family="text" style:name="p52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52-1-2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52-1-3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52-1-4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3" style:parent-style-name="바탕글">
      <style:paragraph-properties fo:text-align="justify" fo:text-indent="10pt" fo:margin-left="0pt" fo:margin-right="0pt" fo:margin-top="0pt" fo:margin-bottom="5pt" fo:line-height="180%"/>
    </style:style>
    <style:style style:family="text" style:name="p53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53-1-2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53-1-3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4" style:parent-style-name="바탕글">
      <style:paragraph-properties fo:text-align="justify" fo:text-indent="10pt" fo:margin-left="0pt" fo:margin-right="0pt" fo:margin-top="0pt" fo:margin-bottom="5pt" fo:line-height="180%"/>
    </style:style>
    <style:style style:family="paragraph" style:class="text" style:name="Paragraph-55" style:parent-style-name="바탕글">
      <style:paragraph-properties fo:text-align="justify" fo:text-indent="10pt" fo:margin-left="0pt" fo:margin-right="0pt" fo:margin-top="0pt" fo:margin-bottom="5pt" fo:line-height="180%"/>
    </style:style>
    <style:style style:family="paragraph" style:class="text" style:name="Paragraph-56" style:parent-style-name="바탕글">
      <style:paragraph-properties fo:text-align="justify" fo:text-indent="10pt" fo:margin-left="0pt" fo:margin-right="0pt" fo:margin-top="0pt" fo:margin-bottom="5pt" fo:line-height="180%"/>
    </style:style>
    <style:style style:family="text" style:name="p56-1-1">
      <style:text-properties style:font-name="굴림" style:font-name-asian="굴림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56-1-2">
      <style:text-properties style:font-name="굴림" style:font-name-asian="굴림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7" style:parent-style-name="바탕글">
      <style:paragraph-properties fo:text-align="justify" fo:text-indent="10pt" fo:margin-left="0pt" fo:margin-right="0pt" fo:margin-top="0pt" fo:margin-bottom="5pt" fo:line-height="180%"/>
    </style:style>
    <style:style style:family="text" style:name="p57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57-1-2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57-1-3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8" style:parent-style-name="바탕글">
      <style:paragraph-properties fo:text-align="justify" fo:text-indent="10pt" fo:margin-left="0pt" fo:margin-right="0pt" fo:margin-top="0pt" fo:margin-bottom="5pt" fo:line-height="180%"/>
    </style:style>
    <style:style style:family="text" style:name="p58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58-1-2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58-1-3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9" style:parent-style-name="바탕글">
      <style:paragraph-properties fo:text-align="justify" fo:text-indent="10pt" fo:margin-left="0pt" fo:margin-right="0pt" fo:margin-top="0pt" fo:margin-bottom="5pt" fo:line-height="180%"/>
    </style:style>
    <style:style style:family="paragraph" style:class="text" style:name="Paragraph-60" style:parent-style-name="바탕글">
      <style:paragraph-properties fo:text-align="justify" fo:text-indent="10pt" fo:margin-left="0pt" fo:margin-right="0pt" fo:margin-top="0pt" fo:margin-bottom="5pt" fo:line-height="180%"/>
    </style:style>
    <style:style style:family="text" style:name="p60-1-1">
      <style:text-properties style:font-name="굴림" style:font-name-asian="굴림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60-1-2">
      <style:text-properties style:font-name="굴림" style:font-name-asian="굴림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1" style:parent-style-name="바탕글">
      <style:paragraph-properties fo:text-align="justify" fo:text-indent="10pt" fo:margin-left="0pt" fo:margin-right="0pt" fo:margin-top="0pt" fo:margin-bottom="5pt" fo:line-height="180%"/>
    </style:style>
    <style:style style:family="paragraph" style:class="text" style:name="Paragraph-62" style:parent-style-name="바탕글">
      <style:paragraph-properties fo:text-align="justify" fo:text-indent="10pt" fo:margin-left="0pt" fo:margin-right="0pt" fo:margin-top="0pt" fo:margin-bottom="5pt" fo:line-height="180%"/>
    </style:style>
    <style:style style:family="text" style:name="p62-1-1">
      <style:text-properties style:font-name="굴림" style:font-name-asian="굴림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62-1-2">
      <style:text-properties style:font-name="굴림" style:font-name-asian="굴림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" style:parent-style-name="바탕글">
      <style:paragraph-properties fo:text-align="justify" fo:text-indent="10pt" fo:margin-left="0pt" fo:margin-right="0pt" fo:margin-top="0pt" fo:margin-bottom="5pt" fo:line-height="180%"/>
    </style:style>
    <style:style style:family="text" style:name="p63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63-1-2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63-1-3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4" style:parent-style-name="바탕글">
      <style:paragraph-properties fo:text-align="justify" fo:text-indent="10pt" fo:margin-left="0pt" fo:margin-right="0pt" fo:margin-top="0pt" fo:margin-bottom="5pt" fo:line-height="180%"/>
    </style:style>
    <style:style style:family="text" style:name="p64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64-1-2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64-1-3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5" style:parent-style-name="바탕글">
      <style:paragraph-properties fo:text-align="justify" fo:text-indent="10pt" fo:margin-left="0pt" fo:margin-right="0pt" fo:margin-top="0pt" fo:margin-bottom="5pt" fo:line-height="180%"/>
    </style:style>
    <style:style style:family="text" style:name="p65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65-1-2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65-1-3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6" style:parent-style-name="바탕글">
      <style:paragraph-properties fo:text-align="justify" fo:text-indent="10pt" fo:margin-left="0pt" fo:margin-right="0pt" fo:margin-top="0pt" fo:margin-bottom="5pt" fo:line-height="180%"/>
    </style:style>
    <style:style style:family="paragraph" style:class="text" style:name="Paragraph-67" style:parent-style-name="바탕글">
      <style:paragraph-properties fo:text-align="justify" fo:text-indent="10pt" fo:margin-left="0pt" fo:margin-right="0pt" fo:margin-top="0pt" fo:margin-bottom="5pt" fo:line-height="180%"/>
    </style:style>
    <style:style style:family="paragraph" style:class="text" style:name="Paragraph-68" style:parent-style-name="바탕글">
      <style:paragraph-properties fo:text-align="justify" fo:text-indent="10pt" fo:margin-left="0pt" fo:margin-right="0pt" fo:margin-top="0pt" fo:margin-bottom="5pt" fo:line-height="180%"/>
    </style:style>
    <style:style style:family="paragraph" style:class="text" style:name="Paragraph-69" style:parent-style-name="바탕글">
      <style:paragraph-properties fo:text-align="justify" fo:text-indent="10pt" fo:margin-left="0pt" fo:margin-right="0pt" fo:margin-top="0pt" fo:margin-bottom="5pt" fo:line-height="180%"/>
    </style:style>
    <style:style style:family="paragraph" style:class="text" style:name="Paragraph-70" style:parent-style-name="바탕글">
      <style:paragraph-properties fo:text-align="justify" fo:text-indent="10pt" fo:margin-left="0pt" fo:margin-right="0pt" fo:margin-top="0pt" fo:margin-bottom="5pt" fo:line-height="180%"/>
    </style:style>
    <style:style style:family="text" style:name="p70-1-1">
      <style:text-properties style:font-name="굴림" style:font-name-asian="굴림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70-1-2">
      <style:text-properties style:font-name="굴림" style:font-name-asian="굴림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1" style:parent-style-name="바탕글">
      <style:paragraph-properties fo:text-align="justify" fo:text-indent="10pt" fo:margin-left="0pt" fo:margin-right="0pt" fo:margin-top="0pt" fo:margin-bottom="5pt" fo:line-height="180%"/>
    </style:style>
    <style:style style:family="text" style:name="p71-1-1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71-1-2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71-1-3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2" style:parent-style-name="바탕글">
      <style:paragraph-properties fo:text-align="justify" fo:text-indent="10pt" fo:margin-left="0pt" fo:margin-right="0pt" fo:margin-top="0pt" fo:margin-bottom="5pt" fo:line-height="180%"/>
    </style:style>
    <style:style style:family="paragraph" style:class="text" style:name="Paragraph-73" style:parent-style-name="바탕글">
      <style:paragraph-properties fo:text-align="justify" fo:text-indent="10pt" fo:margin-left="0pt" fo:margin-right="0pt" fo:margin-top="0pt" fo:margin-bottom="5pt" fo:line-height="180%"/>
    </style:style>
    <style:style style:family="paragraph" style:class="text" style:name="Paragraph-74" style:parent-style-name="바탕글">
      <style:paragraph-properties fo:text-align="justify" fo:text-indent="10pt" fo:margin-left="0pt" fo:margin-right="0pt" fo:margin-top="0pt" fo:margin-bottom="5pt" fo:line-height="180%"/>
    </style:style>
    <style:style style:family="text" style:name="p74-1-2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74-1-3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74-1-4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5" style:parent-style-name="바탕글">
      <style:paragraph-properties fo:text-align="justify" fo:text-indent="10pt" fo:margin-left="0pt" fo:margin-right="0pt" fo:margin-top="0pt" fo:margin-bottom="5pt" fo:line-height="180%"/>
    </style:style>
    <style:style style:family="paragraph" style:class="text" style:name="Paragraph-76" style:parent-style-name="바탕글">
      <style:paragraph-properties fo:text-align="justify" fo:text-indent="10pt" fo:margin-left="0pt" fo:margin-right="0pt" fo:margin-top="0pt" fo:margin-bottom="5pt" fo:line-height="180%"/>
    </style:style>
    <style:style style:family="paragraph" style:class="text" style:name="Paragraph-77" style:parent-style-name="바탕글">
      <style:paragraph-properties fo:text-align="justify" fo:text-indent="10pt" fo:margin-left="0pt" fo:margin-right="0pt" fo:margin-top="0pt" fo:margin-bottom="5pt" fo:line-height="180%"/>
    </style:style>
    <style:style style:family="text" style:name="p77-1-2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77-1-3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77-1-4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77-1-5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text" style:name="p77-1-6">
      <style:text-properties style:font-name="굴림" style:font-name-asian="굴림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8" style:parent-style-name="바탕글">
      <style:paragraph-properties fo:text-align="justify" fo:text-indent="10pt" fo:margin-left="0pt" fo:margin-right="0pt" fo:margin-top="0pt" fo:margin-bottom="5pt" fo:line-height="180%"/>
    </style:style>
    <style:style style:family="paragraph" style:class="text" style:name="Paragraph-79" style:parent-style-name="바탕글">
      <style:paragraph-properties fo:text-align="justify" fo:text-indent="10pt" fo:margin-left="0pt" fo:margin-right="0pt" fo:margin-top="0pt" fo:margin-bottom="5pt" fo:line-height="180%"/>
    </style:style>
    <style:style style:family="paragraph" style:class="text" style:name="Paragraph-80" style:parent-style-name="바탕글">
      <style:paragraph-properties fo:text-align="justify" fo:text-indent="10pt" fo:margin-left="0pt" fo:margin-right="0pt" fo:margin-top="0pt" fo:margin-bottom="5pt" fo:line-height="180%"/>
    </style:style>
    <style:style style:family="paragraph" style:class="text" style:name="Paragraph-81" style:parent-style-name="바탕글">
      <style:paragraph-properties fo:text-align="justify" fo:text-indent="10pt" fo:margin-left="0pt" fo:margin-right="0pt" fo:margin-top="0pt" fo:margin-bottom="5pt" fo:line-height="180%"/>
    </style:style>
    <style:style style:family="paragraph" style:class="text" style:name="Paragraph-82" style:parent-style-name="바탕글">
      <style:paragraph-properties fo:text-align="justify" fo:text-indent="10pt" fo:margin-left="0pt" fo:margin-right="0pt" fo:margin-top="0pt" fo:margin-bottom="5pt" fo:line-height="180%"/>
    </style:style>
    <style:style style:family="text" style:name="p82-1-1">
      <style:text-properties style:font-name="굴림" style:font-name-asian="굴림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text" style:name="p82-1-2">
      <style:text-properties style:font-name="굴림" style:font-name-asian="굴림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3" style:parent-style-name="바탕글">
      <style:paragraph-properties fo:text-align="justify" fo:text-indent="10pt" fo:margin-left="0pt" fo:margin-right="0pt" fo:margin-top="0pt" fo:margin-bottom="5pt" fo:line-height="180%"/>
    </style:style>
    <style:style style:family="paragraph" style:class="text" style:name="Paragraph-84" style:parent-style-name="바탕글">
      <style:paragraph-properties fo:text-align="justify" fo:text-indent="10pt" fo:margin-left="0pt" fo:margin-right="0pt" fo:margin-top="0pt" fo:margin-bottom="5pt" fo:line-height="180%"/>
    </style:style>
    <style:style style:family="paragraph" style:class="text" style:name="Paragraph-85" style:parent-style-name="바탕글">
      <style:paragraph-properties fo:text-align="justify" fo:text-indent="10pt" fo:margin-left="0pt" fo:margin-right="0pt" fo:margin-top="0pt" fo:margin-bottom="5pt" fo:line-height="180%"/>
    </style:style>
    <style:style style:family="paragraph" style:class="text" style:name="Paragraph-86" style:parent-style-name="바탕글">
      <style:paragraph-properties fo:text-align="justify" fo:text-indent="0pt" fo:margin-left="0pt" fo:margin-right="0pt" fo:margin-top="0pt" fo:margin-bottom="5pt" fo:line-height="180%" fo:break-before="page"/>
    </style:style>
    <style:style style:family="text" style:name="p86-1-1">
      <style:text-properties style:font-name="바탕" style:font-name-asian="바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7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88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89" style:parent-style-name="바탕글">
      <style:paragraph-properties fo:text-align="justify" fo:text-indent="0pt" fo:margin-left="0pt" fo:margin-right="0pt" fo:margin-top="0pt" fo:margin-bottom="5pt" fo:line-height="180%"/>
    </style:style>
    <style:style style:family="text" style:name="p89-1-1">
      <style:text-properties style:font-name="바탕" style:font-name-asian="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0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9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text" style:name="p93-4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4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5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5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5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5-4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5-5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5-6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5-7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5-8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6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6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6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6-4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6-5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6-6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6-7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7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8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9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10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11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11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11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12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12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12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12-4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12-5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13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14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14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14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14-4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14-5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14-6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15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16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17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17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18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3-18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5-1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5-2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5-2-2">
      <style:text-properties style:font-name="바탕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6-1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6-2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96-2-2">
      <style:text-properties style:font-name="바탕" style:font-name-asian="굴림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9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00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0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0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0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10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1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1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13" style:parent-style-name="바탕글">
      <style:paragraph-properties fo:text-align="justify" fo:text-indent="0pt" fo:margin-left="0pt" fo:margin-right="0pt" fo:margin-top="0pt" fo:margin-bottom="5pt" fo:line-height="180%"/>
    </style:style>
    <style:style style:family="text" style:name="p113-1-1">
      <style:text-properties style:font-name="바탕" style:font-name-asian="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1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1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17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18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1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2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2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2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2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2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2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text" style:name="p126-5-11">
      <style:text-properties style:font-name="굴림" style:font-name-asian="굴림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126-6-3">
      <style:text-properties style:font-name="굴림" style:font-name-asian="굴림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126-6-8">
      <style:text-properties style:font-name="굴림" style:font-name-asian="굴림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128-3-2">
      <style:text-properties style:font-name="바탕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28-4-1">
      <style:text-properties style:font-name="바탕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28-5-1">
      <style:text-properties style:font-name="바탕" style:font-name-asian="굴림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2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30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3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3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text" style:name="p133-6-3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133-6-4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133-6-5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133-6-6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133-6-7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133-6-8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133-6-9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133-7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133-7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133-7-3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133-7-4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133-7-5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133-8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133-8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133-8-3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133-8-4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133-8-5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133-9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134-1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34-1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34-2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34-2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34-2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34-2-4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34-3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34-3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34-3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34-4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34-4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34-4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34-5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34-5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34-5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34-6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34-6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34-6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34-7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34-7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34-7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34-7-4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34-8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34-8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34-8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34-9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34-9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34-10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34-10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34-10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34-10-4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34-10-5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34-11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34-11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34-11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34-11-4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34-11-5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34-12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3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3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37" style:parent-style-name="바탕글">
      <style:paragraph-properties fo:text-align="justify" fo:text-indent="10pt" fo:margin-left="0pt" fo:margin-right="0pt" fo:margin-top="0pt" fo:margin-bottom="0pt" fo:line-height="180%"/>
    </style:style>
    <style:style style:family="text" style:name="p137-12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137-12-3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137-13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137-13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137-13-3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137-13-4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137-13-5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137-14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137-14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137-15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137-15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137-16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137-16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137-17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137-17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137-17-3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137-18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137-18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137-19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141-1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41-2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41-2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41-2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41-3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41-4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41-5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41-6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41-6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41-6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41-6-4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41-6-5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41-6-6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41-6-7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41-6-8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41-7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41-8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41-8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41-8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41-9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41-10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42-1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42-1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42-2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43-1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43-2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43-3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43-3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43-4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4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4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text" style:name="p146-3-5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46-3-6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48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4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50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5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5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53" style:parent-style-name="바탕글">
      <style:paragraph-properties fo:text-align="justify" fo:text-indent="0pt" fo:margin-left="0pt" fo:margin-right="0pt" fo:margin-top="0pt" fo:margin-bottom="5pt" fo:line-height="180%" fo:break-before="page"/>
    </style:style>
    <style:style style:family="text" style:name="p153-1-1">
      <style:text-properties style:font-name="바탕" style:font-name-asian="바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5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5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5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60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61" style:parent-style-name="바탕글">
      <style:paragraph-properties fo:text-align="justify" fo:text-indent="0pt" fo:margin-left="0pt" fo:margin-right="0pt" fo:margin-top="0pt" fo:margin-bottom="5pt" fo:line-height="180%"/>
    </style:style>
    <style:style style:family="text" style:name="p161-1-1">
      <style:text-properties style:font-name="바탕" style:font-name-asian="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6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6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6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67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68" style:parent-style-name="바탕글">
      <style:paragraph-properties fo:text-align="justify" fo:text-indent="10pt" fo:margin-left="0pt" fo:margin-right="0pt" fo:margin-top="0pt" fo:margin-bottom="0pt" fo:line-height="180%"/>
    </style:style>
    <style:style style:family="text" style:name="p169-5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69-5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70-1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70-2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70-2-2">
      <style:text-properties style:font-name="바탕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71-7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71-7-4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71-8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71-8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71-8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71-8-4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7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7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7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7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text" style:name="p176-1-2">
      <style:text-properties style:font-name="바탕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76-1-3">
      <style:text-properties style:font-name="바탕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76-1-4">
      <style:text-properties style:font-name="바탕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76-1-5">
      <style:text-properties style:font-name="바탕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76-1-6">
      <style:text-properties style:font-name="바탕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76-2-1">
      <style:text-properties style:font-name="바탕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76-3-1">
      <style:text-properties style:font-name="바탕" style:font-name-asian="굴림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77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78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7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80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8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8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8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8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8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88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8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90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9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9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9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9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197" style:parent-style-name="바탕글">
      <style:paragraph-properties fo:text-align="justify" fo:text-indent="10pt" fo:margin-left="0pt" fo:margin-right="0pt" fo:margin-top="0pt" fo:margin-bottom="0pt" fo:line-height="180%"/>
    </style:style>
    <style:style style:family="text" style:name="p198-1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98-1-3">
      <style:text-properties style:font-name="굴림" style:font-name-asian="굴림" fo:font-size="9pt" style:font-size-asian="9pt" style:font-size-complex="9pt" style:text-underline-type="none" style:text-overline-type="none" style:text-line-through-type="none" fo:font-weight="bold" style:font-weight-asian="bold" style:font-weight-complex="bold"/>
    </style:style>
    <style:style style:family="text" style:name="p198-1-4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98-1-5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98-1-6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98-1-7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98-2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98-2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98-2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98-2-4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98-2-5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98-2-6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98-3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98-3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98-3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198-3-4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19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200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20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20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20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20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20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20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207" style:parent-style-name="바탕글">
      <style:paragraph-properties fo:text-align="justify" fo:text-indent="10pt" fo:margin-left="0pt" fo:margin-right="0pt" fo:margin-top="0pt" fo:margin-bottom="0pt" fo:line-height="180%"/>
    </style:style>
    <style:style style:family="text" style:name="p209-1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09-1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09-1-4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09-1-5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09-1-6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09-2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09-2-2">
      <style:text-properties style:font-name="바탕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09-2-3">
      <style:text-properties style:font-name="바탕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09-2-4">
      <style:text-properties style:font-name="바탕" style:font-name-asian="굴림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21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21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220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22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22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22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22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22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22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227" style:parent-style-name="바탕글">
      <style:paragraph-properties fo:text-align="justify" fo:text-indent="10pt" fo:margin-left="0pt" fo:margin-right="0pt" fo:margin-top="0pt" fo:margin-bottom="0pt" fo:line-height="162%"/>
    </style:style>
    <style:style style:family="paragraph" style:class="text" style:name="Paragraph-228" style:parent-style-name="바탕글">
      <style:paragraph-properties fo:text-align="justify" fo:text-indent="10pt" fo:margin-left="0pt" fo:margin-right="0pt" fo:margin-top="0pt" fo:margin-bottom="0pt" fo:line-height="162%"/>
    </style:style>
    <style:style style:family="text" style:name="p228-1-1">
      <style:text-properties style:font-name="굴림" style:font-name-asian="굴림" fo:font-size="11pt" style:font-size-asian="11pt" style:font-size-complex="11pt" fo:font-style="italic" style:font-style-asian="italic" style:font-style-complex="italic" style:text-underline-type="none" style:text-overline-type="none" style:text-line-through-type="none"/>
    </style:style>
    <style:style style:family="text" style:name="p228-2-1">
      <style:text-properties style:font-name="굴림" style:font-name-asian="굴림" fo:font-size="11pt" style:font-size-asian="11pt" style:font-size-complex="11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229" style:parent-style-name="바탕글">
      <style:paragraph-properties fo:text-align="justify" fo:text-indent="10pt" fo:margin-left="0pt" fo:margin-right="0pt" fo:margin-top="0pt" fo:margin-bottom="0pt" fo:line-height="162%"/>
    </style:style>
    <style:style style:family="paragraph" style:class="text" style:name="Paragraph-230" style:parent-style-name="바탕글">
      <style:paragraph-properties fo:text-align="justify" fo:text-indent="10pt" fo:margin-left="0pt" fo:margin-right="0pt" fo:margin-top="0pt" fo:margin-bottom="0pt" fo:line-height="162%"/>
    </style:style>
    <style:style style:family="paragraph" style:class="text" style:name="Paragraph-231" style:parent-style-name="바탕글">
      <style:paragraph-properties fo:text-align="justify" fo:text-indent="10pt" fo:margin-left="0pt" fo:margin-right="0pt" fo:margin-top="0pt" fo:margin-bottom="0pt" fo:line-height="162%"/>
    </style:style>
    <style:style style:family="paragraph" style:class="text" style:name="Paragraph-232" style:parent-style-name="바탕글">
      <style:paragraph-properties fo:text-align="justify" fo:text-indent="10pt" fo:margin-left="0pt" fo:margin-right="0pt" fo:margin-top="0pt" fo:margin-bottom="0pt" fo:line-height="162%"/>
    </style:style>
    <style:style style:family="text" style:name="p232-1-4">
      <style:text-properties style:font-name="굴림" style:font-name-asian="굴림" fo:font-size="11pt" style:font-size-asian="11pt" style:font-size-complex="11pt" fo:font-style="italic" style:font-style-asian="italic" style:font-style-complex="italic" style:text-underline-type="none" style:text-overline-type="none" style:text-line-through-type="none"/>
    </style:style>
    <style:style style:family="text" style:name="p232-1-5">
      <style:text-properties style:font-name="굴림" style:font-name-asian="굴림" fo:font-size="11pt" style:font-size-asian="11pt" style:font-size-complex="11pt" fo:font-style="italic" style:font-style-asian="italic" style:font-style-complex="italic" style:text-underline-type="none" style:text-overline-type="none" style:text-line-through-type="none"/>
    </style:style>
    <style:style style:family="text" style:name="p232-2-1">
      <style:text-properties style:font-name="굴림" style:font-name-asian="굴림" fo:font-size="11pt" style:font-size-asian="11pt" style:font-size-complex="11pt" fo:font-style="italic" style:font-style-asian="italic" style:font-style-complex="italic" style:text-underline-type="none" style:text-overline-type="none" style:text-line-through-type="none"/>
    </style:style>
    <style:style style:family="text" style:name="p232-3-1">
      <style:text-properties style:font-name="굴림" style:font-name-asian="굴림" fo:font-size="11pt" style:font-size-asian="11pt" style:font-size-complex="11pt" fo:font-style="italic" style:font-style-asian="italic" style:font-style-complex="italic" style:text-underline-type="none" style:text-overline-type="none" style:text-line-through-type="none"/>
    </style:style>
    <style:style style:family="text" style:name="p232-3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33" style:parent-style-name="바탕글">
      <style:paragraph-properties fo:text-align="justify" fo:text-indent="10pt" fo:margin-left="0pt" fo:margin-right="0pt" fo:margin-top="0pt" fo:margin-bottom="0pt" fo:line-height="162%"/>
    </style:style>
    <style:style style:family="paragraph" style:class="text" style:name="Paragraph-234" style:parent-style-name="바탕글">
      <style:paragraph-properties fo:text-align="justify" fo:text-indent="10pt" fo:margin-left="0pt" fo:margin-right="0pt" fo:margin-top="0pt" fo:margin-bottom="0pt" fo:line-height="162%"/>
    </style:style>
    <style:style style:family="paragraph" style:class="text" style:name="Paragraph-235" style:parent-style-name="바탕글">
      <style:paragraph-properties fo:text-align="justify" fo:text-indent="10pt" fo:margin-left="0pt" fo:margin-right="0pt" fo:margin-top="0pt" fo:margin-bottom="0pt" fo:line-height="162%"/>
    </style:style>
    <style:style style:family="text" style:name="p235-1-4">
      <style:text-properties style:font-name="굴림" style:font-name-asian="굴림" fo:font-size="11pt" style:font-size-asian="11pt" style:font-size-complex="11pt" fo:font-style="italic" style:font-style-asian="italic" style:font-style-complex="italic" style:text-underline-type="none" style:text-overline-type="none" style:text-line-through-type="none"/>
    </style:style>
    <style:style style:family="text" style:name="p235-2-1">
      <style:text-properties style:font-name="굴림" style:font-name-asian="굴림" fo:font-size="11pt" style:font-size-asian="11pt" style:font-size-complex="11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236" style:parent-style-name="바탕글">
      <style:paragraph-properties fo:text-align="justify" fo:text-indent="10pt" fo:margin-left="0pt" fo:margin-right="0pt" fo:margin-top="0pt" fo:margin-bottom="0pt" fo:line-height="162%"/>
    </style:style>
    <style:style style:family="text" style:name="p236-1-3">
      <style:text-properties style:font-name="굴림" style:font-name-asian="굴림" fo:font-size="11pt" style:font-size-asian="11pt" style:font-size-complex="11pt" fo:font-style="italic" style:font-style-asian="italic" style:font-style-complex="italic" style:text-underline-type="none" style:text-overline-type="none" style:text-line-through-type="none"/>
    </style:style>
    <style:style style:family="text" style:name="p236-2-1">
      <style:text-properties style:font-name="굴림" style:font-name-asian="굴림" fo:font-size="11pt" style:font-size-asian="11pt" style:font-size-complex="11pt" fo:font-style="italic" style:font-style-asian="italic" style:font-style-complex="italic" style:text-underline-type="none" style:text-overline-type="none" style:text-line-through-type="none"/>
    </style:style>
    <style:style style:family="text" style:name="p236-2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37" style:parent-style-name="바탕글">
      <style:paragraph-properties fo:text-align="justify" fo:text-indent="10pt" fo:margin-left="0pt" fo:margin-right="0pt" fo:margin-top="0pt" fo:margin-bottom="0pt" fo:line-height="162%"/>
    </style:style>
    <style:style style:family="text" style:name="p237-1-2">
      <style:text-properties style:font-name="굴림" style:font-name-asian="굴림" fo:font-size="11pt" style:font-size-asian="11pt" style:font-size-complex="11pt" fo:font-style="italic" style:font-style-asian="italic" style:font-style-complex="italic" style:text-underline-type="none" style:text-overline-type="none" style:text-line-through-type="none"/>
    </style:style>
    <style:style style:family="text" style:name="p237-1-4">
      <style:text-properties style:font-name="굴림" style:font-name-asian="굴림" fo:font-size="11pt" style:font-size-asian="11pt" style:font-size-complex="11pt" fo:font-style="italic" style:font-style-asian="italic" style:font-style-complex="italic" style:text-underline-type="none" style:text-overline-type="none" style:text-line-through-type="none"/>
    </style:style>
    <style:style style:family="text" style:name="p237-2-1">
      <style:text-properties style:font-name="굴림" style:font-name-asian="굴림" fo:font-size="11pt" style:font-size-asian="11pt" style:font-size-complex="11pt" fo:font-style="italic" style:font-style-asian="italic" style:font-style-complex="italic" style:text-underline-type="none" style:text-overline-type="none" style:text-line-through-type="none"/>
    </style:style>
    <style:style style:family="text" style:name="p237-3-1">
      <style:text-properties style:font-name="굴림" style:font-name-asian="굴림" fo:font-size="11pt" style:font-size-asian="11pt" style:font-size-complex="11pt" fo:font-style="italic" style:font-style-asian="italic" style:font-style-complex="italic" style:text-underline-type="none" style:text-overline-type="none" style:text-line-through-type="none"/>
    </style:style>
    <style:style style:family="text" style:name="p237-3-2">
      <style:text-properties style:font-name="굴림" style:font-name-asian="굴림" fo:font-size="11pt" style:font-size-asian="11pt" style:font-size-complex="11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238" style:parent-style-name="바탕글">
      <style:paragraph-properties fo:text-align="justify" fo:text-indent="10pt" fo:margin-left="0pt" fo:margin-right="0pt" fo:margin-top="0pt" fo:margin-bottom="0pt" fo:line-height="162%"/>
    </style:style>
    <style:style style:family="paragraph" style:class="text" style:name="Paragraph-239" style:parent-style-name="바탕글">
      <style:paragraph-properties fo:text-align="justify" fo:text-indent="10pt" fo:margin-left="0pt" fo:margin-right="0pt" fo:margin-top="0pt" fo:margin-bottom="0pt" fo:line-height="162%"/>
    </style:style>
    <style:style style:family="text" style:name="p239-1-2">
      <style:text-properties style:font-name="굴림" style:font-name-asian="굴림" fo:font-size="11pt" style:font-size-asian="11pt" style:font-size-complex="11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240" style:parent-style-name="바탕글">
      <style:paragraph-properties fo:text-align="justify" fo:text-indent="10pt" fo:margin-left="0pt" fo:margin-right="0pt" fo:margin-top="0pt" fo:margin-bottom="0pt" fo:line-height="162%"/>
    </style:style>
    <style:style style:family="text" style:name="p240-1-1">
      <style:text-properties style:font-name="굴림" style:font-name-asian="굴림" fo:font-size="11pt" style:font-size-asian="11pt" style:font-size-complex="11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241" style:parent-style-name="바탕글">
      <style:paragraph-properties fo:text-align="justify" fo:text-indent="10pt" fo:margin-left="0pt" fo:margin-right="0pt" fo:margin-top="0pt" fo:margin-bottom="0pt" fo:line-height="162%"/>
    </style:style>
    <style:style style:family="text" style:name="p241-1-1">
      <style:text-properties style:font-name="굴림" style:font-name-asian="굴림" fo:font-size="11pt" style:font-size-asian="11pt" style:font-size-complex="11pt" fo:font-style="italic" style:font-style-asian="italic" style:font-style-complex="italic" style:text-underline-type="none" style:text-overline-type="none" style:text-line-through-type="none"/>
    </style:style>
    <style:style style:family="text" style:name="p241-2-1">
      <style:text-properties style:font-name="굴림" style:font-name-asian="굴림" fo:font-size="11pt" style:font-size-asian="11pt" style:font-size-complex="11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242" style:parent-style-name="바탕글">
      <style:paragraph-properties fo:text-align="justify" fo:text-indent="10pt" fo:margin-left="0pt" fo:margin-right="0pt" fo:margin-top="0pt" fo:margin-bottom="0pt" fo:line-height="162%"/>
    </style:style>
    <style:style style:family="text" style:name="p242-1-1">
      <style:text-properties style:font-name="굴림" style:font-name-asian="굴림" fo:font-size="11pt" style:font-size-asian="11pt" style:font-size-complex="11pt" fo:font-style="italic" style:font-style-asian="italic" style:font-style-complex="italic" style:text-underline-type="none" style:text-overline-type="none" style:text-line-through-type="none"/>
    </style:style>
    <style:style style:family="text" style:name="p242-2-1">
      <style:text-properties style:font-name="굴림" style:font-name-asian="굴림" fo:font-size="11pt" style:font-size-asian="11pt" style:font-size-complex="11pt" fo:font-style="italic" style:font-style-asian="italic" style:font-style-complex="italic" style:text-underline-type="none" style:text-overline-type="none" style:text-line-through-type="none"/>
    </style:style>
    <style:style style:family="paragraph" style:class="text" style:name="Paragraph-24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244" style:parent-style-name="본문">
      <style:paragraph-properties fo:text-align="justify" fo:text-indent="0pt" fo:margin-left="15pt" fo:margin-right="0pt" fo:margin-top="0pt" fo:margin-bottom="0pt" fo:line-height="180%"/>
    </style:style>
    <style:style style:family="paragraph" style:class="text" style:name="Paragraph-245" style:parent-style-name="본문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246" style:parent-style-name="본문">
      <style:paragraph-properties fo:text-align="justify" fo:text-indent="10pt" fo:margin-left="0pt" fo:margin-right="0pt" fo:margin-top="0pt" fo:margin-bottom="0pt" fo:line-height="180%"/>
    </style:style>
    <style:style style:family="text" style:name="p246-1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46-1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46-1-3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47" style:parent-style-name="본문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248" style:parent-style-name="본문">
      <style:paragraph-properties fo:text-align="justify" fo:text-indent="10pt" fo:margin-left="0pt" fo:margin-right="0pt" fo:margin-top="0pt" fo:margin-bottom="0pt" fo:line-height="180%"/>
    </style:style>
    <style:style style:family="text" style:name="p248-1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49" style:parent-style-name="본문">
      <style:paragraph-properties fo:text-align="justify" fo:text-indent="10pt" fo:margin-left="0pt" fo:margin-right="0pt" fo:margin-top="0pt" fo:margin-bottom="0pt" fo:line-height="180%"/>
    </style:style>
    <style:style style:family="text" style:name="p249-1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49-2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49-3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49-4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49-5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49-6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49-7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49-8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50" style:parent-style-name="본문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251" style:parent-style-name="본문">
      <style:paragraph-properties fo:text-align="justify" fo:text-indent="10pt" fo:margin-left="0pt" fo:margin-right="0pt" fo:margin-top="0pt" fo:margin-bottom="0pt" fo:line-height="180%"/>
    </style:style>
    <style:style style:family="text" style:name="p251-1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1-1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1-1-3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1-2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1-2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1-2-3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1-2-4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1-3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1-3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1-3-3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52" style:parent-style-name="본문">
      <style:paragraph-properties fo:text-align="justify" fo:text-indent="10pt" fo:margin-left="0pt" fo:margin-right="0pt" fo:margin-top="0pt" fo:margin-bottom="0pt" fo:line-height="180%"/>
    </style:style>
    <style:style style:family="text" style:name="p252-1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2-1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2-1-3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2-1-4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2-1-5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2-2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2-3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2-3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2-3-3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2-4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2-4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2-4-3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2-5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2-6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53" style:parent-style-name="본문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254" style:parent-style-name="본문">
      <style:paragraph-properties fo:text-align="justify" fo:text-indent="10pt" fo:margin-left="0pt" fo:margin-right="0pt" fo:margin-top="0pt" fo:margin-bottom="0pt" fo:line-height="180%"/>
    </style:style>
    <style:style style:family="text" style:name="p254-1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55" style:parent-style-name="본문">
      <style:paragraph-properties fo:text-align="justify" fo:text-indent="10pt" fo:margin-left="0pt" fo:margin-right="0pt" fo:margin-top="0pt" fo:margin-bottom="0pt" fo:line-height="180%"/>
    </style:style>
    <style:style style:family="text" style:name="p255-1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5-2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5-3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5-4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5-5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5-6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5-6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5-6-3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5-7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5-7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5-7-3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5-8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5-8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5-9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5-10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5-11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5-12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5-13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5-14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5-14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5-15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5-16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5-17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5-18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5-18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5-18-3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5-19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5-19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5-19-3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5-19-4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5-20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5-21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5-22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5-22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5-23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5-23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5-24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55-24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60" style:parent-style-name="본문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261" style:parent-style-name="본문">
      <style:paragraph-properties fo:text-align="justify" fo:text-indent="10pt" fo:margin-left="0pt" fo:margin-right="0pt" fo:margin-top="0pt" fo:margin-bottom="0pt" fo:line-height="180%"/>
    </style:style>
    <style:style style:family="text" style:name="p261-1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61-2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62" style:parent-style-name="본문">
      <style:paragraph-properties fo:text-align="justify" fo:text-indent="10pt" fo:margin-left="0pt" fo:margin-right="0pt" fo:margin-top="0pt" fo:margin-bottom="0pt" fo:line-height="180%"/>
    </style:style>
    <style:style style:family="text" style:name="p262-1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63" style:parent-style-name="본문">
      <style:paragraph-properties fo:text-align="justify" fo:text-indent="10pt" fo:margin-left="0pt" fo:margin-right="0pt" fo:margin-top="0pt" fo:margin-bottom="0pt" fo:line-height="180%"/>
    </style:style>
    <style:style style:family="text" style:name="p263-1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63-2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64" style:parent-style-name="본문">
      <style:paragraph-properties fo:text-align="justify" fo:text-indent="10pt" fo:margin-left="0pt" fo:margin-right="0pt" fo:margin-top="0pt" fo:margin-bottom="0pt" fo:line-height="180%"/>
    </style:style>
    <style:style style:family="text" style:name="p264-1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64-2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6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26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267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268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270" style:parent-style-name="본문">
      <style:paragraph-properties fo:text-align="justify" fo:text-indent="0pt" fo:margin-left="15pt" fo:margin-right="0pt" fo:margin-top="0pt" fo:margin-bottom="0pt" fo:line-height="180%"/>
    </style:style>
    <style:style style:family="paragraph" style:class="text" style:name="Paragraph-27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27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27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text" style:name="p273-3-2">
      <style:text-properties style:font-name="바탕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73-4-1">
      <style:text-properties style:font-name="바탕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73-4-2">
      <style:text-properties style:font-name="바탕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73-6-3">
      <style:text-properties style:font-name="바탕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73-7-1">
      <style:text-properties style:font-name="바탕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73-7-2">
      <style:text-properties style:font-name="바탕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73-7-3">
      <style:text-properties style:font-name="바탕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73-8-1">
      <style:text-properties style:font-name="바탕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73-8-2">
      <style:text-properties style:font-name="바탕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73-8-3">
      <style:text-properties style:font-name="바탕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73-8-4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73-8-5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73-8-6">
      <style:text-properties style:font-name="바탕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73-9-1">
      <style:text-properties style:font-name="바탕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74-4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74-4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74-5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74-5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74-5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74-5-4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74-5-5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76-1-4">
      <style:text-properties style:font-name="바탕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76-2-1">
      <style:text-properties style:font-name="바탕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76-2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76-2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76-2-4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76-2-5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76-2-6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76-3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77-3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77-3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78-1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78-1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27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280" style:parent-style-name="바탕글">
      <style:paragraph-properties fo:text-align="justify" fo:text-indent="10pt" fo:margin-left="0pt" fo:margin-right="0pt" fo:margin-top="0pt" fo:margin-bottom="0pt" fo:line-height="180%"/>
    </style:style>
    <style:style style:family="text" style:name="p280-1-2">
      <style:text-properties style:font-name="바탕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80-2-1">
      <style:text-properties style:font-name="바탕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81-1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81-1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81-1-4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81-1-5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282" style:parent-style-name="본문">
      <style:paragraph-properties fo:text-align="justify" fo:text-indent="0pt" fo:margin-left="15pt" fo:margin-right="0pt" fo:margin-top="0pt" fo:margin-bottom="0pt" fo:line-height="180%"/>
    </style:style>
    <style:style style:family="paragraph" style:class="text" style:name="Paragraph-28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28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28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text" style:name="p285-7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85-8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85-8-2">
      <style:text-properties style:font-name="바탕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85-9-1">
      <style:text-properties style:font-name="바탕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85-9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85-9-3">
      <style:text-properties style:font-name="바탕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85-10-2">
      <style:text-properties style:font-name="바탕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288-1-2">
      <style:text-properties style:font-name="바탕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88-1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88-1-4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88-1-5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289" style:parent-style-name="본문">
      <style:paragraph-properties fo:text-align="justify" fo:text-indent="0pt" fo:margin-left="15pt" fo:margin-right="0pt" fo:margin-top="0pt" fo:margin-bottom="0pt" fo:line-height="180%"/>
    </style:style>
    <style:style style:family="paragraph" style:class="text" style:name="Paragraph-290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29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29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text" style:name="p293-1-2">
      <style:text-properties style:font-name="바탕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93-1-3">
      <style:text-properties style:font-name="바탕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93-1-4">
      <style:text-properties style:font-name="바탕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93-2-1">
      <style:text-properties style:font-name="바탕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93-3-1">
      <style:text-properties style:font-name="바탕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93-3-2">
      <style:text-properties style:font-name="바탕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93-3-3">
      <style:text-properties style:font-name="바탕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93-3-4">
      <style:text-properties style:font-name="바탕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93-3-5">
      <style:text-properties style:font-name="바탕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93-3-6">
      <style:text-properties style:font-name="바탕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93-3-7">
      <style:text-properties style:font-name="바탕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293-4-1">
      <style:text-properties style:font-name="바탕" style:font-name-asian="굴림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29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29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298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29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00" style:parent-style-name="바탕글">
      <style:paragraph-properties fo:text-align="justify" fo:text-indent="0pt" fo:margin-left="0pt" fo:margin-right="0pt" fo:margin-top="0pt" fo:margin-bottom="5pt" fo:line-height="180%"/>
    </style:style>
    <style:style style:family="text" style:name="p300-1-1">
      <style:text-properties style:font-name="바탕" style:font-name-asian="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0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0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0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08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0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10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1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1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1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text" style:name="p315-11-4">
      <style:text-properties style:font-name="바탕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315-11-5">
      <style:text-properties style:font-name="바탕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315-12-1">
      <style:text-properties style:font-name="바탕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315-12-2">
      <style:text-properties style:font-name="바탕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319-1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32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2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2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2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2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2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27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28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3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3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3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3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3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3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40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4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4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4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4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46" style:parent-style-name="바탕글">
      <style:paragraph-properties fo:text-align="justify" fo:text-indent="0pt" fo:margin-left="0pt" fo:margin-right="0pt" fo:margin-top="0pt" fo:margin-bottom="5pt" fo:line-height="180%" fo:break-before="page"/>
    </style:style>
    <style:style style:family="text" style:name="p346-1-1">
      <style:text-properties style:font-name="바탕" style:font-name-asian="바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47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48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4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text" style:name="p349-2-9">
      <style:text-properties style:font-name="굴림" style:font-name-asian="굴림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349-3-3">
      <style:text-properties style:font-name="굴림" style:font-name-asian="굴림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text" style:name="p349-3-8">
      <style:text-properties style:font-name="굴림" style:font-name-asian="굴림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50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5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52" style:parent-style-name="바탕글">
      <style:paragraph-properties fo:text-align="justify" fo:text-indent="0pt" fo:margin-left="0pt" fo:margin-right="0pt" fo:margin-top="0pt" fo:margin-bottom="5pt" fo:line-height="180%"/>
    </style:style>
    <style:style style:family="text" style:name="p352-1-1">
      <style:text-properties style:font-name="바탕" style:font-name-asian="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5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5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5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5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57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58" style:parent-style-name="바탕글">
      <style:paragraph-properties fo:text-align="justify" fo:text-indent="10pt" fo:margin-left="0pt" fo:margin-right="0pt" fo:margin-top="0pt" fo:margin-bottom="0pt" fo:line-height="180%"/>
    </style:style>
    <style:style style:family="text" style:name="p358-1-2">
      <style:text-properties style:font-name="굴림" style:font-name-asian="굴림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5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60" style:parent-style-name="바탕글">
      <style:paragraph-properties fo:text-align="justify" fo:text-indent="10pt" fo:margin-left="0pt" fo:margin-right="0pt" fo:margin-top="0pt" fo:margin-bottom="0pt" fo:line-height="180%"/>
    </style:style>
    <style:style style:family="text" style:name="p360-1-2">
      <style:text-properties style:font-name="굴림" style:font-name-asian="굴림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6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6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6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6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6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6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67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6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70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71" style:parent-style-name="바탕글">
      <style:paragraph-properties fo:text-align="justify" fo:text-indent="-13pt" fo:margin-left="13pt" fo:margin-right="0pt" fo:margin-top="0pt" fo:margin-bottom="0pt" fo:line-height="130%"/>
    </style:style>
    <style:style style:family="text" style:name="p371-1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371-2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371-2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371-3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371-4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371-5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371-5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371-5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371-6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37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7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7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7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78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7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8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8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text" style:name="p383-1-2">
      <style:text-properties style:font-name="굴림" style:font-name-asian="굴림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8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8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87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90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9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9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9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9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9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39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00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0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0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0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0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0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0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07" style:parent-style-name="바탕글">
      <style:paragraph-properties fo:text-align="justify" fo:text-indent="10pt" fo:margin-left="0pt" fo:margin-right="0pt" fo:margin-top="0pt" fo:margin-bottom="0pt" fo:line-height="180%"/>
    </style:style>
    <style:style style:family="text" style:name="p407-1-2">
      <style:text-properties style:font-name="굴림" style:font-name-asian="굴림" fo:font-size="11pt" style:font-size-asian="11pt" style:font-size-complex="11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8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0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1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1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1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1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1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1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17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18" style:parent-style-name="바탕글">
      <style:paragraph-properties fo:text-align="justify" fo:text-indent="10pt" fo:margin-left="0pt" fo:margin-right="0pt" fo:margin-top="0pt" fo:margin-bottom="0pt" fo:line-height="180%"/>
    </style:style>
    <style:style style:family="text" style:name="p418-10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18-10-3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18-11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18-12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18-13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18-13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18-13-3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18-14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18-14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18-14-3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18-15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18-16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18-16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18-16-3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18-17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18-18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18-19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18-19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21-1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42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2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2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2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2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27" style:parent-style-name="바탕글">
      <style:paragraph-properties fo:text-align="justify" fo:text-indent="10pt" fo:margin-left="0pt" fo:margin-right="0pt" fo:margin-top="0pt" fo:margin-bottom="0pt" fo:line-height="180%"/>
    </style:style>
    <style:style style:family="text" style:name="p427-2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27-3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27-4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27-4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27-4-3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27-4-4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27-4-5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27-5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27-5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27-5-3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27-5-4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27-5-5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27-5-6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27-6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27-6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27-6-3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27-6-4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27-6-5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27-6-6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27-6-7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27-6-8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27-6-9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27-7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27-7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27-7-3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27-7-4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27-8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27-8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27-8-3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27-8-4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27-9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27-9-3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27-9-4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27-9-5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27-9-6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27-9-7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27-10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28-3-5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28-3-6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28-3-7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28-4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28-5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28-5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28-5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28-5-4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28-5-5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28-5-6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28-6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429" style:parent-style-name="바탕글">
      <style:paragraph-properties fo:text-align="justify" fo:text-indent="-15.12pt" fo:margin-left="15.12pt" fo:margin-right="0pt" fo:margin-top="0pt" fo:margin-bottom="0pt" fo:line-height="13.44pt" style:vertical-align="top"/>
    </style:style>
    <style:style style:family="text" style:name="p429-1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29-2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430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31" style:parent-style-name="바탕글">
      <style:paragraph-properties fo:text-align="justify" fo:text-indent="0pt" fo:margin-left="0pt" fo:margin-right="0pt" fo:margin-top="0pt" fo:margin-bottom="5pt" fo:line-height="180%"/>
    </style:style>
    <style:style style:family="text" style:name="p431-1-1">
      <style:text-properties style:font-name="바탕" style:font-name-asian="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3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3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3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3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37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38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3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40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4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4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4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4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47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48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5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5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5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5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57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58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5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text" style:name="p459-7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462" style:parent-style-name="각주_텍스트">
      <style:paragraph-properties fo:text-align="justify" fo:text-indent="-11.32pt" fo:margin-left="28.32pt" fo:margin-right="14.12pt" fo:margin-top="0pt" fo:margin-bottom="0pt" fo:line-height="11pt" style:vertical-align="top"/>
    </style:style>
    <style:style style:family="paragraph" style:class="text" style:name="Paragraph-46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67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68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6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text" style:name="p469-6-3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69-6-4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69-6-5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69-7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69-7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69-7-3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69-7-4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69-7-5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69-7-6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69-7-7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69-7-8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69-7-9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69-8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69-8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69-8-3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69-9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69-9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69-9-3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69-9-4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69-10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69-11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470-1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70-1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70-2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70-2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70-2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70-2-4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70-3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70-3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70-3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70-4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70-4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70-4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70-5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70-5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70-5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70-6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70-6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70-6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70-7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70-7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70-7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70-7-4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70-8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70-8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70-8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70-9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70-9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70-10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70-10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70-10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70-10-4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70-10-5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70-11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70-11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70-11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70-11-4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70-11-5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70-12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47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7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7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7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77" style:parent-style-name="Standard3">
      <style:paragraph-properties fo:text-align="justify" fo:text-indent="10pt" fo:margin-left="0pt" fo:margin-right="0pt" fo:margin-top="0pt" fo:margin-bottom="0pt" fo:line-height="160%"/>
    </style:style>
    <style:style style:family="paragraph" style:class="text" style:name="Paragraph-478" style:parent-style-name="표준">
      <style:paragraph-properties fo:text-align="justify" fo:text-indent="10pt" fo:margin-left="0pt" fo:margin-right="0pt" fo:margin-top="0pt" fo:margin-bottom="0pt" fo:line-height="160%"/>
    </style:style>
    <style:style style:family="paragraph" style:class="text" style:name="Paragraph-47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80" style:parent-style-name="바탕글">
      <style:paragraph-properties fo:text-align="justify" fo:text-indent="0pt" fo:margin-left="0pt" fo:margin-right="0pt" fo:margin-top="0pt" fo:margin-bottom="5pt" fo:line-height="180%" fo:break-before="page"/>
    </style:style>
    <style:style style:family="text" style:name="p480-1-1">
      <style:text-properties style:font-name="바탕" style:font-name-asian="바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8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83" style:parent-style-name="바탕글">
      <style:paragraph-properties fo:text-align="justify" fo:text-indent="0pt" fo:margin-left="0pt" fo:margin-right="0pt" fo:margin-top="0pt" fo:margin-bottom="5pt" fo:line-height="180%"/>
    </style:style>
    <style:style style:family="text" style:name="p483-1-1">
      <style:text-properties style:font-name="바탕" style:font-name-asian="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8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8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87" style:parent-style-name="바탕글">
      <style:paragraph-properties fo:text-align="justify" fo:text-indent="10pt" fo:margin-left="0pt" fo:margin-right="0pt" fo:margin-top="0pt" fo:margin-bottom="0pt" fo:line-height="180%"/>
    </style:style>
    <style:style style:family="text" style:name="p488-1-7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88-2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88-3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88-3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88-3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88-4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88-4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488-4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490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9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9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9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9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97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49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00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0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0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0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07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0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1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20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2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2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2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27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28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2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30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3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3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3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3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3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3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38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3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40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4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4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4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44" style:parent-style-name="바탕글">
      <style:paragraph-properties fo:text-align="justify" fo:text-indent="-13.12pt" fo:margin-left="13.12pt" fo:margin-right="0pt" fo:margin-top="0pt" fo:margin-bottom="0pt" fo:line-height="130%"/>
    </style:style>
    <style:style style:family="text" style:name="p544-1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544-2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544-2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544-3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544-3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544-3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545" style:parent-style-name="바탕글">
      <style:paragraph-properties fo:text-align="justify" fo:text-indent="-13.12pt" fo:margin-left="13.12pt" fo:margin-right="0pt" fo:margin-top="0pt" fo:margin-bottom="0pt" fo:line-height="130%"/>
    </style:style>
    <style:style style:family="text" style:name="p545-1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545-2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545-3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545-3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545-3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545-4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545-4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545-4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545-4-4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545-4-5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545-5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545-5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545-6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545-6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545-6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545-7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54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47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4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50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5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5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5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5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5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5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57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58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5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60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6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6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6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6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66" style:parent-style-name="바탕글">
      <style:paragraph-properties fo:text-align="justify" fo:text-indent="-13.12pt" fo:margin-left="13.12pt" fo:margin-right="0pt" fo:margin-top="0pt" fo:margin-bottom="0pt" fo:line-height="130%"/>
    </style:style>
    <style:style style:family="text" style:name="p566-1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566-1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566-1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566-1-4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566-1-5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566-1-6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566-2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566-2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566-2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566-3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566-4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567" style:parent-style-name="바탕글">
      <style:paragraph-properties fo:text-align="justify" fo:text-indent="-13.12pt" fo:margin-left="13.12pt" fo:margin-right="0pt" fo:margin-top="0pt" fo:margin-bottom="0pt" fo:line-height="130%"/>
    </style:style>
    <style:style style:family="text" style:name="p567-1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567-1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567-2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568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6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7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7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77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78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7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text" style:name="p580-1-2">
      <style:text-properties style:font-name="굴림" style:font-name-asian="굴림" fo:font-size="8pt" style:font-size-asian="8pt" style:font-size-complex="8pt" style:text-underline-type="none" style:text-overline-type="none" style:text-line-through-type="none"/>
    </style:style>
    <style:style style:family="paragraph" style:class="text" style:name="Paragraph-58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8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8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8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8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87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88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8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9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9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9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9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97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98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59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00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0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0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text" style:name="p602-1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0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0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text" style:name="p604-1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0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0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text" style:name="p606-1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07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08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0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1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1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1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1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1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16" style:parent-style-name="바탕글">
      <style:paragraph-properties fo:text-align="justify" fo:text-indent="10pt" fo:margin-left="0pt" fo:margin-right="0pt" fo:margin-top="0pt" fo:margin-bottom="0pt" fo:line-height="160%"/>
    </style:style>
    <style:style style:family="paragraph" style:class="text" style:name="Paragraph-617" style:parent-style-name="바탕글">
      <style:paragraph-properties fo:text-align="justify" fo:text-indent="10pt" fo:margin-left="0pt" fo:margin-right="0pt" fo:margin-top="0pt" fo:margin-bottom="0pt" fo:line-height="160%"/>
    </style:style>
    <style:style style:family="paragraph" style:class="text" style:name="Paragraph-618" style:parent-style-name="바탕글">
      <style:paragraph-properties fo:text-align="justify" fo:text-indent="10pt" fo:margin-left="0pt" fo:margin-right="0pt" fo:margin-top="0pt" fo:margin-bottom="0pt" fo:line-height="160%"/>
    </style:style>
    <style:style style:family="paragraph" style:class="text" style:name="Paragraph-620" style:parent-style-name="바탕글">
      <style:paragraph-properties fo:text-align="justify" fo:text-indent="10pt" fo:margin-left="0pt" fo:margin-right="0pt" fo:margin-top="0pt" fo:margin-bottom="0pt" fo:line-height="160%"/>
    </style:style>
    <style:style style:family="paragraph" style:class="text" style:name="Paragraph-621" style:parent-style-name="바탕글">
      <style:paragraph-properties fo:text-align="justify" fo:text-indent="10pt" fo:margin-left="0pt" fo:margin-right="0pt" fo:margin-top="0pt" fo:margin-bottom="0pt" fo:line-height="160%"/>
    </style:style>
    <style:style style:family="paragraph" style:class="text" style:name="Paragraph-623" style:parent-style-name="바탕글">
      <style:paragraph-properties fo:text-align="justify" fo:text-indent="10pt" fo:margin-left="0pt" fo:margin-right="0pt" fo:margin-top="0pt" fo:margin-bottom="0pt" fo:line-height="160%"/>
    </style:style>
    <style:style style:family="paragraph" style:class="text" style:name="Paragraph-625" style:parent-style-name="바탕글">
      <style:paragraph-properties fo:text-align="justify" fo:text-indent="10pt" fo:margin-left="0pt" fo:margin-right="0pt" fo:margin-top="0pt" fo:margin-bottom="0pt" fo:line-height="160%"/>
    </style:style>
    <style:style style:family="paragraph" style:class="text" style:name="Paragraph-626" style:parent-style-name="바탕글">
      <style:paragraph-properties fo:text-align="justify" fo:text-indent="10pt" fo:margin-left="0pt" fo:margin-right="0pt" fo:margin-top="0pt" fo:margin-bottom="0pt" fo:line-height="160%"/>
    </style:style>
    <style:style style:family="paragraph" style:class="text" style:name="Paragraph-627" style:parent-style-name="바탕글">
      <style:paragraph-properties fo:text-align="justify" fo:text-indent="10pt" fo:margin-left="0pt" fo:margin-right="0pt" fo:margin-top="0pt" fo:margin-bottom="0pt" fo:line-height="160%"/>
    </style:style>
    <style:style style:family="paragraph" style:class="text" style:name="Paragraph-628" style:parent-style-name="바탕글">
      <style:paragraph-properties fo:text-align="justify" fo:text-indent="0pt" fo:margin-left="0pt" fo:margin-right="0pt" fo:margin-top="0pt" fo:margin-bottom="5pt" fo:line-height="180%"/>
    </style:style>
    <style:style style:family="paragraph" style:class="text" style:name="Paragraph-629" style:parent-style-name="바탕글">
      <style:paragraph-properties fo:text-align="justify" fo:text-indent="0pt" fo:margin-left="0pt" fo:margin-right="0pt" fo:margin-top="0pt" fo:margin-bottom="5pt" fo:line-height="180%"/>
    </style:style>
    <style:style style:family="text" style:name="p629-1-1">
      <style:text-properties style:font-name="바탕" style:font-name-asian="바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0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3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3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3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35" style:parent-style-name="바탕글">
      <style:paragraph-properties fo:text-align="justify" fo:text-indent="-13.12pt" fo:margin-left="13.12pt" fo:margin-right="0pt" fo:margin-top="0pt" fo:margin-bottom="0pt" fo:line-height="130%"/>
    </style:style>
    <style:style style:family="text" style:name="p635-1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635-2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3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37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3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40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44" style:parent-style-name="바탕글">
      <style:paragraph-properties fo:text-align="justify" fo:text-indent="-13.12pt" fo:margin-left="13.12pt" fo:margin-right="0pt" fo:margin-top="0pt" fo:margin-bottom="0pt" fo:line-height="130%"/>
    </style:style>
    <style:style style:family="text" style:name="p644-1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644-2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644-3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4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4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47" style:parent-style-name="바탕글">
      <style:paragraph-properties fo:text-align="justify" fo:text-indent="10pt" fo:margin-left="0pt" fo:margin-right="0pt" fo:margin-top="0pt" fo:margin-bottom="0pt" fo:line-height="180%"/>
    </style:style>
    <style:style style:family="text" style:name="p647-1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4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50" style:parent-style-name="바탕글">
      <style:paragraph-properties fo:text-align="justify" fo:text-indent="10pt" fo:margin-left="0pt" fo:margin-right="0pt" fo:margin-top="0pt" fo:margin-bottom="0pt" fo:line-height="180%"/>
    </style:style>
    <style:style style:family="text" style:name="p650-1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652-3-3">
      <style:text-properties style:font-name="굴림" style:font-name-asian="굴림" fo:font-size="9pt" style:font-size-asian="9pt" style:font-size-complex="9pt" style:text-underline-type="single" style:text-underline-style="solid" style:text-underline-width="auto" style:text-underline-color="#000000" style:text-overline-type="none" style:text-line-through-type="none"/>
    </style:style>
    <style:style style:family="paragraph" style:class="text" style:name="Paragraph-65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5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5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5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5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60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6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6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63" style:parent-style-name="바탕글">
      <style:paragraph-properties fo:text-align="justify" fo:text-indent="-13.12pt" fo:margin-left="13.12pt" fo:margin-right="0pt" fo:margin-top="0pt" fo:margin-bottom="0pt" fo:line-height="130%"/>
    </style:style>
    <style:style style:family="text" style:name="p663-1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663-1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663-1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663-1-4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663-2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663-2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663-3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663-3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663-3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663-3-4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663-3-5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663-3-6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663-3-7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663-4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663-5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663-5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663-5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663-5-4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663-5-5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663-6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66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6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text" style:name="p667-1-1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667-1-3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7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7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7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7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7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77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78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7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8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8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text" style:name="p688-2-6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text" style:name="p688-2-7">
      <style:text-properties style:font-name="한컴바탕" style:font-name-asian="휴먼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8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90" style:parent-style-name="바탕글">
      <style:paragraph-properties fo:text-align="justify" fo:text-indent="10pt" fo:margin-left="0pt" fo:margin-right="0pt" fo:margin-top="0pt" fo:margin-bottom="0pt" fo:line-height="180%"/>
    </style:style>
    <style:style style:family="text" style:name="p690-5-5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690-6-1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text" style:name="p690-9-6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69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9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9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97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98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69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700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70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70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70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70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707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709" style:parent-style-name="바탕글">
      <style:paragraph-properties fo:text-align="justify" fo:text-indent="-13.12pt" fo:margin-left="13.12pt" fo:margin-right="0pt" fo:margin-top="0pt" fo:margin-bottom="0pt" fo:line-height="130%"/>
    </style:style>
    <style:style style:family="text" style:name="p709-1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709-2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709-3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709-3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709-4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710-4-2"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71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71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text" style:name="p712-6-2"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713" style:parent-style-name="바탕글">
      <style:paragraph-properties fo:text-align="justify" fo:text-indent="-13.12pt" fo:margin-left="13.12pt" fo:margin-right="0pt" fo:margin-top="0pt" fo:margin-bottom="0pt" fo:line-height="130%"/>
    </style:style>
    <style:style style:family="text" style:name="p713-1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713-2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16" style:parent-style-name="바탕글">
      <style:paragraph-properties fo:text-align="justify" fo:text-indent="-13.12pt" fo:margin-left="13.12pt" fo:margin-right="0pt" fo:margin-top="0pt" fo:margin-bottom="0pt" fo:line-height="130%"/>
    </style:style>
    <style:style style:family="text" style:name="p716-1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17" style:parent-style-name="바탕글">
      <style:paragraph-properties fo:text-align="justify" fo:text-indent="-13.12pt" fo:margin-left="13.12pt" fo:margin-right="0pt" fo:margin-top="0pt" fo:margin-bottom="0pt" fo:line-height="130%"/>
    </style:style>
    <style:style style:family="text" style:name="p717-1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717-1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717-1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717-2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717-3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717-4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717-4-2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text" style:name="p717-5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18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71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72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72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72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72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72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72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text" style:name="p727-1-1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28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72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730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731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73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73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text" style:name="p735-4-3"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family="paragraph" style:class="text" style:name="Paragraph-738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73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740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741" style:parent-style-name="바탕글">
      <style:paragraph-properties fo:text-align="justify" fo:text-indent="0pt" fo:margin-left="0pt" fo:margin-right="0pt" fo:margin-top="0pt" fo:margin-bottom="5pt" fo:line-height="180%" fo:break-before="page"/>
    </style:style>
    <style:style style:family="text" style:name="p741-1-1">
      <style:text-properties style:font-name="바탕" style:font-name-asian="바탕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2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743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744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745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746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747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748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749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750" style:parent-style-name="바탕글">
      <style:paragraph-properties fo:text-align="justify" fo:text-indent="10pt" fo:margin-left="0pt" fo:margin-right="0pt" fo:margin-top="0pt" fo:margin-bottom="0pt" fo:line-height="180%"/>
    </style:style>
    <style:style style:family="paragraph" style:class="text" style:name="Paragraph-751" style:parent-style-name="바탕글">
      <style:paragraph-properties fo:text-align="justify" fo:text-indent="10pt" fo:margin-left="0pt" fo:margin-right="0pt" fo:margin-top="0pt" fo:margin-bottom="0pt" fo:line-height="180%"/>
    </style:style>
    <style:style style:name="Table-1" style:family="table">
      <style:table-properties style:width="148mm" table:align="margins" fo:margin-left="1mm" fo:margin-right="1mm" fo:margin-top="1mm" fo:margin-bottom="1mm" table:border-model="collapsing"/>
    </style:style>
    <style:style style:name="Table-2" style:family="table">
      <style:table-properties style:width="148mm" table:align="margins" fo:margin-left="1mm" fo:margin-right="1mm" fo:margin-top="1mm" fo:margin-bottom="1mm" table:border-model="collapsing"/>
    </style:style>
    <style:style style:name="Table-3" style:family="table">
      <style:table-properties style:width="148mm" table:align="margins" fo:margin-left="1mm" fo:margin-right="1mm" fo:margin-top="1mm" fo:margin-bottom="1mm" table:border-model="collapsing"/>
    </style:style>
    <style:style style:name="Table-4" style:family="table">
      <style:table-properties style:width="148mm" table:align="margins" fo:margin-left="1mm" fo:margin-right="1mm" fo:margin-top="1mm" fo:margin-bottom="1mm" table:border-model="collapsing"/>
    </style:style>
    <style:style style:name="Table-5" style:family="table">
      <style:table-properties style:width="148mm" table:align="margins" fo:margin-left="1mm" fo:margin-right="1mm" fo:margin-top="1mm" fo:margin-bottom="1mm" table:border-model="collapsing"/>
    </style:style>
    <style:style style:name="Table-6" style:family="table">
      <style:table-properties style:width="148mm" table:align="margins" fo:margin-left="1mm" fo:margin-right="1mm" fo:margin-top="1mm" fo:margin-bottom="1mm" table:border-model="collapsing"/>
    </style:style>
    <style:style style:name="Table-7" style:family="table">
      <style:table-properties style:width="148mm" table:align="margins" fo:margin-left="1mm" fo:margin-right="1mm" fo:margin-top="1mm" fo:margin-bottom="1mm" table:border-model="collapsing"/>
    </style:style>
    <style:style style:name="Table-8" style:family="table">
      <style:table-properties style:width="148mm" table:align="margins" fo:margin-left="1mm" fo:margin-right="1mm" fo:margin-top="1mm" fo:margin-bottom="1mm" table:border-model="collapsing"/>
    </style:style>
    <style:style style:name="Table-9" style:family="table">
      <style:table-properties style:width="148mm" table:align="margins" fo:margin-left="1mm" fo:margin-right="1mm" fo:margin-top="1mm" fo:margin-bottom="1mm" table:border-model="collapsing"/>
    </style:style>
    <style:style style:name="Table-10" style:family="table">
      <style:table-properties style:width="148mm" table:align="margins" fo:margin-left="1mm" fo:margin-right="1mm" fo:margin-top="1mm" fo:margin-bottom="1mm" table:border-model="collapsing"/>
    </style:style>
    <style:style style:name="Table-1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2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3-1-1" style:family="table-cell">
      <style:table-cell-properties fo:padding-left="0.5mm" fo:padding-right="0.5mm" fo:padding-top="0.5mm" fo:padding-bottom="0.5mm" fo:border-left="0.12mm solid #000000" fo:border-right="0.12mm solid #000000" fo:border-top="0.12mm solid #000000" fo:border-bottom="0.12mm solid #000000"/>
    </style:style>
    <style:style style:name="Table-4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5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5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5-1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5-2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5-2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5-2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5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5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5-3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6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7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8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9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0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/>
      <text:p text:style-name="Paragraph-2"><text:span text:style-name="p2-1-1">경찰작용법 체계의 합리적 </text:span><text:span text:style-name="p2-2-1">개선방안</text:span></text:p>
      <text:p text:style-name="Paragraph-3"><text:span text:style-name="p3-1-1">(최종보고서)</text:span></text:p>
      <text:p text:style-name="Paragraph-4"/>
      <text:p text:style-name="Paragraph-5"/>
      <text:p text:style-name="Paragraph-6"/>
      <text:p text:style-name="Paragraph-7"/>
      <text:p text:style-name="Paragraph-8"/>
      <text:p text:style-name="Paragraph-9"/>
      <text:p text:style-name="Paragraph-10"/>
      <text:p text:style-name="Paragraph-11"/>
      <text:p text:style-name="Paragraph-12"><text:span text:style-name="p12-1-1">2011년 10월 16일 </text:span></text:p>
      <text:p text:style-name="Paragraph-13"/>
      <text:p text:style-name="Paragraph-14"/>
      <text:p text:style-name="Paragraph-15"><text:span text:style-name="p15-1-1">연구자: 이 성용(계명대학교)</text:span></text:p>
      <text:p text:style-name="Paragraph-16"><text:span text:style-name="p16-1-1">        서 정범(경찰대학교)</text:span></text:p>
      <text:p text:style-name="Paragraph-17"><text:span text:style-name="p17-1-1">차  례</text:span><text:span text:style-name="p17-3-1">제1장  연구의 목적과 범위</text:span><text:span text:style-name="p17-3-3">1</text:span></text:p>
      <text:p text:style-name="Paragraph-18"><text:span text:style-name="p18-1-1">  제1절 연구의 목적</text:span><text:span text:style-name="p18-1-3">1</text:span></text:p>
      <text:p text:style-name="Paragraph-19"><text:span text:style-name="p19-1-1">  제2절 연구의 범위</text:span><text:span text:style-name="p19-1-3">4</text:span></text:p>
      <text:p text:style-name="Paragraph-20"><text:span text:style-name="p20-1-1">    Ⅰ. </text:span><text:span text:style-name="p20-1-2">경찰개념의 재구성</text:span><text:span text:style-name="p20-1-4">4</text:span></text:p>
      <text:p text:style-name="Paragraph-21"><text:span text:style-name="p21-1-1">    Ⅱ. </text:span><text:span text:style-name="p21-1-2">경찰의 직무획정</text:span><text:span text:style-name="p21-1-4"> 5</text:span></text:p>
      <text:p text:style-name="Paragraph-22"><text:span text:style-name="p22-1-1">    Ⅲ. </text:span><text:span text:style-name="p22-1-2">위험개념의 변화에 대한 인식필요성</text:span><text:span text:style-name="p22-1-4">7</text:span></text:p>
      <text:p text:style-name="Paragraph-23"><text:span text:style-name="p23-1-1">    Ⅳ. </text:span><text:span text:style-name="p23-1-2">소 결</text:span><text:span text:style-name="p23-1-4">9</text:span></text:p>
      <text:p text:style-name="Paragraph-24"/>
      <text:p text:style-name="Paragraph-25"/>
      <text:p text:style-name="Paragraph-26"><text:span text:style-name="p26-1-1">제2장  실질적 의미의 경찰개념의 재구성</text:span><text:span text:style-name="p26-1-3">10</text:span></text:p>
      <text:p text:style-name="Paragraph-27"/>
      <text:p text:style-name="Paragraph-28"><text:span text:style-name="p28-1-1">  제1절  전통적 실질적 의미의 경찰개념</text:span><text:span text:style-name="p28-1-3">10</text:span></text:p>
      <text:p text:style-name="Paragraph-29"><text:span text:style-name="p29-1-1">    Ⅰ. </text:span><text:span text:style-name="p29-1-2">경찰의 목적</text:span><text:span text:style-name="p29-1-4">11</text:span></text:p>
      <text:p text:style-name="Paragraph-30"><text:span>       1. 국가목적적 행정과의 구별</text:span><text:span>11</text:span></text:p>
      <text:p text:style-name="Paragraph-31"><text:span>       2. 복리행정과의 구별</text:span><text:span>12</text:span></text:p>
      <text:p text:style-name="Paragraph-32"><text:span>       3. 사법작용(</text:span><text:span>司法作用)</text:span><text:span>과의 구별</text:span><text:span>14</text:span></text:p>
      <text:p text:style-name="Paragraph-33"><text:span>       4. 보론: 형사사법작용과 (행정)경찰작용의 구분에 관한 문제</text:span><text:span>18</text:span></text:p>
      <text:p text:style-name="Paragraph-34"><text:span text:style-name="p34-1-1">    Ⅱ. </text:span><text:span text:style-name="p34-1-2">경찰의 수단</text:span><text:span text:style-name="p34-1-4">20</text:span></text:p>
      <text:p text:style-name="Paragraph-35"><text:span text:style-name="p35-1-1">    Ⅲ. </text:span><text:span text:style-name="p35-1-2">경찰의 내용</text:span><text:span text:style-name="p35-1-4">21</text:span></text:p>
      <text:p text:style-name="Paragraph-36"><text:span text:style-name="p36-1-1">    Ⅳ. </text:span><text:span text:style-name="p36-1-2">경찰의 권력적 기초</text:span><text:span text:style-name="p36-1-4">21</text:span></text:p>
      <text:p text:style-name="Paragraph-37"><text:span text:style-name="p37-1-1">  제2절  실질적 의미의 경찰개념의 재구성</text:span><text:span text:style-name="p37-1-3">22</text:span></text:p>
      <text:p text:style-name="Paragraph-38"><text:span text:style-name="p38-1-1">    Ⅰ. </text:span><text:span text:style-name="p38-1-2">전통적인 실질적 의미의 경찰개념의 문제점</text:span><text:span text:style-name="p38-1-4">25</text:span></text:p>
      <text:p text:style-name="Paragraph-39"><text:span>       1. 수단/내용 중심의 경찰개념의 문제점</text:span><text:span>23</text:span></text:p>
      <text:p text:style-name="Paragraph-40"><text:span>       2. 권력독점사상에 근거한 경찰개념의 문제점</text:span><text:span>25</text:span></text:p>
      <text:p text:style-name="Paragraph-41"><text:span text:style-name="p41-1-1">    Ⅱ. </text:span><text:span text:style-name="p41-1-2">실질적 의미의 경찰개념의 재정립에 붙여</text:span><text:span text:style-name="p41-1-4">26</text:span></text:p>
      <text:p text:style-name="Paragraph-42"/>
      <text:p text:style-name="Paragraph-43"><text:span text:style-name="p43-1-1">제3장 경찰의 직무획정</text:span><text:span text:style-name="p43-1-3">27</text:span></text:p>
      <text:p text:style-name="Paragraph-44"/>
      <text:p text:style-name="Paragraph-45"><text:span text:style-name="p45-1-1">  제1절  경찰관직무집행법상의 경찰의 직무</text:span><text:span> </text:span><text:span>27</text:span></text:p>
      <text:p text:style-name="Paragraph-46"><text:span text:style-name="p46-1-1">    Ⅰ. </text:span><text:span text:style-name="p46-1-2">국민의 생명</text:span><text:span text:style-name="p46-1-3">·</text:span><text:span text:style-name="p46-1-4">신체 및 재산의 보호</text:span><text:span text:style-name="p46-1-6">28</text:span></text:p>
      <text:p text:style-name="Paragraph-47"><text:span text:style-name="p47-1-1">    Ⅱ. </text:span><text:span text:style-name="p47-1-2">범죄의 예방</text:span><text:span text:style-name="p47-1-3">․</text:span><text:span text:style-name="p47-1-4">진압 및 수사</text:span><text:span text:style-name="p47-1-6">29</text:span></text:p>
      <text:p text:style-name="Paragraph-48"><text:span text:style-name="p48-1-1">    Ⅲ.</text:span><text:span text:style-name="p48-1-2"> </text:span><text:span text:style-name="p48-1-3">경비</text:span><text:span text:style-name="p48-1-4">․</text:span><text:span text:style-name="p48-1-5">요인경호 및 대간첩작전수행</text:span><text:span text:style-name="p48-1-7">29</text:span></text:p>
      <text:p text:style-name="Paragraph-49"><text:span>       1. 경비 및 요인경호</text:span><text:span>29</text:span></text:p>
      <text:p text:style-name="Paragraph-50"><text:span>       2. 대간첩작전의 수행</text:span><text:span>30</text:span></text:p>
      <text:p text:style-name="Paragraph-51"><text:span text:style-name="p51-1-1">    Ⅳ. </text:span><text:span text:style-name="p51-1-2">치안정보의 수집</text:span><text:span text:style-name="p51-1-3">․</text:span><text:span text:style-name="p51-1-4">작성 및 배포</text:span><text:span text:style-name="p51-1-6">30</text:span></text:p>
      <text:p text:style-name="Paragraph-52"><text:span text:style-name="p52-1-1">    Ⅴ.</text:span><text:span text:style-name="p52-1-2"> </text:span><text:span text:style-name="p52-1-3">교통의 단속과 위해의 방지</text:span><text:span text:style-name="p52-1-5">31</text:span></text:p>
      <text:p text:style-name="Paragraph-53"><text:span text:style-name="p53-1-1">    Ⅵ. </text:span><text:span text:style-name="p53-1-2">기타 공공의 안녕과 질서의 유지</text:span><text:span text:style-name="p53-1-4">32</text:span></text:p>
      <text:p text:style-name="Paragraph-54"><text:span>       1. 개괄적 수권조항(</text:span><text:span>Generalklausel)</text:span><text:span>성 여부</text:span><text:span>32</text:span></text:p>
      <text:p text:style-name="Paragraph-55"><text:span>       2. 규정방식(표현)의 문제</text:span><text:span>33</text:span></text:p>
      <text:p text:style-name="Paragraph-56"><text:span text:style-name="p56-1-1">  제2절  경찰의 직무규정의 정비방향</text:span><text:span text:style-name="p56-1-3">33</text:span></text:p>
      <text:p text:style-name="Paragraph-57"><text:span text:style-name="p57-1-1">    Ⅰ. </text:span><text:span text:style-name="p57-1-2">경찰의 직무범위의 확대</text:span><text:span text:style-name="p57-1-4">33</text:span></text:p>
      <text:p text:style-name="Paragraph-58"><text:span text:style-name="p58-1-1">    Ⅱ. </text:span><text:span text:style-name="p58-1-2">소 결</text:span><text:span text:style-name="p58-1-4">34</text:span></text:p>
      <text:p text:style-name="Paragraph-59"/>
      <text:p text:style-name="Paragraph-60"><text:span text:style-name="p60-1-1">제4장 위험의 개념과 변화 내지 종언</text:span><text:span text:style-name="p60-1-3">40</text:span></text:p>
      <text:p text:style-name="Paragraph-61"/>
      <text:p text:style-name="Paragraph-62"><text:span text:style-name="p62-1-1">  제1절  위험의 개념에 대한 기본적 이해</text:span><text:span text:style-name="p62-1-3">40</text:span></text:p>
      <text:p text:style-name="Paragraph-63"><text:span text:style-name="p63-1-1">    Ⅰ. </text:span><text:span text:style-name="p63-1-2">개 관</text:span><text:span text:style-name="p63-1-4">40</text:span></text:p>
      <text:p text:style-name="Paragraph-64"><text:span text:style-name="p64-1-1">    Ⅱ. </text:span><text:span text:style-name="p64-1-2">위험, 리스크, 잔존리스크의 구분</text:span><text:span text:style-name="p64-1-4">41</text:span></text:p>
      <text:p text:style-name="Paragraph-65"><text:span text:style-name="p65-1-1">    Ⅲ. </text:span><text:span text:style-name="p65-1-2">위 험</text:span><text:span text:style-name="p65-1-4">42</text:span></text:p>
      <text:p text:style-name="Paragraph-66"><text:span>       1. 손 해</text:span><text:span>44</text:span></text:p>
      <text:p text:style-name="Paragraph-67"><text:span>       2. 손해발생의 충분한 개연성(</text:span><text:span>蓋然性)</text:span><text:span>46</text:span></text:p>
      <text:p text:style-name="Paragraph-68"><text:span>       3. 객관적인 위험상황</text:span><text:span>49</text:span></text:p>
      <text:p text:style-name="Paragraph-69"><text:span>       4. 외관상 위험과 오상위험</text:span><text:span>51</text:span></text:p>
      <text:p text:style-name="Paragraph-70"><text:span text:style-name="p70-1-1">  제2절 위험개념의 변화 내지 종언</text:span><text:span text:style-name="p70-1-3">54</text:span></text:p>
      <text:p text:style-name="Paragraph-71"><text:span text:style-name="p71-1-1">    Ⅰ. </text:span><text:span text:style-name="p71-1-2">전통적인 경찰법상 위험개념의 변화</text:span><text:span text:style-name="p71-1-4">56</text:span></text:p>
      <text:p text:style-name="Paragraph-72"><text:span>       1. 리스크 사회의 도래로 인한 위험개념의 변화 - 판단기준의 변화</text:span><text:span>57</text:span></text:p>
      <text:p text:style-name="Paragraph-73"><text:span>       2. 구체적 위험 개념의 약화 - 특히 경찰의 정보활동과 관련하여</text:span><text:span>59</text:span></text:p>
      <text:p text:style-name="Paragraph-74"><text:span>    </text:span><text:span text:style-name="p74-1-2">Ⅱ. </text:span><text:span text:style-name="p74-1-3">위험의 사전배려</text:span><text:span text:style-name="p74-1-5">61</text:span></text:p>
      <text:p text:style-name="Paragraph-75"><text:span>       1. 문제의 의의</text:span><text:span>61</text:span></text:p>
      <text:p text:style-name="Paragraph-76"><text:span>       2. 위험의 사전배려조치의 허용성</text:span><text:span>61</text:span></text:p>
      <text:p text:style-name="Paragraph-77"><text:span>    </text:span><text:span text:style-name="p77-1-2">Ⅲ. </text:span><text:span text:style-name="p77-1-3">보론(</text:span><text:span text:style-name="p77-1-4">補論): </text:span><text:span text:style-name="p77-1-5">무작위적 신원확인조치</text:span><text:span text:style-name="p77-1-7">63</text:span></text:p>
      <text:p text:style-name="Paragraph-78"><text:span>       1. 문제의 의의</text:span><text:span>63</text:span></text:p>
      <text:p text:style-name="Paragraph-79"><text:span>       2. 해결방안</text:span><text:span>64</text:span></text:p>
      <text:p text:style-name="Paragraph-80"><text:span>       3. 소 결</text:span><text:span>65</text:span></text:p>
      <text:p text:style-name="Paragraph-81"/>
      <text:p text:style-name="Paragraph-82"><text:span text:style-name="p82-1-1">제5장 결 론</text:span><text:span text:style-name="p82-1-3">66</text:span></text:p>
      <text:p text:style-name="Paragraph-83"/>
      <text:p text:style-name="Paragraph-84"/>
      <text:p text:style-name="Paragraph-85"/>
      <text:p text:style-name="Paragraph-86"><text:span text:style-name="p86-1-1">제1장  연구의 목적과 범위</text:span></text:p>
      <text:p text:style-name="Paragraph-87"/>
      <text:p text:style-name="Paragraph-88"/>
      <text:p text:style-name="Paragraph-89"><text:span text:style-name="p89-1-1">제1절 연구의 목적</text:span></text:p>
      <text:p text:style-name="Paragraph-90"/>
      <text:p text:style-name="Paragraph-91"><text:span>오늘날 대한민국 사회에서 경찰, 특히 제도적(조직적) 의미의 경찰</text:span><text:note text:id="FootNote-1" text:note-class="footnote"><text:note-citation>1</text:note-citation><text:note-body><text:p text:style-name="각주"><text:span> 여기서 제도적 의미의 경찰이란 전적으로 그 작용을 담당하는 행정청이 경찰행정청인지 여부를 기</text:span><text:span>준으로 정립되는 경찰개념을 말하는바(</text:span><text:span>Schenke, Polizei- und Ordnungsrcht, 6. Aufl., 2009, </text:span><text:span>Rn.1), </text:span><text:span>쉽게 말하면 경찰제복을 입고 있는 경찰, 즉 경찰공무원의 신분을 보유하고 있는 경찰을 말</text:span><text:span>한다.</text:span></text:p></text:note-body></text:note><text:span>이 담당하고 </text:span><text:span>있는 기능은 다음과 같이 크게 2가지로 요약해 볼 수 있는바, 하나는 범죄의 수사</text:span><text:span>와 피의자의 체포이고, 다른 하나는 사회공공의 안녕 혹은 질서의 유지이다. 이러한 </text:span><text:span>경찰의 2가지 기능을 그 작용의 직접적인 목적을 기준으로 한 경찰의 분류에 대응</text:span><text:span>시키게 되면 전자는 사법경찰(</text:span><text:span>司法警察)</text:span><text:span>에, 그리고 후자는 행정경찰(</text:span><text:span>行政警察)</text:span><text:span>에 해</text:span><text:span>당하게 되는바, 이러한 경찰의 양 기능은 그 어느 것 하나 포기 내지 경시되어져서</text:span><text:span>는 안되는 중요한 의미를 갖는다. 그런데 우리나라의 경우 지금까지 경찰을 바라보</text:span><text:span>는 시각은 - 일반 국민은 물론 심지어 학계에서조차 - 지나치게 전자에 치우친 면</text:span><text:span>이 있으며, 그리하여 경찰을 단지 범죄의 수사와 피의자체포에 진력하는 집단으로</text:span><text:span>만 간주하는 경향이 짙었던 것이 사실이다. 이러한 경향은 이론적으로는 해방이후</text:span><text:span>에 행하여진 미군정(</text:span><text:span>美軍政)</text:span><text:span>과 밀접한 관련이 있다고 생각된다. 즉, 영미법계국가인 </text:span><text:span>영국이나 미국의 경우 종래 </text:span><text:span>‘</text:span><text:span>경찰</text:span><text:span>’</text:span><text:span>이라고 하게 되면 그것은 곧 사법경찰을 의미하는 </text:span><text:span>것으로 이해되어 왔는바,</text:span><text:note text:id="FootNote-2" text:note-class="footnote"><text:note-citation>2</text:note-citation><text:note-body><text:p text:style-name="각주"><text:span> 이러한 사정은 </text:span><text:span>“</text:span><text:span>효율적인 경찰의 주된 목적은 범죄의 예방이며, 그 다음으로 범죄가 행해진 경우</text:span><text:span>라면 범죄의 수사와 범인처벌이다</text:span><text:span>”</text:span><text:span>라고 서술하고 있는 영미의 경찰법교과서에 잘 나타나 있다(</text:span><text:span>Vgl. </text:span><text:span>Leigh, Plice Powers in Englans and Wales, 2nd. Edition, 1985, p.1). </text:span><text:span>물론 오늘날에는 영미의 </text:span><text:span>경우에</text:span><text:span text:style-name="p93-4-2">도 경찰의 기능을 설명함에 있어 전술한 바와 같은 범죄예방 및 진압자로서의 경찰(</text:span><text:span text:style-name="p93-4-3">Crime </text:span><text:span text:style-name="p93-5-1">Fighter, </text:span><text:span text:style-name="p93-5-2">범죄의 퇴치자) 이외에 </text:span><text:span text:style-name="p93-5-3">① </text:span><text:span text:style-name="p93-5-4">Peace Keeper(</text:span><text:span text:style-name="p93-5-5">평화의 수호자), </text:span><text:span text:style-name="p93-5-6">② </text:span><text:span text:style-name="p93-5-7">Emergeny Operator(</text:span><text:span text:style-name="p93-5-8">비상상</text:span><text:span text:style-name="p93-6-1">황의 처리자), </text:span><text:span text:style-name="p93-6-2">③ </text:span><text:span text:style-name="p93-6-3">Public Order Maintenance(</text:span><text:span text:style-name="p93-6-4">공공질서의 유지) </text:span><text:span text:style-name="p93-6-5">④ </text:span><text:span text:style-name="p93-6-6">Civil Power Executor(</text:span><text:span text:style-name="p93-6-7">공권력의 </text:span><text:span text:style-name="p93-7-1">집행자)로서의 경찰을 강조하고 있다. 그리고 그 한도에서 영미법계에서의 경찰과 대륙법계에서의 </text:span><text:span text:style-name="p93-8-1">경찰의 기능에 대한 이해가 상호접근하고 있는 것이 사실이다. 그러나 그럼에도 불구하고 영미법계</text:span><text:span text:style-name="p93-9-1">와 대륙법계에서의 경찰의 기능에 대한 이해에는 아직도 커다란 상위점이 존재하는 것 또한 사실</text:span><text:span text:style-name="p93-10-1">이다. 즉, 영미법계에서의 경찰에 대한 이해는 여전히 범죄의 예방 내지 진압을 중심으로 행해지고 </text:span><text:span text:style-name="p93-11-1">있으며, 그 경우에도 주로 범죄의 퇴치(내지 진압)와 관련하여 형사법적(</text:span><text:span text:style-name="p93-11-2">刑事法的) </text:span><text:span text:style-name="p93-11-3">대응이 강조되고 </text:span><text:span text:style-name="p93-12-1">있을 뿐만 아니라 범죄의 퇴치(내지 진압)를 위한 </text:span><text:span text:style-name="p93-12-2">‘</text:span><text:span text:style-name="p93-12-3">예방</text:span><text:span text:style-name="p93-12-4">’ </text:span><text:span text:style-name="p93-12-5">또한 형사법 내지 형사정책을 통하여 구현</text:span><text:span text:style-name="p93-13-1">하려고 하는 경향을 강하게 띠고 있다, 이에 반하여 대륙법계, 특히 독일의 경우 범죄의 진압</text:span><text:span text:style-name="p93-14-1">(Repression) </text:span><text:span text:style-name="p93-14-2">이외의 영역인 범죄의 예방(</text:span><text:span text:style-name="p93-14-3">Prävention)</text:span><text:span text:style-name="p93-14-4">영역은 법익의 보호(</text:span><text:span text:style-name="p93-14-5">Rechtsgüterschutz), </text:span><text:span text:style-name="p93-14-6">공공</text:span><text:span text:style-name="p93-15-1">의 안녕 혹은 질서유지 등 위험방지 개념을 근간으로 한 예방적 영역의 법인 경찰(행정)법의 대상</text:span><text:span text:style-name="p93-16-1">이라는 것이 강조되고 있다. 그 결과 독일에서는 오늘날 위험진단을 위한 정보수집 등에 있어서도  </text:span><text:span text:style-name="p93-17-1">직접적인 예방영역은 형사법보다는 주로 사회적 현상을 조정하는 수단(</text:span><text:span text:style-name="p93-17-2">ein Mittel der Steuerung </text:span><text:span text:style-name="p93-18-1">gesellschaftlicher Vorgänge)</text:span><text:span text:style-name="p93-18-2">으로서의 경찰(행정)법에서 더욱 강조되고 있다.</text:span></text:p></text:note-body></text:note><text:span> 해방 이후에 실시된 미군정하에서 경찰(제도) 역시 미국</text:span><text:span>의 영향을 많이 받을 수밖에 없었던 것이다.</text:span><text:note text:id="FootNote-3" text:note-class="footnote"><text:note-citation>3</text:note-citation><text:note-body><text:p text:style-name="각주"><text:span> 미군정하에서의 경찰(제도) 및 그것이 우리나라 경찰에 미친 영향 등에 관하여 보다 자세한 것은 </text:span><text:span>이현희, 한국경찰사, 한국학술정보, 2004, 119쪽 이하; 김성수 외 7인 공저, 한국경찰사, 경찰대학, </text:span><text:span>2010, 207쪽 이하 참조.</text:span></text:p></text:note-body></text:note><text:span> 그리고 이 시대의 경찰(제도)이 대한</text:span><text:span>민국 정부수립 이후 오늘날까지도 지속되고 있다고 볼 수 있다. 이러한 사정으로 </text:span><text:span>인해 우리나라의 경우 경찰의 또 하나의 주된 기능인 공공의 안녕</text:span><text:note text:id="FootNote-4" text:note-class="footnote"><text:note-citation>4</text:note-citation><text:note-body><text:p text:style-name="각주"><text:span> </text:span><text:span text:style-name="p95-1-2">공공의 안녕의 개념에 관하여 보다 자세한 것은 서정범, 경찰법에 있어서 공공의 안녕의 개념, 공</text:span><text:span text:style-name="p95-2-1">법학연구 제9권 제2호(2008), 331쪽 이하</text:span><text:span text:style-name="p95-2-2"> 참조.</text:span></text:p></text:note-body></text:note><text:span> 혹은 질서</text:span><text:note text:id="FootNote-5" text:note-class="footnote"><text:note-citation>5</text:note-citation><text:note-body><text:p text:style-name="각주"><text:span> </text:span><text:span text:style-name="p96-1-2">공공의 질서의 개념에 관하여 보다 자세한 것은 서정범, 경찰법에 있어서 공공의 질서의 개념, 경</text:span><text:span text:style-name="p96-2-1">찰학연구 제8호(2005), 8쪽 이하 </text:span><text:span text:style-name="p96-2-2">참조.</text:span></text:p></text:note-body></text:note><text:span>의 </text:span><text:span>유지는 상대적으로 경시되어져 온 면이 있는바, 사회공공의 안녕 혹은 질서의 유지</text:span><text:span>가 전제되지 않는 한 국민의 생활 내지 국가의 존립 그 자체가 위험에 처한다는 점</text:span><text:span>을 고려할 때,</text:span><text:note text:id="FootNote-6" text:note-class="footnote"><text:note-citation>6</text:note-citation><text:note-body><text:p text:style-name="각주"><text:span> 이런 점을 고려할 때 경찰의 위험방지기능은 모든 국가에 있어서의 </text:span><text:span>‘</text:span><text:span>필요적 근본기능</text:span><text:span>’</text:span><text:span>이라고 할 수 </text:span><text:span>있으며(</text:span><text:span>Wolff, Die Gestaltung des Polizei- und Ordnungsrecht in der britischen </text:span><text:span>Besatzungszone, VVDStRL 9, 134, 156), W. Jellinek)</text:span><text:span>는 이러한 사정을 </text:span><text:span>“</text:span><text:span>그것 없이는 국가를 생</text:span><text:span>각할 수조차 없는 권한이 존재하는 바, 경찰이 이에 속한다</text:span><text:span>”</text:span><text:span>고 기술한 바 있다(</text:span><text:span>W. Jellinek, </text:span><text:span>Verwaltungsrecht, 3. Aufl., 1931, Neudruck, 1966, S.427).  </text:span></text:p></text:note-body></text:note><text:span> 사법경찰을 위주로 경찰을 이해하고자 하는 이러한 경향은 상당히 </text:span><text:span>커다란 문제를 안고 있다고 생각한다.</text:span><text:note text:id="FootNote-7" text:note-class="footnote"><text:note-citation>7</text:note-citation><text:note-body><text:p text:style-name="각주"><text:span> 사법경찰을 위주로 경찰을 이해하는 경우에 노정되는 문제점 등에 대하여는 후술하는(제2장) 경찰 </text:span><text:span>개념의 재구성 등과 관련하여 상론하기로 하겠다.</text:span></text:p></text:note-body></text:note></text:p>
      <text:p text:style-name="Paragraph-99"/>
      <text:p text:style-name="Paragraph-100"><text:span>한편 이러한 경찰의 기능에 대한 잘못된 편견 내지 오해는 그를 규율하는 법체계</text:span><text:span>의 형성 내지 발전에도 그대로 반영되어 왔다. 즉, 사법경찰을 규율하는 법에 관하</text:span><text:span>여 일반법적 지위에 있는 형사소송법의 경우 1954년에 제정된 이래 - 2011년 7월 </text:span><text:span>18일의 형사소송법 개정 법률에서 볼 수 있듯이 - 수차례의 전문개정을 포함하여 </text:span><text:span>20차에 걸쳐 개정되면서, 형사피고인과 피의자의 인권보장과 국가형벌권의 적정한 </text:span><text:span>실현이라고 하는 형사소송법 본래의 목적을 달성하기 위한 많은 노력이 경주되어져 </text:span><text:span>왔다. 그리고 이 과정에서 형사소송법 제정 이래 부단히 발전해 온 형사소송법이론</text:span><text:span>이 상당한 정도로 형사소송법에 반영되어 있는 것으로 생각된다.</text:span><text:note text:id="FootNote-8" text:note-class="footnote"><text:note-citation>8</text:note-citation><text:note-body><text:p text:style-name="각주"><text:span> 특히 형사소송법 제정 이후 1995년까지 40년간 7차례의 개정이 있었던 것에 반하여, 1995년 이후</text:span><text:span>현재까지 13차례나 개정되면서 최신의 이론 내지 사회적 문제에 대한 해결방안을 끊임없이 반영하</text:span><text:span>고 있는 점은 주목을 요한다고 생각하는바, 이러한 형사소송법의 제정 내지 개정경위에 대하여 보</text:span><text:span>다 자세한 것은 이재상, 신형사소송법, 제2판, 박영사, 2008, 14쪽 이하; 손동권, 형사소송법, 세창</text:span><text:span>출판사, 2008, 13쪽 이하 참조.</text:span></text:p></text:note-body></text:note><text:span> 그러나 이에 반</text:span><text:span>하여 행정경찰을 규율하는 일반법적 지위에 있는 경찰관직무집행법의 경우는 1953</text:span><text:span>년에 제정될 당시부터 태생적 한계</text:span><text:note text:id="FootNote-9" text:note-class="footnote"><text:note-citation>9</text:note-citation><text:note-body><text:p text:style-name="각주"><text:span> 경찰관직무집행법이 태생적인 한계를 갖고 있었다는 것은 다음과 같은 사정을 일컬음이다. 즉, 미</text:span><text:span>군정하에서도 경찰작용법적 정비가 이루어지기는 하였으나(식민지기의 일련의 치안입법, 예컨대 치</text:span><text:span>안유지법, 정치범처벌법, 예비검속법 등의 폐지) 경찰관의 직무집행에 관한 일반적인 근거법인 경</text:span><text:span>찰관직무집행법은 1953년에 이르러서야 비로소 제정되게 되는바, 동법은 근본적으로 </text:span><text:span>戰後 </text:span><text:span>일본의 </text:span><text:span>경찰관직무집행법을 직역한 것으로서 - 오늘날의 시대상황을 반영하지 못하고 있음은 물론 - 제정 </text:span><text:span>당시의 실정에도 맞지 아니하는 부정적인 측면을 갖고 있었다는 것이다.</text:span></text:p></text:note-body></text:note><text:span>를 안고 있었을 뿐만 아니라 그 이후 지금까지 </text:span><text:span>불과 6차에 걸쳐 개정되었을 뿐이다. 더욱이 이러한 개정과정에서도 그때그때의 필</text:span><text:span>요에 의해, 즉 개정당시에 사회적으로 이슈화된 문제에 즉응하기 위한 차원에서 극</text:span><text:span>히 단편적인 조문의 첨삭에 그치는 수준에 머물렀던 것이 사실이다.</text:span><text:note text:id="FootNote-10" text:note-class="footnote"><text:note-citation>10</text:note-citation><text:note-body><text:p text:style-name="각주"><text:span> 경찰관직무집행법의 제정 이후에 지금까지의 개정과정 및 그 내용에 관하여 자세한 것은 서정범, </text:span><text:span>경찰관직무집행법 개정방향에 관한 연구, 치안연구소 연구보고서, 2001, 4쪽 이하 참조.</text:span></text:p></text:note-body></text:note><text:span> 그 결과  현</text:span><text:span>행 경찰관직무집행법은 오늘날의 제정 당시의 상황과는 너무나도 달라진 경찰(행</text:span><text:span>정)법적 현실을 전혀 제대로 규율하지 못하고 있다. 특히 하루가 다르게 발전하고 </text:span><text:span>있는 경찰법이론을 전혀 입법에 반영하지 못한 결과 실로 형용할 수 없을 정도의 </text:span><text:span>많은 문제점을 갖고 있다.</text:span><text:note text:id="FootNote-11" text:note-class="footnote"><text:note-citation>11</text:note-citation><text:note-body><text:p text:style-name="각주"><text:span> 이러한 사정은 경찰법을 전공하는 학자들로 하여금 경찰관직무집행법 자체에 대한 학문적 관심을 </text:span><text:span>갖는 것을 사실상 차단할 정도에 이르고 있는바, 경찰작용의 근간을 이루고 있는 경찰관직무집행법</text:span><text:span>에 대하여 - 행정법각론 교과서 수준을 넘어서는 - 주석서의 저술이 활발히 이루어지지 못하고 있</text:span><text:span>음은 이를 웅변으로 잘 나타내주고 있다. 한편 경찰관직무집행법에 대한 주석서로서의 기능을 하고 </text:span><text:span>있다고 생각되는 것으로는 다음과 같은 것이 있다: 김형훈, 경찰관직무집행법, 경찰대학, 2010; 김</text:span><text:span>재광, 경찰법각론, 한국법제연구원, 2001.</text:span></text:p></text:note-body></text:note><text:span> </text:span></text:p>
      <text:p text:style-name="Paragraph-105"/>
      <text:p text:style-name="Paragraph-106"><text:span>한편 이러한 문제점에 대하여는 이미 학계는 물론 실무계에서도 많은 지적이 있</text:span><text:span>었으며, 실제로 경찰관직무집행법의 전방위적 개정방향과 관련하여 많은 선행연구</text:span><text:span>가 이루어진 바 있으며,</text:span><text:note text:id="FootNote-12" text:note-class="footnote"><text:note-citation>12</text:note-citation><text:note-body><text:p text:style-name="각주"><text:span> 이러한 선행연구로서 대표적인 것으로는 장영민/박기석, 경찰관직무집행법에 관한 연구, 한국형사</text:span><text:span>정책연구원 연구보고서, 1995; 박상희/서정범, 경찰작용법제의 개선방안, 한국법제연구원 연구보고</text:span><text:span>서, 1996; 홍준형, 경찰통합법에 관한 연구, 치안연구소 연구보고서, 1997; 조병인, 경찰기본법정비</text:span><text:span>에 관한 연구, 치안연구소 연구보고서, 2001; 서정범, 경찰관직무집행법 개정방향에 관한 연구, 치</text:span><text:span>안연구소 연구보고서, 2001; 김형훈, 경찰관직무집행법 개정방향, 경찰학연구 창간호, 2001, 68쪽 </text:span><text:span>이하 등을 들 수 있다. </text:span></text:p></text:note-body></text:note><text:span> 특히 경찰관직무집행법의 개별조문의 문제점 및 개선방</text:span><text:span>향에 대하여는 말 그대로 열거할 수 없을 정도로 많은 선행연구가 이루어져 있다. </text:span><text:span>이러한 사정을 고려한다면 이처럼 많은 선행연구가 있었음에도 불구하고 다시금 현 </text:span><text:span>시점에서 본 연구가 행해지게 된 이유 내지 배경은 어디에서 찾을 수 있을 것인가? </text:span><text:span>라는 의문이 자연스럽게 떠오르게 되는바, 그에 대한 답이 바로 본 연구의 목적이 </text:span><text:span>될 것이다. 전술한 바와 같이 지금까지 경찰관직무집행법의 개정방향에 관한 많은 </text:span><text:span>선행연구가 있었다고 하나, 그들 연구는 근본적으로 개별조문의 문제점 내지 개정</text:span><text:span>방향에 관한 것이었지</text:span><text:note text:id="FootNote-13" text:note-class="footnote"><text:note-citation>13</text:note-citation><text:note-body><text:p text:style-name="각주"><text:span> 경찰관직무집행법의 개정방향을 전방위적으로 다루고 있는 연구조차도 정확히 말하면 그 대상은 </text:span><text:span>주로 개별조문에 관한 것이었고, 그 결과 그들 연구도 개별조문 모두에 대한 고찰수준을 넘어서지 </text:span><text:span>못하고 있었던 것이다(이러한 사정은 본 연구의 공동연구자가 참여하였던 연구의 경우도 마찬가지</text:span><text:span>이다). </text:span></text:p></text:note-body></text:note><text:span> 경찰(행정)법의 패러다임 자체의 변화를 통한 새로운 경찰</text:span><text:span>(행정)법이론의 구축과는 거리가 있었다고 생각한다. 즉, 그간의 선행연구는 1953</text:span><text:span>년의 경찰관직무집행법 제정이래 50여년에 걸친 많은 경찰법환경 내지 사정의 변</text:span><text:span>화, 그리고 그 동안에 이룩되어 온 실로 눈부실 정도의 경찰(행정)법이론의 발전을 </text:span><text:span>충분히 고려하지 못한 면이 있었다는 것이다. 그리고 이러한 문제의 원인(</text:span><text:span>遠因)</text:span><text:span>의 </text:span><text:span>하나를 어쩌면 그간의 경찰관직무집행법의 개정방향에 관한 각종연구의 발주자의 </text:span><text:span>관심이 주로 그때그때의 현안에 대한 입법적 대응에 집중되어 있었던 것에서 찾을 </text:span><text:span>수 있을 것 같다. 이런 면에서 본 연구의 발주가 이루어진 것은 상당히 중요한 의</text:span><text:span>미를 갖는다고 생각한다.</text:span></text:p>
      <text:p text:style-name="Paragraph-109"/>
      <text:p text:style-name="Paragraph-110"><text:span>결론적으로 본 연구는 경찰관직무집행법의 개별 조문의 내용이나 문제점에 대한 </text:span><text:span>구체적 탐색을 통하여 개별조문의 개선방향을 제시하고자 하는 것을 그의 목적으로 </text:span><text:span>하는 것이 아니라, 경찰관직무집행법이 앞으로 나아가야 할 근본적인 방향성을 제</text:span><text:span>시하는 것을 그 목적으로 하고 있다. 즉, 경찰관직무집행법이 오늘날의 경찰법 현실</text:span><text:span>과 지금까지의 경찰법이론을 충분히 반영하고, 그로 인하여 진실로 규범적 효력을 </text:span><text:span>발휘하도록 하려면 어떤 시각에서 프레임을 재구축하여야 하는가에 관한 근본원칙</text:span><text:span>을 탐구하는 것이 본 연구의 목적이 될 것이다. </text:span></text:p>
      <text:p text:style-name="Paragraph-111"/>
      <text:p text:style-name="Paragraph-112"/>
      <text:p text:style-name="Paragraph-113"><text:span text:style-name="p113-1-1">제2절 연구의 범위   </text:span></text:p>
      <text:p text:style-name="Paragraph-114"/>
      <text:p text:style-name="Paragraph-115"><text:span>제1절에서 이미 밝힌 바와 같이 본 연구는 경찰관직무집행법의 프레임 재구축을 </text:span><text:span>위한 근본원칙의 탐구를 그 목적으로 하는바, 이러한 연구의 목적을 달성하기 위하</text:span><text:span>여 본 연구에서는 (일단) 다음과 같은 문제를 중점적으로 다루기로 하겠다.  </text:span></text:p>
      <text:p text:style-name="Paragraph-116"/>
      <text:p text:style-name="Paragraph-117"><text:span>Ⅰ. </text:span><text:span>경찰개념의 재구성  </text:span></text:p>
      <text:p text:style-name="Paragraph-118"/>
      <text:p text:style-name="Paragraph-119"><text:span>지금까지 우리나라의 행정법 내지 경찰행정법교과서들은 - 사실상 거의 예외없이</text:span><text:span>- 경찰의 개념을 설명함에 있어 실질적 의미의 경찰과 형식적 의미의 경찰을 구분</text:span><text:span>한 다음, 실질적 의미의 경찰을 </text:span><text:span>「</text:span><text:span>사회공공의 안녕질서를 유지하기 위하여 국민에</text:span><text:span>게 명령</text:span><text:span>․</text:span><text:span>강제하여 국민의 자연적 자유를 제한하는 작용</text:span><text:span>」</text:span><text:span>이라고 정의하여 왔다.</text:span><text:note text:id="FootNote-14" text:note-class="footnote"><text:note-citation>14</text:note-citation><text:note-body><text:p text:style-name="각주"><text:span> 이러한 실질적 의미의 경찰개념에 관한 보다 구체적인 설명 및 관련문헌의 제시는 제2장 경찰개</text:span><text:span>념의 재구성에서 행하도록 하겠다. </text:span></text:p></text:note-body></text:note><text:span> </text:span><text:span>그런데 지금까지 너무도 당연한 것으로 받아들여 온 이러한 실질적 의미의 경찰개</text:span><text:span>념이 경찰관직무집행법, 나아가 우리나라에서의 경찰법이론의 발전에 있어 가장 커</text:span><text:span>다란 걸림돌이 되었었다는 점에 유의할 필요가 있다. 즉, 종래의 실질적 의미의 경</text:span><text:span>찰개념은 </text:span><text:span>‘</text:span><text:span>국민에게 명령</text:span><text:span>․</text:span><text:span>강제하여(수단의 측면) 국민의 자연적 자유를 제한하는 작</text:span><text:span>용(내용의 측면)</text:span><text:span>’</text:span><text:span>이라고 하는 것을 그 주된 요소로 하고 있는바, 이는 경찰의 수단</text:span><text:span>과 내용을 강조한 나머지 경찰 본연의 임무가 국민의 생명과 보호라는 점을 간과하</text:span><text:span>고 있는 문제를 안고 있다. 그리고 이러한 경찰개념이야말로 국민으로 하여금 </text:span><text:span>‘</text:span><text:span>경</text:span><text:span>찰</text:span><text:span>’</text:span><text:span>이란 단어 자체에 대하여 반감을 갖도록 하고, 그 결과 경찰권력을 부정하게 만</text:span><text:span>드는 동인(</text:span><text:span>動因)</text:span><text:span>으로 기능하도록 만들었다. 그리고 이러한 부정적 사고방식이 사회</text:span><text:span>적으로 팽배해지면서 - 그의 필요성 내지 개정으로 인한 장점을 부정할 수 없음이 </text:span><text:span>명백함에도 불구하고 - 경찰관직무집행법 등 경찰관련법률의 개정이 많은 난관에 </text:span><text:span>부딪치게 되었던 것이다. </text:span></text:p>
      <text:p text:style-name="Paragraph-121"/>
      <text:p text:style-name="Paragraph-122"><text:span>이러한 사정을 고려할 때 경찰관직무집행법 등 경찰관련법률의 발전을 위해서는 </text:span><text:span>실질적 의미의 경찰의 개념 자체를 재구성하는 것이 중요한 의미를 가지며, 그것이 </text:span><text:span>어쩌면 경찰법이론의 발전에 기초한 경찰법체계의 (법리적 측면의) 재구축보다도 </text:span><text:span>선행되어야 할 과제라고 생각한다. 따라서 본 연구에서는 실질적 의미의 경찰개념</text:span><text:span>은 어떻게 재구성되어야 하는가의 문제를 가장 먼저 다루기로 하겠다.</text:span></text:p>
      <text:p text:style-name="Paragraph-123"/>
      <text:p text:style-name="Paragraph-124"><text:span>Ⅱ. </text:span><text:span>경찰의 직무획정 </text:span></text:p>
      <text:p text:style-name="Paragraph-125"/>
      <text:p text:style-name="Paragraph-126"><text:span>경찰관직무집행법의 성격에 대한 이해를 둘러싸고는 약간의 견해의 대립이 있는 </text:span><text:span>것이 사실이기는 하지만</text:span><text:note text:id="FootNote-15" text:note-class="footnote"><text:note-citation>15</text:note-citation><text:note-body><text:p text:style-name="각주"><text:span> 종래에는 </text:span><text:span>“</text:span><text:span>즉시강제의 근거법으로서 </text:span><text:span>① </text:span><text:span>일반법으로서의 경찰관직무집행법이 있고, </text:span><text:span>② </text:span><text:span>그 외에 소</text:span><text:span>방법</text:span><text:span>․</text:span><text:span>전연병예방법</text:span><text:span>․</text:span><text:span>식품위생법 등이 있다</text:span><text:span>”(</text:span><text:span>김동희, 행정법 </text:span><text:span>Ⅰ, </text:span><text:span>박영사, 제14판, 2008, 416쪽) 등의 </text:span><text:span>설명에서 보듯이 경찰관직무집행법이 행정상 즉시강제에 관한 일반법으로서의 성격을 갖는다는 것</text:span><text:span>이 강조되어 왔다. 그러나 근래에는 경찰관직무집행법이 경찰관의 즉시강제에 관하여 사실상 일반</text:span><text:span>법적 지위에 있다고는 하더라도, 동법에 근거한 경찰관의 직무행위 모두를 즉시강제로 보는 것은 </text:span><text:span>문제가 있다는 점을 지적하는 견해 또한 유력하다(대표적인 것으로는 김남진/김연태, 행정법 </text:span><text:span>Ⅱ, </text:span><text:span>법문사, 14판, 2010, 333쪽). 생각건대 경찰관직무집행법상의 경찰관의 직무행위에는 즉시강제 이</text:span><text:span>외에도 합성적 행정처분(</text:span><text:span>合成的 行政處分, </text:span><text:span>zusammengesetzte Verfügung), </text:span><text:span>의사작용만으로서의 행</text:span><text:span>정행위, 직접강제 등도 존재하며, 이러한 점을 고려할 때 경찰관직무집행법은 경찰관의 이른바 표</text:span><text:span>준적 직무조치(</text:span><text:span>標準的 職務措置, </text:span><text:span>Standardmaßnahme)</text:span><text:span>에 관한 근거법으로서의 성격을 가진다고 하</text:span><text:span>여야 할 것이다.</text:span></text:p></text:note-body></text:note><text:span> 적어도 경찰관직무집행법이 (경찰법과 함께) 경찰의 직</text:span><text:span>무범위를 규율하고 있다는 것에 관한한 이론(</text:span><text:span>異論)</text:span><text:span>이 없다고 하여도 과언이 아닐 </text:span><text:span>것이다. 실제로 경찰관직무집행법은 제2조에서 </text:span><text:span>「</text:span><text:span>직무의 범위</text:span><text:span>」</text:span><text:span>란 제하에 경찰관이 </text:span><text:span>① </text:span><text:span>국민의 생명</text:span><text:span>·</text:span><text:span>신체 및 재산의 보호</text:span><text:span>，②</text:span><text:span>　</text:span><text:span>범죄의 예방</text:span><text:span>․</text:span><text:span>진압 및 수사, </text:span><text:span>③</text:span><text:span text:style-name="p126-5-11"> </text:span><text:span>경비</text:span><text:span>․</text:span><text:span>요인</text:span><text:span>경호 및 대간첩작전수행, </text:span><text:span>④</text:span><text:span text:style-name="p126-6-3"> </text:span><text:span>치안정보의 수집</text:span><text:span>․</text:span><text:span>작성 및 배포, </text:span><text:span>⑤</text:span><text:span text:style-name="p126-6-8"> </text:span><text:span>교통의 단속과 위해</text:span><text:span>의 방지, </text:span><text:span>⑥ </text:span><text:span>기타 공공의 안녕과 질서의 유지를 그의 직무로 한다고 규정하고 있으</text:span><text:span>며, 이러한 경찰관직무집행법 제2조의 규정에 나타난 경찰관의 직무의 범위가 갖는 </text:span><text:span>의미에 대하여는, 학설상 이것이 바로 우리나라에서의 형식적 의미의 경찰개념</text:span><text:note text:id="FootNote-16" text:note-class="footnote"><text:note-citation>16</text:note-citation><text:note-body><text:p text:style-name="각주"><text:span> 여기서 형식적 의미의 경찰이란 </text:span><text:span>“</text:span><text:span>그때그때의 실정법상 명시적으로 경찰이라고 표현되어 있는 행</text:span><text:span>정기관(즉, 보통경찰기관)이 관장하는 모든 행정작용</text:span><text:span>”</text:span><text:span>을 의미하는바, 이는 그 작용의 성질 여하를 </text:span><text:span>불문한다. 한편 </text:span><text:span text:style-name="p128-3-2">이러한 형식적 의미의 경찰개념이 필요하게 된 배경은 제도적 의미의 경찰이 위험</text:span><text:span text:style-name="p128-4-1">방지임무 이외에 법규상 부여된 그 밖의 다른 행정활동도 수행하고 있다는 점에서 찾을 수 있다고 </text:span><text:span text:style-name="p128-5-1">한다(홍정선, 행정법원론(하), 17판, 박영사, 2009, 348쪽).    </text:span></text:p></text:note-body></text:note><text:span>에 </text:span><text:span>해당한다고 보는 것이 지배적이라고 볼 수 있다. </text:span></text:p>
      <text:p text:style-name="Paragraph-129"/>
      <text:p text:style-name="Paragraph-130"><text:span>형식적 의미의 경찰의 범위를 어떻게 규정할 것인지, 즉 한 나라에서 (조직적 의</text:span><text:span>미의) 경찰이 담당하는 직무의 범위를 어떻게 정활 것인지는 전적으로 그 나라의 </text:span><text:span>입법정책에 속하는 문제로서 입법자의 결단에 해당하는 것이라고 할 수 있다. 이는 </text:span><text:span>현행 경찰관직무집행법 제2조가 경찰의 직무로 규정하고 있는 내용, 특히 제2조 제</text:span><text:span>1호 내지 제5호는 그의 시비(</text:span><text:span>是非)</text:span><text:span>를 논할 대상 이외의 것이라는 것을 의미한다. </text:span><text:span>이에 반하여 동조 제1호 내지 제5호에 명시적으로 해당한다고는 할 수는 없지만 경</text:span><text:span>찰이 행하여야 할 직무에 관하여 포괄적으로 규정하고 있는 동조 제6호(공공의 안</text:span><text:span>녕과 질서의 유지)</text:span><text:note text:id="FootNote-17" text:note-class="footnote"><text:note-citation>17</text:note-citation><text:note-body><text:p text:style-name="각주"><text:span> 경찰관직무집행법 제2조 제5호가 갖는 성질에 대하여는 - 개괄적 수권조항(</text:span><text:span>Generalklausel, </text:span><text:span>일반</text:span><text:span>조항)에 근거한 경찰권발동을 인정하는 것을 전제로 하여 - 그를 우리나라에서의 개괄적 수권조항</text:span><text:span>으로 보는 견해도 있는바(김남진/김연태, 행정법 </text:span><text:span>Ⅱ, </text:span><text:span>제14판, 법문사, 2010, 268쪽 등), 이를 포함</text:span><text:span>한 개괄적 수권조항에 관한 논의 전반에 대하여는 서정범/김연태/이기춘, 경찰법연구, 세창출판사, </text:span><text:span>2009, 33쪽 이하 참조. </text:span></text:p></text:note-body></text:note><text:span>와 관련하여서는 입법에 있어 재고를 요하는 부분이 있다고 생</text:span><text:span>각한다. 즉, 동조 제6호의 </text:span><text:span>‘</text:span><text:span>공공의 안녕과 질서의 유지</text:span><text:span>’ </text:span><text:span>부분은 오늘날의 변화된 경</text:span><text:span>찰(법)현실 및 발전된 경찰법이론을 충분히 고려하지 못하고 있다는 문제를 안고 </text:span><text:span>있는 것이다. 이 문제에 관한 보다 자세한 논의는 본문에서 하도록 하고, 여기서는 </text:span><text:span>일단 이 문제에 관하여 가장 발전적 입법례라고 생각되는 독일의 통일경찰법모범초</text:span><text:span>안(</text:span><text:span>MEPolG)</text:span><text:span>상의 경찰의 직무에 관한 규정 및 독일 각주의 경찰법의 내용을 소개하</text:span><text:span>는 것에 그치도록 하겠는바, 동 초안상의 규정 중 특히 주목하여야 할 것은 </text:span><text:span>‘</text:span><text:span>범죄행</text:span><text:span>위에 대한 예방적 대처</text:span><text:span>’</text:span><text:span>와 </text:span><text:span>‘</text:span><text:span>위험방지의 준비</text:span><text:span>’</text:span><text:span>가 경찰의 직무로 명정(</text:span><text:span>明定)</text:span><text:span>되어 있다</text:span><text:span>는 사실이다. </text:span></text:p>
      <text:p text:style-name="Paragraph-132"/>
      <text:p text:style-name="Paragraph-133"><text:span>독일의 통일경찰법모범초안(</text:span><text:span>MEPolG) </text:span><text:span>제1조 제1항은 </text:span><text:span>「</text:span><text:span>경찰은 공공의 안녕 혹은 </text:span><text:span>질서에 대한 위험을 방지하는 그의 직무로 한다. 경찰은 이러한 직무의 범위 내에</text:span><text:span>서 범죄행위에 대한 수사를 하기 위한 준비를 하고 범죄행위를 예방하여야 하며(범</text:span><text:span>죄행위에 대한 예방적 대처: </text:span><text:span>vorbeugende Bekämpfung von Straftaten), </text:span><text:span>장래의 </text:span><text:span>위험을 방지하기 위한 준비를 하여야 한다(위험방지의 준비: </text:span><text:span>Vorbereitung auf die </text:span><text:span>Gefahrenabwehr)</text:span><text:span>」</text:span><text:span text:style-name="p133-6-3">고 규정하여 </text:span><text:span text:style-name="p133-6-4">‘</text:span><text:span text:style-name="p133-6-5">범죄행위에 대한 예방적 대처</text:span><text:span text:style-name="p133-6-6">’</text:span><text:span text:style-name="p133-6-7">와 </text:span><text:span text:style-name="p133-6-8">‘</text:span><text:span text:style-name="p133-6-9">위험방지의 준</text:span><text:span text:style-name="p133-7-1">비</text:span><text:span text:style-name="p133-7-2">’ </text:span><text:span text:style-name="p133-7-3">또한 경찰의 직무에 속함을 분명히</text:span><text:span text:style-name="p133-7-4">　</text:span><text:span text:style-name="p133-7-5">하고 있다. 또한 상당수의 독일의 주들 또</text:span><text:span text:style-name="p133-8-1">한 그들의 경찰법에서 통일경찰법모범초안의 모델에 따라 </text:span><text:span text:style-name="p133-8-2">‘</text:span><text:span text:style-name="p133-8-3">위험방지의 준비</text:span><text:span text:style-name="p133-8-4">’</text:span><text:span text:style-name="p133-8-5">를 경찰</text:span><text:span text:style-name="p133-9-1">의 직무로 규정하고 있다.</text:span><text:note text:id="FootNote-18" text:note-class="footnote"><text:note-citation>18</text:note-citation><text:note-body><text:p text:style-name="각주"><text:span> 예컨대 베를린 공공의 안녕과 질서의 보호를 위한 </text:span><text:span text:style-name="p134-1-2">일반법 제1조 제1항 제2문(</text:span><text:span text:style-name="p134-1-3">§1 Abs.1 Satz2 </text:span><text:span text:style-name="p134-2-1">Berl ASOG); </text:span><text:span text:style-name="p134-2-2">브레멘 경찰법 제1조 제1항 제2문(</text:span><text:span text:style-name="p134-2-3">§1 Abs.1 Satz2 BremPolG); </text:span><text:span text:style-name="p134-2-4">헤센 공공의 안녕과 </text:span><text:span text:style-name="p134-3-1">질서에 관한 법률 제1조 제1항 제2문(</text:span><text:span text:style-name="p134-3-2">§1 Abs.1 Satz2 HessSOG); </text:span><text:span text:style-name="p134-3-3">멕켈렌부르크-포어폼머른  공공</text:span><text:span text:style-name="p134-4-1">의 안녕과 질서에 관한 법률 제7조 제1항 제4호(</text:span><text:span text:style-name="p134-4-2">§7 Abs.1 Nr.4 SOG MV); </text:span><text:span text:style-name="p134-4-3">니이더작센 공공의 안</text:span><text:span text:style-name="p134-5-1">녕과 질서에 관한 법률 제1조 제1항 제2문(</text:span><text:span text:style-name="p134-5-2">§1 Abs.1 Satz2 NdsSOG); </text:span><text:span text:style-name="p134-5-3">노르트라인-베스트팔렌 경</text:span><text:span text:style-name="p134-6-1">찰법 제1조 제1항 제2문(</text:span><text:span text:style-name="p134-6-2">§1 Abs.1 Satz2 PolG NW); </text:span><text:span text:style-name="p134-6-3">라인란트-팔쯔 경찰- 질서행정청법 제1조 제</text:span><text:span text:style-name="p134-7-1">1항 제2문(</text:span><text:span text:style-name="p134-7-2">§1 Abs.1 Satz2 POR RP); </text:span><text:span text:style-name="p134-7-3">작센 경찰법 제1조 제1항 제1문 제3호(</text:span><text:span text:style-name="p134-7-4">§1 Abs.1 Satz1 </text:span><text:span text:style-name="p134-8-1">Nr.3 Sächs POG); </text:span><text:span text:style-name="p134-8-2">튀링엔 경찰의 직무와 권한에 관한 법률 제2조 제1항 제2문(</text:span><text:span text:style-name="p134-8-3">§2 Abs.1 Satz2 </text:span><text:span text:style-name="p134-9-1">ThuerPAG) </text:span><text:span text:style-name="p134-9-2">등이 그러하다. 한편 바덴-뷔르템부르크, 바이에른, 함부르크, 짜르란드, 슐레스비히-</text:span><text:span text:style-name="p134-10-1">홀슈타인 주등의 경찰관련법률 등은 </text:span><text:span text:style-name="p134-10-2">‘</text:span><text:span text:style-name="p134-10-3">위험방지의 준비</text:span><text:span text:style-name="p134-10-4">’</text:span><text:span text:style-name="p134-10-5">에 관한 명문의 규정을 갖고 있지 못한데, </text:span><text:span text:style-name="p134-11-1">이처럼 </text:span><text:span text:style-name="p134-11-2">‘</text:span><text:span text:style-name="p134-11-3">위험방지의 준비</text:span><text:span text:style-name="p134-11-4">’</text:span><text:span text:style-name="p134-11-5">에 관한 명문의 규정을 갖고 있지 못한 경우에 있어서의 경찰의 직무범위</text:span><text:span text:style-name="p134-12-1">에 대한 이해와 관련하여 상세한 것은 제3장 경찰의 직무획정과 관련하여 상론하기로 하겠다.</text:span></text:p></text:note-body></text:note></text:p>
      <text:p text:style-name="Paragraph-135"><text:span>Ⅲ. </text:span><text:span>위험개념의 변화에 대한 인식필요성</text:span></text:p>
      <text:p text:style-name="Paragraph-136"/>
      <text:p text:style-name="Paragraph-137"><text:span>(행정)경찰이 공공의 안녕 혹은 질서에 대한 위험방지 및 장해제거를 그의 주된 </text:span><text:span>직무로 한다는 것은 주지의 사실인바,</text:span><text:note text:id="FootNote-19" text:note-class="footnote"><text:note-citation>19</text:note-citation><text:note-body><text:p text:style-name="각주"><text:span> 이러한 점은 독일의 경찰법교과서 중 고전으로 일컬어지는 </text:span><text:span>Drews/Wacke/Vogel/Martens 4</text:span><text:span>인 공</text:span><text:span>저의 경찰법교과서 제목이 </text:span><text:span>‘</text:span><text:span>위험방지</text:span><text:span>’(</text:span><text:span>Gefahrenabwehr)</text:span><text:span>라는 것에서도 잘 나타난다</text:span><text:span>(Drews/Wacke/Vogel/Martens, Gefahrenabwehr, 9. Aufl., 1986. </text:span></text:p></text:note-body></text:note><text:span> 이 가운데 장해제거와 관련하여서는 장해</text:span><text:span>(Störung)</text:span><text:span>가 발생하게 되면 그를 제거하여야 함은 너무도 당연한 일로 받아들여지</text:span><text:span>고 있고 그 결과 장해제거에 관한한 학설상 논쟁이 거의 없다고 하여도 과언이 아</text:span><text:span>니다. 이에 반하여 위험방지의 경우에는 위험의 개념 자체가 불확정적인 면을 갖고 </text:span><text:span>있을 뿐만 아니라 개념이 사전적(</text:span><text:span>事前的)</text:span><text:span>이어서 많은 논란이 있었다. 그러나 그러한 </text:span><text:span>논란에도 불구하고 전통적인 경찰(행정)법이론에 다를 때 위험(</text:span><text:span>Gefahr)</text:span><text:span>은 </text:span><text:span>‘</text:span><text:span>어떤 사</text:span><text:span>실의 정상적인 진행을 방치하게 되면, 가까운 장래에 어떤 상태 또는 행위가 공공</text:span><text:span>의 안녕 혹은 질서에 손해를 가져올 충분한 개연성이 있는 경우</text:span><text:span>’</text:span><text:span>를 말하는 것으로 </text:span><text:span>이해되어 왔으며,</text:span><text:note text:id="FootNote-20" text:note-class="footnote"><text:note-citation>20</text:note-citation><text:note-body><text:p text:style-name="각주"><text:span> Drews/Wacke/Vogel/Martens, Gefahrenabwehr, 9. Aufl., 1986, S.220; Gusy, Polizei- und </text:span><text:span>Ordnungsrecht, 7. Aufl., 2009, Rn.108; BVerwGE 45, 51(57); OVG Münster, DVBl. 1980, </text:span><text:span>1009(1010) usw. </text:span></text:p></text:note-body></text:note><text:span> 그러한 위험의 방지를 통하여 경찰이 추구하는 궁극적인 목적</text:span><text:span>이라고 할 수 있는 사회의 안전과 국민생활의 안정을 이룰 수 있는 것으로 생각되</text:span><text:span>어져 왔다. 사회(생활)의</text:span><text:span text:style-name="p137-12-2"> 안전 보장이 자연상태</text:span><text:note text:id="FootNote-21" text:note-class="footnote"><text:note-citation>21</text:note-citation><text:note-body><text:p text:style-name="각주"><text:span> 여기서 </text:span><text:span>‘</text:span><text:span>자연상태</text:span><text:span>’</text:span><text:span>라고 함은 국가성립 이전의 상태를 말하는 것이다. 루소의 유명한 명제 </text:span><text:span>‘</text:span><text:span>자연으</text:span><text:span>로 돌아가라</text:span><text:span>’</text:span><text:span>는 결국 국가성립 이전의 상태로 돌아갈 것을 천명한 것인데, 이는 그의 명저</text:span><text:span>「</text:span><text:span>인간불</text:span><text:span>평등기원론</text:span><text:span>」</text:span><text:span>에서 보듯이 루소가 국가성립을 모든 불평등의 근본원인으로 이해하였던 것에서 비롯</text:span><text:span>된 것으로 보인다.</text:span></text:p></text:note-body></text:note><text:span text:style-name="p137-12-4">에 있는 인간으로 하여금 국가를 </text:span><text:span text:style-name="p137-13-1">만들게 한 동인(</text:span><text:span text:style-name="p137-13-2">動因)</text:span><text:span text:style-name="p137-13-3">이었다는 사실을 고려할 때 국가를 형성</text:span><text:span text:style-name="p137-13-4">․</text:span><text:span text:style-name="p137-13-5">발전시키는</text:span><text:span text:style-name="p137-14-1">(staatsfordernde Funktion) </text:span><text:span text:style-name="p137-14-2">기능으로서의 사회(생활)의 안전이 갖는 가치는 아무리 </text:span><text:span text:style-name="p137-15-1">강조해도 지나치지 않을 것이다.</text:span><text:note text:id="FootNote-22" text:note-class="footnote"><text:note-citation>22</text:note-citation><text:note-body><text:p text:style-name="각주"><text:span> 이러한 사회(생활)</text:span><text:span text:style-name="p141-1-2">의 안전이 갖는 가치는 이미 기원전 4, 5세기경부터 소피스트의 철학이나 플라</text:span><text:span text:style-name="p141-2-1">톤</text:span><text:span text:style-name="p141-2-2">․</text:span><text:span text:style-name="p141-2-3">소크라테스의 정의론 등을 통하여 강조되기도 하였으나, 그의 가치를 본격적으로 인정한 것은  </text:span><text:span text:style-name="p141-3-1">역시 17세기 이후에 국가성립에 관한 이론으로서의 사회계약설이라고 할 수 있다. 이와 관련하여 </text:span><text:span text:style-name="p141-4-1">루소나 로크와 같은 자유주의적 자연법론자들은 물론, 이른바 절대주의적 자연법론자들도 사회(생</text:span><text:span text:style-name="p141-5-1">활)의 안전이 갖는 가치를 인정하였던 것은 주목할 만하다. 즉, 대표적인 절대주의적 자연법론자인 </text:span><text:span text:style-name="p141-6-1">홉스의 경우도 그의 주저(</text:span><text:span text:style-name="p141-6-2">主著)</text:span><text:span text:style-name="p141-6-3">인 리바이어던(</text:span><text:span text:style-name="p141-6-4">Leviathan, 1651</text:span><text:span text:style-name="p141-6-5">년)에서 </text:span><text:span text:style-name="p141-6-6">“</text:span><text:span text:style-name="p141-6-7">만인에 대한 만인의 투쟁</text:span><text:span text:style-name="p141-6-8">” </text:span><text:span text:style-name="p141-7-1">이라는 자연상태를 제거하기 위한 존재로서의 리바이어던을 사회계약설을 통해 상정하고, 이 리바</text:span><text:span text:style-name="p141-8-1">이어던이 안전보장이라는 임무를 수행하지 못할 경우 그에 상응하는 신민(</text:span><text:span text:style-name="p141-8-2">臣民)</text:span><text:span text:style-name="p141-8-3">의 복종의무도 사라</text:span><text:span text:style-name="p141-9-1">지게 된다고 해석할 정도로 사회(생활)의 안전이 국가형성기능에 있어 결코 빼놓을 수 없는 높은 </text:span><text:span text:style-name="p141-10-1">가치를 갖고 있음을 인정한 바 있다.  </text:span></text:p></text:note-body></text:note><text:span text:style-name="p137-15-3"> 다만 이처럼 사회(생활)의 안전이 갖는 가치를 </text:span><text:span text:style-name="p137-16-1">인정하는 경우에도 그 자체를 기본권으로서 인정하는 것</text:span><text:note text:id="FootNote-23" text:note-class="footnote"><text:note-citation>23</text:note-citation><text:note-body><text:p text:style-name="각주"><text:span> 사회(생활)의 안전을 기본권으로 이해하는 대표적인 입</text:span><text:span text:style-name="p142-1-2">장에 관하여는 </text:span><text:span text:style-name="p142-1-3">vgl. Isensee, Grundrecht </text:span><text:span text:style-name="p142-2-1">auf Sicherheit, 1983, S.2.</text:span></text:p></text:note-body></text:note><text:span text:style-name="p137-16-3">은 곤란하다고 생각되며,  </text:span><text:span text:style-name="p137-17-1">국가의 중요한 목표규정(</text:span><text:span text:style-name="p137-17-2">Staatszielbestimmung)</text:span><text:span text:style-name="p137-17-3">으로서 헌법적으로 매우 높은 가치</text:span><text:span text:style-name="p137-18-1">를 갖는 것 정도로 이해되어야 할 것이다.</text:span><text:note text:id="FootNote-24" text:note-class="footnote"><text:note-citation>24</text:note-citation><text:note-body><text:p text:style-name="각주"><text:span> 즉,</text:span><text:span text:style-name="p143-1-2"> 국가나 사회의 안전은 그 자체로서 궁극적인 목적이 된다기 보다는 개인의 자유를 보장하기 </text:span><text:span text:style-name="p143-2-1">위한 기본적인 전제조건 내지 수단으로서 헌법상 인정되는 매우 높은 법익으로 이해하여야 할 것</text:span><text:span text:style-name="p143-3-1">인바, 이러한 점에 관하여는 </text:span><text:span text:style-name="p143-3-2">vgl. Denninger, Freiheit durch Sicherheit ?, APuZ Nr.10-11, 2002, </text:span><text:span text:style-name="p143-4-1">S.22 f.; Denninger, Freiheit durch Sicherheit ?, KJ 2003, S.471 ff.</text:span></text:p></text:note-body></text:note><text:span text:style-name="p137-18-3"> 그런데 오늘날의 사회가 처한 현실을 </text:span><text:span text:style-name="p137-19-1">직시하는 경우, 이러한 전통적인 경찰(행정)법이론에 </text:span><text:span>따른 위험개념을 그대로 고수</text:span><text:span>하여서는 경찰이 추구하는 목적을 결코 달성할 수 없다는 것을 쉽게 알 수 있게 된</text:span><text:span>다. 자세한 논의는 본문에서 행하기로 하고, 여기에서는 일단 전통적인 위험개념을 </text:span><text:span>가지고는 경찰의 활동을 설명할 수 없는 대표적인 예를 적시하는 선에서 논의를 그</text:span><text:span>치기로 하겠다. </text:span></text:p>
      <text:p text:style-name="Paragraph-144"/>
      <text:p text:style-name="Paragraph-145"><text:span>9.11사태 이후 테러방지가 국제사회의 화두가 되면서 세계 각국의 공항과 국경에</text:span><text:span>서 불특정 다수인을 상대로 한 광범위한 신원확인, 나아가 신체에 대한 검색이 이</text:span><text:span>루어지고 있는바,</text:span><text:note text:id="FootNote-25" text:note-class="footnote"><text:note-citation>25</text:note-citation><text:note-body><text:p text:style-name="각주"><text:span> 이러한 신원확인은 특정한 사건과 아무런 관련 없이, 그리고 신원확인조치의 대상자에 대한 특별</text:span><text:span>한 문제점 등과도 관련 없이 행해지고 있는바, 이러한 점에 착안하여 독일에서는 이러한 유형의 신</text:span><text:span>원확인을 </text:span><text:span>‘</text:span><text:span>사건무관계, 의심무관련 신원확인조치</text:span><text:span>’(</text:span><text:span text:style-name="p146-3-5">Schleierfahndung)</text:span><text:span text:style-name="p146-3-6">이라고 부르고 있다.</text:span><text:span> </text:span></text:p></text:note-body></text:note><text:span> 이러한 경찰의 조치가 과연 적법한 것으로서 허용될 수 있는 </text:span><text:span>것인가? 의 문제가 발생한다. 법률유보의 원칙의 적용범위에 관하여 어떤 학설에 </text:span><text:span>따르는 경우에도 경찰의 침해적 조치(여기서는 신원확인 등)가 적법한 것이 되기 </text:span><text:span>위해서는 반드시 법률의 수권을 요한다. 이 경우 그러한 조치를 위한 개별적 수권</text:span><text:span>조항(일반조항, </text:span><text:span>Spezialermächtigung)</text:span><text:span>이 존재한다면 그 적법성에 대한 의문이 해소</text:span><text:span>되겠지만 그러한 개별적 수권조항이 없는 경우에는 이른바 개괄적 수권조항에 의존</text:span><text:span>할 수밖에 없는바, 이 경우 결국 공공의 안녕/질서에 대한 위험의 존재가 요구되게 </text:span><text:span>되는 것이다. 그런데 단순히 공항에서 외국으로 출국하는 자와 관련하여 도대체 무</text:span><text:span>슨 (전통적 의미의) 위험이 존재한다고 할 수 있겠는가? 결국 전통적 위험개념을 </text:span><text:span>고수하는 한 이들 조치의 적법성을 학문적으로 설명하기 곤란한 문제가 발생하게 </text:span><text:span>되고, 따라서 위험개념의 변화를 강구하게 되는 것이다.</text:span><text:note text:id="FootNote-26" text:note-class="footnote"><text:note-citation>26</text:note-citation><text:note-body><text:p text:style-name="각주"><text:span> 이러한 사정으로 인하여 근래 독일에서는 위험개념의 변화와 관련된 다수의 논문이 발표되고 있</text:span><text:span>는바, 이러한 문제의 심각성에 대한 독일학자들의 인식수준은 </text:span><text:span>‘</text:span><text:span>위험에 빠진 위험개념</text:span><text:span>’</text:span><text:span>이란 논문</text:span><text:span>(Kugelmann, Der Polizeiliche Gefahrenbegriff in Gefahr?, DÖV 2003, 781 ff.) </text:span><text:span>등에서 극명하게 </text:span><text:span>나타나고 있다. </text:span></text:p></text:note-body></text:note><text:span> 경찰의 직무범위에 관하</text:span><text:span>여 전술한 </text:span><text:span>‘</text:span><text:span>위험의 사전배려</text:span><text:span>’</text:span><text:span>의 개념이 등장 역시 이와 밀접한 관련이 있으므로 부</text:span><text:span>기해 두기로 한다.</text:span></text:p>
      <text:p text:style-name="Paragraph-148"/>
      <text:p text:style-name="Paragraph-149"><text:span>Ⅳ. </text:span><text:span>소 결</text:span></text:p>
      <text:p text:style-name="Paragraph-150"/>
      <text:p text:style-name="Paragraph-151"><text:span>지금까지 본 보고서에 다룰 내용을 문제제기차원에서 개략적으로 서술하였다. 그</text:span><text:span>러나 이들 문제를 인식함에 있어 한 가지 유의할 것은 이들 문제가 서로 밀접하게 </text:span><text:span>관련되어 있으며, 따라서 총합적 이해가 요구되는 것이라는 점을 인식하여야 한다</text:span><text:span>는 것이다. 즉, 경찰의 직무범위를 획정함에 있어 위험방지를 위한 사전배려 및 범</text:span><text:span>죄행위에의 예방적 대처까지 그에 포함시키게 되면 이것은 단순히 우리나라에서의 </text:span><text:span>형식적 의미의 경찰의 범위를 획정하는 수준에 그치는 것이 아니다. 이는 그들 작</text:span><text:span>용이 경찰의 본무에 해당하는 것이라면 당연히 실질적 의미의 경찰개념의 정립에도 </text:span><text:span>영향을 미치게 될 것이다. 또한 전통적 의미의 위험이 존재한다고 보기 어려운 상</text:span><text:span>황 하에서도 경찰작용이 행해지는 경우와 관련하여 그의 적법성을 인정하기 위하여</text:span><text:span>서는 위험개념의 재정립을 통하여 그러한 상황을 위험에 해당하는 것으로 보는 방</text:span><text:span>법도 있지만, 그러한 상황은 위험이 아니지만 그 경우에도 위험에 대한 사전배려를 </text:span><text:span>위한 조치를 경찰이 취할 수 있다고 보는 방법도 있을 수 있는 것이다. </text:span></text:p>
      <text:p text:style-name="Paragraph-152"/>
      <text:p text:style-name="Paragraph-153"><text:span text:style-name="p153-1-1">제2장  실질적 의미의 경찰개념의 재구성</text:span></text:p>
      <text:p text:style-name="Paragraph-154"/>
      <text:p text:style-name="Paragraph-155"/>
      <text:p text:style-name="Paragraph-156"><text:span>지금까지 경찰의 개념에 관한 학자들의 설명방법은 크게 2가지 흐름이 있었다.  </text:span><text:span>그 하나는 경찰의 개념을 제도적 의미의 경찰, 형식적 의미의 경찰 그리고 실질적 </text:span><text:span>의미의 경찰로 나누어 정의하는 방식이고,</text:span><text:note text:id="FootNote-27" text:note-class="footnote"><text:note-citation>27</text:note-citation><text:note-body><text:p text:style-name="각주"><text:span> Schenke, a.a.O:, Rn.1 ff.; Knemeyer, Polizei- und Ordnungsrecht, 11. Aufl., 2007, Rn.6; </text:span><text:span>Kugelmann, Polizei- und Ordnungsrecht, 2006, Rn.116 ff.; </text:span><text:span>김성수, 개별행정법, 제2판, 법문사, </text:span><text:span>2004, 451쪽 이하 등. </text:span></text:p></text:note-body></text:note><text:span> 다른 하나는 경찰의 개념을 형식적 의</text:span><text:span>미의 경찰과 실질적 의미의 경찰로 나누어 설명하는 방식이다.</text:span><text:note text:id="FootNote-28" text:note-class="footnote"><text:note-citation>28</text:note-citation><text:note-body><text:p text:style-name="각주"><text:span> Drews/Wacke/Vogel/Martens, Gefahrenabwehr, 9. Aufl., 1986, §3; Pieroth/Schlink,/Kniesel, </text:span><text:span>Polizei- und Ordnungsrecht, 4. Aufl., 2007, §1 Rn.19 ff. </text:span><text:span>등</text:span></text:p></text:note-body></text:note><text:span> 그러나 이들 2가</text:span><text:span>지 방식 중 어떠한 방식을 채택하는 경우에도 학자들의 관심은 실질적 의미의 경찰</text:span><text:span>개념의 정립에 집중되어 왔으며, 그렇게 정립된 실질적 의미의 경찰개념을 토대로 </text:span><text:span>경찰(행정)법이론이 발전되어 왔다. 그런데 오늘날의 현실은 전통적인 실질적 의미</text:span><text:span>의 경찰개념을 고수하기 곤란한 여러 사정을 야기하였으며, 이에 따라 실질적 의미</text:span><text:span>의 경찰개념을 재구성하여야 한다는 인식이 팽배해지고 있는바, 본 장에서는 이러</text:span><text:span>한 문제에 관하여 다루어 보기로 하겠다.</text:span></text:p>
      <text:p text:style-name="Paragraph-159"><text:span>   </text:span></text:p>
      <text:p text:style-name="Paragraph-160"/>
      <text:p text:style-name="Paragraph-161"><text:span text:style-name="p161-1-1">제1절  전통적 실질적 의미의 경찰개념</text:span></text:p>
      <text:p text:style-name="Paragraph-162"/>
      <text:p text:style-name="Paragraph-163"><text:span>실질적 의미의 경찰개념의 재구성이 필요한 이유는 무엇인지, 그리고 재구성을 </text:span><text:span>하는 경우 어떻게 재구성되어야 하는가를 논하기 위하여서는 먼저 그 전제로 - 우</text:span><text:span>리나라의 경우 - 종래 실질적 의미의 경찰개념이 어떻게 이해되어 왔는가를 살펴 </text:span><text:span>볼 필요가 있다. 이는 전통적인 실질적 의미의 경찰개념에 대한 올바른 이해가 선</text:span><text:span>행되어야만 동 개념이 갖고 있는 문제점을 적확하게 이해하고 재구성의 방향을 설</text:span><text:span>정할 수 있기 때문이다. 이런 이유에서 제1절에서는 먼저 전통적인 실질적 의미의 </text:span><text:span>경찰개념을 간단히 설명하기로 하겠다. 실질적 의미의 경찰개념은 -그 작용을 담당</text:span><text:span>하는 행정기관 여하에 관계없이- 단지 당해 행정작용의 성질을 표준으로 하여 학문</text:span><text:span>적 의미에서 정립된 개념을 말하는바,</text:span><text:note text:id="FootNote-29" text:note-class="footnote"><text:note-citation>29</text:note-citation><text:note-body><text:p text:style-name="각주"><text:span>.</text:span><text:span> 이러한 점에서 실질적 의미의 경찰개념은 그 작용을 담당하는 행정기관을 중심으로 개념정립이 </text:span><text:span>이루어지는 형식적 의미의 경찰개념과 구분되는바, 형식적 의미의 경찰은 </text:span><text:span>「</text:span><text:span>실정법상 명시적으로 </text:span><text:span>경찰이라고 표현되어 있는 행정기관(즉, 보통경찰)이 관장하는 모든 작용</text:span><text:span>」</text:span><text:span>이라고 이해되어 왔다. </text:span></text:p></text:note-body></text:note><text:span> 우리나라의 경우 종래 실질적 의미의 경찰</text:span><text:span>은</text:span><text:span>「</text:span><text:span>공공의 안녕 혹은 질서에 대한 위험을 방지하기 위하여 일반통치권에 기하여 </text:span><text:span>국민에게 명령</text:span><text:span>․</text:span><text:span>강제함으로써 국민의 자연적 자유를 제한하는 작용</text:span><text:span>」</text:span><text:span>이라고 정의되</text:span><text:span>어 왔다. 한편 이러한 실질적 의미의 경찰의 개념을 고찰하는 경우, 동 개념의 중요</text:span><text:span>한 특징(요소)에 착안하여 목적</text:span><text:span>․</text:span><text:span>수단</text:span><text:span>․</text:span><text:span>내용</text:span><text:span>․</text:span><text:span>권력의 기초라는 4가지 측면으로 나누어 </text:span><text:span>고찰하는 것이 실질적 의미의 경찰개념의 보다 정확한 이해에 도움이 된다고 판단</text:span><text:span>되므로 이하에서는 실질적 의미의 경찰개념을 목적</text:span><text:span>․</text:span><text:span>수단</text:span><text:span>․</text:span><text:span>내용</text:span><text:span>․</text:span><text:span>권력의 기초라는 4가지 </text:span><text:span>측면으로 나누어 </text:span><text:span>分說</text:span><text:span>하기로 한다.</text:span></text:p>
      <text:p text:style-name="Paragraph-165"/>
      <text:p text:style-name="Paragraph-166"><text:span>Ⅰ. </text:span><text:span>경찰의 목적</text:span></text:p>
      <text:p text:style-name="Paragraph-167"/>
      <text:p text:style-name="Paragraph-168"><text:span>경찰은 공공의 안녕 혹은 질서에 대한 위험을 방지하고 장해를 제거하는 것을 목</text:span><text:span>적으로 한다.</text:span><text:note text:id="FootNote-30" text:note-class="footnote"><text:note-citation>30</text:note-citation><text:note-body><text:p text:style-name="각주"><text:span> 한편 과거 외국의 법제에서는 경찰의 목적을 나타내는 개념으로 여기서의 공공의 안녕과 공공의 </text:span><text:span>질서라는 개념 이외에 공공의 </text:span><text:span>‘</text:span><text:span>평온</text:span><text:span>’(</text:span><text:span>Ruhe)</text:span><text:span>의 개념이 사용된 바 있지만(프로이센 일반란트법 제2장 </text:span><text:span>제17절 제10조), 오늘날은 공공의 평온은 공공의 안녕 혹은 질서의 개념에 포함되는 것으로 이해</text:span><text:span>되고 있을 뿐 그것이 경찰의 목적을 나타내는 독자적 개념으로 사용되는 경우는 거의 없다(이러한 </text:span><text:span>점에 관하여는 </text:span><text:span text:style-name="p169-5-2">田上 穰治, 警察法(新版), 有斐閣, 平成 元年, 31</text:span><text:span text:style-name="p169-5-3">쪽 참조).</text:span></text:p></text:note-body></text:note><text:span> 여기에서 공공의 안녕(</text:span><text:span>öffentliche Sicherheit)</text:span><text:span>이라고 함은 개인의 </text:span><text:span>생명</text:span><text:span>․</text:span><text:span>신체(건강)</text:span><text:span>․</text:span><text:span>명예</text:span><text:span>․</text:span><text:span>자유와 재산과 같은 개인적 법익과 객관적인 성문의 법질서, 국</text:span><text:span>가의 존속</text:span><text:span>․</text:span><text:span>국가 및 그 밖의 공권력주체의 제도 및 행사와 같은 국가적 법익이 아무</text:span><text:span>런 장해도 받지 않고 있는 상태를 의미한다.</text:span><text:note text:id="FootNote-31" text:note-class="footnote"><text:note-citation>31</text:note-citation><text:note-body><text:p text:style-name="각주"><text:span> </text:span><text:span text:style-name="p170-1-2">공공의 안녕의 개념에 관하여 보다 자세한 것은 서정범, 경찰법에 있어서 공공의 안녕의 개념, </text:span><text:span text:style-name="p170-2-1">공법학연구 제9권 제2호(2008), 331쪽 이하</text:span><text:span text:style-name="p170-2-2"> 참조.</text:span></text:p></text:note-body></text:note><text:span> 또한 공공의 질서(</text:span><text:span>öffentliche </text:span><text:span>Ordnung)</text:span><text:span>란 그때그때의 지배적인 윤리</text:span><text:span>․</text:span><text:span>가치관에 따를 때 그를 준수하는 것이 인간</text:span><text:span>의 원만한 공동생활을 위한 불가결의 전제조건이라고 간주되는, 공중 속에서 인간</text:span><text:span>의 행위에 대한 불문규율의 총체를 의미한다.</text:span><text:note text:id="FootNote-32" text:note-class="footnote"><text:note-citation>32</text:note-citation><text:note-body><text:p text:style-name="각주"><text:span> 공공의 안녕의 개념의 필요성 나아가 동 개념이 갖는 중요성에 대하여 거의 이론(</text:span><text:span>異論)</text:span><text:span>이 없는 것</text:span><text:span>에 반하여 공공의 질서의 개념의 필요성, 즉 공공의 질서라는 보호이익의 정당성에 대하여는 여러 </text:span><text:span>가지 측면에서 문제가 제기되고 있으며(공공의 질서의 개념의 문제점 내지 무의미성에 대한 지금까</text:span><text:span>지의 논의를 총합하여 소개하고 있는 것으로는 </text:span><text:span>vgl. Gusy, Polizei- und Ordnungsrecht, 7. Aufl., </text:span><text:span>2009, Rn.99), </text:span><text:span>독일의 경우 이러한 문제점을 고려하여 경찰의 직무규범과 권한규범을 정립함에 있</text:span><text:span>어 공공의 질서라는 보호이익을 포기하는 주도 나타나고 있는 실정인데, 대표적 예로는 브레멘 경</text:span><text:span>찰법 제1조 제1항(</text:span><text:span>§1 Abs.1 Brem.PolG), </text:span><text:span text:style-name="p171-7-3">노르트라인-베스트팔렌 경찰법 제1조 제1항(</text:span><text:span text:style-name="p171-7-4">§1 Abs.1  </text:span><text:span text:style-name="p171-8-1">PolG NW) </text:span><text:span text:style-name="p171-8-2">및 짜르란트 경찰법 제1조 제1항(</text:span><text:span text:style-name="p171-8-3">§1 Abs.1 SPolG) </text:span><text:span text:style-name="p171-8-4">등을 들 수 있다. </text:span></text:p></text:note-body></text:note><text:span> 한편 경찰이 이처럼 공공의 안녕 </text:span><text:span>혹은 질서의 유지를 그의 목적으로 한다는 점에 착안할 때 경찰과 구분하여야 할 </text:span><text:span>개념으로는 다음과 같은 것이 있다. </text:span></text:p>
      <text:p text:style-name="Paragraph-172"/>
      <text:p text:style-name="Paragraph-173"><text:span>1. 국가목적적 행정과의 구별</text:span></text:p>
      <text:p text:style-name="Paragraph-174"/>
      <text:p text:style-name="Paragraph-175"><text:span>과거에는 목적을 기준으로 한 행정의 분류에 따를 때 경찰은 사회공공의 안녕 혹</text:span><text:span>은 질서의 유지를 목적으로 하는 사회목적적 행정에 해당한다(경찰의 사회목적성)</text:span><text:span>고 하면서, 이 같은 목적에 비추어 볼 때 같은 명령</text:span><text:span>․</text:span><text:span>강제작용이라고 하여도 그 목적</text:span><text:span>을 달리하는 작용인 국가목적적 작용들은 경찰과 구별된다는 것이 강조되었었다. </text:span><text:span>그리고 그러한 설명방법에 따르면 국가의 존립 그 자체를 목적으로 하는 국방</text:span><text:note text:id="FootNote-33" text:note-class="footnote"><text:note-citation>33</text:note-citation><text:note-body><text:p text:style-name="각주"><text:span> 다만 군경찰기관이</text:span><text:span text:style-name="p176-1-2"> 군법(</text:span><text:span text:style-name="p176-1-3">軍法)</text:span><text:span text:style-name="p176-1-4">의 적용을 받는 군인</text:span><text:span text:style-name="p176-1-5">․</text:span><text:span text:style-name="p176-1-6">군무원 또는 군사에 관련된 일반경찰작용을 </text:span><text:span text:style-name="p176-2-1">담당하는 경우 그 범위 안에서는 실질적 의미의 경찰에 해당한다고 볼 수 있음이 강조되기도 한다</text:span><text:span text:style-name="p176-3-1">(박윤흔, 최신 행정법강의(하), 박영사, 2004, 307쪽 참조). </text:span></text:p></text:note-body></text:note><text:span>이</text:span><text:span>나 외교, 그리고 국가가 필요한 재력취득을 주된 목적으로 하는 재정 등은 실질적 </text:span><text:span>의미의 경찰이 아니다.</text:span></text:p>
      <text:p text:style-name="Paragraph-177"/>
      <text:p text:style-name="Paragraph-178"><text:span>2. 복리행정과의 구별</text:span></text:p>
      <text:p text:style-name="Paragraph-179"/>
      <text:p text:style-name="Paragraph-180"><text:span>경찰은 </text:span><text:span>‘</text:span><text:span>소극적으로</text:span><text:span>’ </text:span><text:span>사회공공의 안녕</text:span><text:span>․</text:span><text:span>질서의 유지를 목적으로 하는바(경찰의 소극</text:span><text:span>목적성), 이처럼 경찰의 목적을 소극적으로 사회공공의 안녕</text:span><text:span>․</text:span><text:span>질서의 유지에 국한시</text:span><text:span>키는 것은 경찰권의 자의적인 행사를 억제하여 그 남용을 방지하는 효과를 가져 온</text:span><text:span>다고 설명되고 있다.</text:span><text:note text:id="FootNote-34" text:note-class="footnote"><text:note-citation>34</text:note-citation><text:note-body><text:p text:style-name="각주"><text:span> 이러한 점에 관하여는 박윤흔, 앞의 책, 306쪽 이하 참조. </text:span></text:p></text:note-body></text:note><text:span> 이러한 경찰의 소극목적성으로 인하여 경찰이 사회공공의 </text:span><text:span>안녕 혹은 질서유지라는 목적을 초월하여 적극적으로 공공복리의 증진을 위하여 경</text:span><text:span>찰권을 발동하게 되면 그것은 한계를 일탈한 위법한 작용이라는 판단을 받게 되며,  </text:span><text:span>이런 점에서 경찰은 같은 사회목적적 작용인 복리행정, 그 중에서도 특히 명령</text:span><text:span>․</text:span><text:span>강제</text:span><text:span>를 그의 수단으로 하는 공용부담 및 규제행정과 구별된다. </text:span></text:p>
      <text:p text:style-name="Paragraph-182"/>
      <text:p text:style-name="Paragraph-183"><text:span>한편 경찰의 개념이 이렇게 소극적으로 사회공공의 안녕 혹은 질서의 유지에 국</text:span><text:span>한되게 된 것은 1882년 프로이센 상급행정법원의 크로이쯔베르크(</text:span><text:span>Kreuzberg)</text:span><text:span>판결</text:span><text:span>의 영향으로 이해할 수 있는바, 이하에서 참고적으로 동 판결의 내용에 대하여 간</text:span><text:span>략히 언급해 두기로 하겠다.</text:span></text:p>
      <text:p text:style-name="Paragraph-184"><text:span> </text:span></text:p>
      <text:p text:style-name="Paragraph-185"/>
      <table:table table:style-name="Table-1">
        <table:table-column table:number-columns-repeated="1"/>
        <table:table-row>
          <table:table-cell table:style-name="Table-1-1-1" table:number-columns-spanned="1" table:number-rows-spanned="1">
            <text:p text:style-name="Paragraph-186"><text:span>참고: 크로이쯔베르크(</text:span><text:span>Kreuzberg)</text:span><text:span>판결</text:span><text:note text:id="FootNote-35" text:note-class="footnote"><text:note-citation>35</text:note-citation><text:note-body><text:p text:style-name="각주"><text:span> Pr.OVGE 9, 353 ff.(Neudruck, DVBl. 1985, 219 ff.) </text:span><text:span>동 판결의 내용 및 그것이 갖는 의미에 관</text:span><text:span>하여 보다 자세한 것은 </text:span><text:span>vgl. Schrödter, Vom Kreuzberg-Urteil zur Bauregelsordnung, DVBl. </text:span><text:span>1975, 846 ff.;  Rott, 100 Jahre, Kreuzberg-Urteil des Pr.OVG, NVwZ 1982, 364 f.; Walther, </text:span><text:span>"Kreuzberg-Urteil", JA 1997, 287 ff.  </text:span></text:p></text:note-body></text:note></text:p>
            <text:p text:style-name="Paragraph-188"/>
            <text:p text:style-name="Paragraph-189"><text:span>1. 사안(</text:span><text:span>事案) </text:span></text:p>
            <text:p text:style-name="Paragraph-190"><text:span>크로이쯔베르크 판결에서는 베를린 외곽의 </text:span><text:span>Kreuzberg</text:span><text:span>에 있는 전승기념비 주위</text:span><text:span>의 건축구역에서는 기념비 하단에서 도시와 그 주위를 조망하는 것이 방해받지 </text:span><text:span>않고, 또 도시에서 전승기념비를 전망하는 것이 침해받지 않는 정도의 고도(</text:span><text:span>高度)</text:span><text:span>내에서만 건축이 허용된다고 한 1879년의 베를린 경찰국장의 경찰명령에 근거하</text:span><text:span>여, 그 지역 내에서 (주거용의 4층) 건축물의 건축허가의 발급을 거절한 것이 문</text:span><text:span>제가 되었었다. </text:span></text:p>
            <text:p text:style-name="Paragraph-191"/>
            <text:p text:style-name="Paragraph-192"><text:span>2. 주문(</text:span><text:span>主文) </text:span><text:span>및 이유</text:span></text:p>
            <text:p text:style-name="Paragraph-193"><text:span>전술한 바와 같은 사안에 대하여 당시의 프로이센 상급행정법원(</text:span><text:span>Pr.OVG)</text:span><text:span>은</text:span><text:span>「</text:span><text:span>프</text:span><text:span>로이센 일반란트법 제2장 제17절 제10조에 따를 때 경찰은 위험방지의 권한만을 </text:span><text:span>가지며, 미적인 이익을 추구할 권한은 없기 때문에 </text:span><text:span>Kreuzberg</text:span><text:span>에 있는 해방전쟁</text:span><text:span>(Befreiungskrieg)</text:span><text:note text:id="FootNote-36" text:note-class="footnote"><text:note-citation>36</text:note-citation><text:note-body><text:p text:style-name="각주"><text:span> 유럽 여러 나라가 동맹하여 나폴레옹 체제를 타파한 전쟁을 말하는바, 해방전쟁이란 이름은 독일</text:span><text:span>의 라인동맹이 붕괴하여 각국이 모두 나폴레옹의 군사지배로부터 벗어났다는 사실 때문에 붙여지</text:span><text:span>게 되었다. </text:span></text:p></text:note-body></text:note><text:span>에서의 전승기념비에 대한 조망을 해치지 않게 하기 위하여 </text:span><text:span>도로상의 건축물의 고도를 제한하는 경찰명령은 무효이다</text:span><text:span>」</text:span><text:span>라고 판시하였다.</text:span><text:note text:id="FootNote-37" text:note-class="footnote"><text:note-citation>37</text:note-citation><text:note-body><text:p text:style-name="각주"><text:span> 크로이쯔베르크(</text:span><text:span>Kreuzberg)</text:span><text:span>판결이 갖는 의의와 관련하여서는 동 판결을 통하여 경찰의 개념이 공</text:span><text:span>공의 안녕 혹은 질서의 유지에 국한되게 되었다는 점을 강조하는 것이 일반적이다. 그러나 동 판결</text:span><text:span>을 단순히 법원이 공공복리의 증진을 위한 경찰의 개입을 거절한 것으로 이해하여서는 아니 되며, </text:span><text:span>오히려 동 판결이 갖는 의의는 공공복리의 증진을 위한 경찰의 개입은 구체적인 특별법의 수권에 </text:span><text:span>근거하여야만 한다는 것을 명백히 하였다는 것에 찾아야 할 것이다. 동지: </text:span><text:span>Erichsen, Der Schutz </text:span><text:span>der Allgemeinheit und der individuellen Rechte  durch die  polizei- und ordnungsrechtlichen </text:span><text:span>Handlungsvollmachten, in: VVDStRL 35, 172 ff.(178); Weyreuther, Eigentum, öffentliche </text:span><text:span>Ordnung und Baupolizei, 1973, S.22 ff. </text:span></text:p></text:note-body></text:note></text:p>
          </table:table-cell>
        </table:table-row>
      </table:table>
      <text:p text:style-name="Paragraph-196"/>
      <text:p text:style-name="Paragraph-197"><text:span>경찰의 목적을 이처럼 </text:span><text:span>‘</text:span><text:span>소극적으로</text:span><text:span>’ </text:span><text:span>파악하는 통설적 견해(소극목적설)에 대하여 </text:span><text:span>는 일본학자에 의해 </text:span><text:span>“</text:span><text:span>경찰이 소극적으로 공공의 안녕 혹은 질서의 유지를 목적으로 </text:span><text:span>한다는 견해는 단지 역사적 의의가 있을 뿐이며, 현대행정의 적극성을 고려할 때 </text:span><text:span>경찰은 적극적으로 공공복리의 증진을 위한 행위를 할 수도 있다</text:span><text:span>”</text:span><text:span>는 반론(적극목적</text:span><text:span>설)</text:span><text:note text:id="FootNote-38" text:note-class="footnote"><text:note-citation>38</text:note-citation><text:note-body><text:p text:style-name="각주"><text:span> </text:span><text:span text:style-name="p198-1-2">美濃部 達吉, 行政法 </text:span><text:span text:style-name="p198-1-3">Ⅰ</text:span><text:span text:style-name="p198-1-4">, 岩波書店, 174</text:span><text:span text:style-name="p198-1-5">쪽. 한편 </text:span><text:span text:style-name="p198-1-6">美濃部 </text:span><text:span text:style-name="p198-1-7">교수는 그의 구체적 예로 시가지의 미관</text:span><text:span text:style-name="p198-2-1">증진을 목적으로 하는 건축제한과 미관지구의 설정을 들고 있다. </text:span><text:span text:style-name="p198-2-2">熊本 信夫, 警察</text:span><text:span text:style-name="p198-2-3">の </text:span><text:span text:style-name="p198-2-4">槪念, </text:span><text:span text:style-name="p198-2-5">in: </text:span><text:span text:style-name="p198-2-6">成</text:span><text:span text:style-name="p198-3-1">田 賴明, 行政法</text:span><text:span text:style-name="p198-3-2">의 </text:span><text:span text:style-name="p198-3-3">爭點, 有斐閣, 昭和 55年, 234</text:span><text:span text:style-name="p198-3-4">쪽에서 재인용.</text:span></text:p></text:note-body></text:note><text:span>이 제기된 바 있다. 실질적 의미의 경찰개념이 소극적으로 공공의 안녕 혹은 </text:span><text:span>질서의 유지에 국한되게 된 것이 19세기의 자유주의적 법치국가시대의 사회적 요청</text:span><text:span>을 반영한 것이라는 점을 고려할 때 이러한 반론은 나름대로의 타당성을 갖는다고 </text:span><text:span>볼 수 있다. 그러나 이러한 반론은 행정작용의 분류 및 그를 기초로 한 행정법체계</text:span><text:span>의 구축을 위한 그 동안의 학문적 노력 내지 성과를 무위로 돌려버리는 문제를 안</text:span><text:span>고 있으며, 그러한 이유에서 경찰의 개념을 정의함에 있어 경찰(작용)을 소극목적에 </text:span><text:span>국한시켜 이해하는 태도는 20세기 이후에도 여전히 그대로 유지되고 있다. </text:span></text:p>
      <text:p text:style-name="Paragraph-199"/>
      <text:p text:style-name="Paragraph-200"/>
      <text:p text:style-name="Paragraph-201"><text:span>3. 사법작용(</text:span><text:span>司法作用)</text:span><text:span>과의 구별</text:span></text:p>
      <text:p text:style-name="Paragraph-202"/>
      <text:p text:style-name="Paragraph-203"><text:span>(1) 민사사법작용과의 구별</text:span></text:p>
      <text:p text:style-name="Paragraph-204"><text:span>경찰은 사회공공의 안녕 혹은 질서의 유지를 </text:span><text:span>‘</text:span><text:span>직접적인</text:span><text:span>’ </text:span><text:span>목적으로 하는 점에서 사</text:span><text:span>법작용(</text:span><text:span>司法作用)</text:span><text:span>과 구별된다. 즉, 사법작용이 궁극적으로 사회공공의 안녕 혹은 질</text:span><text:span>서의 유지에 기여하는 면이 있는 것은 사실이지만, 후술하는 바와 같이 사법작용은 </text:span><text:span>사회공공의 안녕 혹은 질서의 유지 그 자체를 직접적 목적으로 하지는 않는다는 점</text:span><text:span>에서 사법작용은 실질적 의미의 경찰과는 구별되어야 한다. 한편 사법작용을 다시 </text:span><text:span>민사사법작용(</text:span><text:span>民事司法作用)</text:span><text:span>과 형사사법작용(</text:span><text:span>刑事司法作用)</text:span><text:span>으로 구분하는 경우, 개</text:span><text:span>인 상호간의 법률관계에 관한 법적 질서의 유지를 그의 직접적 목적으로 하는 민사</text:span><text:span>사법작용은 쉽게 경찰과 구별될 수 있으리라고 생각한다. </text:span></text:p>
      <text:p text:style-name="Paragraph-205"/>
      <text:p text:style-name="Paragraph-206"><text:span>(2) 형사사법작용과의 구별</text:span></text:p>
      <text:p text:style-name="Paragraph-207"><text:span>민사사법작용이 경찰작용과 쉽게 구별될 수 있는 것과 달리 형사사법작용과 실질</text:span><text:span>적 의미의 경찰과의 관계 내지 양자의 구분은 많은 어려움을 제공하는바,</text:span><text:note text:id="FootNote-39" text:note-class="footnote"><text:note-citation>39</text:note-citation><text:note-body><text:p text:style-name="각주"><text:span> 실제에 있어 경찰의 활동을 진압적 측면에서 이루어지는 사법작용으로 이해할 것인가 아니면 예</text:span><text:span>방적 측면에서 이루어지는 경찰작용으로 이해할 것인가의 문제는 생각보다 그리 간단하지 않은바, </text:span><text:span>이에 대하여는 이하에서 별도로 논하기로 하겠다.  </text:span></text:p></text:note-body></text:note><text:span> 우선 </text:span><text:span>이론적으로 말하면 형사사법작용은 사회공공의 안녕 혹은 질서의 유지를 </text:span><text:span>‘</text:span><text:span>직접적인</text:span><text:span>’ </text:span><text:span>목적으로 하는 것이 아니라, 과거의 범죄에 대한 응보</text:span><text:span>․</text:span><text:span>교정적 제재로서의 형벌을 과</text:span><text:span>하는 것을 직접적인 목적으로 하는 점에서 경찰과 구별된다.</text:span><text:note text:id="FootNote-40" text:note-class="footnote"><text:note-citation>40</text:note-citation><text:note-body><text:p text:style-name="각주"><text:span> </text:span><text:span text:style-name="p209-1-2">형사작용이 형벌을 수단으로 한다는 점에 착안하여 경찰과 형사작용을 </text:span><text:span text:style-name="p209-1-3">‘</text:span><text:span text:style-name="p209-1-4">수단</text:span><text:span text:style-name="p209-1-5">’</text:span><text:span text:style-name="p209-1-6">을 기준으로 구분하</text:span><text:span text:style-name="p209-2-1">는 견해도 있다</text:span><text:span text:style-name="p209-2-2">(김남진</text:span><text:span text:style-name="p209-2-3">․</text:span><text:span text:style-name="p209-2-4">김연태, 앞의 책, 248쪽).</text:span></text:p></text:note-body></text:note><text:span> 예컨대 총포판매업</text:span><text:span>자가 </text:span><text:span>「</text:span><text:span>총포</text:span><text:span>․</text:span><text:span>도검</text:span><text:span>․</text:span><text:span>화약류 등 단속법</text:span><text:span>」</text:span><text:span>의 규정 내지 동법에 따른 명령 등에 반하는 </text:span><text:span>부정행위를 한 경우 총포판매업허가취소를 취소하는 것(</text:span><text:span>「</text:span><text:span>총포</text:span><text:span>․</text:span><text:span>도검</text:span><text:span>․</text:span><text:span>화약류 등 단속</text:span><text:span>법</text:span><text:span>」 </text:span><text:span>제45조 참조)은 마치 과거의 위반행위에 대하여서 제재를 과하는 형사사법작</text:span><text:span>용처럼 보이기도 하지만, 이것은 그러한 부정행위를 한 자가 총포판매업을 계속하</text:span><text:span>는 것이 사회공공의 안녕 혹은 질서에 대한 위험이 되기 때문에 그를 금지하는 것</text:span><text:span>이 영업허가취소의 직접적인 목적이므로 형사사법작용은 될 수 없는 것이다.</text:span><text:note text:id="FootNote-41" text:note-class="footnote"><text:note-citation>41</text:note-citation><text:note-body><text:p text:style-name="각주"><text:span> 경찰의무위반행위에 대하여 법규에 벌칙으로 형벌이 규정되어 있는 경우 형벌을 과하는 형사작용</text:span><text:span>이 경찰의무이행을 담보하기 위한 보조적 수단이 되고 있는 것 또한 양자의 혼동을 가져 온 원인</text:span><text:span>으로 지적될 수 있을 것인데, 이러한 점에 관하여는 김동희, 행정법 </text:span><text:span>Ⅱ, </text:span><text:span>박영사, 2008, 188쪽; 박</text:span><text:span>윤흔, 앞의 책, 309쪽 참조.</text:span></text:p></text:note-body></text:note><text:span> 그</text:span><text:span>렇다면 이처럼 이론적으로 양자가 명확히 구별됨에도 불구하고 종래 우리나라에서 </text:span><text:span>- 일반인은 물론, 경찰 스스로도 - 양자를 혼동하게 된 원인은 어디에서 찾을 수 </text:span><text:span>있을 것인가? 생각건대 그 원인은 무엇보다도 우리나라의 경우 공공의 안녕 혹은 </text:span><text:span>질서의 유지를 목적으로 하는 행정경찰작용과 범죄수사와 피의자체포를 목적으로 </text:span><text:span>하는 사법경찰작용의 양자를 모두 보통경찰기관이 담당하여 왔다는 점에서 찾을 수 </text:span><text:span>있을 것이라고 생각된다. 그리고 이러한 양자의 구분에 대한 이해의 부족이야말로 </text:span><text:span>경찰관련법률의 제정(내지 개정)에서부터 구체적인 경찰작용을 행함에 이르기까지 </text:span><text:span>많은 혼선을 빚게 된 가장 중요하고 근본적인 원인으로 기능하여 왔다고 생각하는</text:span><text:span>바, 이하에서 실증적 사례를 상정하여 양자의 구분의 필요성 내지 중요성과 관련된 </text:span><text:span>문제를 상론하기로 한다.</text:span></text:p>
      <text:p text:style-name="Paragraph-211"/>
      <text:p text:style-name="Paragraph-212"><text:span>경찰관직무집행법 제4조의 보호조치규정(특히 제1항)</text:span><text:note text:id="FootNote-42" text:note-class="footnote"><text:note-citation>42</text:note-citation><text:note-body><text:p text:style-name="각주"><text:span> 현행 경찰관직무집행법 제4조(보호조치) 제1항의 규정내용은 다음과 같다: </text:span><text:span>① </text:span><text:span>경찰관은 수상한 거</text:span><text:span>동 기타 주위의 사정을 합리적으로 판단하여 다음 각 호의 1에 해당함이 명백하며 응급의 구호를 </text:span><text:span>요한다고 믿을 만한 상당한 이유가 있는 자를 발견한 때에는 보건의료기관 또는 공공구호기관에 </text:span><text:span>긴급구호를 요청하거나 경찰관서에 보호하는 등 적당한 조치를 할 수 있다. </text:span></text:p><text:p text:style-name="각주"><text:span>   1. 정신착란 또는 술 취한 상태로 인하여 자기 또는 타인의 생명</text:span><text:span>․</text:span><text:span>신체와 재산에 위해를 미칠 우려</text:span><text:span>가 있는 자와 자살을 기도하는 자</text:span></text:p><text:p text:style-name="각주"><text:span>   2. 미아</text:span><text:span>․</text:span><text:span>병자</text:span><text:span>․</text:span><text:span>부상자 등으로서 적당한 보호자가 없으며 응급의 구호를 요한다고 인정되는 자. 다만, </text:span><text:span>당해인이 이를 거절하는 경우에는 예외로 한다. </text:span></text:p><text:p text:style-name="각주"><text:span> </text:span></text:p></text:note-body></text:note><text:span>에 따르면 우리나라의 경</text:span><text:span>우 동법상의 보호조치는 정신착란자</text:span><text:span>․</text:span><text:span>주취자</text:span><text:span>․</text:span><text:span>자살기도자</text:span><text:span>․</text:span><text:span>미아</text:span><text:span>․</text:span><text:span>병자 및 부상자 등과 같</text:span><text:span>이 보호를 요하는 자, 즉 요보호자(</text:span><text:span>要保護者)</text:span><text:span>를 위해서만 행하여질 수 있다. 그런데 </text:span><text:span>오늘날 - 경찰(행정)법적으로나 실무상으로나 - 진정으로 보호조치가 취하여질 필</text:span><text:span>요가 있는 경우로 논의되어야 할 것은 예컨대 스토커, 가정폭력의 성향이 있는 자, </text:span><text:span>아동성범죄자 등으로부터 그 대상이 되는 자들을 보호하기 위한 보호조치, 즉 범죄</text:span><text:span>행위나 중대한 위험을 초래할 행위가 행해지는 것을 저지하기 위한 보호조치가 요</text:span><text:span>구되는 경우일 것이다. 독일의 경우 보호조치에는 </text:span><text:span>① </text:span><text:span>보호조치의 대상이 되는 자 </text:span><text:span>자신의 생명과 신체의 보호를 위한 보호조치(이를 특히 </text:span><text:span>Schutzgewahrsam</text:span><text:span>이라고 </text:span><text:span>한다)와 </text:span><text:span>② </text:span><text:span>범죄행위나 중대한 위험을 초래하는 질서위반행위가 목전에 행해지거나 </text:span><text:span>계속되는 것을 저지하기 위한 보호조치(이를 </text:span><text:span>Sicherheitsgewahrsam, </text:span><text:span>Verhütungsgewahrsam </text:span><text:span>혹은 </text:span><text:span>Unterbindungsgewahrsam</text:span><text:span>이라고 한다)의 2종류가 있</text:span><text:span>을 수 있음이 인정되어 왔으며, 실제로 그들의 실정법에도 이들 2종류의 보호조치</text:span><text:span>가 명문으로 규정되어 있다(후술 참조). 한편 우리나라에서도 이러한 독일의 입법례 </text:span><text:span>등을 참조로 하여 경찰관직무집행법 제4조에 기존의 요보호자를 위한 보호조치 이</text:span><text:span>외에 2번째 유형의 보호조치의 도입이 주장된바 있지만 실제로 입법에 반영되지는 </text:span><text:span>못하였다. 그런데 당시 이 제도의 도입필요성 내지 가능성에 대한 부정론의 가장 </text:span><text:span>중요한 논거로 기능하였던 것이 </text:span><text:span>“</text:span><text:span>보호조치는 인신(</text:span><text:span>人身)</text:span><text:span>에 대한 구속을 수반하므로 </text:span><text:span>법관이 발부한 영장이 필요하다</text:span><text:span>”</text:span><text:span>는 주장인데, 이러한 주장은 행정경찰과 사법경찰</text:span><text:span>의 구분에 대한 잘못된 인식 내지 몰이해에서 비롯된 것이라고 밖에는 할 수 없다. </text:span><text:span>환언하면 부정론은 전술한 2번째 유형의 보호조치가 형사사법작용이라는 인식하에 </text:span><text:span>논의를 전개하고 있는데, 여기에 결정적 오류가 존재하는 것이다. 생각건대 이 경우</text:span><text:span>의 보호조치는 범죄수사와 피의자체포라는 형사사법작용이 아니라 경찰</text:span><text:span>‘</text:span><text:span>행정작용</text:span><text:span>’</text:span><text:span>으로서 행정상 즉시강제의 성질을 향유하는 것이며, 따라서 영장주의(</text:span><text:span>令狀主義)</text:span><text:span>와 </text:span><text:span>관련된 문제는 행정상 즉시강제와 영장주의의 관계에 관한 행정법상의 일반적 논의</text:span><text:span>에 따라 해결하면 될 문제이다. 그런데 행정상 즉시강제에의 영장주의의 적용여부</text:span><text:span>의 문제에 관하여는 </text:span><text:span>「</text:span><text:span>영장주의는 행정상 즉시강제에도 당연히 적용된다. 다만 목</text:span><text:span>전에 급박한 장해를 제거하기 위한 경우로서 성질상 법관의 영장을 사전에 구할 수 </text:span><text:span>없는 경우나 범죄수사와 관계없는 즉시강제에 대해서는 법관의 영장을 요하지 않으</text:span><text:span>며 신분증 등 증표의 제시로써 족하다</text:span><text:span>」</text:span><text:span>고 하는 절충설이 압도적 다수설이며,</text:span><text:note text:id="FootNote-43" text:note-class="footnote"><text:note-citation>43</text:note-citation><text:note-body><text:p text:style-name="각주"><text:span> 김남진/김연태, 행정법 </text:span><text:span>Ⅱ, </text:span><text:span>제14판, 박영사, 2010, 495쪽 등.</text:span></text:p></text:note-body></text:note><text:span> 이</text:span><text:span>러한 견해는 이미 헌법재판소에 의해서도 타당한 것으로 받아들여지고 있다.</text:span><text:note text:id="FootNote-44" text:note-class="footnote"><text:note-citation>44</text:note-citation><text:note-body><text:p text:style-name="각주"><text:span> 「</text:span><text:span>영장주의가 행정상 즉시강제에도 적용되는지에 관하여는 논란이 있으나, 행정상 즉시강제는 상</text:span><text:span>대방의 임의이행을 기다릴 시간적 여유가 없을 때 하명없이 바로 실력을 행사하는 것으로서, 그 본</text:span><text:span>질상 급박성을 요건으로 하고 있어 법관의 영장을 기다려서는 그 목적을 달성할 수 없다고 할 것</text:span><text:span>이므로, 원칙적으로 영장주의가 적용되지 않는다고 보아야 할 것이다</text:span><text:span>」</text:span><text:span>라고 판시한 헌재결 </text:span><text:span>2002.10.31, 2000헌가12 참조.</text:span></text:p></text:note-body></text:note><text:span> 따</text:span><text:span>라서 결론적으로 말하건대, 행정경찰과 사법경찰의 구분에 대한 올바른 이해를 전</text:span><text:span>제로 하게 되면 전술한 2번째 유형의 보호조치를 입법화하는 것에는 적어도 이론상</text:span><text:span>으로는 아무런 장해가 없다고 할 것이다.</text:span><text:note text:id="FootNote-45" text:note-class="footnote"><text:note-citation>45</text:note-citation><text:note-body><text:p text:style-name="각주"><text:span> 이와 관련하여 현재 여성가족부에서 청소년 성범죄자에 대하여 이러한 의미의 보호조치를 인정하</text:span><text:span>는 입법작업을 행하고 있음은 시사하는 바 크다고 생각된다.</text:span></text:p></text:note-body></text:note><text:span> </text:span></text:p>
      <text:p text:style-name="Paragraph-220"/>
      <text:p text:style-name="Paragraph-221"><text:span>지금까지의 논의와 관련하여서는 전술한 독일의 통일경찰법모범초안의 내용이 많</text:span><text:span>은 참고가 될 수 있는바, 이하에서 동 초안상의 관련조문을 소개해 두기로 한다(특</text:span><text:span>히 이탤릭체 부분이 주목을 요하는 부분이다)</text:span></text:p>
      <text:p text:style-name="Paragraph-222"/>
      <text:p text:style-name="Paragraph-223"/>
      <table:table table:style-name="Table-2">
        <table:table-column table:number-columns-repeated="1"/>
        <table:table-row>
          <table:table-cell table:style-name="Table-2-1-1" table:number-columns-spanned="1" table:number-rows-spanned="1">
            <text:p text:style-name="Paragraph-224"><text:span>참고: 통일경찰법모범초안상의 보호조치 관련규정</text:span></text:p>
            <text:p text:style-name="Paragraph-225"/>
            <text:p text:style-name="Paragraph-226"><text:span>통일경찰법모범초안 제13조(보호조치): </text:span><text:span>① </text:span><text:span>경찰은 다음 각호의 경우에 보호조치</text:span><text:span>를 취할 수 있다.</text:span></text:p>
            <text:p text:style-name="Paragraph-227"><text:span>1. 특히 자유로운 의사결정이 배제되어 있거나 혹은 타인의 원조를 필요로 하는 </text:span><text:span>상태에 있는 자를 생명 또는 신체에 대한 위험으로부터 보호하기 위하여 필요한 </text:span><text:span>때</text:span></text:p>
            <text:p text:style-name="Paragraph-228"><text:span text:style-name="p228-1-1">2. 범죄행위나 중대한 위험을 초래하는 질서위반행위가 목전에 행해지거나 계속</text:span><text:span text:style-name="p228-2-1">되는 것을 저지하기 위하여 필요한 때</text:span></text:p>
            <text:p text:style-name="Paragraph-229"><text:span>② </text:span><text:span>경찰은 보호자의 보호를 벗어난 미성년자를 보호자 혹은 청소년보호시설에 </text:span><text:span>인계하기 위하여 보호조치를 취할 수 있다.</text:span></text:p>
            <text:p text:style-name="Paragraph-230"><text:span>③ </text:span><text:span>미결구금, 자유형 혹은 자유를 박탈하는 조치의 집행을 면한 자 또는 허가 </text:span><text:span>없이 행형시설밖에 거주하는 자를 보호하여 다시 그 시설에 인계할 수 있다.</text:span></text:p>
            <text:p text:style-name="Paragraph-231"/>
            <text:p text:style-name="Paragraph-232"><text:span>제14조(법관의 결정): </text:span><text:span>① </text:span><text:span>제9조 제2항 제3문, 제11조 제3항 혹은 </text:span><text:span text:style-name="p232-1-4">제</text:span><text:span text:style-name="p232-1-5">13조에 근</text:span><text:span text:style-name="p232-2-1">거하여 사람을 구금한 경우에 경찰은 지체 없이 자유박탈의 허용성과 계속성에 </text:span><text:span text:style-name="p232-3-1">대한 법관의 결정을 받아야 한다.</text:span><text:span text:style-name="p232-3-2"> </text:span><text:span>법관의 결정이 경찰조치의 근거가 소멸된 이후</text:span><text:span>에야 비로소 행해질 것이라는 것이 인정될 수 있는 경우에는 법관의 결정을 요하</text:span><text:span>지 않는다.</text:span></text:p>
            <text:p text:style-name="Paragraph-233"><text:span>② </text:span><text:span>제</text:span><text:span>①</text:span><text:span>항에 따른 결정권한은 그 사람을 구금한 지역을 관할하는 지방법원지원</text:span><text:span>이 갖는다. 절차는 </text:span><text:span>「</text:span><text:span>자유박탈에 있어서의 사법절차에 관한 법률</text:span><text:span>」</text:span><text:span>의 규정에 따라 </text:span><text:span>행해진다.</text:span></text:p>
            <text:p text:style-name="Paragraph-234"/>
            <text:p text:style-name="Paragraph-235"><text:span>제15조(구금된 자에 대한 조치): </text:span><text:span>① </text:span><text:span>제9조 제2항 제3문, 제11조 제3항 혹은 </text:span><text:span text:style-name="p235-1-4">제</text:span><text:span text:style-name="p235-2-1">13조에 근거하여 사람을 구금한 경우에는 지체 없이 그 이유를 고지하여야 한다.</text:span></text:p>
            <text:p text:style-name="Paragraph-236"><text:span>② </text:span><text:span>그에 의하여 자유박탈의 목적이 위협을 받지 않는 한 </text:span><text:span text:style-name="p236-1-3">구금된 자에게는 그의 </text:span><text:span text:style-name="p236-2-1">친족이나 친지에게 알릴 기회를 부여하여야 한다.</text:span><text:span text:style-name="p236-2-2"> </text:span><text:span>사법적 자유박탈의 경우에도 고</text:span><text:span>지의무는 영향을 받지 않는다. 구금된 자가 제1항에 정한 권리를 행사할 수 없고 </text:span><text:span>고지가 그의 추정적 의사에 반하지 않는 경우에는 경찰이 고지의무를 승계한다. </text:span><text:span>구금된 자가 미성년자, 금치산자, 피후견자인 경우에는, 모든 경우에 그에 대한 </text:span><text:span>보호의무자에게 고지하여야 한다.</text:span></text:p>
            <text:p text:style-name="Paragraph-237"><text:span>③ </text:span><text:span text:style-name="p237-1-2">구금된 자</text:span><text:span>는</text:span><text:span text:style-name="p237-1-4"> 그의 동의 없이 수형자 혹은 미결구금자와 동일한 공간에 수용</text:span><text:span text:style-name="p237-2-1">되어서는 아니 된다. 남자와 여자는 분리수용되어야 한다. 구금자에게는 자유박탈</text:span><text:span text:style-name="p237-3-1">의 목적 혹은 보호질서를 위하여 요구되는 한도에서 제한이 부과되어질 수 있다.</text:span><text:span text:style-name="p237-3-2"> </text:span></text:p>
            <text:p text:style-name="Paragraph-238"/>
            <text:p text:style-name="Paragraph-239"><text:span>제16조(자유박탈의 기간): </text:span><text:span text:style-name="p239-1-2">다음 각호의 경우 구금된 자는 석방되어야 한다.</text:span></text:p>
            <text:p text:style-name="Paragraph-240"><text:span text:style-name="p240-1-1">1. 경찰의 보호조치의 근거가 소멸한 경우</text:span></text:p>
            <text:p text:style-name="Paragraph-241"><text:span text:style-name="p241-1-1">2. 계속적인 자유박탈이 법관의 결정에 의하여 허용되지 않는 것으로 판명된 경</text:span><text:span text:style-name="p241-2-1">우</text:span></text:p>
            <text:p text:style-name="Paragraph-242"><text:span text:style-name="p242-1-1">3. 어떠한 경우에도 법관이 다른 법률에 근거하여 그의 계속을 사전에 명하지 </text:span><text:span text:style-name="p242-2-1">않는 한 늦어도 다음날 자정까지는.</text:span></text:p>
          </table:table-cell>
        </table:table-row>
      </table:table>
      <text:p text:style-name="Paragraph-243"/>
      <text:p text:style-name="Paragraph-244"/>
      <text:p text:style-name="Paragraph-245"/>
      <text:p text:style-name="Paragraph-246"><text:span text:style-name="p246-1-1">4. 보론(</text:span><text:span text:style-name="p246-1-2">補論): </text:span><text:span text:style-name="p246-1-3">형사사법작용과 (행정)경찰작용의 구분에 관한 문제</text:span></text:p>
      <text:p text:style-name="Paragraph-247"/>
      <text:p text:style-name="Paragraph-248"><text:span text:style-name="p248-1-1">(1) 문제의 소재</text:span></text:p>
      <text:p text:style-name="Paragraph-249"><text:span text:style-name="p249-1-1">경찰작용과 형사사법작용의 구분, 나아가 어떠한 경찰작용이 실제로 행하여지는  </text:span><text:span text:style-name="p249-2-1">경우 그것의 성질을 어떻게 이해할 것인가의 문제는 때로 많은 어려움을 제공한다. </text:span><text:span text:style-name="p249-3-1">이 경우 당해 경찰작용이 경찰작용과 형사사법작용 중 어떤 성질을 갖는지에 따라 </text:span><text:span text:style-name="p249-4-1">그 경찰작용에 적용될 법원칙이 결정되므로, 경찰작용의 성질을 규명하는 것은 단</text:span><text:span text:style-name="p249-5-1">순히 이론적 의미를 넘어서 실제로 중요한 의미를 갖게 된다. 이러한 구분 내지 성</text:span><text:span text:style-name="p249-6-1">질규명의 문제는 특히 하나의 경찰작용이 2가지의 성질을 모두 가지는 것으로 이해</text:span><text:span text:style-name="p249-7-1">되는 경우에 있어 그 의미가 증대된다고 할 수 있는데, 이하에서는 이 문제를 실증</text:span><text:span text:style-name="p249-8-1">적 사례제시를 통하여 논해보기로 한다.</text:span></text:p>
      <text:p text:style-name="Paragraph-250"/>
      <text:p text:style-name="Paragraph-251"><text:span text:style-name="p251-1-1">사례 1: 경찰의 추적을 받고 있는 은행강도 </text:span><text:span text:style-name="p251-1-2">A</text:span><text:span text:style-name="p251-1-3">가 공포에 빠져 제멋대로 총기를 난</text:span><text:span text:style-name="p251-2-1">사하고 있다. </text:span><text:span text:style-name="p251-2-2">A</text:span><text:span text:style-name="p251-2-3">의 도주를 저지하고 행인에 대한 위험을 방지하기 위하여, 경찰관 </text:span><text:span text:style-name="p251-2-4">P</text:span><text:span text:style-name="p251-3-1">가 총을 쏘아 </text:span><text:span text:style-name="p251-3-2">A</text:span><text:span text:style-name="p251-3-3">의 다리를 맞혔다.</text:span></text:p>
      <text:p text:style-name="Paragraph-252"><text:span text:style-name="p252-1-1">사례 2: 서울</text:span><text:span text:style-name="p252-1-2">市 </text:span><text:span text:style-name="p252-1-3">시청사에서 시장 </text:span><text:span text:style-name="p252-1-4">B</text:span><text:span text:style-name="p252-1-5">의 주재로 대형음악당건설을 논의하기 위한    </text:span><text:span text:style-name="p252-2-1">회의가 열렸는데, 이러한 서울시의 계획에 반대하는 집단이 그 회의에 참석하기 위</text:span><text:span text:style-name="p252-3-1">하여 회의장에 들어 왔다. </text:span><text:span text:style-name="p252-3-2">B</text:span><text:span text:style-name="p252-3-3">의 요청에도 불구하고 이들 집단이 회의장을 떠나지 않</text:span><text:span text:style-name="p252-4-1">자, </text:span><text:span text:style-name="p252-4-2">B</text:span><text:span text:style-name="p252-4-3">는 경찰에게 그들을 끌어내어 신원을 확인할 것을 요청하면서 그와 동시에 그</text:span><text:span text:style-name="p252-5-1">들을 형법상의 주거침입죄로 고소하였다. 이에 경찰이 출동하여 그들을 경찰서로 </text:span><text:span text:style-name="p252-6-1">압송하였다.</text:span></text:p>
      <text:p text:style-name="Paragraph-253"/>
      <text:p text:style-name="Paragraph-254"><text:span text:style-name="p254-1-1">(2) 해결방안</text:span></text:p>
      <text:p text:style-name="Paragraph-255"><text:span text:style-name="p255-1-1">예방적 (행정)경찰작용은 공공의 안녕 또는 질서에 대한 위험방지를 위한 모든 작</text:span><text:span text:style-name="p255-2-1">용을 말하며, 진압적 형사사법작용은 범죄수사와 관련된 모든 경찰활동을 의미한다. </text:span><text:span text:style-name="p255-3-1">사례의 경우처럼 범죄행위가 막 발생하였거나 범죄행위가 행하여진 후에도 공공의 </text:span><text:span text:style-name="p255-4-1">안녕 혹은 질서에 대한 위험이 여전히 계속되고 있는 경우에는 진압적 형사사법작</text:span><text:span text:style-name="p255-5-1">용 뿐만 아니라 예방적 (행정)경찰작용도 존재할 수 있다. 즉, 사례 1의 경우 경찰</text:span><text:span text:style-name="p255-6-1">관 </text:span><text:span text:style-name="p255-6-2">P</text:span><text:span text:style-name="p255-6-3">의 발포는 진압적 목적 - 도주를 불가능케 하려는 것 - 뿐만 아니라 예방적 </text:span><text:span text:style-name="p255-7-1">목적 - 행인에 대한 구체적 생명의 위험방지 - 도 갖고 있다. 즉, 경찰관 </text:span><text:span text:style-name="p255-7-2">P</text:span><text:span text:style-name="p255-7-3">의 조치</text:span><text:span text:style-name="p255-8-1">는 예방적임과 동시에 진압적이다.</text:span><text:note text:id="FootNote-46" text:note-class="footnote"><text:note-citation>46</text:note-citation><text:note-body><text:p text:style-name="각주"><text:span> 이러한 사정을 학자들은 이른 바 </text:span><text:span>‘</text:span><text:span>경찰작용의 이중성(</text:span><text:span>Doppelspruigkeit)</text:span><text:span>’</text:span><text:span>이라고 표현하고 있다</text:span><text:span>(Vgl. Knemeyer, a.a.O.:, Rn.89).</text:span></text:p></text:note-body></text:note><text:span text:style-name="p255-8-3"> 또한 사례 2의 경우에 있어서의 경찰작용 역</text:span><text:span text:style-name="p255-9-1">시 한편으로는 회의진행에 대한 계속적 장해, 즉 공공의 안녕 혹은 질서에 대한 위</text:span><text:span text:style-name="p255-10-1">험방지라는 예방적 (행정)경찰작용의 성질을, 다른 한편으로는 주거침입죄에 대한  </text:span><text:span text:style-name="p255-11-1">수사라는 진압적 형사사법작용의 성질을 가진다. 이처럼 하나의 경찰작용이 이중적 </text:span><text:span text:style-name="p255-12-1">기능을 가진 경우에는 그 경찰작용의 성격을 그 중 어느 하나로 규정지어야 하는</text:span><text:span text:style-name="p255-13-1">바, 이는 경찰이 그의 작용을 예방적 (행정)경찰작용에 관한 규정과 진압적 형사사</text:span><text:span text:style-name="p255-14-1">법작용에 관한 규정에 동시에 근거하여 행할 수는 없기 때문이다.</text:span><text:note text:id="FootNote-47" text:note-class="footnote"><text:note-citation>47</text:note-citation><text:note-body><text:p text:style-name="각주"><text:span> 이는 경찰작용은 그 법적 근거가 단일하여야 하고, 쟁송수단 또한 단일하여야 한다는 요청에 기</text:span><text:span>초한 것이다.</text:span></text:p></text:note-body></text:note><text:span text:style-name="p255-14-3"> 그렇다면 문제</text:span><text:span text:style-name="p255-15-1">는 구체적으로 행하여진 경찰작용의 성질을 어떻게 규정할 것인가? 라는 것에 귀착</text:span><text:span text:style-name="p255-16-1">될 것이다. 생각건대 경찰작용의 성질을 규정짓기 위해서는 먼저 당해 경찰작용이 </text:span><text:span text:style-name="p255-17-1">어떤 것을 목적으로 하는 것인지가 심사되어야 할 것이다. 그리고 이 경우 당해 경</text:span><text:span text:style-name="p255-18-1">찰작용이 어떤 것을 목적으로 하는 것인지를 판단함에 있어서는 그 사안의 </text:span><text:span text:style-name="p255-18-2">‘</text:span><text:span text:style-name="p255-18-3">전체적</text:span><text:span text:style-name="p255-19-1">인 인상</text:span><text:span text:style-name="p255-19-2">’(</text:span><text:span text:style-name="p255-19-3">Gesamteindruck)</text:span><text:span text:style-name="p255-19-4">이 기준이 된다. 그리고 끝으로 그러한 판단에 따르는 경</text:span><text:span text:style-name="p255-20-1">우에도 당해 경찰작용이 2가지 모두를 목적으로 한다고 이해된다면 전체적인 측면</text:span><text:span text:style-name="p255-21-1">에서 보아 경찰작용의 중점이 객관적으로 어디에 놓여 있는지, 경찰작용의 목적 중 </text:span><text:span text:style-name="p255-22-1">어느 것이 객관적으로 우선하는지가 기준이 된다 - 이른바 중점이론(</text:span><text:span text:style-name="p255-22-2">重點理論, </text:span><text:span text:style-name="p255-23-1">Schwerpunkttheorie).</text:span><text:note text:id="FootNote-48" text:note-class="footnote"><text:note-citation>48</text:note-citation><text:note-body><text:p text:style-name="각주"><text:span> Drews/Wacke/Vogel/Martens, a.a.O., S.139; BayVG, BayVBl. 1986, 337; BayVBl. 1975, 708.</text:span></text:p></text:note-body></text:note><text:span text:style-name="p255-23-3"> 그리고 경찰작용의 중점이 어떠한 법영역에 놓이는가에 따</text:span><text:span text:style-name="p255-24-1">라서 그에 대한 심사권을 갖는 법원이 결정되게 된다.</text:span><text:note text:id="FootNote-49" text:note-class="footnote"><text:note-citation>49</text:note-citation><text:note-body><text:p text:style-name="각주"><text:span> 즉, 예방적 (행정)경찰작용이라면 행정법원이, 형사사법작용이라면 형사법원이 그에 대한 관할권</text:span><text:span>을 갖게 된다.  </text:span></text:p></text:note-body></text:note><text:span text:style-name="p255-24-3"> </text:span></text:p>
      <text:p text:style-name="Paragraph-260"/>
      <text:p text:style-name="Paragraph-261"><text:span text:style-name="p261-1-1">경찰작용이 예방적 (행정)경찰작용과 진압적 형사사법작용 중 어느 것에 해당하는</text:span><text:span text:style-name="p261-2-1">지에 대하여 지금까지의 논의를 바탕으로 결론을 내려 보면 다음과 같이 된다:</text:span></text:p>
      <text:p text:style-name="Paragraph-262"><text:span text:style-name="p262-1-1">첫째, 범죄행위에 대한 예방적 대처가 문제가 되는 경우: 예방적 (행정)경찰작용.</text:span></text:p>
      <text:p text:style-name="Paragraph-263"><text:span text:style-name="p263-1-1">둘째, 범죄행위가 종료되고, 그 밖의 위험이 존재하지 않고 범인이 체포되어야 하</text:span><text:span text:style-name="p263-2-1">는 경우: 진압적 형사사법작용</text:span></text:p>
      <text:p text:style-name="Paragraph-264"><text:span text:style-name="p264-1-1">셋째, 범죄행위가 막 행해지고 있거나 범죄 이후에도 위험이 계속되고 있는 경우: </text:span><text:span text:style-name="p264-2-1">그 경찰작용의 목적을 기준으로 구분.</text:span></text:p>
      <text:p text:style-name="Paragraph-265"><text:span>마지막으로 진압적 목적과 예방적 목적이 공존하는 경우: </text:span><text:span>重點理論</text:span><text:span>에 따라 해결</text:span></text:p>
      <text:p text:style-name="Paragraph-266"/>
      <text:p text:style-name="Paragraph-267"><text:span>(3) 사례의 해결</text:span></text:p>
      <text:p text:style-name="Paragraph-268"><text:span>위의 해결방안을 전제로 제시된 사례에 대하여 나름대로의 결론을 내려 보기로 </text:span><text:span>한다.</text:span><text:note text:id="FootNote-50" text:note-class="footnote"><text:note-citation>50</text:note-citation><text:note-body><text:p text:style-name="각주"><text:span> 중점이론에 따른 판단은 필연적으로 논자에 따라 어느 정도 다른 결론이 나올 수 있다. 따라서 </text:span><text:span>이하의 서술은 연구자의 개인적 생각에 불과함을 밝혀 둔다. </text:span></text:p></text:note-body></text:note><text:span> 먼저 사례 1의 경우에는 한편으로는 범죄행위의 수사, 다른 한편으로는 위</text:span><text:span>협을 받고 있는 생명이라는 법익보호를 위한 위험방지라는 측면을 고려하여 이익형</text:span><text:span>량을 해보면 예방적 목적에 우선이 두어진다고 생각된다. 그리고 사례 2의 경우는 </text:span><text:span>경찰작용의 중점이 범죄수사의 영역에 놓여 있는 것으로 생각된다. 왜냐하면 이 경</text:span><text:span>우에 있어서 경찰은 시장 </text:span><text:span>B</text:span><text:span>의 고소에 기하여 개입한 것이기 때문이다.</text:span></text:p>
      <text:p text:style-name="Paragraph-270"/>
      <text:p text:style-name="Paragraph-271"><text:span>Ⅱ. </text:span><text:span>경찰의 수단</text:span></text:p>
      <text:p text:style-name="Paragraph-272"/>
      <text:p text:style-name="Paragraph-273"><text:span>경찰은 권력으로 국민에게 명령</text:span><text:span>․</text:span><text:span>강제</text:span><text:note text:id="FootNote-51" text:note-class="footnote"><text:note-citation>51</text:note-citation><text:note-body><text:p text:style-name="각주"><text:span> 여기서 </text:span><text:span>‘</text:span><text:span>명령</text:span><text:span>’</text:span><text:span>이란 경찰명령 또는 그에 근거한 행정행위에 의하여 국민에게 작위</text:span><text:span>․</text:span><text:span>부작위</text:span><text:span>․</text:span><text:span>급부</text:span><text:span>․</text:span><text:span>수인</text:span><text:span>의무를 명하여 그의 자연적 자유를 제한하거나(경찰처분), 경찰목적을 위하여 정하여진 일반적</text:span><text:span>․</text:span><text:span>상대</text:span><text:span>적 금지를 구체적인 경우에 해제하여 주는 것(경찰허가)을 총칭한다. 또한 </text:span><text:span>‘</text:span><text:span>강제</text:span><text:span>’</text:span><text:span>라 함은 상대방의 </text:span><text:span>의사에 반하여 실력으로써 사실상의 일정한 상태를 실현하는 작용을 말한다(</text:span><text:span text:style-name="p274-4-2">田中 二郞, </text:span><text:span text:style-name="p274-4-3">앞의 책, </text:span><text:span text:style-name="p274-5-1">34쪽; </text:span><text:span text:style-name="p274-5-2">杉村章 三郞</text:span><text:span text:style-name="p274-5-3">․</text:span><text:span text:style-name="p274-5-4">山內 一夫, </text:span><text:span text:style-name="p274-5-5">앞의 책, 298쪽).</text:span></text:p></text:note-body></text:note><text:span>하는 권력적 작용으로서 구체적으로는 경</text:span><text:span>찰명령(</text:span><text:span>Polizeiverordnung)</text:span><text:span>․</text:span><text:span>경찰처분(</text:span><text:span>polizeiverfügung)</text:span><text:span>․</text:span><text:note text:id="FootNote-52" text:note-class="footnote"><text:note-citation>52</text:note-citation><text:note-body><text:p text:style-name="각주"><text:span> 여기서 경찰명령이라고 함은 경찰목적을 위하여 발하여진 법규명령을 말하며, 경찰처분이라고 함</text:span><text:span>은 경찰목적을 당성하기 위하여 행정행위를 통하여 국민에게 작위</text:span><text:span>․</text:span><text:span>부작위</text:span><text:span>․</text:span><text:span>급부</text:span><text:span>․</text:span><text:span>수인의 의무를 명하</text:span><text:span>는 것을 말한다.</text:span></text:p></text:note-body></text:note><text:span>경찰허가</text:span><text:span>․</text:span><text:span>경찰강제 등을 그</text:span><text:span>의 수단으로 하는바, </text:span><text:span text:style-name="p273-3-2">이러한 수단의 권력성은 목적의 소극성과 함께 종래 실질적 </text:span><text:span text:style-name="p273-4-1">의미의 경찰개념의 중핵적 요소로 설명되어 왔다.</text:span><text:note text:id="FootNote-53" text:note-class="footnote"><text:note-citation>53</text:note-citation><text:note-body><text:p text:style-name="각주"><text:span> 이러한 사정을 김철용 교수는 </text:span><text:span>“</text:span><text:span>수단의 권력성은 </text:span><text:span text:style-name="p276-1-4">목적의 소극성과 더불어 전통적인 경찰개념의 근</text:span><text:span text:style-name="p276-2-1">간을 이루어 경찰법의 체계를 </text:span><text:span text:style-name="p276-2-2">지탱해 온 요소</text:span><text:span text:style-name="p276-2-3">”</text:span><text:span text:style-name="p276-2-4">라고 평가하고 있다(김철용, 행정법 </text:span><text:span text:style-name="p276-2-5">Ⅱ, </text:span><text:span text:style-name="p276-2-6">박영사, </text:span><text:span text:style-name="p276-3-1">2008, 244쪽). </text:span></text:p></text:note-body></text:note><text:span text:style-name="p273-4-3"> </text:span><text:span>이처럼 실질적 의미의 경찰개</text:span><text:span>념을 정의함에 있어 그 수단의 측면을 강조하여 경찰작용을 권력작용으로 구성하는 </text:span><text:span>것은 경찰작용의 성질로 보아 당연한 것으로 여겨져 왔으며,</text:span><text:note text:id="FootNote-54" text:note-class="footnote"><text:note-citation>54</text:note-citation><text:note-body><text:p text:style-name="각주"><text:span> 이는 대등당사자간의 법률관계에서와 마찬가지의 법적 수단(즉, 비권력적 수단)에 의해서는 공공</text:span><text:span>의 안녕 혹은 질서의 유지를 도모하는 것이 현실적으로 곤란하다고 생각하여 왔기 때문이다(이러한 </text:span><text:span>점에 관하여는 </text:span><text:span text:style-name="p277-3-2">小高 剛, 行政法各論, 有斐閣, 平成 2年, 6</text:span><text:span text:style-name="p277-3-3">쪽).</text:span></text:p></text:note-body></text:note><text:span> 심지어 </text:span><text:span text:style-name="p273-6-4">이러한 수단</text:span><text:span text:style-name="p273-7-1">의 권력성을 강조하여 </text:span><text:span text:style-name="p273-7-2">“</text:span><text:span text:style-name="p273-7-3">경찰기관이 준법률행위적 행정행위 또는 비권력작용에 의</text:span><text:span text:style-name="p273-8-1">하여 행한 질서유지작용은 경찰행정으로 보기 어렵다</text:span><text:span text:style-name="p273-8-2">”</text:span><text:span text:style-name="p273-8-3">고 설명하는</text:span><text:span text:style-name="p273-8-4"> 견해</text:span><text:note text:id="FootNote-55" text:note-class="footnote"><text:note-citation>55</text:note-citation><text:note-body><text:p text:style-name="각주"><text:span> </text:span><text:span text:style-name="p278-1-2">田上 穰治, </text:span><text:span text:style-name="p278-1-3">앞의 책, 37쪽.</text:span></text:p></text:note-body></text:note><text:span text:style-name="p273-8-6">도</text:span><text:span text:style-name="p273-8-7"> 있었</text:span><text:span text:style-name="p273-9-1">다.</text:span></text:p>
      <text:p text:style-name="Paragraph-279"/>
      <text:p text:style-name="Paragraph-280"><text:span>그러나 경찰관련법률을 권력적 수단에 의해 </text:span><text:span text:style-name="p280-1-2">일률적으로 집행하는 방식에 의하여</text:span><text:span text:style-name="p280-2-1">서는 오늘날의 다양한 경찰수요에 적확하게 대응할 수 없는 경우가 많아지면서 </text:span><text:span>오</text:span><text:span>늘날에는 권력적 작용을 통한 경찰작용 이외에도 행정지도</text:span><text:span>․</text:span><text:span>비권력적 행정조사</text:span><text:span>․</text:span><text:span>교육</text:span><text:span>이나 홍보 등과 같은 비권력적 작용을 통한 경찰작용이 많이 행하여지고 있는 것이 </text:span><text:span>사실이며, 그 비중은 점차 확대되어 가고 있는 실정이다. 이러한 사정을 고려하면 </text:span><text:span>오늘날에도 경찰의 개념정의에 있어 </text:span><text:span>‘</text:span><text:span>수단의 권력성</text:span><text:span>’</text:span><text:span>을 그 요소의 하나로 설명하는 </text:span><text:span>것 자체가 과연 이론상 타당한지는 의문시되며, 설사 전통적 설명방법을 고수하는 </text:span><text:span>경우에도 그것은 경찰작용이 반드시 권력적 수단에 의해서 이루어진다는 것을 뜻하</text:span><text:span>는 것이 아니라, 권력적 수단을 주된 요소로 하는 것이 경찰의 특색을 이룬다는 정</text:span><text:span>도로 이해하여야 할 것이다.</text:span><text:note text:id="FootNote-56" text:note-class="footnote"><text:note-citation>56</text:note-citation><text:note-body><text:p text:style-name="각주"><text:span> 동지: </text:span><text:span text:style-name="p281-1-2">김남진</text:span><text:span text:style-name="p281-1-3">․</text:span><text:span text:style-name="p281-1-4">김연태, 앞의 책</text:span><text:span text:style-name="p281-1-5">, 248쪽.</text:span></text:p></text:note-body></text:note><text:span> </text:span></text:p>
      <text:p text:style-name="Paragraph-282"/>
      <text:p text:style-name="Paragraph-283"><text:span>Ⅲ. </text:span><text:span>경찰의 내용</text:span></text:p>
      <text:p text:style-name="Paragraph-284"/>
      <text:p text:style-name="Paragraph-285"><text:span>경찰은 개인의 자연적 자유</text:span><text:note text:id="FootNote-57" text:note-class="footnote"><text:note-citation>57</text:note-citation><text:note-body><text:p text:style-name="각주"><text:span> 여기서 자연적 자유란 법률상 개인의 자유에 맡겨진 범위 내에서 각자가 자신의 신체 및 정신력</text:span><text:span>을 자유롭게 발휘하여 자기가 지배하는 물건을 자유로이 관리</text:span><text:span>․</text:span><text:span>처분 및 이용할 수 있음을 의미한다.</text:span></text:p></text:note-body></text:note><text:span>를 제한하는 것을 그 내용으로 하는바, 경찰은 이처</text:span><text:span>럼 자연적 자유를 대상으로 하여 그를 제한하거나 혹은 그 제한을 해제해 주는 작</text:span><text:span>용이라는 점에서 법률적 능력을 대상으로 하여 권리</text:span><text:span>․</text:span><text:span>능력 기타 포괄적 법률관계를 </text:span><text:span>발생</text:span><text:span>․</text:span><text:span>변경 또는 소멸시키는 행위인 형성적 행위와 구별된다.</text:span><text:note text:id="FootNote-58" text:note-class="footnote"><text:note-citation>58</text:note-citation><text:note-body><text:p text:style-name="각주"><text:span> 예컨대 불량식품의 판매를 금지하는 경찰조치는 단지 불량식품의 </text:span><text:span>‘</text:span><text:span>판매</text:span><text:span>’</text:span><text:span>라는 행위를 하지 못하게 </text:span><text:span>할 뿐이지, 그러한 금지에 위반하여 불량식품의 판매가 이루어졌을 때 그 판매라는 법률상 행위의 </text:span><text:span>효력을 당연히 무효로 만들지는 않는다.    </text:span></text:p></text:note-body></text:note><text:span> 다만 경찰이 자연적 </text:span><text:span>자유를 대상으로 하는 작용이라고 하는 것이 결코 경찰이 법률적 능력과 전혀 관계</text:span><text:span>없다는 의미는 아님을 유의하여야 하는바, 이는 법률적 능력은 자연적 자유를 그 </text:span><text:span>존립의 기초로 하기 때문이다. 즉, </text:span><text:span text:style-name="p285-7-2">경찰상의 철거하명에 따른 건물철거로 인하여 </text:span><text:span text:style-name="p285-8-1">건물에 대한 소유권이 소멸되거나</text:span><text:span text:style-name="p285-8-2">, 유해식품이 폐기됨으로써 그 물건에 대한 소유</text:span><text:span text:style-name="p285-9-1">권이 소멸하는 경우</text:span><text:note text:id="FootNote-59" text:note-class="footnote"><text:note-citation>59</text:note-citation><text:note-body><text:p text:style-name="각주"><text:span> </text:span><text:span text:style-name="p288-1-2">이러한 예에 관하여는 </text:span><text:span text:style-name="p288-1-3">김남진</text:span><text:span text:style-name="p288-1-4">․</text:span><text:span text:style-name="p288-1-5">김연태, 앞의 책, 248쪽; 박윤흔, 앞의 책, 311쪽 참조.</text:span></text:p></text:note-body></text:note><text:span text:style-name="p285-9-3"> 등에서 볼 </text:span><text:span text:style-name="p285-9-4">수 있는 것처럼 </text:span><text:span>자연적 자유가 제한되는 경우에</text:span><text:span>는 법률적 능력도 영향을 받게 되는 예가 적지 않은 것이다.</text:span><text:span text:style-name="p285-10-2"> </text:span><text:span>그러나 이처럼 경찰작</text:span><text:span>용이 그의 간접적 효과로서 법률적 효과의 발생</text:span><text:span>․</text:span><text:span>변경</text:span><text:span>․</text:span><text:span>소멸을 가져오는 경우도 있다</text:span><text:span>고 하더라도, 권리(또는 능력) 그 자체를 변동시키는 것 혹은 법률적 행위의 효력을 </text:span><text:span>제한하는 것 그 자체를 목적으로 하는 작용과는 구별되어야 한다. </text:span></text:p>
      <text:p text:style-name="Paragraph-289"/>
      <text:p text:style-name="Paragraph-290"><text:span>Ⅳ. </text:span><text:span>경찰의 권력적 기초</text:span></text:p>
      <text:p text:style-name="Paragraph-291"/>
      <text:p text:style-name="Paragraph-292"><text:span>경찰은 일반통치권에 기초를 둔 작용이다. 이처럼 경찰권은 일반통치권에 근거하</text:span><text:span>고 있는 점에서 소위 포괄적 특별권력에 근거하여 명령</text:span><text:span>․</text:span><text:span>강제하는 작용, 예컨대 국회</text:span><text:span>의 질서를 유지하기 위하여 의장이 행하는 명령</text:span><text:span>․</text:span><text:span>강제작용인 의원경찰(</text:span><text:span>議院警察)</text:span><text:span>이나 </text:span><text:span>법정의 질서를 유지하기 위하여 재판장이 행하는 명령</text:span><text:span>․</text:span><text:span>강제작용인 법정경찰(</text:span><text:span>法廷警</text:span><text:span>察)</text:span><text:span>과는 구별된다.</text:span><text:note text:id="FootNote-60" text:note-class="footnote"><text:note-citation>60</text:note-citation><text:note-body><text:p text:style-name="각주"><text:span> </text:span><text:span text:style-name="p293-1-2">김남진</text:span><text:span text:style-name="p293-1-3">․</text:span><text:span text:style-name="p293-1-4">김연태, 앞의 책, 249쪽. 한편 실질적 의미의 경찰과 의원경찰 및 법정경찰을 목적의 측면</text:span><text:span text:style-name="p293-2-1">에서 구분하는 견해(김도창, 일반행정법론(하), 청운사, 1990, 316쪽)도 있었으나, 실질적 의미의 경</text:span><text:span text:style-name="p293-3-1">찰개념을 목적</text:span><text:span text:style-name="p293-3-2">․</text:span><text:span text:style-name="p293-3-3">수단</text:span><text:span text:style-name="p293-3-4">․</text:span><text:span text:style-name="p293-3-5">내용</text:span><text:span text:style-name="p293-3-6">․</text:span><text:span text:style-name="p293-3-7">권력의 기초라는 측면으로 나누어 설명하는 경우 역시 권력의 기초라는 측</text:span><text:span text:style-name="p293-4-1">면에서 구분하는 것이 타당하다고 생각한다.</text:span></text:p></text:note-body></text:note><text:span> </text:span></text:p>
      <text:p text:style-name="Paragraph-294"/>
      <text:p text:style-name="Paragraph-295"><text:span>또한 경찰은 국가의 일반통치권에 의한 작용이므로, 국가의 일반통치권에 복종하</text:span><text:span>는 자는 자연인</text:span><text:span>․</text:span><text:span>법인, 내국인</text:span><text:span>․</text:span><text:span>외국인을 막론하고 경찰권에 복종하여야 한다. 한편 우</text:span><text:span>리나라의 경우 경찰이 다른 행정기관 내지 행정주체에 대하여 경찰권을 발동할 수 </text:span><text:span>있는지의 문제를 경찰의 권력적 기초와 관련하여 많이 논하고 있는데,</text:span><text:note text:id="FootNote-61" text:note-class="footnote"><text:note-citation>61</text:note-citation><text:note-body><text:p text:style-name="각주"><text:span> 김동희, 앞의 책, 189쪽; 김철용, 앞의 책, 244쪽; 박윤흔, 앞의 책, 312쪽 </text:span></text:p></text:note-body></text:note><text:span> 이는 고권</text:span><text:span>력주체(</text:span><text:span>高權力主體)</text:span><text:span>의 경찰책임</text:span><text:note text:id="FootNote-62" text:note-class="footnote"><text:note-citation>62</text:note-citation><text:note-body><text:p text:style-name="각주"><text:span> </text:span><text:span>고권력주체의 경찰책임의 문제에 관한 논의 전반에 관하여 상세한 것은 </text:span><text:span>vgl. Rudolf, Polizei </text:span><text:span>gegen Hoheitsträger, 1965; Schrameyer, Die Polizeipflichtigkeit von Hoheitsträgern, 1971; </text:span><text:span>Wagner, Die Polizeipflicht von Hoheitsträgern, 1971; Schultes, Die Polizeipflicht von </text:span><text:span>Hoheitsträgern, 1984; Scholz, Zur Polizeipflicht von Hoheitsträgern, DVBl, 1968, 732 ff.; </text:span><text:span>Gebhard, Polizeipflichtigkeit der Hoheitsträger, DÖV 1986, 545 ff.; Wallerath/Strätker, </text:span><text:span>ZUstandshaftung von Hoheitsträgern und zivilrechtlicher Eigentumsbegriff im Ordnungsrecht, </text:span><text:span>JuS 1999, 127 ff.; Britz, Abschied vom Grundsatz fehlender Polizeipflicht von </text:span><text:span>Hoheitsträgern?, DÖV 2002, 891 ff.; Schoch, Polzeipflichtigkeit von Hoheitsträgern, Jura </text:span><text:span>2005, 324 ff. </text:span></text:p></text:note-body></text:note><text:span>에 관한 문제로 다루는 것이 타당할 뿐만 아니라 </text:span><text:span>본 보고서의 방향과 직접적 관련이 없다고 생각되어 여기서는 설명을 약하기로 한</text:span><text:span>다. </text:span></text:p>
      <text:p text:style-name="Paragraph-298"/>
      <text:p text:style-name="Paragraph-299"/>
      <text:p text:style-name="Paragraph-300"><text:span text:style-name="p300-1-1">제2절  실질적 의미의 경찰개념의 재구성</text:span></text:p>
      <text:p text:style-name="Paragraph-301"/>
      <text:p text:style-name="Paragraph-302"><text:span>- 오래된 법개념들이 그러하듯이 - 실질적 의미의 경찰개념 역시 국가의 기능과 </text:span><text:span>본질에 대한 이해나 헌법상황의 변화에 따라 많은 변천을 겪어 왔으며, 오늘날에도  </text:span><text:span>여전히 끊임없이 진화의 과정을 밟고 있다.</text:span><text:note text:id="FootNote-63" text:note-class="footnote"><text:note-citation>63</text:note-citation><text:note-body><text:p text:style-name="각주"><text:span> 경찰개념의 역사적 변천과정에 관하여 자세한 것은 서정범, 경찰개념의 역사적 발전에 관한 고찰, </text:span><text:span>중앙법학 제9집 제3호(2007), 129쪽 이하 참조.</text:span></text:p></text:note-body></text:note><text:span> 이처럼 실질적 의미의 경찰개념에 변</text:span><text:span>화가 일어나게 되는 이유는 무엇보다도 시대상황의 변화 및 그를 바라보는 시각의 </text:span><text:span>변화에서 찾아볼 수 있을 것이다. 즉, 한 시대를 규정짓는 제반 사정이 변화하게 되</text:span><text:span>면 종래의 경찰개념을 고수하기 어렵게 된다는 것인데, 그렇다면 19세기의 자유주</text:span><text:span>의적 법치주의사상을 기초로 하여 정립된 전통적인 실질적 의미의 경찰개념이 오늘</text:span><text:span>날의 이른바 </text:span><text:span>‘</text:span><text:span>협조적 법치주의</text:span><text:span>’</text:span><text:span>하에서 그대로 통용될 수 없음은 자명하다고 할 것이</text:span><text:span>다.</text:span><text:note text:id="FootNote-64" text:note-class="footnote"><text:note-citation>64</text:note-citation><text:note-body><text:p text:style-name="각주"><text:span> 21세기의 협조적 법치주의 하에서의 경찰개념 등에 관하여자세한 것은 김성수, 앞의 책, 453쪽 </text:span><text:span>이하.</text:span></text:p></text:note-body></text:note><text:span> 이러한 전 세계에 공통된 문제에 대한 인식에 덧붙여, 권력적 색채가 강한 </text:span><text:span>경찰(행정)법을 발전시켜 온 우리나라의 특별한 사정까지 고려하게 되면 전통적인 </text:span><text:span>경찰개념을 그대로 유지하기 어렵다는 것은 쉽게 이해될 수 있을 것이다. 이런 점</text:span><text:span>에 착안하여 이하에서는 전통적인 실질적 의미의 경찰개념이 갖고 있는 문제점을 </text:span><text:span>지적한 후, 그렇다면 오늘날의 사회상황에 부합하는 경찰개념을 어떻게 구성하여야 </text:span><text:span>할 것인가의 문제를 논하기로 하겠다.</text:span></text:p>
      <text:p text:style-name="Paragraph-305"/>
      <text:p text:style-name="Paragraph-306"><text:span>Ⅰ. </text:span><text:span>전통적인 실질적 의미의 경찰개념의 문제점</text:span><text:note text:id="FootNote-65" text:note-class="footnote"><text:note-citation>65</text:note-citation><text:note-body><text:p text:style-name="각주"><text:span> 경찰의 </text:span><text:span>‘</text:span><text:span>소극목적성</text:span><text:span>’</text:span><text:span>을 부정하는 입장에서 전통적인 실질적 의미의 경찰개념의 문제점을 지적하는 </text:span><text:span>견해도 있으나 경찰의 </text:span><text:span>‘</text:span><text:span>소극목적성</text:span><text:span>’</text:span><text:span>을 부정하는 것은 받아들일 수 없다고 생각되어(그 이유에 관하</text:span><text:span>여는 전통적인 실질적 의미의 경찰개념에 관하여 전술한 바 있다) 여기서는 설명을 약하기로 하겠</text:span><text:span>다.</text:span></text:p></text:note-body></text:note><text:span> </text:span></text:p>
      <text:p text:style-name="Paragraph-308"/>
      <text:p text:style-name="Paragraph-309"><text:span>1. 수단/내용 중심의 경찰개념의 문제점</text:span></text:p>
      <text:p text:style-name="Paragraph-310"/>
      <text:p text:style-name="Paragraph-311"><text:span>우리나라의 경우 종래 실질적 의미의 경찰개념은 주로 경찰의 활동형태(즉, </text:span><text:span>‘</text:span><text:span>수단</text:span><text:span>의 권력성</text:span><text:span>’)</text:span><text:span>와 내용(즉, </text:span><text:span>‘</text:span><text:span>자연적 자유의 제한</text:span><text:span>’)</text:span><text:span>에 착안하여</text:span><text:span>「</text:span><text:span>공공의 안녕 혹은 질서</text:span><text:span>에 대한 위험을 방지하기 위하여 일반통치권에 기하여 국민에게 명령</text:span><text:span>․</text:span><text:span>강제함으로써 </text:span><text:span>국민의 자연적 자유를 제한하는 작용</text:span><text:span>」</text:span><text:span>이라고 정의되어 왔다. 그러나 이러한 전통</text:span><text:span>적인 실질적 의미의 경찰개념은 개념의 주된 요소로서 </text:span><text:span>‘</text:span><text:span>경찰이 국민에게 명령</text:span><text:span>․</text:span><text:span>강제</text:span><text:span>하여 국민의 자유를 제한한다는 점</text:span><text:span>’</text:span><text:span>을 지나치게 강조한 나머지 경찰의 본래의 임무</text:span><text:span>가 어디까지나 개인을 </text:span><text:span>‘</text:span><text:span>보호</text:span><text:span>’</text:span><text:span>하는 것</text:span><text:note text:id="FootNote-66" text:note-class="footnote"><text:note-citation>66</text:note-citation><text:note-body><text:p text:style-name="각주"><text:span> 경찰활동의 가장 중요한 목적은 공공의 안녕에 대한 위험을 방지하는 것인데, 이 경우 </text:span><text:span>「</text:span><text:span>개인의 </text:span><text:span>생명</text:span><text:span>․</text:span><text:span>신체(건강)</text:span><text:span>․</text:span><text:span>명예</text:span><text:span>․</text:span><text:span>자유</text:span><text:span>․</text:span><text:span>재산과 같은 주관적 권리와 법익, 객관적인 성문의 법질서, 국가의 존속</text:span><text:span>․</text:span><text:span>국</text:span><text:span>가 및 그 밖의 공권력주체의 제도 및 행사가 아무런 장해도 받고 있지 않은 상태</text:span><text:span>」</text:span><text:span>를 의미하는 것</text:span><text:span>으로 이해되어 왔다. 여기서 주의할 것은 공공의 안녕의 개념에 있어 </text:span><text:span>‘</text:span><text:span>개인의 생명</text:span><text:span>․</text:span><text:span>신체(건강)</text:span><text:span>․</text:span><text:span>명예</text:span><text:span>․</text:span><text:span>자유</text:span><text:span>․</text:span><text:span>재산과 같은 주관적 권리와 법익</text:span><text:span>’</text:span><text:span>이 가장 전면에 나와 있다는 것인데, 이러한 정의방식이야말</text:span><text:span>로 경찰 본연의 임무가 개인의 보호라는 것을 웅변으로 잘 보여주고 있는 예라고 생각된다.</text:span></text:p></text:note-body></text:note><text:span>에 있음을 간과하는 커다란 오류를 범하고 </text:span><text:span>있다.</text:span><text:note text:id="FootNote-67" text:note-class="footnote"><text:note-citation>67</text:note-citation><text:note-body><text:p text:style-name="각주"><text:span> 김남진</text:span><text:span>․</text:span><text:span>김연태, 앞의 책, 247쪽. </text:span></text:p></text:note-body></text:note><text:span> 즉, 종래의 경찰개념은 경찰작용이 그 본질에 있어 개인의 권리나 자유를 </text:span><text:span>제한하는 작용이 아니라 그것을 보호해 주는 것을 목적으로 하는 작용의 성질을 가</text:span><text:span>짐에도 불구하고, 그를 도외시한 채 개인의 보호라는 목적을 달성하기 위하여 경찰</text:span><text:span>이 사용하는 수단과 그러한 수단이 사용된 결과 경찰작용의 상대방에게 발생하는 </text:span><text:span>침해적 요소만을 강조하여 본말(즉, 목적과 수단)을 전도하는 치명적 문제를 안고 </text:span><text:span>있었던 것이다.  </text:span></text:p>
      <text:p text:style-name="Paragraph-314"/>
      <text:p text:style-name="Paragraph-315"><text:span>독일의 경우 전통적인 실질적 의미의 경찰개념이 갖고 있던 이러한 문제에 대한 </text:span><text:span>인식의 기반위에 실질적 의미의 경찰의 개념을 경찰의 본래의 임무 내지 기능에 중</text:span><text:span>점을 두어 재정립하려는 시도는 이미 오래전부터 나타났는바, 경찰을 </text:span><text:span>「</text:span><text:span>공공의 안</text:span><text:span>녕 혹은 질서를 위협하는 위험으로부터 공중과 개인을 보호하는 데 기여하는 국가</text:span><text:span>적 활동</text:span><text:span>」</text:span><text:span>이라고 정의하였던 </text:span><text:span>Friauf</text:span><text:span>의 견해</text:span><text:note text:id="FootNote-68" text:note-class="footnote"><text:note-citation>68</text:note-citation><text:note-body><text:p text:style-name="각주"><text:span> Vgl. Friauf, Polizei- und Ordnungsrecht, in: Schmidt-Aßmann, Besonderes Verwaltungsrecht, </text:span><text:span>11. Aufl., Rn.10.</text:span></text:p></text:note-body></text:note><text:span>는 그 대표적 예라고 할 수 있다. 또한 </text:span><text:span>일본의 경우에도 오늘날 </text:span><text:span>‘</text:span><text:span>국민의 자유와 권리의 옹호자</text:span><text:span>’</text:span><text:span>로서의 경찰이 강조되고 있</text:span><text:span>는바,</text:span><text:note text:id="FootNote-69" text:note-class="footnote"><text:note-citation>69</text:note-citation><text:note-body><text:p text:style-name="각주"><text:span> 이러한 일본에서의 논의에 관하여 상세한 것은 </text:span><text:span>田村 正博, 警察行政法</text:span><text:span>の</text:span><text:span>基本的</text:span><text:span>な</text:span><text:span>考</text:span><text:span>え</text:span><text:span>方, 立花書</text:span><text:span>房, 平成 14</text:span><text:span>년, 1쪽 이하.</text:span></text:p></text:note-body></text:note><text:span> 이 또한 여기서의 논의와 그 궤를 같이 하는 것이라고 생각된다. 한편 이</text:span><text:span>러한 문제의식은 우리나라에서도 이미 구문(</text:span><text:span>舊聞)</text:span><text:span>에 속하는 것이라고 할 수 있을 </text:span><text:span>정도로 많은 학자들에 의해 지적되었는바, </text:span><text:span>「</text:span><text:span>경찰은 시민의 자유를 침해하는 위험</text:span><text:span>․</text:span><text:span>장해를 방지</text:span><text:span>․</text:span><text:span>제거하기 위한 도구이지 국민의 자유를 제한하기 위한 도구는 아니</text:span><text:span>다</text:span><text:span>」,</text:span><text:note text:id="FootNote-70" text:note-class="footnote"><text:note-citation>70</text:note-citation><text:note-body><text:p text:style-name="각주"><text:span> 장태주, 행정법개론, 현암사, 2006, 1061쪽.</text:span></text:p></text:note-body></text:note><text:span> </text:span><text:span text:style-name="p315-11-5">「</text:span><text:span text:style-name="p315-11-6">실질적 의미의 경찰은 공공의 안녕과 질서에 대한 위험을 방지하고 장</text:span><text:span text:style-name="p315-12-1">해를 제거하는 작용이다</text:span><text:span text:style-name="p315-12-2">」</text:span><text:note text:id="FootNote-71" text:note-class="footnote"><text:note-citation>71</text:note-citation><text:note-body><text:p text:style-name="각주"><text:span> </text:span><text:span text:style-name="p319-1-2">정하중, 행정법각론, 법문사 2005, 223쪽.</text:span></text:p></text:note-body></text:note><text:span>라는 서술 등이 그 대표적 예가 될 것이다. 경찰의 본</text:span><text:span>무(</text:span><text:span>本務)</text:span><text:span>가 </text:span><text:span>‘</text:span><text:span>개인의 보호</text:span><text:span>’</text:span><text:span>에 있다는 것은 경찰작용 내지 경찰권이 확대</text:span><text:span>․</text:span><text:span>강화되어야 </text:span><text:span>할 이유를 설명해 주는 도구가 될 수 있는데, </text:span><text:span>“</text:span><text:span>법치국가에 있어서의 경찰은 국민의 </text:span><text:span>자유를 제한하기 위한 도구가 아니라, 국민의 자유를 침해하는 위험 및 장해의 방</text:span><text:span>지</text:span><text:span>․</text:span><text:span>제거를 통하여 국민의 자유를 유지하는 법적 도구이다. 그러므로 그것은 약화되</text:span><text:span>어서는 안 되며, 강화되어야 한다</text:span><text:span>”</text:span><text:span>라는 </text:span><text:span>Wolff/Bachof</text:span><text:span>의 견해</text:span><text:note text:id="FootNote-72" text:note-class="footnote"><text:note-citation>72</text:note-citation><text:note-body><text:p text:style-name="각주"><text:span> Wolff/Bachof, Verwaltungsrecht </text:span><text:span>Ⅲ, 4. </text:span><text:span>Aufl., 1978, S.16.</text:span></text:p></text:note-body></text:note><text:span>는 이와 관련하여 시</text:span><text:span>사하는 바 크다고 생각한다.</text:span></text:p>
      <text:p text:style-name="Paragraph-321"/>
      <text:p text:style-name="Paragraph-322"><text:span>한편 우리나라의 경우에 있어서는 전통적인 실질적 의미의 경찰개념의 문제점에 </text:span><text:span>대한 인식과 그를 기초로 한 개념의 재정립의 문제는 단순한 학문적 차원의 문제를 </text:span><text:span>넘어서는 면이 있음을 유의할 필요가 있다고 생각한다. 이는 전통적인 실질적 의미</text:span><text:span>의 경찰개념이 경찰을 </text:span><text:span>‘</text:span><text:span>공공의 안녕질서라는 미명(</text:span><text:span>美名)</text:span><text:span>하에 명령강제를 통하여 개</text:span><text:span>인의 자유를 제한하는 것에 진력하는 조직</text:span><text:span>’</text:span><text:span>으로 오해하도록 호도하여 경찰에 대한 </text:span><text:span>국민의식 내지 감정을 부정적으로 이끄는 데 일조하고 있다는 점 때문에 그러하다. </text:span><text:span>이러한 점을 고려할 때 경찰개념을 재정립할 필요성은 쉽게 인정될 수 있을 것이라</text:span><text:span>고 생각되며, 모쪼록 재정립된 경찰개념에 상응하는 경찰작용이 행해져 국민의 신</text:span><text:span>뢰를 회복하여야 할 것이다.</text:span></text:p>
      <text:p text:style-name="Paragraph-323"/>
      <text:p text:style-name="Paragraph-324"/>
      <text:p text:style-name="Paragraph-325"/>
      <text:p text:style-name="Paragraph-326"><text:span>2. 권력독점사상에 근거한 경찰개념의 문제점</text:span></text:p>
      <text:p text:style-name="Paragraph-327"/>
      <text:p text:style-name="Paragraph-328"><text:span>전통적인 실질적 의미의 경찰개념은 그의 권력적 기초에 착안하여 경찰을 </text:span><text:span>「</text:span><text:span>‘</text:span><text:span>일</text:span><text:span>반통치권에 기하여</text:span><text:span>’ </text:span><text:span>국민에게 명령</text:span><text:span>․</text:span><text:span>강제함으로써 국민의 자연적 자유를 제한하는 작</text:span><text:span>용</text:span><text:span>」</text:span><text:span>이라고 이해하여 왔다. 이는 경찰작용은 20세기 중반까지만 하여도 이른바 권</text:span><text:span>력독점(</text:span><text:span>Gewaltmonopol)</text:span><text:span>사상에 근거하여 조직적 의미의 경찰에 의하여 독점적으로 </text:span><text:span>수행되어 왔으며, 따라서 경찰작용의 주체는 국가라는 것을 전제로 하고 있다. 그러</text:span><text:span>나 20세기 후반부터 위험방지작용이 민간경비업체에 의하여 광범위하게 행해지게 </text:span><text:span>되면서 이러한 경찰권행사의 국가독점현상은 심각한 균열을 보이기 시작하게 되었</text:span><text:span>으며, 그 결과 경찰 본연의 임무로 파악되어 온 공공의 안녕 혹은 질서에 대한 위</text:span><text:span>험방지라는 과제의 수행에 있어 민간부문이 점차적으로 중요한 역할을 수행하게 되</text:span><text:span>었다.</text:span><text:note text:id="FootNote-73" text:note-class="footnote"><text:note-citation>73</text:note-citation><text:note-body><text:p text:style-name="각주"><text:span> 실제로 경찰(내지 그의 과제로서의 위험방지)의 민영화는 광범위하게 행해지고 있는바, 우리나라</text:span><text:span>의 경우만 해도 2005년 현재 2515개의 민간경비업체에서 122,327명이 일하고 있다(2006 경찰백</text:span><text:span>서, 183쪽). 한편 독일의 경우 2003년 현재 약 3000개에 이르는 민간경비업체에서 145,000명이 </text:span><text:span>넘는 사람들이 일하고 있으며, 민간경비업계 전체매출규모는 약 40억유로에 달하고 있는 실정이라</text:span><text:span>고 하는바, 이러한 사정에 관하여는 </text:span><text:span>vgl. Würtenberger/Heckmann, Polizeirecht in </text:span><text:span>Baden-Württemberg, 6. Aufl., 2005, S.17. </text:span></text:p></text:note-body></text:note><text:span> 또한 21세기의 이른바 협조적 행정국가(</text:span><text:span>kooperativer Verwaltungsstaat)</text:span><text:span>의 </text:span><text:span>발전과정에서 </text:span><text:span>‘</text:span><text:span>경찰과 민간간의 협력</text:span><text:span>’(</text:span><text:span>Police-Private-Partnership)</text:span><text:note text:id="FootNote-74" text:note-class="footnote"><text:note-citation>74</text:note-citation><text:note-body><text:p text:style-name="각주"><text:span> 독일의 경우 </text:span><text:span>‘</text:span><text:span>경찰과 민간간의 협력</text:span><text:span>’(</text:span><text:span>Police-Private-Partnership)</text:span><text:span>에 관한 많은 연구가 축적되어 </text:span><text:span>있는바 대표적인 것으로는 </text:span><text:span>Stober, Police-Private-Partnership aus juristisher Sicht, DÖV 2000, </text:span><text:span>261 ff.  </text:span></text:p></text:note-body></text:note><text:span>이 경찰과제의 </text:span><text:span>수행에 있어 새로운 모델로 제시되고 있기도 하다. 이처럼 오늘날 종래 실질적 의</text:span><text:span>미의 경찰작용으로 이해되어 왔던 작용의 상당수가 민간차원에서 이루어지고 있음</text:span><text:span>을 고려할 때, 경찰의 개념정의에 있어 권력독점사상에 기초하여 </text:span><text:span>‘</text:span><text:span>일반통치권에 기</text:span><text:span>초하여</text:span><text:span>’</text:span><text:span>를 운운하는 것은 더 이상 허용되기 곤란하다고 할 수 있다.</text:span></text:p>
      <text:p text:style-name="Paragraph-331"/>
      <text:p text:style-name="Paragraph-332"/>
      <table:table table:style-name="Table-3">
        <table:table-column table:number-columns-repeated="1"/>
        <table:table-row>
          <table:table-cell table:style-name="Table-3-1-1" table:number-columns-spanned="1" table:number-rows-spanned="1">
            <text:p text:style-name="Paragraph-333"><text:span>보론(</text:span><text:span>補論): </text:span><text:span>실질적 의미의 경찰개념의 필요성(?)</text:span></text:p>
            <text:p text:style-name="Paragraph-334"/>
            <text:p text:style-name="Paragraph-335"><text:span>전통적인 실질적 의미의 경찰개념의 문제점, 그리고 그러한 문제의식에 기초한 </text:span><text:span>실질적 의미의 경찰개념의 재구성에 관하여는 전술한 바와 같다. 그런데 오늘날은 </text:span><text:span>이러한 논의에서 진일보하여 과연 오늘날에도 실질적 의미의 경찰 개념이 필요한</text:span><text:span>지에 대해서 의문이 제기되고 있다.</text:span><text:note text:id="FootNote-75" text:note-class="footnote"><text:note-citation>75</text:note-citation><text:note-body><text:p text:style-name="각주"><text:span>  한편 이러한 </text:span><text:span>Götz</text:span><text:span>의 설명을 비판하면서 오늘날에도 실질적 의미의 경찰개념을 유지할 필요성이 </text:span><text:span>있음을 역설하는 견해도 나타나고 있는바, 그에 관하여는 </text:span><text:span>vgl. Pieroth/Schlink,/Kniesel, Polizei- </text:span><text:span>und Ordnungsrecht, 4. Aufl., 2007, §1 Rn.28; Schoch, in:  Schmidt-Aßmann, Besonderes </text:span><text:span>Verwaltungsrecht, 13. Aufl., 2005, Rn.7       </text:span></text:p></text:note-body></text:note><text:span> “</text:span><text:span>오늘날 입법이나 행정실무의 경우뿐만 아</text:span><text:span>니라 정책적으로도 경찰은 국가조직체계의 일부문(</text:span><text:span>一部門)</text:span><text:span>으로서, 따라서 제도적-</text:span><text:span>조직적으로 이해되고 있으며 그것은 전통적인 실질적 의미의 경찰개념과는 그 개</text:span><text:span>념적 구조에 있어 전혀 그 차원을 달리한다</text:span><text:span>”</text:span><text:span>고 하여 실질적 의미의 경찰개념이 </text:span><text:span>극복된 것이라고 하는 </text:span><text:span>Götz</text:span><text:span>의 견해</text:span><text:note text:id="FootNote-76" text:note-class="footnote"><text:note-citation>76</text:note-citation><text:note-body><text:p text:style-name="각주"><text:span> Vgl. Götz, a.a.O., Rn.20.</text:span></text:p></text:note-body></text:note><text:span>나 특별법에 의하여 경찰의 직무가 위험방지</text:span><text:span>의 영역을 넘어서서 확대되는 측면과 위험방지업무의 일부가 경찰이 아닌 다른 </text:span><text:span>행정청에게 이양되면서 경찰권한의 축소를 가져오는 측면을 지적하면서 경찰개념</text:span><text:span>의 중심이 </text:span><text:span>“</text:span><text:span>실질적 의미의 경찰개념으로부터 형식적 의미의 경찰개념으로 이전</text:span><text:span>”</text:span><text:span>되고 있음을 강조하는 </text:span><text:span>Gusy</text:span><text:span>의 설명</text:span><text:note text:id="FootNote-77" text:note-class="footnote"><text:note-citation>77</text:note-citation><text:note-body><text:p text:style-name="각주"><text:span> Vgl. Gusy, Polizeirecht, 4. Aufl., 2000, Rn.9.</text:span></text:p></text:note-body></text:note><text:span> 등이 이러한 입장을 대표한다고 볼 것이다. </text:span><text:span>생각건대 실질적 의미의 경찰 개념 자체의 무용성(</text:span><text:span>無用性)</text:span><text:span>을 지적하는 이들 견해</text:span><text:span>는 아직까지는 정론으로 받아들여지지 않고 있는 실정이며, 더욱이 그러한 견해는 </text:span><text:span>경찰(행정)법이론의 근간을 흔드는 것으로서 지금까지 발전되어 온 경찰(행정)법</text:span><text:span>이론을 무위로 돌리는 문제가 있다는 점을 고려하여 일단 받아들이지 않기로 하</text:span><text:span>겠다.</text:span></text:p>
          </table:table-cell>
        </table:table-row>
      </table:table>
      <text:p text:style-name="Paragraph-339"/>
      <text:p text:style-name="Paragraph-340"/>
      <text:p text:style-name="Paragraph-341"><text:span>Ⅱ. </text:span><text:span>실질적 의미의 경찰개념의 재정립에 붙여</text:span></text:p>
      <text:p text:style-name="Paragraph-342"/>
      <text:p text:style-name="Paragraph-343"><text:span>경찰법학의 근간을 이루어 왔던 실질적 의미의 경찰개념에 대하여는 전술한 바와 </text:span><text:span>같이 그 용어에서부터 내용에 이르기까지 여러 가지 측면에서 문제점이 지적되어 </text:span><text:span>왔으며, 그러한 지적은 오늘날의 상황변화로 인하여 동 개념을 그대로 유지하는 것</text:span><text:span>이 여러 가지 면에서 어려움을 안고 있다는 사실을 고려할 때 충분히 설득력을 갖</text:span><text:span>고 있다고 생각한다. 그렇다면 문제의 바람직한 해결을 위하여서는 실질적 의미의 </text:span><text:span>경찰개념을 어떻게 재정립할 것인가의 문제만 남게 되는바, 전술한 전통적인 실질</text:span><text:span>적 의미의 경찰개념에 대한 비판론</text:span><text:note text:id="FootNote-78" text:note-class="footnote"><text:note-citation>78</text:note-citation><text:note-body><text:p text:style-name="각주"><text:span> 즉 경찰의 본무(</text:span><text:span>本務)</text:span><text:span>는 어디까지나 공공의 안녕 혹은 질서에 대한 위험으로부터 공중과 개인을 </text:span><text:span>보호하는 활동이라는 것, 그리고 공공의 안녕 혹은 질서에 대한 위험방지가 더 이상 경찰(즉, 국가)</text:span><text:span>에 의해 독점적으로만 행해지는 것이 아니라 민간부문에서도 이루어지고 있다는 것.</text:span></text:p></text:note-body></text:note><text:span>을 고려할 때 실질적 의미의 경찰을 다음과 같</text:span><text:span>이 정의할 것을 제안하기로 한다: 경찰은 </text:span><text:span>「</text:span><text:span>공공의 안녕 혹은 질서에 대한 위험을 </text:span><text:span>방지하고 장해를 제거하거나, 위험에 대한 사전배려를 통하여 공중과 개인을 보호</text:span><text:span>하는 활동</text:span><text:span>」</text:span><text:span>이다.</text:span></text:p>
      <text:p text:style-name="Paragraph-345"/>
      <text:p text:style-name="Paragraph-346"><text:span text:style-name="p346-1-1">제3장 경찰의 직무획정</text:span></text:p>
      <text:p text:style-name="Paragraph-347"/>
      <text:p text:style-name="Paragraph-348"/>
      <text:p text:style-name="Paragraph-349"><text:span>경찰관직무집행법은 제2조에서 </text:span><text:span>「</text:span><text:span>직무의 범위</text:span><text:span>」</text:span><text:span>란 제하에 경찰관이 </text:span><text:span>① </text:span><text:span>국민의 생</text:span><text:span>명</text:span><text:span>·</text:span><text:span>신체 및 재산의 보호</text:span><text:span>，② </text:span><text:span>범죄의 예방</text:span><text:span>․</text:span><text:span>진압 및 수사, </text:span><text:span>③</text:span><text:span text:style-name="p349-2-9"> </text:span><text:span>경비</text:span><text:span>․</text:span><text:span>요인경호 및 대간첩</text:span><text:span>작전수행, </text:span><text:span>④</text:span><text:span text:style-name="p349-3-3"> </text:span><text:span>치안정보의 수집</text:span><text:span>․</text:span><text:span>작성 및 배포, </text:span><text:span>⑤</text:span><text:span text:style-name="p349-3-8"> </text:span><text:span>교통의 단속과 위해의 방지, </text:span><text:span>⑥ </text:span><text:span>기</text:span><text:span>타 공공의 안녕과 질서의 유지를 그의 직무로 한다는 것을 분명히 하고 있다. 그리</text:span><text:span>고 이러한 경찰관직무집행법 제2조의 규정에 나타난 경찰관의 직무의 범위가 갖는 </text:span><text:span>의미에 대하여는, 학설상 이것이 바로 우리나라에서의 형식적 의미의 경찰개념에 </text:span><text:span>해당한다고 보는 것이 지배적이라고 볼 수 있다. 한편 경찰의 직무범위에 대한 경</text:span><text:span>찰관직무집행법의 이러한 규정방식에 대하여 그의 시비(</text:span><text:span>是非)</text:span><text:span>를 논하는 것은 (후술</text:span><text:span>하는 것처럼) 곤란한 면이 있지만 보다 바람직한 규정방향을 제시해 볼 수는 있을 </text:span><text:span>것인바, 제3장에서는 이러한 문제를 논해보기로 한다. </text:span></text:p>
      <text:p text:style-name="Paragraph-350"/>
      <text:p text:style-name="Paragraph-351"/>
      <text:p text:style-name="Paragraph-352"><text:span text:style-name="p352-1-1">제1절  경찰관직무집행법상의 경찰의 직무 </text:span></text:p>
      <text:p text:style-name="Paragraph-353"/>
      <text:p text:style-name="Paragraph-354"/>
      <table:table table:style-name="Table-4">
        <table:table-column table:number-columns-repeated="1"/>
        <table:table-row>
          <table:table-cell table:style-name="Table-4-1-1" table:number-columns-spanned="1" table:number-rows-spanned="1">
            <text:p text:style-name="Paragraph-355"><text:span>경찰관직무집행법은 제2조(직무의 범위): 경찰관은 다음 각호의 직무를 행한</text:span><text:span>다.</text:span></text:p>
            <text:p text:style-name="Paragraph-356"><text:span>1. 국민의 생명</text:span><text:span>·</text:span><text:span>신체 및 재산의 보호</text:span></text:p>
            <text:p text:style-name="Paragraph-357"><text:span>2. 범죄의 예방</text:span><text:span>․</text:span><text:span>진압 및 수사</text:span></text:p>
            <text:p text:style-name="Paragraph-358"><text:span>3.</text:span><text:span text:style-name="p358-1-2"> </text:span><text:span>경비</text:span><text:span>․</text:span><text:span>요인경호 및 대간첩작전수행</text:span></text:p>
            <text:p text:style-name="Paragraph-359"><text:span>4. 치안정보의 수집</text:span><text:span>․</text:span><text:span>작성 및 배포</text:span></text:p>
            <text:p text:style-name="Paragraph-360"><text:span>5.</text:span><text:span text:style-name="p360-1-2"> </text:span><text:span>교통의 단속과 위해의 방지</text:span></text:p>
            <text:p text:style-name="Paragraph-361"><text:span>6. 기타 공공의 안녕과 질서의 유지</text:span></text:p>
          </table:table-cell>
        </table:table-row>
      </table:table>
      <text:p text:style-name="Paragraph-362"><text:span>제3장에서는 경찰의 직무범위를 정함에 있어 어떻게 규정하는 것이 바람직한가, </text:span><text:span>환언하면 경찰의 직무범위를 어떻게 획정(</text:span><text:span>劃定)</text:span><text:span>할 것인가의 문제를 중점적으로 논</text:span><text:span>하게 되는바, 그러한 논의에 앞서 제1절에서는 현행 경찰관직무집행법이 규정하고 </text:span><text:span>있는 경찰의 직무범위에 관하여 그 내용을 간단히 알아보기로 하겠다. </text:span></text:p>
      <text:p text:style-name="Paragraph-363"/>
      <text:p text:style-name="Paragraph-364"/>
      <text:p text:style-name="Paragraph-365"><text:span>Ⅰ. </text:span><text:span>국민의 생명</text:span><text:span>·</text:span><text:span>신체 및 재산의 보호</text:span></text:p>
      <text:p text:style-name="Paragraph-366"/>
      <text:p text:style-name="Paragraph-367"><text:span>국민의 생명</text:span><text:span>·</text:span><text:span>신체 및 재산의 보호는 2011년 8월 4일의 경찰관직무집행법개정을 </text:span><text:span>통하여 경찰의 직무범위로 새로이 규정된 것이다. 이는 경찰의 본무(</text:span><text:span>本務)</text:span><text:span>가 </text:span><text:span>‘</text:span><text:span>개인</text:span><text:span>의 보호</text:span><text:span>’</text:span><text:span>에 있다는 것, 즉 경찰이 국민의 자유를 침해하는 위험 및 장해의 방지</text:span><text:span>․</text:span><text:span>제</text:span><text:span>거를 통하여 국민의 자유를 유지하는 법적 도구라는 것</text:span><text:note text:id="FootNote-79" text:note-class="footnote"><text:note-citation>79</text:note-citation><text:note-body><text:p text:style-name="각주"><text:span> Vgl. Wolff/Bachof, Verwaltungsrecht </text:span><text:span>Ⅲ, 4. </text:span><text:span>Aufl., 1978, S.16.</text:span></text:p></text:note-body></text:note><text:span>을 고려하여 그를 경찰의</text:span><text:span>직무범위로 명정한 것이라고 할 수 있다. 특히 경찰관직무집행법 제2조가 </text:span><text:span>‘</text:span><text:span>국민의 </text:span><text:span>생명</text:span><text:span>·</text:span><text:span>신체 및 재산의 보호</text:span><text:span>’</text:span><text:span>를 제 1호에서 규정하고 있는 것은 주목을 요하는바, 이</text:span><text:span>는 경찰이 그 활동을 통하여 달성하여야 할 제1차적 목적이자 궁극적 목적이 바로 </text:span><text:span>국민의 생명</text:span><text:span>·</text:span><text:span>신체 및 재산의 보호라는 것을 시사하고 있는 것으로 볼 수 있다.</text:span></text:p>
      <text:p text:style-name="Paragraph-369"/>
      <text:p text:style-name="Paragraph-370"><text:span>다만 경찰관직무집행법이 경찰의 직무범위와 관련하여 제6호에서 </text:span><text:span>‘</text:span><text:span>공공의 안녕과 </text:span><text:span>질서의 유지</text:span><text:span>’</text:span><text:span>를 경찰의 직무범위로 규정하면서 제1호에서 </text:span><text:span>‘</text:span><text:span>국민의 생명</text:span><text:span>·</text:span><text:span>신체 및 재</text:span><text:span>산의 보호</text:span><text:span>’</text:span><text:span>를 규정하는 것은 동어반복(</text:span><text:span>同語反覆)</text:span><text:span>적인 것으로 불필요한 측면이 있다</text:span><text:span>는 점은 지적해 두기로 한다. 즉, </text:span><text:span>‘</text:span><text:span>공공의 안녕</text:span><text:span>’</text:span><text:span>이 학문적으로 </text:span><text:span>「</text:span><text:span>개인의 생명</text:span><text:span>․</text:span><text:span>신체</text:span><text:span>(건강)</text:span><text:span>․</text:span><text:span>명예</text:span><text:span>․</text:span><text:span>자유</text:span><text:span>․</text:span><text:span>재산과 같은 주관적 권리와 법익, 객관적인 성문의 법질서, 국가의 </text:span><text:span>존속</text:span><text:span>․</text:span><text:span>국가 및 그 밖의 공권력주체의 제도 및 행사가 아무런 장해도 받고 있지 않은 </text:span><text:span>상태</text:span><text:span>」</text:span><text:span>를 의미하는 것으로 이해되고 있음을 고려할 때,</text:span><text:note text:id="FootNote-80" text:note-class="footnote"><text:note-citation>80</text:note-citation><text:note-body><text:p text:style-name="Paragraph-371"><text:span text:style-name="p371-1-1"> Klein, Zur Auslegung des Rechtsbegriffs der öffentlichen Sicherheit und Ordnung, DVBl. </text:span><text:span text:style-name="p371-2-1">1971, 233 ff.(235 f.); VGH Mannheim, NVwZ 2001, 1299 usw. </text:span><text:span text:style-name="p371-2-2">한편 이 같은 공공의 안녕의 개</text:span><text:span text:style-name="p371-3-1">념은 불확정 법개념이지만 전 범위에 걸쳐서 법원의 심사의 대상이 되며, 경찰행정청은 그의 적용</text:span><text:span text:style-name="p371-4-1">에 있어 아무런 판단여지도 갖지 못한다는 점을 주의하여야 한다(홍정선, 경찰권의 법적 근거로서 </text:span><text:span text:style-name="p371-5-1">일반조항 -독일의 경우를 중심으로, </text:span><text:span text:style-name="p371-5-2">in: </text:span><text:span text:style-name="p371-5-3">공법이론의 현대적 과제(방산 구병삭박사 정년기념논문집, </text:span><text:span text:style-name="p371-6-1">박영사, 1991, 733쪽).</text:span></text:p></text:note-body></text:note><text:span> 제6호의 규정 중 </text:span><text:span>‘</text:span><text:span>공공의 </text:span><text:span>안녕</text:span><text:span>’</text:span><text:span>에 제1호의 </text:span><text:span>‘</text:span><text:span>국민의 생명</text:span><text:span>·</text:span><text:span>신체 및 재산의 보호</text:span><text:span>’</text:span><text:span>가 포함된다고 볼 수 있기 때문</text:span><text:span>이다. 그러나 이러한 문제점에도 불구하고 제1호의 규정은 경찰의 본무가 </text:span><text:span>‘</text:span><text:span>국민의 </text:span><text:span>생명</text:span><text:span>·</text:span><text:span>신체 및 재산의 보호</text:span><text:span>’</text:span><text:span>라는 점을 천명하고 있는 것으로서 적어도 선언적 의미</text:span><text:span>는 갖고 있다고 볼 수 있다.</text:span></text:p>
      <text:p text:style-name="Paragraph-372"/>
      <text:p text:style-name="Paragraph-373"><text:span>Ⅱ. </text:span><text:span>범죄의 예방</text:span><text:span>․</text:span><text:span>진압 및 수사</text:span></text:p>
      <text:p text:style-name="Paragraph-374"/>
      <text:p text:style-name="Paragraph-375"><text:span>경찰관직무집행법은 제2조 제2호에서 경찰의 직무의 하나로 범죄의 예방</text:span><text:span>․</text:span><text:span>진압 및 </text:span><text:span>수사를 규정하고 있는바, 동 규정은 경찰의 직무범위에 사법경찰(</text:span><text:span>司法警察)</text:span><text:span>로 이해</text:span><text:span>되는 형사사법작용(</text:span><text:span>刑事司法作用)</text:span><text:span>을 포함시키고 있다는 점에서 특별한 의미를 갖는</text:span><text:span>다. 즉, 동법은 - 범죄의 예방과 달리 - 사법경찰작용의 성격을 갖는 범죄의 진압</text:span><text:span>과 수사를</text:span><text:note text:id="FootNote-81" text:note-class="footnote"><text:note-citation>81</text:note-citation><text:note-body><text:p text:style-name="각주"><text:span> 범죄의 진압을 사법경찰작용이 아니라 행정경찰작용으로 이해하는 견해도 있다(김재광, 경찰법각</text:span><text:span>론, 한국법제연구원, 2007, 36쪽).  </text:span></text:p></text:note-body></text:note><text:span> 경찰의 직무범위로 규정함으로써 우리나라에서는 (조직적 의미의) 경</text:span><text:span>찰이 범죄의 수사주체로 기능할 수 있다는 점을 분명히 하고 있다고 할 수 있다. </text:span><text:span>그리고 이러한 점에 착안하게 되면 경찰관직무집행법을 반드시 행정경찰활동의 근</text:span><text:span>거만을 규정하는 법으로 보아서는 곤란하다는 설명이 가능해진다.</text:span><text:note text:id="FootNote-82" text:note-class="footnote"><text:note-citation>82</text:note-citation><text:note-body><text:p text:style-name="각주"><text:span> 이러한 설명방법에 대하여는 김형훈, 경찰관직무집행법, 경찰대학, 2009년, 44쪽 참조. </text:span></text:p></text:note-body></text:note><text:span> 또한 범죄와 </text:span><text:span>관련하여 - 전형적인 사법경찰작용인 진압/수사 이외에 - 행정경찰작용으로 이해될 </text:span><text:span>수 있는 범죄의 예방을 경찰의 직무범위로 규정하고 있는 것 또한 커다란 의미를 </text:span><text:span>갖는다고 할 것인바, 이 규정을 통하여 범죄예방을 위한 경찰의 각종 활동의 정당</text:span><text:span>성을 확보할 수 있을 것이다. 다만 이러한 범죄예방을 위한 경찰의 활동이 개인의 </text:span><text:span>기본권(특히 정보의 자기결정권 등)을 침해하는 것이 될 때에는 그를 위한 별도의 </text:span><text:span>수권규정이 존재하여야만 당해 경찰활동의 적법성이 보장될 수 있음은 주의를 요한</text:span><text:span>다. </text:span></text:p>
      <text:p text:style-name="Paragraph-378"/>
      <text:p text:style-name="Paragraph-379"><text:span>한편 여기서 범죄라고 하면 법률에 의해 형벌이 과해지는 행위를 말한다.</text:span><text:note text:id="FootNote-83" text:note-class="footnote"><text:note-citation>83</text:note-citation><text:note-body><text:p text:style-name="각주"><text:span> 이와 관련하여 범죄의 예방, 진압, 수사에 따라 범죄의 의미(내지 범위)가 달라질 수 있다는 견해</text:span><text:span>가 제기되어 있는바, 특히 범죄예방의 경우라고 할 때의 범죄에는 보안처분이 과해질 행위도 포함</text:span><text:span>한다는 서술(김재광, 앞의 책, 36쪽)은 주목할 만하다하다고 생각된다. </text:span></text:p></text:note-body></text:note><text:span> 또한 </text:span><text:span>범죄의 예방은 범죄로 인한 공공의 안녕에 대한 위험을 방지하는 것, 범죄의 진압</text:span><text:span>은 구체화된 행위로서 기 발생하여 진행되고 있는 상태에 대한 제지를 말한다. 또</text:span><text:span>한 수사란 범죄의 혐의의 유무를 명백히 하여 공소를 제기하고 유지할 것인가를 결</text:span><text:span>정하기 위하여 범인을 발견하고, 증거를 수집</text:span><text:span>․</text:span><text:span>보전하는 활동이라고 이해되어 왔</text:span><text:span>다.</text:span><text:note text:id="FootNote-84" text:note-class="footnote"><text:note-citation>84</text:note-citation><text:note-body><text:p text:style-name="각주"><text:span> 장영민, 경찰관직무집행법에 관한 연구, 한국형사정책연구원, 1995, 54쪽 아래.</text:span></text:p></text:note-body></text:note></text:p>
      <text:p text:style-name="Paragraph-382"><text:span>   </text:span></text:p>
      <text:p text:style-name="Paragraph-383"><text:span>Ⅲ.</text:span><text:span text:style-name="p383-1-2"> </text:span><text:span>경비</text:span><text:span>․</text:span><text:span>요인경호 및 대간첩작전수행</text:span></text:p>
      <text:p text:style-name="Paragraph-384"/>
      <text:p text:style-name="Paragraph-385"><text:span>1. 경비 및 요인경호</text:span></text:p>
      <text:p text:style-name="Paragraph-386"/>
      <text:p text:style-name="Paragraph-387"><text:span>경비(</text:span><text:span>警備)</text:span><text:span>란 인명과 재산을 인위적</text:span><text:span>․</text:span><text:span>자연적 위해로부터 특정한 지역</text:span><text:span>․</text:span><text:span>국가시설을 보</text:span><text:span>호하는 것을 말하며, 요인경호(</text:span><text:span>要人警護)</text:span><text:span>란 국가</text:span><text:span>․</text:span><text:span>사회적으로 중요한 직책에 있거나 </text:span><text:span>기밀 등을 알고 있는 자에 대한 보호를 말한다. 이 경우 요인경호의 성질과 관련하</text:span><text:span>여서는 그를 행정상 즉시강제의 성격을 갖는 것으로 보는 입장</text:span><text:note text:id="FootNote-85" text:note-class="footnote"><text:note-citation>85</text:note-citation><text:note-body><text:p text:style-name="각주"><text:span> 이수일, 신경찰관직무집행법, 정문출판사, 1983, 28쪽. </text:span></text:p></text:note-body></text:note><text:span>과 단순한 사실작</text:span><text:span>용으로 보는 입장</text:span><text:note text:id="FootNote-86" text:note-class="footnote"><text:note-citation>86</text:note-citation><text:note-body><text:p text:style-name="각주"><text:span> 김재광, 앞의 책, 38쪽. </text:span></text:p></text:note-body></text:note><text:span>의 대립이 있는바, 요인경호와 관련된 조치 중 행정상 즉시강제</text:span><text:span>의 성격을 갖는 것으로 볼 수 있는 부분이 있는 것은 사실이지만 요인경호과정에서 </text:span><text:span>이루어지는 모든 작용을 행정상 즉시강제로 보는 것은 의문시된다. </text:span></text:p>
      <text:p text:style-name="Paragraph-390"/>
      <text:p text:style-name="Paragraph-391"><text:span>한편 경비경호와 관련하여 이것이 경찰관직무집행법 제2조 제3호에서 경찰의 직</text:span><text:span>무로 규정되어 있을 뿐 경비경호와 관련된 행정작용, 특히 강제적 조치를 할 수 있</text:span><text:span>는 작용법적 근거가 결여되어 있는 것은 문제가 있다고 생각된다. 그리고 이러한 </text:span><text:span>규정체계를 유지하는 한 경호경비를 행할 직무(책임)만 경찰에게 있고 실제로 경호</text:span><text:span>경비와 관련된 강제조치권한은 경찰에게 인정되지 않는 기현상은 계속될 수밖에 없</text:span><text:span>는 상황이다. 이런 점을 고려할 때 강제조치권을 포함하는 경비경호관련입법이 요</text:span><text:span>구된다는 지적</text:span><text:note text:id="FootNote-87" text:note-class="footnote"><text:note-citation>87</text:note-citation><text:note-body><text:p text:style-name="각주"><text:span> 김형훈, 앞의 책, 46쪽.</text:span></text:p></text:note-body></text:note><text:span>은 경청할만하다고 생각한다. </text:span></text:p>
      <text:p text:style-name="Paragraph-393"/>
      <text:p text:style-name="Paragraph-394"><text:span>2. 대간첩작전의 수행</text:span></text:p>
      <text:p text:style-name="Paragraph-395"/>
      <text:p text:style-name="Paragraph-396"><text:span>대간첩작전수행은 적국을 위하여 국가기밀을 탐지</text:span><text:span>․</text:span><text:span>수집하는 간첩활동을 방지</text:span><text:span>․</text:span><text:span>억제</text:span><text:span>하고 간첩활동을 하는 자를 체포하는 활동을 의미한다.</text:span><text:note text:id="FootNote-88" text:note-class="footnote"><text:note-citation>88</text:note-citation><text:note-body><text:p text:style-name="각주"><text:span> 장영민, 앞의 책, 56쪽 </text:span></text:p></text:note-body></text:note><text:span> 이처럼 대간첩작전수행을 </text:span><text:span>경찰의 직무로 규정하고 있는 것은 우리나라가 (어쩌면 세계유일의) 분단국가라는 </text:span><text:span>현실에 기초한 것으로 보이며, 이러한 규정은 경찰의 직무범위 내지 형식적 의미의 </text:span><text:span>경찰의 범위를 규정하는 것은 전적으로 그 나라의 입법정책의 문제일 뿐이라는 것</text:span><text:span>을 웅변으로 나타내주고 있는 것이라고 할  수 있다. 다만 그 규정방식에도 불구하</text:span><text:span>고 대간첩작전의 수행은 (순수한 의미의) 경찰작용이라기 보다는 군(</text:span><text:span>軍)</text:span><text:span>에 대한 보</text:span><text:span>조적 성격이 강한 것으로 보인다.</text:span><text:note text:id="FootNote-89" text:note-class="footnote"><text:note-citation>89</text:note-citation><text:note-body><text:p text:style-name="각주"><text:span> 김재광, 앞의 책, 38쪽. </text:span></text:p></text:note-body></text:note><text:span>   </text:span></text:p>
      <text:p text:style-name="Paragraph-399"/>
      <text:p text:style-name="Paragraph-400"/>
      <text:p text:style-name="Paragraph-401"><text:span>Ⅳ. </text:span><text:span>치안정보의 수집</text:span><text:span>․</text:span><text:span>작성 및 배포</text:span></text:p>
      <text:p text:style-name="Paragraph-402"/>
      <text:p text:style-name="Paragraph-403"><text:span>치안정보란 공공의 안녕 또는 질서를 유지하기 위한 정보를 의미하는바, 이러한 </text:span><text:span>치안정보의 수집 등 처리가 경찰활동과 관련하여 갖는 의미는 지대하다고 할 수 있</text:span><text:span>다. 그리하여 경찰관직무집행법은 제2조 제4호에서 치안정보의 수집</text:span><text:span>․</text:span><text:span>작성 및 배포를 </text:span><text:span>경찰의 직무범위로 분명하게 규정하고 있다. </text:span></text:p>
      <text:p text:style-name="Paragraph-404"/>
      <text:p text:style-name="Paragraph-405"><text:span>치안정보의 수집</text:span><text:span>․</text:span><text:span>작성 및 배포와 관련하여 유의할 것은 오늘날의 과학기술의 발전</text:span><text:span>으로 인하여 치안정보를 수집할 수 있는 수단이 실로 다양해지고 있다는 점, 그리</text:span><text:span>고 그러한 새로운 수단을 통한 치안정보의 수집이 과연 법적으로 허용될 수 있는지 </text:span><text:span>여부에 대하여 논란이 많다는 점이다. 즉, 전통적으로 경찰은 집회 등에서의 사진촬</text:span><text:span>영이나 비디오녹화, </text:span><text:span>CCTV</text:span><text:span>의 운용과 같은 (상대적으로) 고전적인 방법을 통하여 치</text:span><text:span>안정보의 수집을 행하여 왔다. 그런데 오늘날의 과학기술의 발전은 새로운 통신수</text:span><text:span>단들을 창출해 내고 있으며, 그에 상응하여 경찰 역시 각종의 새로운 수단들을  통</text:span><text:span>하여 치안정보를 수집할 필요성이 생겨나게 되었으며,  그들 수단이 워낙 새로운 </text:span><text:span>수단이다 보니 그의 허용성을 둘러싸고 다종다양의 논의가 전개되고 있는 실정이</text:span><text:span>다. 다만 이러한 문제에 관한 자세한 논의는 후일에 별도로 보다 심층적으로 행해</text:span><text:span>져야 할 것이므로 여기서는 논의를 약하기로 한다.</text:span></text:p>
      <text:p text:style-name="Paragraph-406"/>
      <text:p text:style-name="Paragraph-407"><text:span>Ⅴ.</text:span><text:span text:style-name="p407-1-2"> </text:span><text:span>교통의 단속과 위해의 방지</text:span></text:p>
      <text:p text:style-name="Paragraph-408"/>
      <text:p text:style-name="Paragraph-409"><text:span>경찰관직무집행법 제2조 제5호는 일반 국민생활에 있어 교통이 갖는 중요성, 그</text:span><text:span>리고 실제 교통과 관련된 직무의 수행능력 등을 고려하여 교통과 관련된 업무를 경</text:span><text:span>찰의 직무로 규정하고 있다. 다만 그 표현에 있어 </text:span><text:span>‘</text:span><text:span>교통의 단속</text:span><text:span>’</text:span><text:span>은 사전적(</text:span><text:span>辭典的) </text:span><text:span>의미로 말하면 처벌이나 범칙금부과를 위한 통제행위를 일컫는 말이지만, 경찰관직</text:span><text:span>무집행법 제2조 제5호의 교통의 단속은 그에 국한되지 않고 원활한 교통소통을 위</text:span><text:span>한 제반활동 전부를 지칭하는 것으로 이해하여야 할 것이다.</text:span><text:note text:id="FootNote-90" text:note-class="footnote"><text:note-citation>90</text:note-citation><text:note-body><text:p text:style-name="각주"><text:span> 동지: 김형훈, 앞의 책, 62쪽.</text:span></text:p></text:note-body></text:note><text:span> 또한 </text:span><text:span>‘</text:span><text:span>위해의 방지</text:span><text:span>’</text:span><text:span>라고 하면 문맥상 </text:span><text:span>‘</text:span><text:span>교통과 관련된</text:span><text:span>’ </text:span><text:span>위해의 방지에 국한되는 것으로 이해하여야 한</text:span><text:span>다.  </text:span></text:p>
      <text:p text:style-name="Paragraph-411"/>
      <text:p text:style-name="Paragraph-412"><text:span>Ⅵ. </text:span><text:span>기타 공공의 안녕과 질서의 유지 </text:span></text:p>
      <text:p text:style-name="Paragraph-413"/>
      <text:p text:style-name="Paragraph-414"><text:span>경찰관직무집행법 제2조는 제1호부터 5호에 이르기까지 경찰이 담당하는 직무를 </text:span><text:span>구체적으로 열거한 후에 마지막으로 제6호에서 다분히 포괄적인 형태의 직무, 즉  </text:span><text:span>‘</text:span><text:span>기타 공공의 안녕과 질서의 유지</text:span><text:span>’</text:span><text:span>를 규정해 놓고 있다. 이러한 규정방식은 경찰이 </text:span><text:span>수행하는 다종다양한 직무를 나열적으로 열거하는 것이 쉽지 않다는 것, 더 정확히 </text:span><text:span>말하면 불가능하다는 것에 기초한 것으로 보인다. 이러한 규정방식과 관련하여서는 </text:span><text:span>다음과 같은 점을 고찰할 필요가 있다.</text:span></text:p>
      <text:p text:style-name="Paragraph-415"/>
      <text:p text:style-name="Paragraph-416"><text:span>1. 개괄적 수권조항(</text:span><text:span>Generalklausel)</text:span><text:span>성 여부</text:span></text:p>
      <text:p text:style-name="Paragraph-417"/>
      <text:p text:style-name="Paragraph-418"><text:span>개괄적 수권조항에 근거한 경찰권발동을 인정할 수 있는가?라고 하는 문제는 우</text:span><text:span>리나라의 경찰법이론에서 고전적 테마라고 할 수 있는바, 과거에는 부정설이 우세</text:span><text:span>를 점하고 있었다. 그러나 근래에 들어서는 이 문제에 대한 학자들의 이해에도 변</text:span><text:span>화가 일어나고 있으며, 오늘날은 긍정설이 오히려 지배적 견해로 되어가고 있다. 그</text:span><text:span>리하여 학자들의 관심사 또한 현행 경찰관직무집행법 중 어떤 조항을 개괄적 수권</text:span><text:span>조항으로 볼 것인가? 라는 문제로 이관되었으며, 그와 관련하여 다양한 이론이 전</text:span><text:span>개되고 있는 실정이다</text:span><text:note text:id="FootNote-91" text:note-class="footnote"><text:note-citation>91</text:note-citation><text:note-body><text:p text:style-name="각주"><text:span> 개괄적 수권조항을 둘러싼 이러한 논의에 관하여 자세한 것은 서정범, 경찰권발동의 근거 - 개괄</text:span><text:span>적 수권조항을 중심으로, </text:span><text:span>in: </text:span><text:span>서정범/김연태/이기춘, 앞의 책, 40쪽 아래 참조. </text:span></text:p></text:note-body></text:note><text:span> 그리고 그러한 이론 가운데에는 경찰관직무집행법 제2조 </text:span><text:span>제6호를 우리나라에서의 개괄적 수권조항으로 볼 수 있다는 견해도 나타나고 있는</text:span><text:span>바,</text:span><text:note text:id="FootNote-92" text:note-class="footnote"><text:note-citation>92</text:note-citation><text:note-body><text:p text:style-name="각주"><text:span> 대표적인 것으로는 김성수, 개별행정법, 2001, 460쪽. </text:span></text:p></text:note-body></text:note><text:span> 이러한 입장을 취하는 학자들은 거의 예외없이 그 논거로 다음의 판례를 들</text:span><text:span>고 있다: </text:span><text:span text:style-name="p418-10-2">「</text:span><text:span text:style-name="p418-10-3">청원경찰법 제3조는 청원경찰은 청원주와 배치된 기관, 시설 및 사업장 </text:span><text:span text:style-name="p418-11-1">등의 구역을 관할하는 경찰서장의 감독을 받아 그 경비구역내에 한하여 경찰관직</text:span><text:span text:style-name="p418-12-1">무집행법에 의한 직무를 행한다고 정하고 있고, 한편 경찰관직무집행법 제2조에 </text:span><text:span text:style-name="p418-13-1">의하면 경찰관은 범죄의 예방진압 및 수사, 경비</text:span><text:span text:style-name="p418-13-2">․</text:span><text:span text:style-name="p418-13-3">요인경호 및 대간첩작전수행, 치</text:span><text:span text:style-name="p418-14-1">안정보의 수집</text:span><text:span text:style-name="p418-14-2">․</text:span><text:span text:style-name="p418-14-3">작성 및 배포, 교통의 단속과 위해의 방지, 기타 공공의 안녕과 질</text:span><text:span text:style-name="p418-15-1">서의 유지 등을 그 직무의무로 하고 있는 터이므로 경상남도 양산군 도시과 단속</text:span><text:span text:style-name="p418-16-1">요원으로 근무하고 있는 청원경찰관인 공소외 김창성 및 이성주가 </text:span><text:span text:style-name="p418-16-2">……… </text:span><text:span text:style-name="p418-16-3">허가 없</text:span><text:span text:style-name="p418-17-1">이 창고를 주택으로 개축하는 것을 단속한 것은 그들의 정당한 직무집행에 속한다</text:span><text:span text:style-name="p418-18-1">고 할 것이므로 이를 폭력으로 방해한 판시 소위를 공무집행방해죄로 다스린 원심</text:span><text:span text:style-name="p418-19-1">조치는 정당하고 이에 소론과 같은 위법이 있다고 할 수 없다</text:span><text:span text:style-name="p418-19-2">」.</text:span><text:note text:id="FootNote-93" text:note-class="footnote"><text:note-citation>93</text:note-citation><text:note-body><text:p text:style-name="각주"><text:span> </text:span><text:span text:style-name="p421-1-2">대판 1986.1.28, 85도2488.</text:span></text:p></text:note-body></text:note></text:p>
      <text:p text:style-name="Paragraph-422"/>
      <text:p text:style-name="Paragraph-423"><text:span>그러나 이 판례는 근본적으로 공무집행방해죄의 성립여부를 판단하기 위한 것일 </text:span><text:span>뿐 그 자체가 개괄적 수권조항의 소재를 찾기 위한 것이 아니며, 무엇보다도 경찰</text:span><text:span>관직무집행법 제2조는 직무규범의 성질을 가지는 것이지 권한규범의 성격을 갖는 </text:span><text:span>것이 아니라는 점에서 받아들이기 곤란한 면이 있다. </text:span></text:p>
      <text:p text:style-name="Paragraph-424"/>
      <text:p text:style-name="Paragraph-425"><text:span>2. 규정방식(표현)의 문제</text:span></text:p>
      <text:p text:style-name="Paragraph-426"/>
      <text:p text:style-name="Paragraph-427"><text:span>경찰관직무집행법 제2조 제6호는 </text:span><text:span>‘</text:span><text:span>기타 공공의 안녕과 질서의 유지</text:span><text:span>’</text:span><text:span>를 경찰의 직</text:span><text:span>무로 규정하고 있는바, 그 표현방식에 있어서도 개선을 요하는 부분이 있다. 그것은 </text:span><text:span text:style-name="p427-2-2"> </text:span><text:span text:style-name="p427-3-1">공공의 안녕/공공의 질서라는 개념을 규정함에 있어서 양자를 어떻게 결합시킬 것</text:span><text:span text:style-name="p427-4-1">인가에 관한 문제인데, 현재 우리나라의 경찰관직무집행법은 양자를 </text:span><text:span text:style-name="p427-4-2">‘</text:span><text:span text:style-name="p427-4-3">또는</text:span><text:span text:style-name="p427-4-4">’(</text:span><text:span text:style-name="p427-4-5">oder)</text:span><text:span text:style-name="p427-5-1">이 아니라 </text:span><text:span text:style-name="p427-5-2">‘</text:span><text:span text:style-name="p427-5-3">과</text:span><text:span text:style-name="p427-5-4">’(</text:span><text:span text:style-name="p427-5-5">und)</text:span><text:span text:style-name="p427-5-6">라는 표현을 사용하여 결합시키고 있다. 그런데 이러한 규정방</text:span><text:span text:style-name="p427-6-1">식은 </text:span><text:span text:style-name="p427-6-2">‘</text:span><text:span text:style-name="p427-6-3">공공의 안녕</text:span><text:span text:style-name="p427-6-4">’</text:span><text:span text:style-name="p427-6-5">과 </text:span><text:span text:style-name="p427-6-6">‘</text:span><text:span text:style-name="p427-6-7">공공의 질서</text:span><text:span text:style-name="p427-6-8">’</text:span><text:span text:style-name="p427-6-9">는 그 개념상 양립할 수 없는 개념이라는 </text:span><text:span text:style-name="p427-7-1">것,</text:span><text:note text:id="FootNote-94" text:note-class="footnote"><text:note-citation>94</text:note-citation><text:note-body><text:p text:style-name="각주"><text:span> 공공의 안녕이 </text:span><text:span>「</text:span><text:span>개인의 생명</text:span><text:span>․</text:span><text:span>신체(건강)</text:span><text:span>․</text:span><text:span>명예</text:span><text:span>․</text:span><text:span>자유</text:span><text:span>․</text:span><text:span>재산과 같은 주관적 권리와 법익, 객관적인 </text:span><text:span>‘</text:span><text:span>성</text:span><text:span>문의 법질서</text:span><text:span>’, </text:span><text:span>국가의 존속</text:span><text:span>․</text:span><text:span>국가 및 그 밖의 공권력주체의 제도 및 행사가 아무런 장해도 받고 있지 </text:span><text:span>않은 상태</text:span><text:span>」, </text:span><text:span>공공의 질서가 </text:span><text:span>「</text:span><text:span text:style-name="p428-3-5">그때그때의 지배적인 (헌법상의 가치척도에 따른) 윤리관</text:span><text:span text:style-name="p428-3-6">․</text:span><text:span text:style-name="p428-3-7">가치관에 </text:span><text:span text:style-name="p428-4-1">따를 때 그를 준수하는 것이 인간의 원만한 공동생활을 위한 불가결의 전제조건이라고 간주되는, </text:span><text:span text:style-name="p428-5-1">공중 속에서 인간의 행위에 대한 </text:span><text:span text:style-name="p428-5-2">‘</text:span><text:span text:style-name="p428-5-3">불문규율의 총체</text:span><text:span text:style-name="p428-5-4">’</text:span><text:span text:style-name="p428-5-5">」</text:span><text:span text:style-name="p428-5-6">라고 정의되고 있음을 고려하면 그 이유는 </text:span><text:span text:style-name="p428-6-1">쉽게 이해될 수 있을 것이다.</text:span></text:p></text:note-body></text:note><text:span text:style-name="p427-7-3"> 따라서 양 개념은 부가적으로(</text:span><text:span text:style-name="p427-7-4">additiv/kumulativ) </text:span><text:span text:style-name="p427-7-5">적용되는 것이 아니라 양자</text:span><text:span text:style-name="p427-8-1">택일적으로(</text:span><text:span text:style-name="p427-8-2">alternativ) </text:span><text:span text:style-name="p427-8-3">적용되어야 하는 것임을</text:span><text:note text:id="FootNote-95" text:note-class="footnote"><text:note-citation>95</text:note-citation><text:note-body><text:p text:style-name="Paragraph-429"><text:span text:style-name="p429-1-1"> Schloer, Die Begriffe der öffentlichen  Sicherheit und Ordnung im bayerischen Polizei- und </text:span><text:span text:style-name="p429-2-1">Sicherheitsrecht, BayVBl. 1991, 257 ff. </text:span></text:p></text:note-body></text:note><text:span text:style-name="p427-8-5"> 고려할 때 바람직하지 않은 면이 </text:span><text:span text:style-name="p427-9-1">있다. 결론적으로 </text:span><text:span>경찰관직무집행법 제2조 제6호는 </text:span><text:span text:style-name="p427-9-3">공공의 안녕 </text:span><text:span text:style-name="p427-9-4">‘</text:span><text:span text:style-name="p427-9-5">또는</text:span><text:span text:style-name="p427-9-6">’ </text:span><text:span text:style-name="p427-9-7">질서유지라</text:span><text:span text:style-name="p427-10-1">고 규정하는 것이 바람직하다고 생각한다.</text:span></text:p>
      <text:p text:style-name="Paragraph-430"/>
      <text:p text:style-name="Paragraph-431"><text:span text:style-name="p431-1-1">제2절  경찰의 직무규정의 정비방향</text:span></text:p>
      <text:p text:style-name="Paragraph-432"/>
      <text:p text:style-name="Paragraph-433"><text:span>경찰의 직무범위를 어떻게 규정할 것인가의 문제, 즉 한 나라에서 (조직적 의미</text:span><text:span>의) 경찰이 담당하는 직무의 범위를 어떻게 정할 것인지는 -경찰의 직무범위에 관</text:span><text:span>한 규정이 형식적 의미의 경찰개념에 해당하는 것이라고 이해하는 것을 전제로 하</text:span><text:span>는 경우- 전적으로 그 나라의 입법정책에 속하는 문제라고 할 수 있다. 이는 경찰</text:span><text:span>의 직무범위에 관한 규정, 특히 경찰관직무집행법 제2조 제1호 내지 제5호는 규정</text:span><text:span>의 타당성 여부를 논할 대상이 아니라는 것을 의미한다. 왜냐하면 경찰의 직무범위</text:span><text:span>에 관한 규정은 입법자, 즉 그 국가의 근본적 결단에 해당하는 것이라고 할 수 있</text:span><text:span>기 때문이다. 또한 현행 경찰관직무집행법은 제2조에서 제1호 내지 제5호에서 경찰</text:span><text:span>의 직무범위를 열거한 후 다시 제6호에서 </text:span><text:span>‘</text:span><text:span>공공의 안녕과 질서의 유지</text:span><text:span>’</text:span><text:span>를 규정하고 </text:span><text:span>있는바, 이러한 규정방식에 대하여는 </text:span><text:span>“</text:span><text:span>제6호와 같은 포괄적 규정이 있으면 사실상 </text:span><text:span>제1호 내지 제5호를 별도로 규정할 필요가 없다</text:span><text:span>”</text:span><text:span>라는 비판이 있을 수 있다. 그러나 </text:span><text:span>경찰관직무집행법 제2조 제1호 내지 제5호가 제6호와 중복되거나 제6호의 하위개</text:span><text:span>념에 불과한 면이 있기는 하지만 제6호 이외에 제1호 내지 제5호에서 경찰의 직무</text:span><text:span>를 예시적 또는 주의적으로 명시하고 있는 것에 문제가 있다고는 할 수 없다. </text:span></text:p>
      <text:p text:style-name="Paragraph-434"/>
      <text:p text:style-name="Paragraph-435"><text:span>이에 반하여 경찰관직무집행법 제2조 제1호 내지 제5호에 해당하지 않지만 경찰</text:span><text:span>이 행하여야 할 직무에 관하여  포괄적으로 규정하고 있는 동조 제6호(공공의 안녕</text:span><text:span>과 질서의 유지)와 관련하여서는 입법에 있어 재고를 요하는 부분이 있다고 생각한</text:span><text:span>다. 즉, 동조 제6호가 전술한 것처럼 경찰의 직무에 관한 포괄적 규정이라고 한다</text:span><text:span>면 오늘날 경찰이 행하는 직무를 모두 포섭할 수 있어야 하는데 </text:span><text:span>‘</text:span><text:span>공공의 안녕과 질</text:span><text:span>서의 유지</text:span><text:span>’</text:span><text:span>라는 것만으로는 오늘날의 경찰활동을 모두 설명할 수 없는 문제가 있다</text:span><text:span>는 것이다. 즉, 경찰관직무집행법 제2조 제6호의 </text:span><text:span>‘</text:span><text:span>공공의 안녕과 질서의 유지</text:span><text:span>’ </text:span><text:span>부분</text:span><text:span>은 오늘날의 변화된 경찰(법)현실 및 발전된 경찰법이론을 충분히 고려하지 못하고 </text:span><text:span>있으므로 개정 내지 보완이 필요하다. </text:span></text:p>
      <text:p text:style-name="Paragraph-436"/>
      <text:p text:style-name="Paragraph-437"><text:span>Ⅰ. </text:span><text:span>경찰의 직무범위의 확대 </text:span></text:p>
      <text:p text:style-name="Paragraph-438"/>
      <text:p text:style-name="Paragraph-439"><text:span>오늘날의 사회적 상황, 특히 9.11테러 이후의 경찰현실의 변화로 인하여 경찰의 </text:span><text:span>직무범위 또한 변화 내지 확대되어야 할 필요성이 나타나고 있다. 그리하여 경찰법</text:span><text:span>학자들은 이러한 사회사정의 변화에 대처할 수 있도록 경찰의 직무범위에 관한 이</text:span><text:span>론을 전개하고 있는바, 그러한 이론은 경찰의 직무범위에 </text:span><text:span>‘</text:span><text:span>범죄행위에 대한 예방적 </text:span><text:span>대처(</text:span><text:span>Vorbeugende Bekämpfung von Straftaten)</text:span><text:span>’ </text:span><text:span>내지 </text:span><text:span>‘</text:span><text:span>위험방지의 준비</text:span><text:span>Vorbereitung auf die Gefahrenabwehr)</text:span><text:span>’</text:span><text:span>를 포함시켜야 한다는 것을 그 요체로 한</text:span><text:span>다. 이는 오늘날 경찰의 직무가 </text:span><text:span>‘</text:span><text:span>공공의 안녕 또는 질서에 대한 (구체적) 위험</text:span><text:span>‘</text:span><text:span>의 </text:span><text:span>발생 이전의 단계로까지 확대되어야 한다는 것을 의미한다고 할 수 있는바, 이하에</text:span><text:span>서 이 문제를 상설하기로 한다. </text:span></text:p>
      <text:p text:style-name="Paragraph-440"/>
      <text:p text:style-name="Paragraph-441"><text:span>(1) 범죄행위에 대한 예방적 대처</text:span></text:p>
      <text:p text:style-name="Paragraph-442"><text:span>오늘날의 발전된 경찰법이론에 따르면 경찰은 </text:span><text:span>‘</text:span><text:span>공공의 안녕 또는 질서에 대한 (구</text:span><text:span>체적) 위험방지</text:span><text:span>‘</text:span><text:span>라는 전통적 임무에 시종하여서는 아니 되며, (구체적) 위험이 발생</text:span><text:span>하기 이전의 단계에서도 움직이고 있어야 한다는 점이 강조되고 있다. 실제로 독일</text:span><text:span>의 거의 모든 주의 경찰법은 구체적 위험의 전단계에 있어서의 경찰의 권한에 관한 </text:span><text:span>규정을 갖고 있는바, 예컨대 신뢰관계에 있는 사람(</text:span><text:span>V-Leute)</text:span><text:span>의 투입, 비디오 감시, </text:span><text:span>특히, 경찰상 정보의 사전배려(</text:span><text:span>polizeiliche Informationsvorsorge)</text:span><text:span>와 관련된 규정들</text:span><text:span>이 바로 그것이다. 그리고 이는 결국 </text:span><text:span>‘</text:span><text:span>범죄행위에 대한 예방적 대처</text:span><text:span>’ </text:span><text:span>또는 </text:span><text:span>‘</text:span><text:span>위험방</text:span><text:span>지의 준비</text:span><text:span>’ </text:span><text:span>등 또한 경찰의 직무라는 것을 의미한다.</text:span><text:note text:id="FootNote-96" text:note-class="footnote"><text:note-citation>96</text:note-citation><text:note-body><text:p text:style-name="각주"><text:span> 위험발생 이전단계에서의 경찰의 활동을 포괄하는 상위개념으로 이른바 </text:span><text:span>‘</text:span><text:span>위험의 사전배려</text:span><text:span>(Gefahrenvorsorge)</text:span><text:span>’</text:span><text:span>라는 개념을 사용하는 경우가 있는바, 독일의 각주 경찰법들은 그 법문에 실질</text:span><text:span>적으로 위험의 사전배려라는 용어를 사용하고 있지는 않다. (경찰)법률에서 위험의 사전배려라는 </text:span><text:span>개념을 사용하는 것에 대한 비판적인 견해로는 </text:span><text:span>vgl. Schenke, a.a.O. Rn.12. </text:span></text:p></text:note-body></text:note><text:span> 다만 </text:span><text:span>‘</text:span><text:span>위험방지의 준비</text:span><text:span>’</text:span><text:span>는 </text:span><text:span>이하에서 보는 것처럼 그를 별도로 설명할 필요성이 상대적으로 미미하다는 것을 </text:span><text:span>고려하여 여기서는 </text:span><text:span>‘</text:span><text:span>범죄행위에 대한 예방적 대처</text:span><text:span>’</text:span><text:span>의 문제만을 다루기로 한다.</text:span></text:p>
      <text:p text:style-name="Paragraph-444"/>
      <text:p text:style-name="Paragraph-445"><text:span>일반적으로 범죄행위에 대한 예방적 대처는 다음의 2개의 영역, 즉 </text:span><text:span>‘</text:span><text:span>범죄행위의 </text:span><text:span>예방(</text:span><text:span>Verhütung von Straftaten)</text:span><text:span>’</text:span><text:span>과 </text:span><text:span>‘</text:span><text:span>장래의 범죄행위에 대한 형사소추를 위한 사전</text:span><text:span>배려(</text:span><text:span>Vorsorge für die Verfolgung künftiger Strafttaten)</text:span><text:span>’</text:span><text:span>를 포괄하는 의미로 이해</text:span><text:span>되고 있다.</text:span><text:note text:id="FootNote-97" text:note-class="footnote"><text:note-citation>97</text:note-citation><text:note-body><text:p text:style-name="각주"><text:span> 이러한 개념을 전제로 한 입법례로는 </text:span><text:span>Vgl. § 1 Abs. 4 HessSOG; § 1 Abs. 1 Satz 3 POG RP; </text:span><text:span>§ 2 Abs. 1 Satz 2 ThürPAG. </text:span><text:span>물론 일반적 용어례를 보면 이러한 구분이 완전히 통일적으로 이루</text:span><text:span>어지고 있지는 못한 것으로 보인다.</text:span></text:p></text:note-body></text:note><text:span> 이처럼 </text:span><text:span>‘</text:span><text:span>범죄행위의 예방</text:span><text:span>’</text:span><text:span>과 </text:span><text:span>‘</text:span><text:span>장래의 범죄행위에 대한 형사소추를 위</text:span><text:span>한 사전배려</text:span><text:span>’ </text:span><text:span>양자는 모두 </text:span><text:span>‘</text:span><text:span>범죄행위에 대한 예방적 대처</text:span><text:span>’</text:span><text:span>의 개념 속에 포함되는 것</text:span><text:span>으로 이해되고 있기는 하지만, 그들 작용의 성격을 이해함에 있어서는 학자들 간에  </text:span><text:span>상당한 차이를 보이고 있다. </text:span></text:p>
      <text:p text:style-name="Paragraph-447"/>
      <text:p text:style-name="Paragraph-448"><text:span>먼저 범죄행위가 아직 실행되지 않고 있는 경우는 기본적으로 </text:span><text:span>‘</text:span><text:span>예방</text:span><text:span>’</text:span><text:span>의 영역에 속</text:span><text:span>하므로 </text:span><text:span>‘</text:span><text:span>범죄행위의 예방</text:span><text:span>’</text:span><text:span>은 의문의 여지없이 경찰의 직무라고 할 것인바, 이 점에 </text:span><text:span>관해서는 광범위한 동의가 이루어져 있다.</text:span><text:note text:id="FootNote-98" text:note-class="footnote"><text:note-citation>98</text:note-citation><text:note-body><text:p text:style-name="각주"><text:span> BVerfGE 113, 348(368 ff.); BVerwG, NJW 1990, 2765(2766) und NJW 1990, 2768(2769); </text:span><text:span>Denninger, in: Lisken/Denninger, Handbuch des Polizeirechts, 4. Aufl. 2007, E. Rn. 164, 187.</text:span></text:p></text:note-body></text:note><text:span> 이는 범죄행위의 예방 경우는 형법상</text:span><text:span>의 범죄행위가 구체화 내지 현실화되기 이전 단계에서 법익의 불가침성</text:span><text:span>(Unverletzlichkeit der Rechtsgueter)</text:span><text:span>을 확보하기 위한 작용이므로 경찰법상의 공공</text:span><text:span>의 안녕의 유지라는 개념에 포함된다는 것이 쉽게 인정될 수 있다는 것, 따라서  </text:span><text:span>경찰의 고전적 직무인 공공의 안녕 또는 질서에 대한 위험방지영역에 속한다는 것</text:span><text:span>이 쉽게 받아들여질 수 있기 때문이다.</text:span><text:note text:id="FootNote-99" text:note-class="footnote"><text:note-citation>99</text:note-citation><text:note-body><text:p text:style-name="각주"><text:span> Vgl. Albers, Die Determination polizeilicher Tätigkeit in den Bereichen der </text:span><text:span>Straftatenverhütung und der Verfolgungsvorsorge, 2001, S.123; Würtermberger, Polizei- und </text:span><text:span>Ordnungsrecht, in: Achterberg/Puetter/Wuertemberger(Hrsg.), 2000, §21, Rn. 30; Denninger, </text:span><text:span>a.a.O., Rn.164 und 187; Kugelmann, a.a.O., Rn.156.</text:span></text:p></text:note-body></text:note><text:span> 따라서 범죄행위의 예방이라는 경찰의 직</text:span><text:span>무수행을 위한 권한에 관하여는 그를 위한 경찰권발동의 전제조건 등이 경찰법에 </text:span><text:span>그 별도로 상세히 규정되어 있다. 그리고 이러한 권한규범이 요구하는 경찰권발동</text:span><text:span>의 전제조건이 충족된다면, 경찰은 그 범위 내에서 범죄행위의 예방을 위한 조치를 </text:span><text:span>취할 수 있다. </text:span></text:p>
      <text:p text:style-name="Paragraph-451"/>
      <text:p text:style-name="Paragraph-452"><text:span>(2) 장래의 범죄행위에 대한 형사소추를 위한 사전배려</text:span></text:p>
      <text:p text:style-name="Paragraph-453"><text:span>전술한 것처럼 </text:span><text:span>‘</text:span><text:span>범죄행위의 예방</text:span><text:span>’</text:span><text:span>에 대한 이해가 일치되어 있는 것과 달리 </text:span><text:span>‘</text:span><text:span>장래</text:span><text:span>의 범죄행위에 대한 형사소추를 위한 사전배려</text:span><text:span>’</text:span><text:span>의 성격에 관하여는 이를 경찰작용</text:span><text:span>으로 보아 경찰법에 위치시킬 것인지(규정할 것인지), 아니면 근본적으로 형사사법</text:span><text:span>작용으로 보아 형사소송법에 위치시킬 것인지가(규정할 것인지)가 논란이 되고 있</text:span><text:span>다. 이러한 논의는 특히 독일에서 매우 광범위하게 이루어지고 있는바,</text:span><text:note text:id="FootNote-100" text:note-class="footnote"><text:note-citation>100</text:note-citation><text:note-body><text:p text:style-name="각주"><text:span> </text:span><text:span>이러한 문제에 관한 독일에서의 논의에 관하여 자세한 것은 </text:span><text:span>vgl. Son, Heimliche Eingriffe in </text:span><text:span>das informationelle Selbstbestimmungsrecht, 2006, S.108 ff.; Waechter, Die </text:span><text:span>„</text:span><text:span>Schleierfahndung</text:span><text:span>“ </text:span><text:span>als Instrument der indirekten Verhaltenssteuerung durch Abschreckung </text:span><text:span>und Verunsicherung, DÖV 1999, S.138 und 140; Wolter, in: Systematischer Kommentar, StPO, </text:span><text:span>vor §151, Rn.160; Zöller, Vorsorge für die künftige Strafverfolgung</text:span><text:span>–</text:span><text:span>Zugleiche in Beitrag zum </text:span><text:span>Entwurf eines Strafverfahrensänderungsgesetzes RDV 1997, S.163 f.; BVerfG, NJW 2001 .879; </text:span><text:span>2005, 2603 und 2605; VGH Kassel NVwZ</text:span><text:span>–</text:span><text:span>RR 1994, S.652 f.; Schenke, a.a.O., Rn.30; </text:span><text:span>Kugelmann, a.a.O., Rn.157; Denninger, a.a.O., Rn.165; Albers, a.a.O., S.265 ff.</text:span></text:p></text:note-body></text:note><text:span> 이는 그</text:span><text:span>러한 작용의  성격이 어떻게 규정되는지에 따라 입법권의 관할이 전혀 달라지는 중</text:span><text:span>요한 문제가 있기 때문이다.</text:span><text:note text:id="FootNote-101" text:note-class="footnote"><text:note-citation>101</text:note-citation><text:note-body><text:p text:style-name="각주"><text:span> 독일의 경우 경찰작용에 관한 입법권, 즉 경찰법의 입법권한은 각주에 부여되어 있다. 이에 반하</text:span><text:span>여 형사사법작용에 관한 입법권, 즉 형법이나 형사소송법의 입법권한은 연방이 갖고 있다.</text:span></text:p></text:note-body></text:note><text:span> 그러나 독일과 같은 입법권의 관할이란 문제가 발</text:span><text:span>생하지 않는 우리나라에 있어서도 이 문제는 논의의 실익이 엄존하는바, 이는 </text:span><text:span>‘</text:span><text:span>장래</text:span><text:span>의 범죄행위에 대한 형사소추를 위한 사전배려</text:span><text:span>’</text:span><text:span>를 경찰작용으로 이해하는 경우 경</text:span><text:span>찰의 독자적 판단에 따라 그를 행할 수 있지만, 그를 근본적으로 형사사법작용으로 </text:span><text:span>이해하는 경우 검찰과의 관계에 있어 검찰의 관여가 인정될 소지가 있기 때문이다.</text:span></text:p>
      <text:p text:style-name="Paragraph-456"/>
      <text:p text:style-name="Paragraph-457"><text:span>그렇다면 </text:span><text:span>‘</text:span><text:span>장래의 범죄행위에 대한 형사소추를 위한 사전배려</text:span><text:span>’</text:span><text:span>의 성격에 관하여 </text:span><text:span>학설의 일치를 보지 못하고 있는 이유는 어디에 있는 것인가? 생각건대 그 이유는 </text:span><text:span>‘</text:span><text:span>장래의 범죄행위에 대한 형사소추를 위한 사전배려</text:span><text:span>’</text:span><text:span>는 한편으로는 개념상 장래의 </text:span><text:span>범죄행위에 대한 소추(진압영역)의 준비활동의 성격을 갖는다고 볼 수도 있는 반면, </text:span><text:span>다른 한편으로는 범죄의 단서가 되는 구체적 혐의(</text:span><text:span>Anfangsverdacht)</text:span><text:span>가 발견되기 이</text:span><text:span>전의 단계로 정식의 형사절차가 개시되기 이전에 이루어진다는 점에 착안할 때 예</text:span><text:span>방적 성격 또한 갖는다는 점에서 찾을 수 있다. 즉, 내용적으로는 동일한 경찰의 활</text:span><text:span>동 내지 조치가 한편으로는 구체적 위험에 대한 방지라는 경찰법상의 활동으로 평</text:span><text:span>가될 수도 있고, 다른 한편으로는 형사소추에 기여하는 활동으로 평가될 수도 있다</text:span><text:span>는 것 때문이다. 사정이 이러하다면 </text:span><text:span>‘</text:span><text:span>장래의 범죄행위에 대한 형사소추를 위한 사전</text:span><text:span>배려</text:span><text:span>’</text:span><text:span>의 성격에 관하여는 이론(</text:span><text:span>異論)</text:span><text:span>이 없을 수 없는바, 다음과 같은 학설의 대립이 </text:span><text:span>그것이다.</text:span></text:p>
      <text:p text:style-name="Paragraph-458"/>
      <text:p text:style-name="Paragraph-459"><text:span>먼저 독일의 연방행정법원</text:span><text:note text:id="FootNote-102" text:note-class="footnote"><text:note-citation>102</text:note-citation><text:note-body><text:p text:style-name="각주"><text:span> </text:span><text:span>BVerwG, NJW 1990, 2765(2766 f.); NJW 1990, 2768(2769).</text:span></text:p></text:note-body></text:note><text:span>과 일부 학설</text:span><text:note text:id="FootNote-103" text:note-class="footnote"><text:note-citation>103</text:note-citation><text:note-body><text:p text:style-name="각주"><text:span> Götz, a.a.O., Rn.86; Pieroth/Schlink/Kniesel, a.a.O., §5, Rn.5 f.; Würtenberger, a.a.O., § </text:span><text:span>21, Rn.99.</text:span></text:p></text:note-body></text:note><text:span>은 </text:span><text:span>‘</text:span><text:span>장래의 범죄행위에 대한 형사소</text:span><text:span>추를 위한 사전배려</text:span><text:span>’</text:span><text:span>를 위험방지 영역, 즉 경찰법의 영역에 속하는 것으로 보고 있</text:span><text:span>다.</text:span><text:note text:id="FootNote-104" text:note-class="footnote"><text:note-citation>104</text:note-citation><text:note-body><text:p text:style-name="Paragraph-462"/></text:note-body></text:note><text:span> 이 견해는 그 이유로 위험방지, 개인의 신원확인 또는 경찰의 자기보호를 </text:span><text:span>위한 활동은 구체적 범죄행위의 수사를 위한 것이 아니라 위험방지에 기여하는 것</text:span><text:span>이라고 설명하고 있다. 이에 반하여 독일의 연방헌법재판소</text:span><text:note text:id="FootNote-105" text:note-class="footnote"><text:note-citation>105</text:note-citation><text:note-body><text:p text:style-name="각주"><text:span> BVerfGE 113, 348(369 f.).</text:span></text:p></text:note-body></text:note><text:span>와 다른 일부 학</text:span><text:span>설</text:span><text:note text:id="FootNote-106" text:note-class="footnote"><text:note-citation>106</text:note-citation><text:note-body><text:p text:style-name="각주"><text:span> Gusy, NdsVBl. 2006, 65;</text:span><text:span> Zöller, Information</text:span><text:span>ssysteme und Vorfeldmaßnahmen von Polizei, </text:span><text:span>Staatsanwaltschaften und Nachrichtendiensten, 2002, S.90 ff.</text:span></text:p></text:note-body></text:note><text:span>은 </text:span><text:span>‘</text:span><text:span>장래의 범죄행위에 대한 형사소추를 위한 사전배려</text:span><text:span>’</text:span><text:span>는 목표설정상 형사소</text:span><text:span>추로 평가될 수밖에 없다고 한다.</text:span><text:span text:style-name="p459-7-2"> </text:span><text:span>이러한 학설대립에서 볼 수 있는 것처럼 이 문제</text:span><text:span>에 대하여는 무엇이 절대적으로 옳다라는 식의 결론도출은 곤란하며, 앞으로 보다 </text:span><text:span>심도있는 연구가 행해져야 한다고 생각한다.</text:span><text:note text:id="FootNote-107" text:note-class="footnote"><text:note-citation>107</text:note-citation><text:note-body><text:p text:style-name="각주"><text:span> 다만 독일의 경우는 연방헌법재판소의 결정 이래 형사소추적 측면이 강조되는 경향에 있으며, </text:span><text:span>최근 경찰대학설립 30주년 기념 국제학술대회에 발제자로 참가한 독일 연방경찰대학원(</text:span><text:span>DHPol)</text:span><text:span>의 </text:span><text:span>Kugelmann</text:span><text:span>교수 역시 이러한 입장을 강조한 바 있음을 부기해 두기로 한다. </text:span></text:p></text:note-body></text:note></text:p>
      <text:p text:style-name="Paragraph-466"/>
      <text:p text:style-name="Paragraph-467"><text:span>Ⅱ. </text:span><text:span>소 결</text:span></text:p>
      <text:p text:style-name="Paragraph-468"/>
      <text:p text:style-name="Paragraph-469"><text:span>독일의 통일경찰법모범초안(</text:span><text:span>MEPolG) </text:span><text:span>제1조 제1항은 </text:span><text:span>「</text:span><text:span>경찰은 공공의 안녕 혹은 </text:span><text:span>질서에 대한 위험을 방지하는 것을 그의 직무로 한다. 경찰은 이러한 직무의 범위 </text:span><text:span>내에서 범죄행위에 대한 수사(형사소추)를 하기 위한 준비를 하고 범죄행위를 예방</text:span><text:span>하여야 하며(범죄행위에 대한 예방적 대처: </text:span><text:span>vorbeugende Bekämpfung von </text:span><text:span>Straftaten), </text:span><text:span>장래의 위험을 방지하기 위한 준비를 하여야 한다(위험방지의 준비: </text:span><text:span>Vorbereitung auf die Gefahrenabwehr)</text:span><text:span>」</text:span><text:span text:style-name="p469-6-3">고 규정하여 </text:span><text:span text:style-name="p469-6-4">‘</text:span><text:span text:style-name="p469-6-5">범죄행위에 대한 예방적 대</text:span><text:span text:style-name="p469-7-1">처</text:span><text:span text:style-name="p469-7-2">’</text:span><text:span text:style-name="p469-7-3">와 </text:span><text:span text:style-name="p469-7-4">‘</text:span><text:span text:style-name="p469-7-5">위험방지의 준비</text:span><text:span text:style-name="p469-7-6">’ </text:span><text:span text:style-name="p469-7-7">또한 경찰의 직무에 속함을 분명히</text:span><text:span text:style-name="p469-7-8">　</text:span><text:span text:style-name="p469-7-9">하고 있다. 또한 상당</text:span><text:span text:style-name="p469-8-1">수의 독일의 주들 또한 그들의 경찰법에서 통일경찰법모범초안의 모델에 따라 </text:span><text:span text:style-name="p469-8-2">‘</text:span><text:span text:style-name="p469-8-3">위</text:span><text:span text:style-name="p469-9-1">험방지의 준비</text:span><text:span text:style-name="p469-9-2">’</text:span><text:span text:style-name="p469-9-3">를 경찰의 직무로 규정하고 있는바,</text:span><text:note text:id="FootNote-108" text:note-class="footnote"><text:note-citation>108</text:note-citation><text:note-body><text:p text:style-name="각주"><text:span> 예컨대 베를린 공공의 안녕과 질서의 보호를 위한 </text:span><text:span text:style-name="p470-1-2">일반법 제1조 제1항 제2문(</text:span><text:span text:style-name="p470-1-3">§1 Abs.1 Satz2 </text:span><text:span text:style-name="p470-2-1">Berl ASOG); </text:span><text:span text:style-name="p470-2-2">브레멘 경찰법 제1조 제1항 제2문(</text:span><text:span text:style-name="p470-2-3">§1 Abs.1 Satz2 BremPolG); </text:span><text:span text:style-name="p470-2-4">헤센 공공의 안녕과 </text:span><text:span text:style-name="p470-3-1">질서에 관한 법률 제1조 제1항 제2문(</text:span><text:span text:style-name="p470-3-2">§1 Abs.1 Satz2 HessSOG); </text:span><text:span text:style-name="p470-3-3">멕켈렌부르크-포어폼머른  공공</text:span><text:span text:style-name="p470-4-1">의 안녕과 질서에 관한 법률 제7조 제1항 제4호(</text:span><text:span text:style-name="p470-4-2">§7 Abs.1 Nr.4 SOG MV); </text:span><text:span text:style-name="p470-4-3">니이더작센 공공의 안</text:span><text:span text:style-name="p470-5-1">녕과 질서에 관한 법률 제1조 제1항 제2문(</text:span><text:span text:style-name="p470-5-2">§1 Abs.1 Satz2 NdsSOG); </text:span><text:span text:style-name="p470-5-3">노르트라인-베스트팔렌 경</text:span><text:span text:style-name="p470-6-1">찰법 제1조 제1항 제2문(</text:span><text:span text:style-name="p470-6-2">§1 Abs.1 Satz2 PolG NW); </text:span><text:span text:style-name="p470-6-3">라인란트-팔쯔 경찰- 질서행정청법 제1조 제</text:span><text:span text:style-name="p470-7-1">1항 제2문(</text:span><text:span text:style-name="p470-7-2">§1 Abs.1 Satz2 POR RP); </text:span><text:span text:style-name="p470-7-3">작센 경찰법 제1조 제1항 제1문 제3호(</text:span><text:span text:style-name="p470-7-4">§1 Abs.1 Satz1 </text:span><text:span text:style-name="p470-8-1">Nr.3 Sächs POG); </text:span><text:span text:style-name="p470-8-2">튀링엔 경찰의 직무와 권한에 관한 법률 제2조 제1항 제2문(</text:span><text:span text:style-name="p470-8-3">§2 Abs.1 Satz2 </text:span><text:span text:style-name="p470-9-1">ThuerPAG) </text:span><text:span text:style-name="p470-9-2">등이 그러하다. 한편 바덴-뷔르템부르크, 바이에른, 함부르크, 짜르란드, 슐레스비히-</text:span><text:span text:style-name="p470-10-1">홀슈타인 주등의 경찰관련법률 등은 </text:span><text:span text:style-name="p470-10-2">‘</text:span><text:span text:style-name="p470-10-3">위험방지의 준비</text:span><text:span text:style-name="p470-10-4">’</text:span><text:span text:style-name="p470-10-5">에 관한 명문의 규정을 갖고 있지 못한데, </text:span><text:span text:style-name="p470-11-1">이처럼 </text:span><text:span text:style-name="p470-11-2">‘</text:span><text:span text:style-name="p470-11-3">위험방지의 준비</text:span><text:span text:style-name="p470-11-4">’</text:span><text:span text:style-name="p470-11-5">에 관한 명문의 규정을 갖고 있지 못한 경우에 있어서의 경찰의 직무범위</text:span><text:span text:style-name="p470-12-1">에 대한 이해와 관련하여 상세한 것은 제3장 경찰의 직무획정과 관련하여 상론하기로 하겠다.</text:span></text:p></text:note-body></text:note><text:span text:style-name="p469-9-5"> 이러한 규정방식이야말로 오</text:span><text:span text:style-name="p469-10-1">늘날의 경찰이 처한 현실 내지 그에 따른 경찰법이론의 발전을 입법에 잘 반영한 </text:span><text:span text:style-name="p469-11-1">대표적 예라고 생각한다. </text:span></text:p>
      <text:p text:style-name="Paragraph-471"/>
      <text:p text:style-name="Paragraph-472"><text:span>다만 독일 통일경찰법모범초안 및 독일 각주의 경찰법이 </text:span><text:span>‘</text:span><text:span>위험방지의 준비</text:span><text:span>’</text:span><text:span>를 명</text:span><text:span>시적으로 경찰의 임무로 규정하고 있지만, 이것은 어디까지나 위험방지의 준비 또</text:span><text:span>한 경찰의 직무에 속한다는 것을 명확하게 경찰법상으로 규정한 것일 뿐 경찰의 직</text:span><text:span>무를 새로이 확장한 것으로 보기는 곤란하다고 생각된다. 왜냐하면 위험방지의 </text:span><text:span>‘</text:span><text:span>준</text:span><text:span>비</text:span><text:span>’</text:span><text:span>라는 것은 </text:span><text:span>‘</text:span><text:span>위험방지</text:span><text:span>’</text:span><text:span>라는 직무에 당연히 포함되는 것이라고 해석될 수 있기 때</text:span><text:span>문이다.</text:span><text:note text:id="FootNote-109" text:note-class="footnote"><text:note-citation>109</text:note-citation><text:note-body><text:p text:style-name="각주"><text:span> 동지: </text:span><text:span>Kugelmann, a.a.O., Rn.148. </text:span><text:span>“</text:span><text:span>경찰이 위험상황에 준비하지 않고서 그 임무에 임하는 것</text:span><text:span>이 아니라, 가능한 한 빨리 위험상황에 준비된 상태로 대응해야 한다는 것은 너무나 당연한 해석일</text:span><text:span>수 밖에 없다</text:span><text:span>”</text:span><text:span>라는 설명(</text:span><text:span>Götz, a.a.O., Rn.86)  </text:span><text:span>또한 이와 그 궤를 같이 한다고 생각된다. 한편 이</text:span><text:span>러한 해석에 대하여 반대의 입장을 표명하고 있는 것으로는 </text:span><text:span>vgl. Denninger, in: Lisken/Denninger, </text:span><text:span>a.a.O., E Rn. 187.</text:span></text:p></text:note-body></text:note><text:span> 이는 결국 경찰관직무집행법에 </text:span><text:span>‘</text:span><text:span>위험방지의 준비</text:span><text:span>’</text:span><text:span>를 명시적으로 규정하</text:span><text:span>고 있지 않다고 하여도</text:span><text:note text:id="FootNote-110" text:note-class="footnote"><text:note-citation>110</text:note-citation><text:note-body><text:p text:style-name="각주"><text:span> 독일의 경우 현재 바뎀-뷔르템부르크, 바이에른, 함부르크, 짜르란트, 슐레스비히-홀슈타인 경찰</text:span><text:span>법 및 연방경찰법(</text:span><text:span>BPolG)</text:span><text:span>이 </text:span><text:span>‘</text:span><text:span>위험방지의 준비</text:span><text:span>’</text:span><text:span>를 명시적으로 규정하고 있지는 않다. </text:span></text:p></text:note-body></text:note><text:span> 경찰이 위험방지를 위한 준비활동을 하여서는 안된다는 </text:span><text:span>것을 의미하는 것은 아니라는 뜻이 된다. </text:span></text:p>
      <text:p text:style-name="Paragraph-475"/>
      <text:p text:style-name="Paragraph-476"><text:span>지금까지의 논의를 바탕으로 할 때 경찰관직무집행법상의 경찰의 직무범위에 관</text:span><text:span>한 규정, 특히 동법 제2조 제6호를 개정하는 경우 </text:span><text:span>‘</text:span><text:span>범죄행위에 대한 예방적 대처</text:span><text:span>’</text:span><text:span>는 </text:span><text:span>반드시 경찰의 직무로 명시되어야 한다고 생각된다. 그러나 이에 반하여 </text:span><text:span>‘</text:span><text:span>위험방지</text:span><text:span>의 준비</text:span><text:span>’</text:span><text:span>는 예시적 차원에서 명시하여도 좋고, 위험방지의 준비는 위험방지에 당연</text:span><text:span>히 포함되는 것으로 이해하여 명시하지 않아도 무방하다고 생각된다.</text:span></text:p>
      <text:p text:style-name="Paragraph-477"/>
      <text:p text:style-name="Paragraph-478"/>
      <text:p text:style-name="Paragraph-479"/>
      <text:p text:style-name="Paragraph-480"><text:span text:style-name="p480-1-1">제4장 위험의 개념과 변화 내지 종언</text:span></text:p>
      <text:p text:style-name="Paragraph-481"/>
      <text:p text:style-name="Paragraph-482"/>
      <text:p text:style-name="Paragraph-483"><text:span text:style-name="p483-1-1">제1절  위험의 개념에 대한 기본적 이해</text:span></text:p>
      <text:p text:style-name="Paragraph-484"/>
      <text:p text:style-name="Paragraph-485"><text:span>Ⅰ. </text:span><text:span>개 관</text:span></text:p>
      <text:p text:style-name="Paragraph-486"/>
      <text:p text:style-name="Paragraph-487"><text:span>일상생활의 경험칙상 어떤 상황으로부터 무엇인가 좋지 않은 일이 생겨날 것 같</text:span><text:span>을 때 우리는 그러한 상황을 </text:span><text:span>‘</text:span><text:span>위험</text:span><text:span>’</text:span><text:span>이라고 표현하여 왔으며, 그 한도에서 일상적 용</text:span><text:span>어 례로서의 위험은 그 개념의 윤곽이 어느 정도는 확정적이라고 하여도 과언이 아</text:span><text:span>니다. 그런데 우리가 당연히 알고 있다고 생각하여 왔던 </text:span><text:span>‘</text:span><text:span>위험</text:span><text:span>’</text:span><text:span>라는 개념을 학문적</text:span><text:span>으로 고찰하여 보면 그러한 </text:span><text:span>‘</text:span><text:span>위험</text:span><text:span>’</text:span><text:span>이라는 개념에는 다분히 이질적인 여러 상황이 모</text:span><text:span>두 포함되어 있다. 그리하여 학자들은 우리가 일상에서 사용하는 위험이란 개념을  </text:span><text:span>그것의 정도 내지 그 정도에 따른 국가의 대처 필요성 혹은 대처방안이란 측면에 </text:span><text:span>착안하여 다음과 같이 셋으로 구분하여 왔는바, 그것이 곧 위험(</text:span><text:span>Gefahr),</text:span><text:note text:id="FootNote-111" text:note-class="footnote"><text:note-citation>111</text:note-citation><text:note-body><text:p text:style-name="각주"><text:span> 본 보고서에 사용하는 용어인 위험에 해당하는 것에 대하여 </text:span><text:span>‘</text:span><text:span>위해(</text:span><text:span>危害)</text:span><text:span>’</text:span><text:span>라는 용</text:span><text:span text:style-name="p488-1-7">어를 사용하는 </text:span><text:span text:style-name="p488-2-1">경우도 있지만(류지태/박종수, 행정법신론, 박영사, 2009, 941쪽), 위험이란 용어가 더 일반적으로 </text:span><text:span text:style-name="p488-3-1">사용되고 있는 사정을 감안하여 본 보고서에서는 위험이라는 용어를 사용하기로 하겠다. 한편 </text:span><text:span text:style-name="p488-3-2">‘</text:span><text:span text:style-name="p488-3-3">위</text:span><text:span text:style-name="p488-4-1">해</text:span><text:span text:style-name="p488-4-2">’</text:span><text:span text:style-name="p488-4-3">라는 표현은 종종 </text:span><text:span>위험과 장해(</text:span><text:span>障害, </text:span><text:span>Störung)</text:span><text:span>을 포괄하는 개념으로 사용되기도 한다. </text:span></text:p></text:note-body></text:note><text:span> 리스크</text:span><text:span>(Risiko), </text:span><text:span>잔존리스크(</text:span><text:span>Restrisiko)</text:span><text:span>이다 - 이른바 3단계모델.</text:span><text:note text:id="FootNote-112" text:note-class="footnote"><text:note-citation>112</text:note-citation><text:note-body><text:p text:style-name="각주"><text:span> 우리가 일상생활에서 사용하는 위험을 이처럼 위험, 리스크, 잔존리스크의 셋으로 분류하는 이른</text:span><text:span>바 </text:span><text:span>‘3</text:span><text:span>단계모델</text:span><text:span>’</text:span><text:span>은 독일의 경찰법이론에 기초하고 있는바, 이러한 3단계모델에 관하여 자세한 것은 </text:span><text:span>Reich, Gefahr, Risiko, Restrisiko Das Vorsorgeprinzip am Beispiel des Immissionschutzrechts, </text:span><text:span>1989; Breuer, Anlagensicherheit und Störfälle Vergleichende Risikobewertung im Atom- und </text:span><text:span>Immissionschutzrecht, NVwZ 1990, 211 ff.;  </text:span><text:span>김남진, 위험의 방지와 리스크의 사전배려, 고시계, </text:span><text:span>2008.3, 50쪽 아래      </text:span></text:p></text:note-body></text:note><text:span> </text:span></text:p>
      <text:p text:style-name="Paragraph-490"/>
      <text:p text:style-name="Paragraph-491"><text:span>한편 일상적 용어 례로서의 위험에 해당하는 것 상호간의 관계를 이해하는 방법</text:span><text:span>으로는 이러한 한 3단계모델 이외에도 다양한 이론이 전개되고 있는바, 그 중에서 </text:span><text:span>비교적 광범위한 지지를 받고 있어 주목을 요하는 것으로는 이른바 2단계모델이 있</text:span><text:span>다. 2단계모델은 위험과 리스크의 2가지 범주만을 논의의 대상으로 삼으면서 리스</text:span><text:span>크를 위험의 상위개념으로 이해하고 선언한다. 그리고 이러한 2단계모델의 가장 큰 </text:span><text:span>특징은 리스크의 개념이 비로소 위험의 개념으로부터 해방되어 독립한 성질을 취득</text:span><text:span>하게 된다는 것에서 찾을 수 있다.</text:span><text:note text:id="FootNote-113" text:note-class="footnote"><text:note-citation>113</text:note-citation><text:note-body><text:p text:style-name="각주"><text:span> 이러한 2단계모델에 관하여 자세한 것은 </text:span><text:span>vgl. Lepsius, Risikosteurung durch Verwaltungsrecht: </text:span><text:span>Ermöglichung oder Begrenzung von Innovationen?, VVDStRL 63(2004) S.269 f. </text:span></text:p></text:note-body></text:note><text:span> 「</text:span><text:span>법적 의미에서의 리스크는 손해가 가능하</text:span><text:span>거나 배제할 수 없는 경우에 생긴다. 위험이란 충분히 큰 손해개연성을 전제로 하</text:span><text:span>는 것이지만 리스크는 단순한 가능성만으로 족한 것이다. 즉 위험은 고양된 리스크, </text:span><text:span>즉 리스크의 부분이며, 이에 따라 모든 위험은 리스크가 되지만, 모든 리스크를 위</text:span><text:span>험이라고 할 수는 없다</text:span><text:span>」</text:span><text:span>라는 설명</text:span><text:note text:id="FootNote-114" text:note-class="footnote"><text:note-citation>114</text:note-citation><text:note-body><text:p text:style-name="각주"><text:span> Vgl. Laubinger, Gefahr, Nachteil, Belästigung und Risiko im Immissionschutz, </text:span><text:span>김준현(역), 임</text:span><text:span>미씨온방지법에서의 위험, 불이익, 부담, 리스크, 토지공법연구 제32권, 103쪽.</text:span></text:p></text:note-body></text:note><text:span> 역시 2단계모델과 그 궤를 같이 하는 것이라</text:span><text:span>고 할 수 있다. 이밖에도 위험, 리스크, 잔존리스크(</text:span><text:span>Restrisiko)</text:span><text:span>를 모두 광의의 리스</text:span><text:span>크(안정에 대한 위해요인)라고 부르고, 이를 협의의 리스크와 구별하는 견해도 있</text:span><text:span>다. 이들 견해 역시 나름대로의 설득력이 있지만 이하에서는 일단 전통적인 3단계</text:span><text:span>모델에 따라 위험, 리스크, 잔존리스크의 개념에 대한 설명을 행하고, 그를 전제로 </text:span><text:span>하여 이들 개념 상호간의 차이점을 분명히 하고, 이 가운데에 경찰-질서법적 대응</text:span><text:span>이 요망되는 위험의 개념에 관하여 상세히 알아보기로 하겠다.   </text:span></text:p>
      <text:p text:style-name="Paragraph-494"/>
      <text:p text:style-name="Paragraph-495"><text:span>Ⅱ. </text:span><text:span>위험, 리스크, 잔존리스크의 구분</text:span></text:p>
      <text:p text:style-name="Paragraph-496"/>
      <text:p text:style-name="Paragraph-497"><text:span>전술한 3단계모델에서 (구체적) 위험이라고 하면 종래 </text:span><text:span>‘</text:span><text:span>어떤 사실의 정상적인 진</text:span><text:span>행을 방치하게 되면, 가까운 장래에 어떤 상태 또는 행위가 공공의 안녕 혹은 질서</text:span><text:span>에 손해를 가져올 충분한 개연성이 있는 경우</text:span><text:span>’</text:span><text:span>를 의미하는 것으로 이해되어 왔</text:span><text:span>다.</text:span><text:note text:id="FootNote-115" text:note-class="footnote"><text:note-citation>115</text:note-citation><text:note-body><text:p text:style-name="각주"><text:span> 이러한 (구체적) 위험의 개념에 관하여 자세한 것은 이하의 설명 참조. </text:span></text:p></text:note-body></text:note><text:span> </text:span></text:p>
      <text:p text:style-name="Paragraph-499"/>
      <text:p text:style-name="Paragraph-500"><text:span>(구체적) 위험의 개념이 - 비록 그 내용에 있어 여전히 해석을 요하는 면은 있지</text:span><text:span>만 - 학문적으로 정립되어 있는 것에 반하여 리스크는 그러한 정도의 개념정립조차 </text:span><text:span>제대로 되어 있지 않은 실정이다. 즉, 리스크에 대하여는 </text:span><text:span>‘</text:span><text:span>수학적으로 보아 사건이 </text:span><text:span>발생할 개연성</text:span><text:span>’ </text:span><text:span>또는 </text:span><text:span>‘</text:span><text:span>사건의 실현을 통해 기대되는 손해의 정도와 사건에 특징적인 </text:span><text:span>발생개연성(</text:span><text:span>Eintrittswahrscheinlichkeit)</text:span><text:note text:id="FootNote-116" text:note-class="footnote"><text:note-citation>116</text:note-citation><text:note-body><text:p text:style-name="각주"><text:span> 여기서 말하는 사건의 발생개연성의 의미, 그리고 그 단계에 관하여 자세한 것은 </text:span><text:span>vgl. </text:span><text:span>http://de.wikipedia.0rg/wiki/M%C3%B6glichkeit.  </text:span></text:p></text:note-body></text:note><text:span>의 산물</text:span><text:span>’</text:span><text:span>이라는 정도의 설명이 행해지고 </text:span><text:span>있을 뿐이다.</text:span><text:note text:id="FootNote-117" text:note-class="footnote"><text:note-citation>117</text:note-citation><text:note-body><text:p text:style-name="각주"><text:span> 이러한 설명에 관하여는 </text:span><text:span>Krause, Das Risiko und Restrisiko im Gefahrstoffracht, NVwZ 2009, </text:span><text:span>497.</text:span></text:p></text:note-body></text:note><text:span> 그리고 리스크는 그 예측이 불가능에 가까울 정도로 불확실하다는 </text:span><text:span>것, 그리하여 발생개연성이 영(</text:span><text:span>Zero)</text:span><text:span>에 가깝다는 것을 그 본질적 특성으로 한다. 그</text:span><text:span>런데도 불구하고 리스크를 문제삼아 그에 대한 대비를 논하는 이유는 무엇일까? 그</text:span><text:span>것은 비록 발생개연성은 영에 가깝지만 만일 그것이 현실화되어 발생하는 경우 그</text:span><text:span>로 인한 피해는 가히 재난이라고 불릴 정도로 무한대이기 때문이다. 이처럼 리스크</text:span><text:span>의 경우 발생하는 경우 무한대의 재난이 되기 때문에 극히 미미한 발생개연성조차</text:span><text:span>도 무시할 수 없는 특수한 문제를 야기하는바, 이를 이른바 </text:span><text:span>‘</text:span><text:span>영 -무한대 -딜레</text:span><text:span>마</text:span><text:span>’(</text:span><text:span>Zero-Infinity-Dilemma)</text:span><text:span>라고 부른다.    </text:span></text:p>
      <text:p text:style-name="Paragraph-503"/>
      <text:p text:style-name="Paragraph-504"><text:span>잔존리스크는 법적으로 요청된 안정수준을 충족하고 있는, 그리하여 법적으로 허</text:span><text:span>용된 리스크를 의미한다.</text:span><text:note text:id="FootNote-118" text:note-class="footnote"><text:note-citation>118</text:note-citation><text:note-body><text:p text:style-name="각주"><text:span> Breuer, a.a.O., 213 f.</text:span></text:p></text:note-body></text:note><text:span> 즉, 자동차나 항공기처럼 인간생활을 위하여 필요불가</text:span><text:span>결한 것이고, 그 때문에 그러한 과학기술의 이용 자체를 전반적으로 금지할 수 없</text:span><text:span>는 리스크를 말한다. 한편 잔존리스크를 이렇게 이해하는 한 그것은 사회적으로 타</text:span><text:span>당한 것으로서 국민들에 의하여 받아들여져야 한다는 결론에 달하게 된다. 한편 이</text:span><text:span>러한 잔존리스크를 종래 경찰법이론에서는 이를 위험의 혐의라고 부르는 경향이 있</text:span><text:span>었으나, 오늘날 위험의 혐의로 설명되는 모든 사례들이 예외없이 잔존리스크의 개</text:span><text:span>념에 포섭될 수는 없다고 생각된다.  </text:span></text:p>
      <text:p text:style-name="Paragraph-506"/>
      <text:p text:style-name="Paragraph-507"><text:span>이처럼 위험, 리스크, 잔존리스크를 구분하는 경우 그에 따라 국가의 대응 또한 </text:span><text:span>달라지게 되는바, 먼저 잔존리스크는 법적으로 허용된 리스크이므로 국가가 그에 </text:span><text:span>법적으로 대처할 필요성이 전혀 없다. 즉 잔존리스크는 법적 규율대상이 아니다. 이</text:span><text:span>에 반해 위험과 리스크는 그에 대하여 국가가 법적으로 대처하여야 할 필요성이 있</text:span><text:span>다는 점에서 공통된다. 그러나 그 경우에도 국가적 대처방식에 있어서는 차이가 있</text:span><text:span>게 되어 위험에 대해서는 위험방지를, 리스크에 대해서는 사전배려</text:span><text:note text:id="FootNote-119" text:note-class="footnote"><text:note-citation>119</text:note-citation><text:note-body><text:p text:style-name="각주"><text:span> 종래 리스크에 대해서는 사전배려라는 말이 많이 사용되어 왔으나, 리스크와 배려라는 단어의 </text:span><text:span>연관성이 상대적으로 결여되어 있음을 지적하면서 </text:span><text:span>‘</text:span><text:span>사전대비</text:span><text:span>’</text:span><text:span>라는 용어를 사용할 것이 주장되기도 </text:span><text:span>한다. </text:span></text:p></text:note-body></text:note><text:span>를 하게 된</text:span><text:span>다. 이상의 설명을 토대로 위험, 리스크, 잔존리스크의 관계를 도표화하면 다음과 </text:span><text:span>같다.</text:span></text:p>
      <text:p text:style-name="Paragraph-509"/>
      <table:table table:style-name="Table-5">
        <table:table-column table:number-columns-repeated="3"/>
        <table:table-row>
          <table:table-cell table:style-name="Table-5-1-1" table:number-columns-spanned="1" table:number-rows-spanned="1">
            <text:p text:style-name="바탕글"><text:span>위험(</text:span><text:span>Gefahr)</text:span></text:p>
          </table:table-cell>
          <table:table-cell table:style-name="Table-5-1-2" table:number-columns-spanned="1" table:number-rows-spanned="1">
            <text:p text:style-name="바탕글"><text:span>충분한 개연성</text:span></text:p>
          </table:table-cell>
          <table:table-cell table:style-name="Table-5-1-3" table:number-columns-spanned="1" table:number-rows-spanned="1">
            <text:p text:style-name="바탕글"><text:span>위험방지</text:span></text:p>
          </table:table-cell>
        </table:table-row>
        <table:table-row>
          <table:table-cell table:style-name="Table-5-2-1" table:number-columns-spanned="1" table:number-rows-spanned="1">
            <text:p text:style-name="바탕글"><text:span>리스크(</text:span><text:span>Risiko)</text:span></text:p>
          </table:table-cell>
          <table:table-cell table:style-name="Table-5-2-2" table:number-columns-spanned="1" table:number-rows-spanned="1">
            <text:p text:style-name="바탕글"><text:span>단순한 개연성</text:span></text:p>
          </table:table-cell>
          <table:table-cell table:style-name="Table-5-2-3" table:number-columns-spanned="1" table:number-rows-spanned="1">
            <text:p text:style-name="바탕글"><text:span>사전배려(사전대비)</text:span></text:p>
          </table:table-cell>
        </table:table-row>
        <table:table-row>
          <table:table-cell table:style-name="Table-5-3-1" table:number-columns-spanned="1" table:number-rows-spanned="1">
            <text:p text:style-name="바탕글"><text:span>잔존리스크(</text:span><text:span>Restrisiko)</text:span></text:p>
          </table:table-cell>
          <table:table-cell table:style-name="Table-5-3-2" table:number-columns-spanned="1" table:number-rows-spanned="1">
            <text:p text:style-name="바탕글"><text:span>가능성</text:span></text:p>
          </table:table-cell>
          <table:table-cell table:style-name="Table-5-3-3" table:number-columns-spanned="1" table:number-rows-spanned="1">
            <text:p text:style-name="바탕글"><text:span>법적 규율대상이 아님</text:span></text:p>
          </table:table-cell>
        </table:table-row>
      </table:table>
      <text:p text:style-name="Paragraph-519"><text:span>Ⅲ. </text:span><text:span>위 험</text:span></text:p>
      <text:p text:style-name="Paragraph-520"/>
      <text:p text:style-name="Paragraph-521"><text:span>전통적인 경찰법이론에 따르면 개괄적 수권조항</text:span><text:note text:id="FootNote-120" text:note-class="footnote"><text:note-citation>120</text:note-citation><text:note-body><text:p text:style-name="각주"><text:span> 우리나라의 경우 아직도 개괄적 수권조항에 근거한 경찰권발동을 인정할 수 있는지 여부가 다투</text:span><text:span>어지고 있는바, 이 문제에 관하여는 서정범, 경찰권발동의 근거 - 개괄적 수권조항을 중심으로 -, </text:span><text:span>in: </text:span><text:span>서정범/김연태/이기춘, 경찰법연구, 세창출판사, 2009, 33쪽 아래 참조.</text:span></text:p></text:note-body></text:note><text:span>에 근거한 경찰의 작용은 공공</text:span><text:span>의 안녕 혹은 질서라는 보호이익 중 어느 하나가 (구체적) 위험에 처할 것을 그 전</text:span><text:span>제조건으로 하는바,</text:span><text:note text:id="FootNote-121" text:note-class="footnote"><text:note-citation>121</text:note-citation><text:note-body><text:p text:style-name="각주"><text:span> 이러한 설명은 당해 경찰작용이 개인의 권리를 제한하는 것을 내용으로 하는 경우에 관한 것이</text:span><text:span>며, 경찰작용이 시민의 주관적 권리제한을 내용으로 하지 않는 경우라면 그러한 경찰작용을 위해서 </text:span><text:span>구체적 위험의 존재를 필요로 하지 않는다. 다만 이와 관련하여 시민의 주관적 권리제한을 내용으</text:span><text:span>로 하지 않기 때문에 그를 위해서 구체적 위험의 존재를 필요로 하지 않는 것의 예로 </text:span><text:span>‘</text:span><text:span>위험에 대한 </text:span><text:span>사전배려</text:span><text:span>’(</text:span><text:span>Gefarenvorsorge)</text:span><text:span>를 들 수 있다고 하면서 순찰행위, 정보수집행위, 경찰상의 관찰행위 </text:span><text:span>등을 그 예로 들 수 있다고 설명하는 입장(류지태/박종수, 앞의 책, 942쪽)이 있는바, 경찰의 정보</text:span><text:span>수집행위가 이른바 개인의 정보의 자기결정권을 침해하는 면이 있음을 고려할 때 적어도 정보수집</text:span><text:span>행위를 이러한 경찰활동의 예로 열거하는 것은 적당하지 못하다고 생각한다(정보수집 등 처리행위</text:span><text:span>가 개인의 정보의 자기결정권을 침해하는 문제에 관하여 자세한 것은 본 보고서 제5장 참조).</text:span></text:p></text:note-body></text:note><text:span> 이는 공공의 안녕 혹은 질서에 대한 (구체적) 위험이 존재하</text:span><text:span>는 경우에만 경찰이 활동할 수 있다는 것을 의미한다. 이처럼 (구체적) 위험의 존재</text:span><text:span>가 경찰작용의 전제조건을 이루고 있기 때문에 (구체적) 위험의 개념은 경찰법이론</text:span><text:span>의 중핵을 이루고 있으며 이에 대한 올바른 이해가 선행되어야만 경찰법에 대한 체</text:span><text:span>계적 이해가 가능하다고 할 것인바, (구체적) 위험은 종래 </text:span><text:span>‘</text:span><text:span>어떤 사실의 정상적인 </text:span><text:span>진행을 방치하게 되면, 가까운 장래에 어떤 상태 또는 행위가 공공의 안녕 혹은 질</text:span><text:span>서에 손해를 가져올 충분한 개연성이 있는 경우</text:span><text:span>’</text:span><text:span>를 말하는 것으로 이해되어 왔</text:span><text:span>다.</text:span><text:note text:id="FootNote-122" text:note-class="footnote"><text:note-citation>122</text:note-citation><text:note-body><text:p text:style-name="각주"><text:span> 대표적인 설명례로는 </text:span><text:span>vgl. Drews/Wacke/Vogel/Martens, Gefahrenabwehr, 9. Aufl., 1986, </text:span><text:span>S.220; Gusy, Polizei- und Ordnungsrecht, 7. Aufl., 2009, Rn.108; BVerwGE 45, 51(57); OVG </text:span><text:span>Münster, DVBl. 1980, 1009(1010). </text:span><text:span>한편 독일의 경우 이러한 (구체적) 위험개념은 - 그 표현에 있</text:span><text:span>어 약간의 차이가 존재하기는 하지만- 각주의 경찰법에 명문으로 규정되어 있기도 한다. 예컨대 </text:span><text:span>브레멘 경찰법(</text:span><text:span>BremPoliG) </text:span><text:span>제2조 제3항; 니이더작센 </text:span><text:span>「</text:span><text:span>공공의 안녕과 질서에 관한 법률</text:span><text:span>」</text:span><text:span>(NdS.SOG) </text:span><text:span>제2조 제1호</text:span><text:span>a; </text:span><text:span>작센-안할트 </text:span><text:span>「</text:span><text:span>공공의 안녕과 질서에 관한 법률</text:span><text:span>」(</text:span><text:span>LSASOG) </text:span><text:span>제3조 제3</text:span><text:span>호</text:span><text:span>a </text:span><text:span>등 참조. </text:span></text:p></text:note-body></text:note><text:span> 이하에서는 (구체적) 위험의 개념에 대한 이해를 도모하기 위하여 그의 개념</text:span><text:span>적 요소를 분설하기로 한다.</text:span></text:p>
      <text:p text:style-name="Paragraph-525"/>
      <text:p text:style-name="Paragraph-526"/>
      <table:table table:style-name="Table-6">
        <table:table-column table:number-columns-repeated="1"/>
        <table:table-row>
          <table:table-cell table:style-name="Table-6-1-1" table:number-columns-spanned="1" table:number-rows-spanned="1">
            <text:p text:style-name="Paragraph-527"><text:span>참고: 구체적 위험과 추상적 위험</text:span></text:p>
            <text:p text:style-name="Paragraph-528"/>
            <text:p text:style-name="Paragraph-529"><text:span>경찰법상에서의 위험에 대한 이해에 있어서는 구체적 위험(</text:span><text:span>konkrete Gefahr)</text:span><text:span>과 추상적 위험(</text:span><text:span>abstrakte Gefahr)</text:span><text:span>의 개념을 구분할 것이 요구되는바, 이하에서</text:span><text:span>는 이에 관하여 간단히 설명하기로 한다.</text:span></text:p>
            <text:p text:style-name="Paragraph-530"><text:span>(1) 구체적 위험: 경찰이 경찰작용, 특히 경찰처분(</text:span><text:span>警察處分, </text:span><text:span>Polizeiverfügung)</text:span><text:span>을 발하기 위하여서는 구체적 위험의 존재를 필요로 하는바, 여기서 구체적 위</text:span><text:span>험이란 구체적인, 즉 시간과 장소에 따라서 확정된 혹은 확정될 수 있는 상황으</text:span><text:span>로부터 성립하는 위험을 말한다. 한편 경찰작용에 관한 규율을 내용으로 하는 </text:span><text:span>경찰법(이론)에 있어서 위험이라고 하면 주로 구체적 위험을 말하며, 학자들 역</text:span><text:span>시 특히 추상적 위험과의 구분이 문제되는 경우가 아니면 </text:span><text:span>‘</text:span><text:span>구체적 위험</text:span><text:span>’</text:span><text:span>을 단순</text:span><text:span>히 </text:span><text:span>‘</text:span><text:span>위험</text:span><text:span>’</text:span><text:span>이라고 부르는 것이 오히려 일반적이라고 할 수 있다.  </text:span></text:p>
            <text:p text:style-name="Paragraph-531"><text:span>(2) 추상적 위험: 전술한 바와 같은 구체적 위험은 경찰명령의 제정을 위해서</text:span><text:span>는 그것만으로 충분한 추상적 위험과 구분되어야 하는바, 여기서 추상적 위험은 </text:span><text:span>특정한 행위 혹은 상태를 일반적-추상적으로 고찰했을 때 손해가 발생할 충분한 </text:span><text:span>개연성이 있다는 결론에 도달하게 되는 경우에 존재한다. </text:span></text:p>
            <text:p text:style-name="Paragraph-532"><text:span>따라서 경찰법에서 사용되는 구체적 위험/추상적 위험의 개념을 형법에서 말</text:span><text:span>하는 구체적 위험범/추상적 위험범의 개념과 동일시하여서는 곤란하다. </text:span></text:p>
          </table:table-cell>
        </table:table-row>
      </table:table>
      <text:p text:style-name="Paragraph-533"/>
      <text:p text:style-name="Paragraph-534"><text:span> 1. 손 해</text:span></text:p>
      <text:p text:style-name="Paragraph-535"/>
      <text:p text:style-name="Paragraph-536"><text:span>손해(</text:span><text:span>損害, </text:span><text:span>Schaden)</text:span><text:span>란 외부적 영향 혹은 공공의 질서의 개념에 속하는 불문의 </text:span><text:span>사회규범에의 위반에 의한 현존하는 법익의 객관적 감손을 의미하는바,</text:span><text:note text:id="FootNote-123" text:note-class="footnote"><text:note-citation>123</text:note-citation><text:note-body><text:p text:style-name="각주"><text:span> Schenke, Polizei- und Ordnungsrecht, 6. Aufl., 2009, Rn.69,  </text:span><text:span>이처럼 위험의 개념에 있어서</text:span><text:span>는 법익의 감손이 필연적으로 요구되는바, 이로부터 경찰은 이익과 가치의 증진에 관한 -특히 복</text:span><text:span>리증진의 조치에 관한- 권한을 갖지 못한다는 결론이 당연히 도출된다. 따라서 경찰은 노숙(</text:span><text:span>露宿, </text:span><text:span>Obdachlosigkeit)</text:span><text:span>의 상태로부터 노숙자들을 보호하기 위하여서만 강제적인 주거배정을 할 수 있고,  </text:span><text:span>이미 주거를 갖고 있는 자들에게 보다 나은 주거를 제공하기 위하여 강제적인 주거배정을 할 수는 </text:span><text:span>없다.   </text:span></text:p></text:note-body></text:note><text:span> 손해의 </text:span><text:span>개념과 관련하여 주목할 것은 다음과 같다. </text:span></text:p>
      <text:p text:style-name="Paragraph-538"/>
      <text:p text:style-name="Paragraph-539"><text:span>(1) 기대이익의 문제</text:span></text:p>
      <text:p text:style-name="Paragraph-540"><text:span>보호법익의 감손은 현존하는 이익에 관해 발생하여야 하는바, 기대이익은 현존하</text:span><text:span>는 이익에 포함되지 않는다. </text:span></text:p>
      <text:p text:style-name="Paragraph-541"/>
      <text:p text:style-name="Paragraph-542"><text:span>(2) 단순한 불이익 등과의 구분</text:span></text:p>
      <text:p text:style-name="Paragraph-543"><text:span>손해는 예견되는 침해가 일정한 강도(</text:span><text:span>强度)</text:span><text:span>에 달했을 때, 즉 공공의 안녕 혹은 질</text:span><text:span>서에 대한 법익이 </text:span><text:span>‘</text:span><text:span>현저하게</text:span><text:span>’ </text:span><text:span>침해된 경우에 존재한다.</text:span><text:note text:id="FootNote-124" text:note-class="footnote"><text:note-citation>124</text:note-citation><text:note-body><text:p text:style-name="Paragraph-544"><text:span text:style-name="p544-1-1"> 이처럼 손해의 개념과 관련하여 법익침해가 현저해야 할 것을 강조하는 것이 독일학계의 일반적 </text:span><text:span text:style-name="p544-2-1">경향으로 보이는바, 이러한 점을 특히 강조하고 있는 것으로는 </text:span><text:span text:style-name="p544-2-2">Jarass, BImSchG, 6. Aufl., 2005, </text:span><text:span text:style-name="p544-3-1">§3 Rn.26; Kutscheidt, in: Landmann/Rohmer, Umweltrecht, Bd.</text:span><text:span text:style-name="p544-3-2">Ⅰ, 2005, </text:span><text:span text:style-name="p544-3-3">§3 Rn.10a.   </text:span></text:p></text:note-body></text:note><text:span> 따라서 단순한 불이익</text:span><text:span>(bloße Nachteile), </text:span><text:span>부담(</text:span><text:span>Belästigungen)</text:span><text:note text:id="FootNote-125" text:note-class="footnote"><text:note-citation>125</text:note-citation><text:note-body><text:p text:style-name="Paragraph-545"><text:span text:style-name="p545-1-1"> 이하에서 보듯이 불이익이나 부담을 위험과 구분하는 것은 어려운 면이 있다. 다만 오늘날 독일</text:span><text:span text:style-name="p545-2-1">의 경우 (특히 임미씨온방지법과 관련하여) 불이익이나 부담의 개념규정을 통하여 이들을 위험과 </text:span><text:span text:style-name="p545-3-1">구분하려는 시도가 행해지고 있다. 이에 따르면 불이익은 물리적 영향력을 통하여 초래되는 </text:span><text:span text:style-name="p545-3-2">‘</text:span><text:span text:style-name="p545-3-3">재산</text:span><text:span text:style-name="p545-4-1">적 손실</text:span><text:span text:style-name="p545-4-2">’(</text:span><text:span text:style-name="p545-4-3">예: 소음이나 악취로 인한 토지의 가치감소)을, 부담은 인간의 육체적</text:span><text:span text:style-name="p545-4-4">․</text:span><text:span text:style-name="p545-4-5">정신적 평온에 대한 </text:span><text:span text:style-name="p545-5-1">침해를 의미하는 것으로 이해되고 있다. 이러한 독일에서의 논의에 관하여 자세한 것은 </text:span><text:span text:style-name="p545-5-2">Laubinger,  </text:span><text:span text:style-name="p545-6-1">임미씨온방지법에서의 위험</text:span><text:span text:style-name="p545-6-2">․</text:span><text:span text:style-name="p545-6-3">불이익, 부담, 리스크, 김현준(역), 토지공법연구, 제32집(2006), 115쪽 </text:span><text:span text:style-name="p545-7-1">아래 참조.    </text:span></text:p></text:note-body></text:note><text:span> 혹은 불편함(</text:span><text:span>Unbequemlichkeiten)</text:span><text:span>은 </text:span><text:span>법익의 감손이라고 볼 수 없다. 이와 관련하여서는 다음과 같은 점을 유의하여야 </text:span><text:span>한다.</text:span></text:p>
      <text:p text:style-name="Paragraph-546"/>
      <text:p text:style-name="Paragraph-547"><text:span>첫째, 단순한 불이익, 부담 혹은 불편함 등과 손해를 명확히 구분하는 것은 상당</text:span><text:span>히 어렵다는 것이다. 따라서 어떠한 침해가 경찰이 방지하여야 할 손해의 영역에 </text:span><text:span>해당하는지 아니면 단순한 불이익 등에 그치는 것인지를 구분하기 위한 척도가 필</text:span><text:span>요한바, 이 경우 양자의 구분에 있어서는 </text:span><text:span>‘</text:span><text:span>정상인</text:span><text:span>’</text:span><text:span>의 판단이 척도가 된다는 것이 강</text:span><text:span>조되고 있다. 따라서 어떠한 침해가 전적으로 관계인의 비정상적인 성질에 기인하</text:span><text:span>는 경우에는, 즉 단순한 불이익이 개인의 특별한 감정으로 인해 법익의 감손을 가</text:span><text:span>져오는 경우에는 여기서의 손해라 할 수 없으며, 따라서 개괄적 수권조항에 따른 </text:span><text:span>경찰의 개입을 정당화시키지 못한다.</text:span><text:note text:id="FootNote-126" text:note-class="footnote"><text:note-citation>126</text:note-citation><text:note-body><text:p text:style-name="각주"><text:span> 다만 입법자가 특별법에서 부담 등에 그치는 경우임에도 불구하고 경찰이 그에 개입할 수 있음</text:span><text:span>을 규정하고 있는 경우도 있을 수 있다.</text:span></text:p></text:note-body></text:note><text:span> 예컨대 (공동주택이 아닌) 주택가에서 개 </text:span><text:span>짖는 소리는 단순한 부담에 그치는 것이라고 할 것이며, 따라서 구체적인 경우에 </text:span><text:span>있어 (인근주민 중) 개개의 중환자나 신경쇠약자의 건강에 중대한 위험이 된다고 </text:span><text:span>하더라도 그를 여기서의 손해로 볼 수는 없다. 그러므로 경찰이 그를 금지시킬 수</text:span><text:span>는 없게 된다.</text:span></text:p>
      <text:p text:style-name="Paragraph-549"/>
      <text:p text:style-name="Paragraph-550"><text:span>둘째, 손해에 해당하는지 여부가 때와 장소에 따라 달라질 수 있다는 점 또한 유</text:span><text:span>의하여야 한다. 즉, 주택가에서 아이들의 피아노소리는 - 적어도 그것이 오랜 시간</text:span><text:span>동안 계속되지 않는 한 - 주간에는 단지 부담일 뿐 경찰의 개입이 요구되는 손해라</text:span><text:span>고 할 수 없으나, 야간에는 때로 인근주민의 안면(</text:span><text:span>安眠) </text:span><text:span>등과 같은 법익에 대한 감</text:span><text:span>손으로서 손해에 해당할 수 있다. 또한 도시와 농촌간의 생활패턴이 날로 유사해져 </text:span><text:span>가고 있는 것은 사실이지만, 그럼에도 불구하고 도농(</text:span><text:span>都農)</text:span><text:span>간에는 그 생활양식에 있</text:span><text:span>어 차이가 있을 수 있다, 따라서 (소나 돼지 등의) 축사, 퇴비 등으로 인한 냄새는 </text:span><text:span>농촌생활의 경우 어느 정도 일상적이라고 할 수 있으므로 농촌에서는 단순한 불이</text:span><text:span>익에 그치겠지만, 도시에서는 손해로서 위험원(</text:span><text:span>危險源)</text:span><text:span>이 될 수 있다. 따라서 도시</text:span><text:span>에서 그러한 냄새를 유발하는 자에 대하여는 경찰이 그를 저지하기 위한 조치를 취</text:span><text:span>할 수 있게 된다.  </text:span></text:p>
      <text:p text:style-name="Paragraph-551"/>
      <text:p text:style-name="Paragraph-552"><text:span>(3) 외부적 영향에 의한 법익의 감손</text:span></text:p>
      <text:p text:style-name="Paragraph-553"><text:span>법익의 감손이 </text:span><text:span>‘</text:span><text:span>외부적 영향</text:span><text:span>’</text:span><text:span>에 의해 초래되어야 한다는 것 또한 손해의 개념, 내</text:span><text:span>지 그와 필연적으로 연결되는 위험의 개념에 있어서 본질적 요소를 이룬다. 즉, 법</text:span><text:span>익의 감손이 자신의 사정에 기인하거나 일반적인 자연현상에 의하여 초래되는 경우</text:span><text:span>(예: 상품의 부패)에는 그 법익에 대한 (구체적) 위험이 되지 못한다. 그러나 이것이 </text:span><text:span>그에 의해 다른 법익이 침해되고, 그 한도에서 (구체적) 위험이 존재할 수 있다는 </text:span><text:span>것을 배척하는 것은 아니다(부패된 물품이 팔려서 그로 인해 타인의 건강에 대한 </text:span><text:span>손해를 초래할 위험이 있는 경우가 그러하다).</text:span></text:p>
      <text:p text:style-name="Paragraph-554"/>
      <text:p text:style-name="Paragraph-555"><text:span>2. 손해발생의 충분한 개연성(</text:span><text:span>蓋然性)</text:span></text:p>
      <text:p text:style-name="Paragraph-556"/>
      <text:p text:style-name="Paragraph-557"><text:span>(구체적) 위험은 실제로 혹은 적어도 경찰이 작용을 행하는 시점을 기준으로 사실</text:span><text:span>상태와 법상태를 합리적으로 판단할 때 가까운 장래에 손해가 발생할 </text:span><text:span>‘</text:span><text:span>충분한 개연</text:span><text:span>성</text:span><text:span>’(</text:span><text:span>hinreichende Wahrscheinlichkeit)</text:span><text:span>이 있을 것을 전제로 한다. 따라서 단순한 추</text:span><text:span>정 내지 약간의 가능성이 있는 것만으로는 충분하지 않다. 그러나 이것이 손해의 </text:span><text:span>발생이 절대적으로 확실할 것을 요구하는 것은 아니다. 결국 손해발생의 개연성은 </text:span><text:span>손해발생의 확실성과 단순한 가능성사이의 광범위한 중간영역이라고 할 수 있다:</text:span></text:p>
      <text:p text:style-name="Paragraph-558"/>
      <table:table table:style-name="Table-7">
        <table:table-column table:number-columns-repeated="1"/>
        <table:table-row>
          <table:table-cell table:style-name="Table-7-1-1" table:number-columns-spanned="1" table:number-rows-spanned="1">
            <text:p text:style-name="Paragraph-559"><text:span>약간의 가능성</text:span><text:span>〈 　　　　　</text:span><text:span>충분한 </text:span><text:span>　</text:span><text:span>개연성</text:span><text:span>　　　　　〈　</text:span><text:span>확실성</text:span></text:p>
            <text:p text:style-name="Paragraph-560"><text:span>(Möglichkeit) </text:span><text:span>〈　(</text:span><text:span>hinreichende Wahrscheinlichkeit)</text:span><text:span>　〈　(</text:span><text:span>Sicherlichkeit)</text:span></text:p>
          </table:table-cell>
        </table:table-row>
      </table:table>
      <text:p text:style-name="Paragraph-561"><text:span>(구체적) 위험개념의 핵심을 이루는 손해발생의 충분한 개연성과 관련하여 주의를 </text:span><text:span>요하는 것은 다음과 같다.</text:span></text:p>
      <text:p text:style-name="Paragraph-562"><text:span>  </text:span></text:p>
      <text:p text:style-name="Paragraph-563"><text:span>(1) 요구되는 개연성의 정도</text:span></text:p>
      <text:p text:style-name="Paragraph-564"><text:span>위험개념의 핵심을 이루는 손해발생의 충분한 개연성이 있는지 여부를 판단함에 </text:span><text:span>있어서는</text:span><text:note text:id="FootNote-127" text:note-class="footnote"><text:note-citation>127</text:note-citation><text:note-body><text:p text:style-name="각주"><text:span> 물론 그 판단은 전면적으로 법원의 통제를 받으며, 따라서 이른바 판단여지(</text:span><text:span>判斷餘地, </text:span><text:span>Beurteilungsraum)</text:span><text:span>는 인정되지 않는다. </text:span></text:p></text:note-body></text:note><text:span> 어떠한 법익에 대한 손해가 발생할 염려가 있는가 하는 것이 중요한 </text:span><text:span>의미를 갖는다. 즉, (구체적) 위험의 존재가 인정되기 위하여 요구되는 개연성의 정</text:span><text:span>도는 위협받는 법익의 가치가 중요하면 중요할수록, 그리고 그러한 법익에 대한 예</text:span><text:span>상손해가 크면 클수록 더 적어진다.</text:span><text:note text:id="FootNote-128" text:note-class="footnote"><text:note-citation>128</text:note-citation><text:note-body><text:p text:style-name="Paragraph-566"><text:span text:style-name="p566-1-1"> 독일의 경우 이러한 내용을 </text:span><text:span text:style-name="p566-1-2">‘</text:span><text:span text:style-name="p566-1-3">반비례의 법칙</text:span><text:span text:style-name="p566-1-4">’(</text:span><text:span text:style-name="p566-1-5">Regel der umgekehrten Proportinalität), </text:span><text:span text:style-name="p566-1-6">혹은 </text:span><text:span text:style-name="p566-2-1">e-Desto-Formel</text:span><text:span text:style-name="p566-2-2">이라는 이름으로 설명하고 있다. 이러한 용어례에 관하여는 </text:span><text:span text:style-name="p566-2-3">vgl. Götz, </text:span><text:span text:style-name="p566-3-1">Allgemeines Polizei- und Ordnungsrecht, 14. Aufl., 2008, §6 Rn.7; Schröder, </text:span><text:span text:style-name="p566-4-1">Verwaltungsrechtsdogmatik im Wandel, 2007, S.96.</text:span></text:p></text:note-body></text:note><text:span> 따라서 별로 중요하지 않은 재산적 가치가 </text:span><text:span>침해받을 염려가 있는 경우, 그것을 경찰권발동의 전제조건인 (구체적) 위험이 존재</text:span><text:span>하는 것이라고 하기 위하여서는 상당히 높은 정도의 손해발생의 개연성을 필요로 </text:span><text:span>한다. 이에 반하여 생명이나 신체와 같은 중대한 법익의 감손, 즉 손해가 발생할 염</text:span><text:span>려가 있는 경우에는 재산적 가치에 대한 (구체적) 위험이 문제가 되는 경우에 있어</text:span><text:span>서와 같은 정도의 높은 개연성을 요구되지 않는다. 따라서 약간의 개연성(</text:span><text:span>geringe </text:span><text:span>Wahrscheinlichkeit)</text:span><text:span>도 - 위험개념의 핵심적 요소인 - 충분한 개연성에 해당할 수 </text:span><text:span>있는바, 결국  충분한 개연성에 해당될 수 있는지는 손상될 법익의 크기에 따라 달</text:span><text:span>리 판단될 수밖에 없을 것이다.</text:span><text:note text:id="FootNote-129" text:note-class="footnote"><text:note-citation>129</text:note-citation><text:note-body><text:p text:style-name="Paragraph-567"><text:span text:style-name="p567-1-1"> Vgl. Götz,  a.a.O., §6,</text:span><text:span text:style-name="p567-1-2"> Rn.7; Pieroth/Schlink/Kniesel, Polizei- und Ordnungsrecht, 6. Aufl., </text:span><text:span text:style-name="p567-2-1">2010, §4, Rn.6 f.</text:span></text:p></text:note-body></text:note><text:span> 이러한 설명은 </text:span><text:span>‘</text:span><text:span>충분한 개연성</text:span><text:span>’</text:span><text:span>의 의미를 분명하</text:span><text:span>게 하는 면이 있는바, 결국 여기서의 충분한 개연성은 이른바 </text:span><text:span>‘</text:span><text:span>사건의 발생개연</text:span><text:span>성</text:span><text:span>’(</text:span><text:span>Eintrittswahrscheinlichkeit)</text:span><text:span>이란 관점에서 몇 %이상 등을 의미하는 것이 아니라 </text:span><text:span>당해 상황을 위험이라고 판단하기에 충분한 개연성을 의미하는 것이다.  </text:span></text:p>
      <text:p text:style-name="Paragraph-568"/>
      <text:p text:style-name="Paragraph-569"><text:span>한편 경찰의 조치가 그로 인하여 부담을 받게 되는 사람에게 가하는 침해의 정도</text:span><text:span>가 개연성 판단, 즉 (구체적) 위험의 존재를 판단함에 있어서 고려되어야 하는지가 </text:span><text:span>문제되었던바, 근래에 들어서는 이를 긍정시하는 견해가 점차 유력해지고 있다.</text:span><text:note text:id="FootNote-130" text:note-class="footnote"><text:note-citation>130</text:note-citation><text:note-body><text:p text:style-name="각주"><text:span> 이러한 입장을 취하고 있는 것으로는 </text:span><text:span>VGH München, BayVBl. 1993, 84; </text:span><text:span>김남진, 앞의 글, 56</text:span><text:span>쪽.</text:span></text:p></text:note-body></text:note><text:span> </text:span><text:span>이러한 이론적 경향의 변화는 종래 </text:span><text:span>“</text:span><text:span>경찰의 조치가 그로 인하여 부담을 받게 되는 </text:span><text:span>사람에게 가하는 침해의 정도는 (구체적) 위험의 존재를 판단함에 있어 아무런 의</text:span><text:span>미도 갖지 못한다. 침해의 정도는 단지 재량권행사의 기준이라는 관점으로서 고려</text:span><text:span>될 뿐이다</text:span><text:span>”</text:span><text:note text:id="FootNote-131" text:note-class="footnote"><text:note-citation>131</text:note-citation><text:note-body><text:p text:style-name="각주"><text:span> Schenke, </text:span><text:span>독일경찰법론, 서정범 역, 세창출판사, 1998, 45쪽.</text:span></text:p></text:note-body></text:note><text:span>라고 설명을 하던 </text:span><text:span>Schenke</text:span><text:span>교수가 그의 최근의 경찰법교과서에서 </text:span><text:span>“</text:span><text:span>경</text:span><text:span>찰의 조치가 그로 인하여 부담을 받게 되는 사람에게 가하는 침해의 정도 또한 (구</text:span><text:span>체적) 위험의 존재를 판단함에 있어 중요한 역할을 한다</text:span><text:span>”</text:span><text:note text:id="FootNote-132" text:note-class="footnote"><text:note-citation>132</text:note-citation><text:note-body><text:p text:style-name="각주"><text:span> Schenke, a.a.O., Rn.77.</text:span></text:p></text:note-body></text:note><text:span>라고 설명하고 있는 것</text:span><text:span>에서 극명하게 찾아볼 수 있다. 이처럼 개연성을 판단함에 있어 경찰의 조치가 가</text:span><text:span>하는 침해의 정도를 고려하는 경우 이는 (구체적) 위험의 존재를 인정하여 경찰이 </text:span><text:span>개입하는 것을 곤란하게 만드는 결과를 가져오게 되는바, 이러한 설명은 개인(경찰</text:span><text:span>의 조치로 인하여 부담을 받게 되는 사람)의 기본권보호라는 관점으로부터 도출되</text:span><text:span>는 요구, 즉 경찰의 개입은 최소한에 그쳐야 하며 경찰의 개입이 정당화되기 위하</text:span><text:span>여서는 엄격한 요건을 필요로 한다는 요청에 부응한다는 점에서 매우 매력적이다. </text:span><text:span>그러나 이러한 측면만을 강조한 나머지 경찰의 개입요건을 지나치게 엄격하게 하여 </text:span><text:span>(구체적) 위험의 존재를 전제로 한 경찰의 개입을 사실상 부정시하는 것 또한 문제</text:span><text:span>가 있다. 왜냐하면 경찰의 조치로 인하여 부담을 받게 되는 사람의 기본권뿐만 아</text:span><text:span>니라 경찰의 위험방지조치로 인하여 보호를 받게 되는 사람의 기본권 또한 중요한 </text:span><text:span>것이기 때문이다. 그리고 이러한 점은 경찰의 조치가 그로 인하여 부담을 받게 되</text:span><text:span>는 사람에게 가하는 침해의 정도가 위험의 존재를 판단함에 있어서 고려되어야 할 </text:span><text:span>것을 강조하는 학자 스스로 </text:span><text:span>“</text:span><text:span>국가에게는 개인(특히 경찰의 위험방지조치로 인하여 </text:span><text:span>보호를 받게 되는 사람)의 기본권을 보호하여야 할 의무가 있으므로 경찰의 개입요</text:span><text:span>건이 지나치게 엄격해서는 안 될 것이다. 양(</text:span><text:span>兩) </text:span><text:span>가치가 다 함께 고려되고 조정되어</text:span><text:span>야 하는바, 비례원칙(과잉금지원칙)에 비추어 그 문제가 해결되어야 할 것이다</text:span><text:span>”</text:span><text:span>라는 </text:span><text:span>서술을 통하여 정확히 지적하고 있다.</text:span><text:note text:id="FootNote-133" text:note-class="footnote"><text:note-citation>133</text:note-citation><text:note-body><text:p text:style-name="각주"><text:span> 김남진, 앞의 글, 56쪽.</text:span></text:p></text:note-body></text:note><text:span> 결론적으로 (구체적) 위험의 존재를 판단</text:span><text:span>함에 있어서도 이익형량이 중요한 역할을 수행하게 된다.  </text:span></text:p>
      <text:p text:style-name="Paragraph-574"/>
      <text:p text:style-name="Paragraph-575"><text:span>나아가서 (구체적) 위험의 존재에 대한 판단을 행함에 있어서는 경찰이 손해발생</text:span><text:span>의 개연성에 대한 평가를 행하는 시점이 중요하다. 만일 임박한 손해의 발생으로 </text:span><text:span>기성사실, 즉 회복할 수 없는 손해가 야기될 염려가 있는 경우에는, (구체적) 위험</text:span><text:span>의 존재를 긍정함에 있어 손해발생의 약간의 개연성이 있는 것만으로도 충분하</text:span><text:span>다.</text:span><text:note text:id="FootNote-134" text:note-class="footnote"><text:note-citation>134</text:note-citation><text:note-body><text:p text:style-name="각주"><text:span> 이러한 점을 강조하는 것으로는 </text:span><text:span>vgl. Möstl, Die staatliche Garantie für öffentliche Sicherheit </text:span><text:span>und Ordnung, 2002, S.189. </text:span></text:p></text:note-body></text:note><text:span> 따라서 예컨대 화학약품에 의한 토양오염의 우려가 있는 경우라면 그것만으</text:span><text:span>로 이미 위험이 존재한다고 할 수 있다. </text:span></text:p>
      <text:p text:style-name="Paragraph-577"/>
      <text:p text:style-name="Paragraph-578"><text:span>(2) 가까운 장래에 손해가 발생할 개연성</text:span></text:p>
      <text:p text:style-name="Paragraph-579"><text:span>(구체적) 위험이 존재한다고 하기 위하여서는 가까운 장래(</text:span><text:span>in naher Zukunft)</text:span><text:span>에 </text:span><text:span>손해가 발생할 개연성이 존재할 것이 요구되므로 먼 훗날의 어떤 시점에 이르러야 </text:span><text:span>비로소 손해가 발생할 개연성이 있는 것만으로는 (구체적) 위험이 존재한다고 할 </text:span><text:span>수 없는바, 이와 관련하여서 고찰을 요하는 것은 이른바 </text:span><text:span>‘</text:span><text:span>잠재적 위험</text:span><text:span>’(</text:span><text:span>潛在的 危</text:span><text:span>險, </text:span><text:span>latente Gefahr)</text:span><text:span>이란 관념이다. 한편 이러한 잠재적 위험의 문제는 독일에서 </text:span><text:span>‘</text:span><text:span>양</text:span><text:span>돈업자사건</text:span><text:span>’(</text:span><text:span>Schweinmästerfall)</text:span><text:note text:id="FootNote-135" text:note-class="footnote"><text:note-citation>135</text:note-citation><text:note-body><text:p text:style-name="각주"><text:span> Vgl. OVG Münster, OVGE 11, 250 ff.</text:span><text:span text:style-name="p580-1-2">  </text:span></text:p></text:note-body></text:note><text:span>을 둘러싸고 본격적으로 논의되기 시작하였는바,  </text:span><text:span>이런 점을 고려하여 이하에서는 양돈업자사건을 중심으로 잠재적 위험의 문제를 논</text:span><text:span>해보기로 하겠는바, 먼저 양돈업자사건의 내용(사안)은 다음과 같다: 양돈업자는 건</text:span><text:span>축법상의 허가를 받은 돼지우리가 딸린 양돈시설을 건축하였던바, 그 양돈시설은 </text:span><text:span>처음에는 인근에 주거용 건축물이 없어서 아무에게도 침해를 가하지 않고 아무런 </text:span><text:span>(구체적) 위험도 야기하지 않았다. 그런데 양돈시설의 건축이후에  주거용건축이 확</text:span><text:span>장되어가는 과정에서 사후적으로 당해 양돈시설의 인근에 주거용 건축물이 건립되</text:span><text:span>었고, 주거용 건축물의 거주자가 양돈시설로부터 나오는 악취와 해충으로 인한 고</text:span><text:span>통으로 인하여 건강에 손상을 입게 되었다. 이에 관할 행정청이 양돈업자에 대하여 </text:span><text:span>양돈업중지명령을 발하였다.  </text:span></text:p>
      <text:p text:style-name="Paragraph-581"/>
      <text:p text:style-name="Paragraph-582"><text:span>위의 양돈업자사건에 있어서 양돈업은 처음에는 아무런 (구체적) 위험을 야기하지 </text:span><text:span>않고 있다가 사후적으로 인근토지의 이용상황에 변화(주거용 건축물의 건립)가 있</text:span><text:span>는 후에 비로소 인근주민에 대한 손해를 야기하게 된 것이다. 따라서 (구체적) 위험</text:span><text:span>의 존재가 인정되기 위하여서는 </text:span><text:span>‘</text:span><text:span>가까운 장래</text:span><text:span>’</text:span><text:span>에 손해가 발생할 개연성이 존재하여</text:span><text:span>야 한다는 종래의 이론에 따르는 경우 양돈업자사건에서는 (구체적) 위험의 존재를 </text:span><text:span>인정할 수 없게 되어 양돈업중지명령 등의 조치를 취할 수 없게 된다. 그러나 이 </text:span><text:span>사례의 경우 양돈업중지명령을 발할 현실적 필요성을 부정할 수 없는 면이 있다는 </text:span><text:span>점을 고려하여 그를 가능케 하기 위하여 만들어진 개념이 바로 </text:span><text:span>‘</text:span><text:span>잠재적 위험</text:span><text:span>’</text:span><text:span>개념이</text:span><text:span>다. 여기서 잠재적 위험이란 처음에는 단지 잠재적으로만 존재하던 위험상황이 잠</text:span><text:span>재적 경찰책임자(</text:span><text:span>latenter Störer)</text:span><text:span>의 영향밖에 놓여져 있는 그밖의 사정(양돈업자사</text:span><text:span>건의 경우라면 주거용 건축물의 건립)과 결부하여 따라서 현실화된 것을 의미한다. </text:span><text:span>한편 이러한 잠재적 위험개념에 대하여는 비판론도 유력한바,</text:span><text:span>「</text:span><text:span>양돈업 혹은 그 밖</text:span><text:span>의 유해물질의 방출을 가져오는 영업이 주택건축허가가 발급됨으로써 인근토지의 </text:span><text:span>이용상황에 변화가 있는 경우에야 비로소 손해를 야기할 가능성이 있는 경우라면 </text:span><text:span>위험이 존재하는 것이 아니다. 따라서 그 같은 상황을 성격지우기 위하여 지배적 </text:span><text:span>학설이 사용하는 이른바 잠재적 위험이라는 용어는 단지 법상황을 모호하게 만들 </text:span><text:span>뿐이다. 왜냐하면 이 경우에는 사실상 구체적 위험도, 또한 장해도 존재하지 않기 </text:span><text:span>때문이다</text:span><text:span>」</text:span><text:span>라고 서술하고 있는 </text:span><text:span>Schenke</text:span><text:span>의 설명</text:span><text:note text:id="FootNote-136" text:note-class="footnote"><text:note-citation>136</text:note-citation><text:note-body><text:p text:style-name="각주"><text:span> Schenke, a.a.O., Rn.79. </text:span></text:p></text:note-body></text:note><text:span>이 그 대표적 예가 된다.</text:span></text:p>
      <text:p text:style-name="Paragraph-584"/>
      <text:p text:style-name="Paragraph-585"><text:span>3, 객관적인 위험상황</text:span></text:p>
      <text:p text:style-name="Paragraph-586"/>
      <text:p text:style-name="Paragraph-587"><text:span>(구체적) 위험의 개념정의에서 쉽게 알 수 있는 것처럼 (구체적) 위험의 존재여부</text:span><text:span>에 대한 판단은 예측에 근거하는바, 그 예측에 있어서는 </text:span><text:span>‘</text:span><text:span>사전적</text:span><text:span>’(</text:span><text:span>事前的, </text:span><text:span>ex ante), </text:span><text:span>즉 경찰이 개입하는 시점에서의 사실상태와 인식가능성이 기준이 된다. 이처럼 (구</text:span><text:span>체적) 위험에 대한 판단이 사전적 예측에 근거하는 결과 경찰의 판단과 다른 결과</text:span><text:span>가 발생하기도 하는 것은 필연적 현상이라고 할 수 있으며, 이로 인하여 다음과 같</text:span><text:span>은 문제가 발생하게 된다: 경찰은 그 개입시점에서 제반 사실상태를 고려하여 (구</text:span><text:span>체적) 위험이 존재한다고 판단하였는데 경찰의 사전적 예측과 달리 실제로는 손해</text:span><text:span>가 발생할 염려가 없었다는 것, 즉 (구체적) 위험이 존재하지 않았었다는 것이 사후</text:span><text:span>적으로 밝혀진 경우에 경찰의 개입이 적법한 것이 될 수 있는가? 생각건대 사전적 </text:span><text:span>예측에 기한 판단은 불확실성으로 특징지워지기 마련이므로 사전적으로 행해져야만 </text:span><text:span>하는 경찰의 위험예측의 정확성에 대하여 사후적으로 밝혀진 사실에 근거하여 의문</text:span><text:span>을 제기하는 것은 그 자체가 모순이다. 따라서 경찰이 개입하는 시점에서 상황을 </text:span><text:span>정당하게 평가하여 (구체적) 위험이 존재한다고 판단하였다면 설혹 사후적으로 (구</text:span><text:span>체적) 위험이 존재하지 않았었다는 것이 사후적으로 밝혀지거나, 사건의 전개가 시</text:span><text:span>간의 흐름에 따라 경찰이 예측한 것과 달리 진행된다고 하더라도 경찰이 (구체적) </text:span><text:span>위험의 존재를 전제로 개입한 것은 위법하지 않다고 할 것이다.</text:span></text:p>
      <text:p text:style-name="Paragraph-588"/>
      <text:p text:style-name="Paragraph-589"><text:span>(구체적) 위험의 존재 여부에 대한 판단이 사전적 예측에 근거한다고 하는 것을 </text:span><text:span>내용으로 하는 (구체적) 위험의 개념에 대한 올바른 이해는 경찰실무적으로도 상당</text:span><text:span>히 중요한 의미를 갖는다고 생각되는바, 불심검문의 예를 들어 이 문제를 설명해보</text:span><text:span>기로 하겠다. 경찰관직무집행법 제3조에 따르면 경찰관은 수상한 거동 기타 주위사</text:span><text:span>정을 합리적으로 판단하여 어떠한 죄를 (범하였거나) 범하려 하고 있다고 의심할만</text:span><text:span>한 상당한 이유가 있는 자를 정지시켜 질문할 수 있도록 규정하고 있으며, 실제로 </text:span><text:span>도 경찰관은 동 조항에 근거하여 불심검문을 행하고 있다. 그런데 불심검문과 관련</text:span><text:span>하여 시민단체들이 제기하는 의혹 내지 문제의 대다수는 경찰이 불심검문을 행하였</text:span><text:span>지만 실제로 불심검문을 당한 자는 어떠한 죄도 범하려 하고 있지 않았다는 것, 따</text:span><text:span>라서 경찰관이 무고한 시민에 대한 불심검문을 행하였으므로 당해 불심검문이 위법</text:span><text:span>하다는 것이다. 그러나 이러한 시민단체들의 지적은 경찰법상 학문적으로 이미 확</text:span><text:span>립된 (구체적) 위험의 개념에 대한 몰이해를 그대로 드러내는 것으로서 오랜 기간</text:span><text:span>에 걸쳐 학설과 판례를 통하여 발전되어 온 학문적 성과를 무위로 돌리는 것이다. </text:span><text:span>단언컨대 경찰이 제반사정을 합리적으로 고려하여 (구체적) 위험의 존재를 긍정하</text:span><text:span>였다면</text:span><text:note text:id="FootNote-137" text:note-class="footnote"><text:note-citation>137</text:note-citation><text:note-body><text:p text:style-name="각주"><text:span> 즉, 경찰관이 수상한 거동 기타 주위사정을 합리적으로 판단하여 어떠한 죄를 범하려 하고 있다</text:span><text:span>고 의심할만한 상당한 이유가 있다고 판단하였다면</text:span></text:p></text:note-body></text:note><text:span> 설사 사후적으로 위험하지 않았었다는 것이 밝혀진다고 하여도,</text:span><text:note text:id="FootNote-138" text:note-class="footnote"><text:note-citation>138</text:note-citation><text:note-body><text:p text:style-name="각주"><text:span> 즉, 실제로 불심검문을 당한 자는 어떠한 죄도 범하려 하고 있지 않았다는 것이 사후적으로 밝</text:span><text:span>혀진 경우에도</text:span></text:p></text:note-body></text:note><text:span>  (구</text:span><text:span>체적) 위험의 존재를 전제로 한 경찰의 조치는 완전히 적법한 것이다.  </text:span></text:p>
      <text:p text:style-name="Paragraph-592"/>
      <text:p text:style-name="Paragraph-593"><text:span>다만 이러한 (구체적) 위험의 개념에 대한 설명을 경찰의 모든 주관적 판단이 (구</text:span><text:span>체적) 위험의 존재를 긍정함에 충분한 것으로 간주되어야 한다는 의미로 이해하여</text:span><text:span>서는 아니 된다. 즉, </text:span><text:span>“</text:span><text:span>주관적인 위험개념</text:span><text:span>”</text:span><text:span>은 존재하지 않는다.</text:span><text:note text:id="FootNote-139" text:note-class="footnote"><text:note-citation>139</text:note-citation><text:note-body><text:p text:style-name="각주"><text:span> (구체적) 위험의 개념을 둘러싸고 오랜 기간 동안 주관적 위험개념 객관적 위험개념의 대립이 </text:span><text:span>있어 왔으며 오늘날에도 여전히 주관적 위험개념을 지지하는 견해가 존재하는바, 이러한 논의에 관</text:span><text:span>하여 자세한 것은 이기춘, 경찰질서법상 위험개념 및 표현위험과 위험의 의심, </text:span><text:span>in: </text:span><text:span>서정범/김연태/</text:span><text:span>이기춘, 앞의 책, 137쪽 아래 참조.   </text:span></text:p></text:note-body></text:note><text:span> 따라서 (구체적) </text:span><text:span>위험의 존재를 판단함에 있어서는 구체적으로 작용을 행하는 경찰관을 기준으로 할 </text:span><text:span>것이 아니라 성실한, 합리적인 그리고 전문적 지식을 가진 경찰관이 경찰작용이 행</text:span><text:span>해지는 시점에서 상황을 어떻게 평가하였을 것인가가 기준이 된다. 이 경우 (구체</text:span><text:span>적) 위험의 존재를 판단함에 있어 누구의 인식능력을 기준으로 평가할 것인가? 라</text:span><text:span>는 문제는 이른바 외관상 위험이나 오상위험을 과연 경찰법적 의미에서의 진정한 </text:span><text:span>위험으로 볼 수 있는지의 문제와 밀접하게 관련 있는바, 이 문제에 대하여는 이하</text:span><text:span>에서 별도의 제목으로 논하기로 하겠다. </text:span></text:p>
      <text:p text:style-name="Paragraph-595"/>
      <text:p text:style-name="Paragraph-596"><text:span>4. 외관상 위험과 오상위험</text:span></text:p>
      <text:p text:style-name="Paragraph-597"/>
      <text:p text:style-name="Paragraph-598"><text:span>(1) 문제의 제기 및 사례제시</text:span></text:p>
      <text:p text:style-name="Paragraph-599"><text:span>경찰의 사전적 예측과 달리 실제로는 손해가 발생할 염려가 없었다는 것이 사후</text:span><text:span>적으로 밝혀진 경우에 어떤 조건하에서 위험이 존재한다고 할 수 있는지(따라서 경</text:span><text:span>찰의 개입이 가능한지)에 관해서는 많은 다툼이 있는바, 이와 관련하여 외관상 위</text:span><text:span>험(</text:span><text:span>外觀上 危險, </text:span><text:span>Anscheingefahr)</text:span><text:span>과 오상위험(</text:span><text:span>誤想危險, </text:span><text:span>Scheingefahr oder </text:span><text:span>Putativgefahr)</text:span><text:span>의 개념이 문제된다. 이 문제는 사례제시를 통하여 설명하기로 하겠</text:span><text:span>다. 사례 1, 2, 3의 경우에 있어서 경찰관 </text:span><text:span>A, C, E</text:span><text:span>의 경찰권발동의 적법성 여하는 </text:span><text:span>그들이 처한 상황이 경찰법적 의미에서의 (구체적) 위험에 해당하는지 여부에 달려 </text:span><text:span>있는바, 결론적으로 말해 당해 상황이 외관상 위험이라면 적법, 오상위험이라면 위</text:span><text:span>법이란 판단이 행해지게 된다.     </text:span></text:p>
      <text:p text:style-name="Paragraph-600"/>
      <text:p text:style-name="Paragraph-601"/>
      <table:table table:style-name="Table-8">
        <table:table-column table:number-columns-repeated="1"/>
        <table:table-row>
          <table:table-cell table:style-name="Table-8-1-1" table:number-columns-spanned="1" table:number-rows-spanned="1">
            <text:p text:style-name="Paragraph-602"><text:span text:style-name="p602-1-1">사례 1</text:span><text:span>: 경찰관 </text:span><text:span>A</text:span><text:span>는 야간순찰도중 </text:span><text:span>B</text:span><text:span>가 주거용 1층 건물의 유리창에 청테이프</text:span><text:span>를 붙이고 그를 조심스럽게 깨고 있는 것을 발견하였다. 이에 </text:span><text:span>A</text:span><text:span>는 </text:span><text:span>B</text:span><text:span>가 주거침입</text:span><text:span>절도를 범하려고 하는 것으로 판단하여 제지를 행하였으나 사실 </text:span><text:span>B</text:span><text:span>는 1층에 거</text:span><text:span>주하는 건물주의 형으로서 유리창을 갈아주고 있었던 것이라는 것이 판명되었</text:span><text:span>다. </text:span><text:span>A</text:span><text:span>의 </text:span><text:span>B</text:span><text:span>에 대한 경찰권발동은 적법한 것이라고 할 수 있는가 ?</text:span></text:p>
            <text:p text:style-name="Paragraph-603"/>
            <text:p text:style-name="Paragraph-604"><text:span text:style-name="p604-1-1">사례 2</text:span><text:span>: 경찰관 </text:span><text:span>C</text:span><text:span>는 야간순찰도중 </text:span><text:span>D</text:span><text:span>의 집 앞을 지나다가 </text:span><text:span>D</text:span><text:span>의 집안에서 총소</text:span><text:span>리와 비명소리가 나는 것을 들었다. 이에 </text:span><text:span>C</text:span><text:span>는 </text:span><text:span>D</text:span><text:span>의 집에서 총기를 사용한 범죄</text:span><text:span>가 행해지고 있는 것으로 판단하여 출입문을 부수고 </text:span><text:span>D</text:span><text:span>의 집에 진입하였으나, 그 </text:span><text:span>총소리는 </text:span><text:span>TV</text:span><text:span>에서 방영중인 서부활극에서 인디언의 포효나 말발굽소리와 함께 나</text:span><text:span>온 것이었다. </text:span><text:span>C</text:span><text:span>가 </text:span><text:span>D</text:span><text:span>의 집 출입문을 부수고 진입한 행위는 적법한 것이라고 할 </text:span><text:span>수 있는가?</text:span></text:p>
            <text:p text:style-name="Paragraph-605"/>
            <text:p text:style-name="Paragraph-606"><text:span text:style-name="p606-1-1">사례 3</text:span><text:span>: 경찰관 </text:span><text:span>E</text:span><text:span>는 순찰 중에 칼을 빼어들고 분노에 찬 표정으로 골목길을 </text:span><text:span>걷고 있는 행인에게 접근하는 </text:span><text:span>F</text:span><text:span>를 보았다. -그것이 단지 장난에 불과하다는 것</text:span><text:span>을 인정할만한 근거가 없던 관계로 - </text:span><text:span>E</text:span><text:span>는 </text:span><text:span>F</text:span><text:span>의 습격을 저지하기 위하여 </text:span><text:span>F</text:span><text:span>를  제</text:span><text:span>압하였으나, 사실은 단지 영화촬영을 위한 것이었음이 사후에 밝혀졌다. </text:span><text:span>E</text:span><text:span>의 조</text:span><text:span>치는 적법한 것이라고 볼 수 있는가? 만일 </text:span><text:span>“</text:span><text:span>촬영 중, 접근금지</text:span><text:span>”</text:span><text:span>라고 적힌 표지</text:span><text:span>판이 설치되어 있다거나 카메라가 눈에 잘 보이는 곳에 설치되어 있어서 합리적</text:span><text:span>으로 판단하였을 때 경찰관이 단지 영화장면에 불과하다는 것을  분명히 알 수 </text:span><text:span>있는 경우라면 어떠한가?</text:span></text:p>
          </table:table-cell>
        </table:table-row>
      </table:table>
      <text:p text:style-name="Paragraph-607"/>
      <text:p text:style-name="Paragraph-608"><text:span>(2) 외관상 위험과 사례해결</text:span></text:p>
      <text:p text:style-name="Paragraph-609"><text:span>경찰관이 그가 개입하는 시점에서 제반사정을 합리적으로 판단하여 (구체적) 위험</text:span><text:span>의 존재를 긍정할 수 있었던 경우에는, 실제로는 손해가 발생할 염려가 없었다는 </text:span><text:span>것이 사후에 밝혀진 경우라도 (구체적) 위험의 존재를 인정하는 데에는 아무런 문</text:span><text:span>제가 없다. 외관상 위험은 이 같은 경우를 말한다. 외관상 위험은 진정한 의미의 위</text:span><text:span>험(</text:span><text:span>echte Gefahr)</text:span><text:span>이고, 따라서 그것은 전술한 위험의 개념에 아무런 어려움 없이 </text:span><text:span>포섭될 수 있다. 생각건대 사례 1의 경우와 같은 상황은 경찰관 </text:span><text:span>A</text:span><text:span>뿐만 아니라 성실</text:span><text:span>한, 합리적인 그리고 전문적 지식을 가진 다른 어떤 경찰관이라고 하여도 (구체적) </text:span><text:span>위험의 존재를 긍정할 수 있을 것이라 할 것이므로 외관상 위험에 해당하고 따라서 </text:span><text:span>A</text:span><text:span>의 </text:span><text:span>B</text:span><text:span>에 대한 경찰권발동은 적법한 것이라고 할 수 있다. 또한 사례 3의 경우 역</text:span><text:span>시 사례 1의 경우와 마찬가지 맥락에서 외관상 위험에 해당하고</text:span><text:note text:id="FootNote-140" text:note-class="footnote"><text:note-citation>140</text:note-citation><text:note-body><text:p text:style-name="각주"><text:span> 위협을 받는 법익이 생명과 신체와 같은 중요한 가치를 지니고 있는 점, 그리고 이 경우 실제로 </text:span><text:span>습격의 위험이 있는지를 조사할 시간적 여유가 없다는 점 또한 사례 3의 경우를 외관상 위험으로 </text:span><text:span>판단하는 근거가 될 수 있다.</text:span></text:p></text:note-body></text:note><text:span> 따라서 </text:span><text:span>E</text:span><text:span>의  </text:span><text:span>F</text:span><text:span>에 대한 경찰권발동은 적법한 것이라고 할 수 있다. </text:span></text:p>
      <text:p text:style-name="Paragraph-611"/>
      <text:p text:style-name="Paragraph-612"><text:span>(3) 오상위험과 사례의 해결</text:span></text:p>
      <text:p text:style-name="Paragraph-613"><text:span>개입을 하는 시점에서 경찰은 어떤 상황을 </text:span><text:span>‘</text:span><text:span>주관적으로</text:span><text:span>’ </text:span><text:span>위험하다고 판단하였으</text:span><text:span>나, 그 판단이 잘못되었거나 장래의 예측에 하자가 있어 그런 판단에 상응하는 </text:span><text:span>‘</text:span><text:span>객</text:span><text:span>관적인</text:span><text:span>’ </text:span><text:span>위험은 실제로 존재하지 않는 경우에 오상위험이 존재한다고 할 수 있다. </text:span><text:span>이 같은 오상위험은 (구체적) 위험이 아니며, 따라서 이 경우에의 경찰의 개입은 위</text:span><text:span>법한 것으로 허용되지 않는다. 사례 2의 경우 순찰 중에 </text:span><text:span>D</text:span><text:span>의 집으로부터 나오는 총</text:span><text:span>소리와 비명소리를 들은 </text:span><text:span>C</text:span><text:span>는 그 상황을 (구체적) 위험이라고 판단하여 개입하였다. </text:span><text:span>그러나 성실한, 합리적인 그리고 전문적 지식을 가진 경찰관이라면 그 소리가 말발</text:span><text:span>굽소리/인디언의 포효와 함께 </text:span><text:span>TV</text:span><text:span>에서 나오는 소리라는 것을 쉽게 인식할 수 있었을 </text:span><text:span>것이고 - 즉, (구체적) 위험이 존재하지 않는다는 것을 인식할 수 있었을 것이고 -,  </text:span><text:span>그러한 인식하에 </text:span><text:span>D</text:span><text:span>의 집에 강제적으로 침입하는 등의 조치를 취하지 않았을 것이</text:span><text:span>다. 따라서 사례 2의 경우에는 단지 오상위험이 문제될 뿐이며, </text:span><text:span>C</text:span><text:span>의 </text:span><text:span>D</text:span><text:span>의 집에 대</text:span><text:span>한 강제적 출입은 위법하다는 판단을 면하기 어렵다. 또한 사례 3의 경우에 있어서</text:span><text:span>도 </text:span><text:span>“</text:span><text:span>촬영 중, 접근금지</text:span><text:span>”</text:span><text:span>라고 적힌 표지판이 설치되어 있다거나 카메라가 눈에 잘 </text:span><text:span>보이는 곳에 설치되어 있는 경우에는 성실한, 합리적인 그리고 전문적 지식을 가진 </text:span><text:span>경찰관이라면 그 상황이 단지 영화촬영을 위하여 연출된 장면에 불과하다는 것을  </text:span><text:span>분명히 알 수 있었을 것이다. 따라서 그러한 경우 역시 오상위험이 문제될 뿐이고, </text:span><text:span>E</text:span><text:span>의  </text:span><text:span>F</text:span><text:span>에 대한 경찰권발동은 위법한 것이라고 할 수 있다. </text:span></text:p>
      <text:p text:style-name="Paragraph-614"/>
      <text:p text:style-name="Paragraph-615"/>
      <table:table table:style-name="Table-9">
        <table:table-column table:number-columns-repeated="1"/>
        <table:table-row>
          <table:table-cell table:style-name="Table-9-1-1" table:number-columns-spanned="1" table:number-rows-spanned="1">
            <text:p text:style-name="Paragraph-616"><text:span>참고: 고양(</text:span><text:span>高揚)</text:span><text:span>된 위험 </text:span></text:p>
            <text:p text:style-name="Paragraph-617"/>
            <text:p text:style-name="Paragraph-618"><text:span>지금까지 설명한 (구체적) 위험이 존재하는 경우에 경찰은 공공의 안녕 또는 </text:span><text:span>질서의 유지라는 본연의 임무를 수행하기 위하여 경찰권을 발동하게 된다. 그런</text:span><text:span>데 학문적으로는 </text:span><text:span>‘(</text:span><text:span>구체적) 위험</text:span><text:span>’</text:span><text:span>이란 용어 앞에 다시 수식어를 덧붙여서 어떤 </text:span><text:span>특정한 상황을 나타내고, 경우에 따라서는 그런 상황이 충족되어야만 경찰권이 </text:span><text:span>발동될 수 있는 것으로 설명하기도 한다. 이러한 종류의 위험을 이른바 </text:span><text:span>‘</text:span><text:span>고양된 </text:span><text:span>위험</text:span><text:span>’(</text:span><text:span>qualifizierte Gefahr)</text:span><text:span>이라고 하는바, 이러한 고양된 위험에 해당하는 것으</text:span><text:span>로는 다음과 같은 것이 있다.</text:span><text:note text:id="FootNote-141" text:note-class="footnote"><text:note-citation>141</text:note-citation><text:note-body><text:p text:style-name="각주"><text:span> 이하의 설명은 관하여 보다 자세한 것은 </text:span><text:span>vgl. Schoch, JuS 1994, 667, 670. </text:span></text:p></text:note-body></text:note></text:p>
            <text:p text:style-name="Paragraph-620"/>
            <text:p text:style-name="Paragraph-621"><text:span>(1) 급박한 위험(</text:span><text:span>dringende Gefahr): </text:span><text:span>경찰이 개입하지 않으면 특히 중요한 법</text:span><text:span>익에 대한 손해가 발생할 고도의 개연성이 있거나</text:span><text:note text:id="FootNote-142" text:note-class="footnote"><text:note-citation>142</text:note-citation><text:note-body><text:p text:style-name="각주"><text:span> 이러한 상황에 대하여는 </text:span><text:span>v</text:span><text:span>gl. BVerwG, NJW 1975, 130.</text:span></text:p></text:note-body></text:note><text:span> 적어도 그러한 손해발생의 </text:span><text:span>위험이 제고되는 경우를 말한다.</text:span></text:p>
            <text:p text:style-name="Paragraph-623"><text:span>(2) 현재의 위험(</text:span><text:span>gegenwärtige Gefahr): </text:span><text:span>손상을 가하는 사건이 이미 발생했거</text:span><text:span>나 가까운 장래에 그러한 사건이 곧 발생할 개연성이 확실한 상황을 말하며,</text:span><text:note text:id="FootNote-143" text:note-class="footnote"><text:note-citation>143</text:note-citation><text:note-body><text:p text:style-name="각주"><text:span> 이러한 상황에 대하여는 </text:span><text:span>vgl. VGH Mannheim, NVwZ-RR 1994, 52.</text:span></text:p></text:note-body></text:note><text:span> </text:span><text:span>직접적 위험(</text:span><text:span>unmittelbare Gefahr)</text:span><text:span>이라는 용어가 이와 거의 동의어로 사용되고 </text:span><text:span>있다.</text:span></text:p>
            <text:p text:style-name="Paragraph-625"><text:span>(3) 현저한 위험(</text:span><text:span>erhebliche Gefahr): </text:span><text:span>중요한 법익(예컨대 생명, 건강, 자유 등)</text:span><text:span>에 대한 위험을 말한다.</text:span></text:p>
            <text:p text:style-name="Paragraph-626"><text:span>(4) 공공의 위험(</text:span><text:span>gemeine Gefahr): </text:span><text:span>불특정 다수의 사람 혹은 물건에 대한 위</text:span><text:span>험을 말하는바, 예컨대 홍수, 자연재해, 산불, 전염병 등과 관련하여 이러한 용</text:span><text:span>어가 사용되고 있다.</text:span></text:p>
            <text:p text:style-name="Paragraph-627"><text:span>(5) 임박한 위험(</text:span><text:span>Gefahr im Verzug): </text:span><text:span>권한 있는 행정청을 대신하여 다른 행정</text:span><text:span>청이나 사인이 개입하지 않으면 손해가 발생할 상황을 말한다.</text:span></text:p>
          </table:table-cell>
        </table:table-row>
      </table:table>
      <text:p text:style-name="Paragraph-628"/>
      <text:p text:style-name="Paragraph-629"><text:span text:style-name="p629-1-1">제2절 위험개념의 변화 내지 종언</text:span></text:p>
      <text:p text:style-name="Paragraph-630"/>
      <text:p text:style-name="Paragraph-631"><text:span>다른 학문적 영역에서와 마찬가지로 경찰법이론 역시 놀라울 정도의 변화 내지 </text:span><text:span>발전을 거듭하고 있다. 그런데 오늘날의 경찰법이론의 발전은 - 물론 그 속도에 있</text:span><text:span>어서도 놀라운 수준에 이르고 있지만 - 그 내용에 있어서 실로 놀라울 정도이어서  </text:span><text:span>가히 전통적 경찰법이론이 총체적 파괴에 직면하고 있다고 하여도 과언이 아니라고 </text:span><text:span>할 수 있을 정도이다. 이러한 경찰법의 이론적 변혁은 본 보고서에 다루고 있는  </text:span><text:span>(구체적) 위험을 둘러싸고도 나타나고 있는바, (구체적) 위험의 개념이 경찰법이론</text:span><text:span>의 중핵을 이루고 있음을 고려할 때 이러한 변혁은 경찰법이론 전체를 혼란에 빠뜨</text:span><text:span>리게 하고 있다.</text:span><text:note text:id="FootNote-144" text:note-class="footnote"><text:note-citation>144</text:note-citation><text:note-body><text:p text:style-name="각주"><text:span> 즉, (구체적) 위험개념의 변화 내지 종언은 경찰책임에 관한 전통적 경찰법이론인 경찰책임자와 </text:span><text:span>비책임자의 구분 또한 사실상 무의미하게 만드는 측면이 있으며, 이 점 또한 자세한 고찰을 요하는</text:span><text:span>바, 본 보고서에서는 그러한 점을 지적하는 선에서 논의를 그치기로 한다. </text:span></text:p></text:note-body></text:note><text:span> 그리고 이러한 (구체적) 위험의 개념을 둘러싼 논의는 단순히 </text:span><text:span>학문적 유희에 그치는 것이 아니라 경찰실무에 있어서도 커다란 의미를 갖는바, 본 </text:span><text:span>절에서는 이러한 문제를 심층적으로 다루기로 하겠다.  </text:span></text:p>
      <text:p text:style-name="Paragraph-633"/>
      <text:p text:style-name="Paragraph-634"><text:span>주지하듯이 경찰은 공공의 안녕 혹은 질서에 대한 위험방지를 그의 임무로 하는 </text:span><text:span>바, 이를 경찰작용이란 관점에서 바라보면 경찰은 공공의 안녕 혹은 질서에 대한 </text:span><text:span>(구체적) 위험이 존재하는 경우에만 경찰권을 발동할 수 있다는 의미를 갖는다. 환</text:span><text:span>언하면 공공의 안녕 혹은 질서에 대한 (구체적) 위험의 존재가 경찰권발동의 전제</text:span><text:span>조건을 이룬다. 그리고 제1절에서 기술한 바와 같이 경우 종래 (구체적) 위험은 </text:span><text:span>“</text:span><text:span>현</text:span><text:span>재의 상황을 그대로 방치하여 두면 가까운 장래에 손해가 발생할 충분한 개연성이 </text:span><text:span>있는 상태</text:span><text:span>”</text:span><text:span>를 의미하는 것으로 이해되어 왔다. 그런데 근래에 들어 이러한 전통적</text:span><text:span>인 (구체적) 위험개념에 따라서는 설명이 불가능한 현상이 나타나게 되었다. 즉, 전</text:span><text:span>통적인 (구체적) 위험개념을 고수하는 한 (구체적) 위험이 존재한다고 할 수 없는 </text:span><text:span>상황 하에서 경찰권이 발동되는 경우가 나타나게 되었으며,</text:span><text:note text:id="FootNote-145" text:note-class="footnote"><text:note-citation>145</text:note-citation><text:note-body><text:p text:style-name="Paragraph-635"><text:span text:style-name="p635-1-1"> 전통적인 구체적 위험개념에 따르면 이러한 경찰권발동은 경찰권발동의 전제조건이 존재하지도 </text:span><text:span text:style-name="p635-2-1">않는 상황에서 경찰권을 발동하는 것이 되어 위법이라는 판단을 면하지 못하게 될 것이다. </text:span></text:p></text:note-body></text:note><text:span> 그에 상응하여 그러</text:span><text:span>한 문제점을 극복하기 위한 시도 또한 다양한 방법으로 행해지고 있다. 본 절에서</text:span><text:span>는  이러한 사정을 고려하여 전통적인 (구체적) 위험개념과 그러한 (구체적) 위험의 </text:span><text:span>존재를 기초로 하는 경찰권발동이란 도식을 가지고는 설명할 수 없는 사례를 토대</text:span><text:span>로 전통적인 구체적 위험개념 내지 그에 근거한 경찰권발동의 문제점을 논해보고자 </text:span><text:span>한다. </text:span></text:p>
      <text:p text:style-name="Paragraph-636"/>
      <text:p text:style-name="Paragraph-637"><text:span>전술한 바와 같은 문제를 해결하기 위한 움직임은 여러 가지 측면에서 다양하게  </text:span><text:span>나타나고 있는바, 본 보고서에서는 이를 2가지 관점에 착안하여 서술해 보고자 한</text:span><text:span>다. 즉, 먼저 전통적인 (구체적) 위험개념 자체와 관련하여 일어나고 있는 변화 내</text:span><text:span>지 (구체적) 위험개념의 약화를 논해보고자 하는바, 이러한 변화는 온라인수색</text:span><text:span>(Online Durchsunchung)</text:span><text:span>에 관한 독일의 판결 등에서 극명하게 나타나고 있다. 다</text:span><text:span>음으로 아직 (구체적) 위험이 존재한다고 볼 수 없는 영역에서 이루어지고 있는 경</text:span><text:span>찰권발동</text:span><text:note text:id="FootNote-146" text:note-class="footnote"><text:note-citation>146</text:note-citation><text:note-body><text:p text:style-name="각주"><text:span> 이러한 의미의 경찰권발동은 9.11사태 이후에 광범위하게 논의되기 시작했으며, 이를 둘러싼 학</text:span><text:span>문적 논의는 특히 정보처리와 관련하여 행해지고 있다. </text:span></text:p></text:note-body></text:note><text:span>을 설명하기 위하여 등장한 또 하나의 개념인 구체적 위험의 전단계(</text:span><text:span>前</text:span><text:span>段階, </text:span><text:span>Vorfeld)</text:span><text:span>에서의 경찰활동, 즉 위험의 사전배려(</text:span><text:span>事前配慮, </text:span><text:span>Gefahrenvorsorge)</text:span><text:span>의 문제를 다루고자 한다. 이 경우 이들 문제에 대한 서술방식에 있어서는 이해편</text:span><text:span>의를 도모하기 위하여 사례를 제시하고, 그와 관련된 문제에 대한 이론적 경향을 </text:span><text:span>설명하고, 그에 따른 결론을 - 경찰활동의 가능성이란 측면에서 - 내려보는 방식으</text:span><text:span>로 행해보도록 하겠다. </text:span></text:p>
      <text:p text:style-name="Paragraph-639"/>
      <text:p text:style-name="Paragraph-640"><text:span>한편 </text:span><text:span>Werner</text:span><text:span>가 1959년에 </text:span><text:span>“</text:span><text:span>구체화된 헌법으로서의 행정법</text:span><text:span>”(</text:span><text:span>Verwaltungsrecht als </text:span><text:span>konkretisiertes Verfassungsrecht)</text:span><text:span>이라는 논문</text:span><text:note text:id="FootNote-147" text:note-class="footnote"><text:note-citation>147</text:note-citation><text:note-body><text:p text:style-name="각주"><text:span> F. Werner, Verwaltungsrecht als konkretisiertes Verfassungsrecht, DVBl. 1959, 527 ff. </text:span></text:p></text:note-body></text:note><text:span>을 발표하여 행정법이 헌법의 집</text:span><text:span>행법으로서의 성격</text:span><text:note text:id="FootNote-148" text:note-class="footnote"><text:note-citation>148</text:note-citation><text:note-body><text:p text:style-name="각주"><text:span> 이는 행정법만이 헌법의 집행법으로서의 성격을 갖는다는 것을 의미하는 것은 아니며, 헌법이 </text:span><text:span>국가의 기본법인 점을 고려할 때 (행정법뿐만 아니라) 모든 법이 헌법의 집행법으로서의 성격을 갖</text:span><text:span>지만 행정법이 그러한 성격을 다른 법에 비해 상대적으로 많이 갖는다는 것을 의미할 뿐이다. 이러</text:span><text:span>한 점에 관하여는 김남진/김연태, 행정법 </text:span><text:span>Ⅰ, </text:span><text:span>법문사, 2010, 27쪽 아래 참조.    </text:span></text:p></text:note-body></text:note><text:span>을 갖는다는 것을 강조한 이래 </text:span><text:span>Werner</text:span><text:span>의 명제는 헌법과 행정</text:span><text:span>법과의 관계에 대한 인식의 기본적 틀로 기능하여 왔다.</text:span><text:note text:id="FootNote-149" text:note-class="footnote"><text:note-citation>149</text:note-citation><text:note-body><text:p text:style-name="각주"><text:span> 이처럼 </text:span><text:span>O. Mayer</text:span><text:span>와 </text:span><text:span>F. Werner</text:span><text:span>는 (적어도 표현상의 어구만을 놓고 보면) 헌법과 행정법의 관계</text:span><text:span>에 대한 인식방법을 달리하였던 것으로 보인다. 그러나 이에 대하여 </text:span><text:span>O. Mayer</text:span><text:span>는 단지 헌법의 정치</text:span><text:span>성과 행정법의 기술성을 표현한 것이라면, </text:span><text:span>F. Werner</text:span><text:span>는 헌법과 행정법의 규범상 단계구조를 표현</text:span><text:span>한 것이므로 양자가 반드시 충돌되는 것이라고 말하기는 어렵다고 이해하는 입장도 있다(홍정선, </text:span><text:span>행정법원론(상), 박영사, 2009, 39쪽).</text:span></text:p></text:note-body></text:note><text:span> 이는 결국 헌법 내지 </text:span><text:span>헌법상의 제 원리가 행정작용의 일부문인 경찰작용 또한 규율하는 기능을 갖고 있</text:span><text:span>다는 것을 의미한다고 할 수 있는바,</text:span><text:note text:id="FootNote-150" text:note-class="footnote"><text:note-citation>150</text:note-citation><text:note-body><text:p text:style-name="Paragraph-644"><text:span text:style-name="p644-1-1">  이처럼 헌법(내지 헌법상의 원리)이 경찰작용을 규율하는 기능을 갖는 문제에 관하여 자세한 </text:span><text:span text:style-name="p644-2-1">것은 서정범/박병욱, 경찰권발동의 규율원리로서의 헌법, 공법학연구 제11권 제4호, 219쪽 아래 </text:span><text:span text:style-name="p644-3-1">참조.  </text:span></text:p></text:note-body></text:note><text:span> 이러한 점을 고려할 때 위험개념의 변화 </text:span><text:span>내지 약화가 과연 헌법적 시각에 입각하여 보아도 정당화될 수 있는지의 문제에 대</text:span><text:span>해서도 고찰할 필요가 있다고 할 것이다. 다만 이 문제에 관한 자세한 논의는 그것</text:span><text:span>만을 위한 별도의 연구가 진행되어야 할 정도로 어렵고 복잡다기한 문제점을 내포</text:span><text:span>하고 있다. 즉, 이 문제에 관한 논의는 본 보고서에서 다룰 범주를 벗어나는 것으로 </text:span><text:span>생각되어 논의를 약하기로 하겠다.</text:span></text:p>
      <text:p text:style-name="Paragraph-645"/>
      <text:p text:style-name="Paragraph-646"/>
      <table:table table:style-name="Table-10">
        <table:table-column table:number-columns-repeated="1"/>
        <table:table-row>
          <table:table-cell table:style-name="Table-10-1-1" table:number-columns-spanned="1" table:number-rows-spanned="1">
            <text:p text:style-name="Paragraph-647"><text:span text:style-name="p647-1-1">사례 1</text:span><text:span>: 대한민국 국민 </text:span><text:span>甲</text:span><text:span>은 독일에서 체코로 넘어가는 열차의 식당 칸에서 </text:span><text:span>식사를 하고 있었는바, 열차가 독일-체코의 국경에 이르렀을 때 독일-체코 경찰</text:span><text:span>의 합동검문조가 열차의 식당 칸으로 왔다. 그리고 독일 내지 체코국적을 갖고 </text:span><text:span>있는 것으로 보이는 백인들에 대하여는 특별한 조치를 취하지 않으면서 </text:span><text:span>甲</text:span><text:span>과  </text:span><text:span>또 다른 흑인 남성에 대하여만 신원확인을 위하여 필요하다는 것을 이유로 여권 </text:span><text:span>등의 제시를 요구하였다. 독일-체코 경찰의 합동검문조의 </text:span><text:span>甲 </text:span><text:span>등에 대한 신원확</text:span><text:span>인조치가 경찰권발동의 요건을 갖춘 적법한 것으로서 정당화될 수 있는가?</text:span><text:note text:id="FootNote-151" text:note-class="footnote"><text:note-citation>151</text:note-citation><text:note-body><text:p text:style-name="각주"><text:span> 이 사례는 국경이나 공항에서의 무작위적인 신원확인의 가능성에 대한 논의를 행하기 위하여 만</text:span><text:span>들어 본 것이다.</text:span></text:p></text:note-body></text:note></text:p>
            <text:p text:style-name="Paragraph-649"/>
            <text:p text:style-name="Paragraph-650"><text:span text:style-name="p650-1-1">사례 2</text:span><text:span>: 독일의 대표적 시사잡지 </text:span><text:span>Spiegel</text:span><text:span>誌</text:span><text:span>의 기자인 독일여성 </text:span><text:span>K</text:span><text:span>는 아프가니</text:span><text:span>스탄 통상장관 </text:span><text:span>F</text:span><text:span>와 내연의 관계에 있으며, </text:span><text:span>F</text:span><text:span>는 장관으로 임명되기 전부터 지속</text:span><text:span>적으로 탈레반 테러세력과 연관되어 있어 독일경찰이 요주의인물로 지정한 바 </text:span><text:span>있다. 그런데 </text:span><text:span>F</text:span><text:span>가  독일의 아프가니스탄 주둔군 관련동향 등에 관한 정보를 </text:span><text:span>K</text:span><text:span>를 </text:span><text:span>통하여 입수하여 탈레반 테러세력들에게 제공하고 있다는 정황이 독일경찰에 의</text:span><text:span>하여 포착되었다. 이에 독일군과 정부의 주요정보가 이런 방식으로 노출됨으로</text:span><text:span>써 현지의 독일군인 및 기업인들 나아가 내국에 있는 독일인의 생명 및 신체의 </text:span><text:span>안위가 위협받을 수 있음을 고려하여, 독일 경찰은 </text:span><text:span>‘(</text:span><text:span>구체적) 위험</text:span><text:span>’</text:span><text:span>이 입증되지 </text:span><text:span>않았음에도 불구하고 </text:span><text:span>K</text:span><text:span>의 노트북 컴퓨터에 기술적으로 침입하여 이메일 및 하드</text:span><text:span>디스크 내용을 수색하기에 이르렀다. 이러한 독일경찰의 온라인수색</text:span><text:span>(Online-Durchsuchung)</text:span><text:note text:id="FootNote-152" text:note-class="footnote"><text:note-citation>152</text:note-citation><text:note-body><text:p text:style-name="각주"><text:span> 온라인 수색(</text:span><text:span>Online-Durchsuchung)</text:span><text:span>이란 컴퓨터수색 소프트웨어를 통하여 관련정보를 전자적 방</text:span><text:span>법으로 찾는 것을 말하는바, 이는 컴퓨터 이용자가 인식하지 못하는 가운데 이루어진다는 점을 그 </text:span><text:span>특징으로 한다. 그리고 이러한 점 때문에 형사소송법이나 경찰법에 따라 행하여져 왔던 종래의 수</text:span><text:span>색(</text:span><text:span>Durchsuchung)</text:span><text:span>과는 그 성질을 달리한다는 점이 일찍부터 인정되어 왔는바(</text:span><text:span>Vgl. BGH, NJW </text:span><text:span>2007, 930), 이러한 온라인 수색을 둘러싼 문제 전반에 관한 자세한 논의에 대하여는 박병욱, 경찰</text:span><text:span>상 온라인 수색의 법률적 문제, 경찰법연구 제7권 제1호(2009), 82쪽 아래 참조.   </text:span></text:p></text:note-body></text:note><text:span>이 적법한 것으로서 허용될 수 있는가?</text:span><text:note text:id="FootNote-153" text:note-class="footnote"><text:note-citation>153</text:note-citation><text:note-body><text:p text:style-name="각주"><text:span> 이 사례는 독일의 해외담당 정보기관인 연방정보국(</text:span><text:span>Bundesnachrichtendienst, BND)</text:span><text:span>이 사례에 </text:span><text:span>제시된 바와 같은 방법으로 온라인수색을 행한 사실을 기초로 구성한 것인바, 이러한 사례에 관하</text:span><text:span>여 보다 자세한 것은 </text:span><text:span>vgl. </text:span><text:span text:style-name="p652-3-3">http://www.spiegel.de/politik/deutschland/0,1518,548450,00.html</text:span><text:span>, </text:span><text:span>http://www.heise.de/newsticker/meldung/Bundestrojaner-gegen-afghanischen-Minister-202772</text:span><text:span>.html. </text:span></text:p></text:note-body></text:note></text:p>
          </table:table-cell>
        </table:table-row>
      </table:table>
      <text:p text:style-name="Paragraph-653"/>
      <text:p text:style-name="Paragraph-654"><text:span>Ⅰ. </text:span><text:span>전통적인 경찰법상 위험개념의 변화</text:span></text:p>
      <text:p text:style-name="Paragraph-655"/>
      <text:p text:style-name="Paragraph-656"><text:span>9.11 테러를 전후하여 전 세계적으로 경찰의 권한이 광범위하게 확장되는 현상이  </text:span><text:span>나타나게 되었는바, 이러한 현상에 대하여는 긍정적 시각과 부정적 시각이 확연히 </text:span><text:span>교차하고 있는 실정이다. 그러나 이처럼 경찰권한의 확장에 대하여 부정적 시각이 </text:span><text:span>존재함에도 불구하고 전 세계적 조류는 경찰권한의 확장을 오늘날의 대량적 위험으</text:span><text:span>로부터 사회를 보호하기 위하여 어느 정도는 불가피한 현상으로 이해하고 있으며, </text:span><text:span>이러한 경찰권한의 확장은 특히 경찰의 정보활동과 관련하여 더욱 뚜렷하게 나타나</text:span><text:span>고 있다. 그리고 우리는 이 과정에서 (특히 테러와 관련하여) 경찰의 침해활동의 준</text:span><text:span>거가 되었던 전통적인 (구체적) 위험의 개념이 여러 가지 측면에서 약화되거나 그 </text:span><text:span>의미를 점차 잃어가고 있는 것을 볼 수 있다.</text:span><text:note text:id="FootNote-154" text:note-class="footnote"><text:note-citation>154</text:note-citation><text:note-body><text:p text:style-name="각주"><text:span> 정훈, 경찰상 위험개념의 법치국가적</text:span><text:span>·</text:span><text:span>기본권보장적 기능, 공법연구 제34집 제2호, 2005, 397쪽 </text:span><text:span>(405쪽); </text:span><text:span>Kugelmann, Der Polizeiliche Gefahrenbegriff in Gefahr?, DÖV 2003, 781(785).</text:span></text:p></text:note-body></text:note><text:span> 나아가 근래의 경찰의 정보와 관</text:span><text:span>련된 영역에서의 사전권한(</text:span><text:span>die informationelle Vorfeldbefugnisse)</text:span><text:span>은 더 이상 전통</text:span><text:span>적인 (구체적) 위험, 그리고 그에 기초한 경찰책임자(</text:span><text:span>Störer) </text:span><text:span>개념으로는 정확하게 </text:span><text:span>설명할 수 없게 되었다.</text:span><text:note text:id="FootNote-155" text:note-class="footnote"><text:note-citation>155</text:note-citation><text:note-body><text:p text:style-name="각주"><text:span> Möstl, Die neue dogmatische Gestalt des Polizeirechts - Thesen zur Integration eines </text:span><text:span>modernen informationellen Vorfedlrechts in das klassische rechtsstaatliche </text:span><text:span>Gefahrenabwehrrecht, DVBl 2007, S.581</text:span><text:span> ff. </text:span><text:span>한편 이러한 전통적 이론의 패러다임의 변화, 즉 반</text:span><text:span>작용적인 위험방지(</text:span><text:span>reagierender Gefahrenabwehr)</text:span><text:span>로부터 사전행동적인 리스크배려(</text:span><text:span>proaktive </text:span><text:span>Risikovorsorge)</text:span><text:span>에로의 변화에 대하여는 이를 긍정적으로 보는 시각(</text:span><text:span>Albers, Die Determination </text:span><text:span>polizeilicher Tätigkeit in den Bereichen der Straftatenverhütung und der Verfolgungsvorsorge, </text:span><text:span>2001, 348; Pitschas, Polizeirecht im kooperativen Staat - Innere Sicherheit zwischen </text:span><text:span>Gefahrenabwehr und kriminalpräventiver Risikovorsorge, DÖV 2002, 221 ff. usw.)</text:span><text:span>과 전통적 경</text:span><text:span>찰법(이론)의 붕괴 및 구체적 위험 개념 등에 있어 경찰법적 기준의 약화현상을 걱정하는 시각</text:span><text:span>(Denninger, Thesen zur "Sicherheitsarchitektur", insbesondere nach</text:span><text:span> dem 11. September 2001, </text:span><text:span>KritVJ 2003, S.318 f. usw.)</text:span><text:span>이 대립하고 있다.  </text:span></text:p></text:note-body></text:note><text:span> 이러한 현상은 테러문제 뿐만 아니라 현대사회가 가지</text:span><text:span>고 있는 다양한 특성에 기인하고 있는바, 이하에서는 이러한 현대사회의 특성에 기</text:span><text:span>인하여 발생한 (구체적) 위험개념의 변화, 그리고 그로 인하여 전통적 경찰법이론이 </text:span><text:span>봉착하게 된 문제점을 살펴보도록 하겠다.</text:span></text:p>
      <text:p text:style-name="Paragraph-659"/>
      <text:p text:style-name="Paragraph-660"><text:span>1. 리스크 사회의 도래로 인한 위험개념의 변화 - 판단기준의 변화</text:span></text:p>
      <text:p text:style-name="Paragraph-661"/>
      <text:p text:style-name="Paragraph-662"><text:span>전통적인 경찰법이론은 (구체적) 위험의 존재 여부에 대한 판단기준, 특히 원인</text:span><text:span>(행위나 상태)과 손해발생간의 인과관계의 존재 내지 손해발생의 개연성의 판단기</text:span><text:span>준으로 </text:span><text:span>‘</text:span><text:span>일반인의 경험칙</text:span><text:span>’ </text:span><text:span>내지 </text:span><text:span>‘</text:span><text:span>전문가적 식견</text:span><text:span>’</text:span><text:span>을 제시하여 왔다. 그러나 이러한 전</text:span><text:span>통적 설명방식은 복잡한 정보기술 및 환경적 요인이 중시되는 현대 리스크 사회</text:span><text:span>(Risikogesellschaft)</text:span><text:note text:id="FootNote-156" text:note-class="footnote"><text:note-citation>156</text:note-citation><text:note-body><text:p text:style-name="Paragraph-663"><text:span text:style-name="p663-1-1"> Ulrich Beck</text:span><text:span text:style-name="p663-1-2">이 현대사회를 리스크사회(</text:span><text:span text:style-name="p663-1-3">Risikogesellschaft)</text:span><text:span text:style-name="p663-1-4">라고 명명한 후부터(이에 관하여는 </text:span><text:span text:style-name="p663-2-1">Ulrich Beck(</text:span><text:span text:style-name="p663-2-2">저)/홍성태(역), 위험사회 - 새로운 근대성을 향하여, 새물결, 2006 참조) 사용되기 시</text:span><text:span text:style-name="p663-3-1">작한 </text:span><text:span text:style-name="p663-3-2">‘</text:span><text:span text:style-name="p663-3-3">리스크 사회</text:span><text:span text:style-name="p663-3-4">’</text:span><text:span text:style-name="p663-3-5">라는 용어는 오늘날 우리나라에서도 많이 사용되고 있다. 또한 </text:span><text:span text:style-name="p663-3-6">Ulrich Beck</text:span><text:span text:style-name="p663-3-7">은 </text:span><text:span text:style-name="p663-4-1">그의 '리스크사회론'이 아직도 우리 삶에 유용하게 적용되고 있으며 그것이 더욱 더 '글로벌화'함을 </text:span><text:span text:style-name="p663-5-1">역설한 신작 </text:span><text:span text:style-name="p663-5-2">Weltrisikogesellschaft</text:span><text:span text:style-name="p663-5-3">를 발표하였는바(2007), 이에 관하여는 </text:span><text:span text:style-name="p663-5-4">Ulrich Beck(</text:span><text:span text:style-name="p663-5-5">저)/박미애 </text:span><text:span text:style-name="p663-6-1">외(역), 글로벌 위험사회, 새물결, 2010 참조.</text:span></text:p></text:note-body></text:note><text:span>에서는 그 한계를 드러내고 있다. 즉, 어떤 상태나 행위가 </text:span><text:span>경찰법상으로 구체적 위험원(</text:span><text:span>危險源)</text:span><text:span>인 것으로 고려된다고 할지라도 당해 사안에 </text:span><text:span>대하여 아직까지 확인된 실험이나 학문적 지식에 기초한 </text:span><text:span>‘</text:span><text:span>일반인의 경험칙</text:span><text:span>’ </text:span><text:span>내지 </text:span><text:span>‘</text:span><text:span>전문가적 식견</text:span><text:span>’</text:span><text:span>이 없다면, (구체적) 위험의 존재를 긍정하기 위하여 필요한 손해발</text:span><text:span>생의 충분한 개연성에 대한 판단이 그에 대한 안정성, 신뢰성의 부족으로 인하여 </text:span><text:span>더 이상 법적으로 지지될 수 없게 되는 문제가 발생하게 된다.</text:span></text:p>
      <text:p text:style-name="Paragraph-664"><text:span> </text:span></text:p>
      <text:p text:style-name="Paragraph-665"><text:span>이러한 문제의 해결을 위하여는 환경법에서의 학문적 발전이 참고가 될 수 있다. </text:span><text:span>즉, 환경법에서는 일반적 경험칙만으로는 리스크진단 및 손해발생과 행위의 인과관</text:span><text:span>계를 명확하게 설명할 수 없다는 점이 일찍부터 인식되어 왔으며, 그로 인하여 환</text:span><text:span>경법상 리스크의 판단에 있어서는 </text:span><text:span>‘</text:span><text:span>기술수준</text:span><text:span>’ </text:span><text:span>혹은 </text:span><text:span>‘</text:span><text:span>학문의 수준</text:span><text:span>’ </text:span><text:span>과 같은 불확정 </text:span><text:span>법개념이 전통적인 </text:span><text:span>‘</text:span><text:span>일반적 경험칙</text:span><text:span>’</text:span><text:span>을 대신하고 있다. 물론 이러한 환경법이론을 경</text:span><text:span>찰법 영역에 아무런 여과장치없이 그대로 적용하는 것은 문제가 있겠으나 정보와 </text:span><text:span>기술의 발전으로 나타나는 현대적 상황을 고려할 때 그러한 환경법에서의 논의가 </text:span><text:span>경찰법에 적용될 가능성은 긍정될 수 있다고 생각한다. 실제로 독일의 경우 이미 </text:span><text:span>환경법 등에서 사용되던 </text:span><text:span>‘</text:span><text:span>일반적으로 인정된 학문과 기술의 수준</text:span><text:span>’(</text:span><text:span>der anerkannte </text:span><text:span>Stand von Wissenschaft und Technik)</text:span><text:span>이라는 개념을 경찰법상에서의 (구체적) 위</text:span><text:span>험의 존재여부에 대한 진단에 사용하고 있다. 즉, 독일의 경우 구체적 위험의 진단</text:span><text:span>과 관련하여 </text:span><text:span>“</text:span><text:span>특정한 상황(</text:span><text:span>eine Sachlage)</text:span><text:span>이 손해로 발전될 수 있는 개연성이 있다</text:span><text:span>고 하는 진단(</text:span><text:span>Prognose)</text:span><text:span>은 확인된 사실(</text:span><text:span>Tatsache)</text:span><text:span>로부터 논리적으로 추론되는 것</text:span><text:span>이며, 그의 근거는 경험적 지식(</text:span><text:span>Erfahrungswissen)</text:span><text:span>이나 일반적으로 인정된 학문과 </text:span><text:span>기술의 수준이다</text:span><text:span>”</text:span><text:span>라고 설명되고 있다.</text:span><text:note text:id="FootNote-157" text:note-class="footnote"><text:note-citation>157</text:note-citation><text:note-body><text:p text:style-name="각주"><text:span> Götz, a.a.O., §6, Rn.9; Pieroth/Schlink/Kniesel, a.a.O., §4, Rn.6. </text:span><text:span>특히 </text:span><text:span>Götz</text:span><text:span>는 경험적 지식, </text:span><text:span>즉 학문적으로 때로 과소평가되기도 하는 일상적 지식(</text:span><text:span>Alltagswissen)</text:span><text:span>이 위험진단의 중요한 근거라</text:span><text:span>는 점을 강조하고 있다.</text:span></text:p></text:note-body></text:note><text:span> 따라서 만약 어떤 행위나 상태와 손해발</text:span><text:span>생간의 인과관계가 일반적으로 인정된 학문과 기술의 수준을 통하여 밝혀지지 않고</text:span><text:span>(예를 들어, 특정 물질의 발암효과에 대하여) 그것이 일반적 경험지식을 통하여 극</text:span><text:span>복될 수 없다면, 이러한 상황에 존재하는 리스크(</text:span><text:span>Risiko)</text:span><text:span>는 경찰법상의 (구체적) 위</text:span><text:span>험은 아닌 것이 된다.</text:span><text:note text:id="FootNote-158" text:note-class="footnote"><text:note-citation>158</text:note-citation><text:note-body><text:p text:style-name="각주"><text:span text:style-name="p667-1-1"> </text:span><text:span>Götz, a.a.O., §6, Rn.9</text:span><text:span text:style-name="p667-1-3">.</text:span></text:p></text:note-body></text:note><text:span> 특정 종(</text:span><text:span>種)</text:span><text:span>의 개가 유전적으로 위험할 수 있는지 여부의 </text:span><text:span>문제</text:span><text:note text:id="FootNote-159" text:note-class="footnote"><text:note-citation>159</text:note-citation><text:note-body><text:p text:style-name="각주"><text:span> 이러한 문제는 2000년에 독일의 니이더작센주에서 제정된</text:span><text:span>「</text:span><text:span>위험동물과 관련된 법규명령</text:span><text:span>」</text:span><text:span>이  </text:span><text:span>특정 종의 개(불테리어, 아메리칸 스태포셔 테리어, 핏불 테리어 및 이들간의 잡종)에 대하여 비영</text:span><text:span>업적 소유, 품종개량, 개체증대를 금지한 것과 관련하여(</text:span><text:span>Vgl. Nds. GVBl S.149). </text:span><text:span>논의되기 시작하</text:span><text:span>였다.  </text:span></text:p></text:note-body></text:note><text:span>를 학문적으로 논란의 여지가 있는 것으로 판단하여 경찰법상의 (구체적) </text:span><text:span>위험이 아니라 - 입법자에 의한 리스크 평가를 필요로 하는 리스크 개념으로 보고 </text:span><text:span>있는 독일 연방행정법원의 판결</text:span><text:note text:id="FootNote-160" text:note-class="footnote"><text:note-citation>160</text:note-citation><text:note-body><text:p text:style-name="각주"><text:span> BVerwGE 116, 347 - Urteil vom 3.7.2002 - 6 CN 8. 01.</text:span></text:p></text:note-body></text:note><text:span> 역시 이러한 입장에 따르고 있는 것으로 보인</text:span><text:span>다.</text:span><text:note text:id="FootNote-161" text:note-class="footnote"><text:note-citation>161</text:note-citation><text:note-body><text:p text:style-name="각주"><text:span> 이 판결은 일반 공중의 신체 및 건강의 침해를 방지하기 위한 개의 공격성과 관련된 위험성 내</text:span><text:span>지 리스크 진단에 있어 환경법상의 리스크(</text:span><text:span>Risiko) </text:span><text:span>개념이 사용되어야 할지, 아니면 경찰법상의 (구</text:span><text:span>체적) 위험개념이 사용되어야 할지의 문제에 있어 기준을 설정하는 데 많은 참고가 될 수 있으리라</text:span><text:span>고 생각한다.  </text:span></text:p></text:note-body></text:note><text:span> </text:span></text:p>
      <text:p text:style-name="Paragraph-671"/>
      <text:p text:style-name="Paragraph-672"><text:span>2. 구체적 위험 개념의 약화 - 특히 경찰의 정보활동과 관련하여</text:span></text:p>
      <text:p text:style-name="Paragraph-673"/>
      <text:p text:style-name="Paragraph-674"><text:span>(1) 문제의 제기</text:span></text:p>
      <text:p text:style-name="Paragraph-675"><text:span>전통적인 (구체적) 위험 개념의 약화현상은 경찰의 정보활동에서 뚜렷이 나타난</text:span><text:span>다. 예컨대 사례 2의 경우 경찰이 온라인 수색이란 방법으로 은밀하게 정보활동을 </text:span><text:span>하고 있는바, 이 경우 - 전통적 의미의 (구체적) 위험개념을 고수하게 되면 - 경찰</text:span><text:span>이 그를 행하기 위한 전제조건으로서의 (구체적) 위험이 존재한다고 보기 곤란한 </text:span><text:span>면이 있다. 즉, 이 경우에 있어서의 경찰의 정보활동은 적법한 것이 될 수 없다. 따</text:span><text:span>라서 사례 2의 경우에 있어 경찰의 정보활동을 적법한 것이라고 설명하기 위해서는  </text:span><text:span>경찰의 정보활동은 (구체적) 위험을 그 전제조건으로 하지 않는다고 하거나,</text:span><text:note text:id="FootNote-162" text:note-class="footnote"><text:note-citation>162</text:note-citation><text:note-body><text:p text:style-name="각주"><text:span> 다만 오늘날 이러한 논의를 전개하는 학자는 찾아볼 수 없는 실정이다. </text:span></text:p></text:note-body></text:note><text:span> (구</text:span><text:span>체적) 위험개념의 변화를 받아들여 이 경우에도 (구체적) 위험이 존재한다고 보아야 </text:span><text:span>할 것이다. 이하에서는 이러한 문제를 2008년의 독일 연방헌법재판소의 판결을 중</text:span><text:span>심으로 살펴보도록 하겠다.</text:span></text:p>
      <text:p text:style-name="Paragraph-677"/>
      <text:p text:style-name="Paragraph-678"><text:span>(2) 독일 연방헌법재판소의 온라인수색판결</text:span></text:p>
      <text:p text:style-name="Paragraph-679"><text:span>독일 연방헌법재판소는 사례 2와 관련된 온라인수색 판결</text:span><text:note text:id="FootNote-163" text:note-class="footnote"><text:note-citation>163</text:note-citation><text:note-body><text:p text:style-name="각주"><text:span> BVerfGE 120, 274 ff. - Grundrecht auf Computerschutz</text:span></text:p></text:note-body></text:note><text:span>에서 (구체적) 위험</text:span><text:span>을 온라인 수색의 전제조건으로 요구하면서 (구체적) 위험은 </text:span><text:span>① </text:span><text:span>개별적인 경우</text:span><text:span>(Einzellfall), </text:span><text:span>② </text:span><text:span>위험이 실질적인 손해로 전환될 시간적인 근접성, </text:span><text:span>③ </text:span><text:span>위험 야기자</text:span><text:span>로서의 특정인과의 관련성을 필요로 한다고 적시하고 있다.</text:span><text:note text:id="FootNote-164" text:note-class="footnote"><text:note-citation>164</text:note-citation><text:note-body><text:p text:style-name="각주"><text:span> BVerfGE 120, 274(281).</text:span></text:p></text:note-body></text:note><text:span> 독일 연방헌법재판</text:span><text:span>소가 제시한 위의 세 기준은 외형적으로 보았을 때는 전통적인 (구체적) 위험의 개</text:span><text:span>념과 큰 차이가 없어 보인다. 그러나 그 내용을 자세히 보게 되면 - 비록 미미하기</text:span><text:span>는 하지만 - (구체적) 위험개념의 변화를 도모하고 있음을 알 수 있는바, 이는 다</text:span><text:span>음과 같은 2가지 의미에서 그러하다. 즉, </text:span></text:p>
      <text:p text:style-name="Paragraph-682"/>
      <text:p text:style-name="Paragraph-683"><text:span>첫째, 전통적 경찰법이론에 따르는 경우 구체적 위험이 존재한다고 하기 위하여</text:span><text:span>서는 </text:span><text:span>‘</text:span><text:span>가까운 장래에</text:span><text:span>’(</text:span><text:span>in naher Zukunft) </text:span><text:span>손해가 발생할 개연성이 존재할 것을 요구</text:span><text:span>하고 있다. 그런데 독일 연방헌법재판소는 반드시 가까운 장래에</text:span><text:note text:id="FootNote-165" text:note-class="footnote"><text:note-citation>165</text:note-citation><text:note-body><text:p text:style-name="각주"><text:span> BVerfGE 120, 274(329); BVerwGE 45, 51(58).</text:span></text:p></text:note-body></text:note><text:span> 손해가 발생할 </text:span><text:span>개연성이 있어야 할 필요는 없으며 </text:span><text:span>‘</text:span><text:span>예견가능한 시간 내에</text:span><text:span>’(</text:span><text:span>in absehbarer Zeit)</text:span><text:note text:id="FootNote-166" text:note-class="footnote"><text:note-citation>166</text:note-citation><text:note-body><text:p text:style-name="각주"><text:span> "in absehbarer Zeit"</text:span><text:span>라는 표현은 온라인 수색판결 이전에도 이미 </text:span><text:span>BVerfGE 115, 320(364) = </text:span><text:span>NJW 2006, 1939(Rasterfahndung) </text:span><text:span>등에서 사용되고 있었다.</text:span></text:p></text:note-body></text:note><text:span> </text:span><text:span>손해가 발생할 개연성이 있다면 전통적인 (구체적) 위험의 개념에 전체적으로</text:span><text:span>(allgemein) </text:span><text:span>들어맞는다</text:span><text:note text:id="FootNote-167" text:note-class="footnote"><text:note-citation>167</text:note-citation><text:note-body><text:p text:style-name="각주"><text:span> Poscher, Eingriffsschwelle im Recht der inneren Sicherheit : Ihr System im Lichte der </text:span><text:span>neueren Verfassungsrechtssprechung, Die Verwaltung 41(2008), 358.  </text:span></text:p></text:note-body></text:note><text:span>는 취지의 판결을 명시적으로 하고 있다.</text:span><text:note text:id="FootNote-168" text:note-class="footnote"><text:note-citation>168</text:note-citation><text:note-body><text:p text:style-name="각주"><text:span> BVerfGE 120, 274(328).</text:span></text:p></text:note-body></text:note><text:span> 이처럼 (구</text:span><text:span>체적) 위험의 판단과 관련된 시간적 근접성의 기준으로서 </text:span><text:span>‘</text:span><text:span>가까운 장래</text:span><text:span>’</text:span><text:span>가 아니라 </text:span><text:span>‘</text:span><text:span>예견가능한 시간 내</text:span><text:span>’</text:span><text:span>가 제시되는 것은</text:span><text:note text:id="FootNote-169" text:note-class="footnote"><text:note-citation>169</text:note-citation><text:note-body><text:p text:style-name="각주"><text:span> BVerwGE 45, 51(57); Drews/Wacke/Vogel/Martens, Gefahrenabwehr, 1986, S.220 ; Schoch, </text:span><text:span>Die </text:span><text:span>„</text:span><text:span>Gefahr</text:span><text:span>“ </text:span><text:span>im Polizei- und Ordnungsrecht, Jura 2003, 472.</text:span><text:span text:style-name="p688-2-6"> </text:span><text:span text:style-name="p688-2-7"> </text:span></text:p></text:note-body></text:note><text:span> 전통적인 (구체적) 위험 개념의 전반적인 </text:span><text:span>약화현상 중의 하나의 현상으로 평가될 수 있다고 보여진다.</text:span></text:p>
      <text:p text:style-name="Paragraph-689"/>
      <text:p text:style-name="Paragraph-690"><text:span>둘째, 전통적 경찰법이론에 따를 때 (구체적) 위험은 손해가 발생할 </text:span><text:span>‘</text:span><text:span>충분한 개연</text:span><text:span>성</text:span><text:span>’</text:span><text:span>이 있을 것을 전제로 한다. 그러나 이와 관련하여서도 약간의 변화의 징후가 나</text:span><text:span>타나고 있는바, 온라인 수색과 관련하여</text:span><text:span>「</text:span><text:span>고도의 보호법익에 대한 급박한 위험이  </text:span><text:span>구체적인 경우에 명백한 사실관계를 통해서 암시가 되고, 가까운 장래에 그 위험이 </text:span><text:span>도래하리라고 판단이 된다면 </text:span><text:span>‘</text:span><text:span>아직 충분한 개연성이 인정되지 않는 경우에도</text:span><text:span>’(</text:span><text:span text:style-name="p690-5-5">noch </text:span><text:span text:style-name="p690-6-1">nicht</text:span><text:span> mit hinreichender Wahrscheinlichkeit) </text:span><text:span>정보기술시스템을 통한 접근, 즉 온라</text:span><text:span>인수색이 정당화될 수 있다</text:span><text:span>」</text:span><text:span>고 판시한 독일 연방헌법재판소의 판결</text:span><text:note text:id="FootNote-170" text:note-class="footnote"><text:note-citation>170</text:note-citation><text:note-body><text:p text:style-name="각주"><text:span> BVerfGE 120, 274(281).</text:span></text:p></text:note-body></text:note><text:span>은 이러한 </text:span><text:span>점을 잘 보여주고 있다. 즉, 독일 연방헌법재판소가 개연성 판단과 관련하여 직접적</text:span><text:span>이고 명시적으로 </text:span><text:span>‘</text:span><text:span>충분한 개연성이 없는 경우에도</text:span><text:span>’</text:span><text:span>라고 하여 부정적 표현</text:span><text:span text:style-name="p690-9-6">)</text:span><text:span>을 사용하</text:span><text:span>고 있는 것은 충분한 개연성이 인정되기 직전의 단계, 즉 (구체적) 위험의 전단계</text:span><text:span>(Vorfeld der konkreten Gefahr)</text:span><text:span>에서도 온라인 수색이 법적으로 허용된다고 해석될 </text:span><text:span>여지를 남겨준다.</text:span><text:note text:id="FootNote-171" text:note-class="footnote"><text:note-citation>171</text:note-citation><text:note-body><text:p text:style-name="각주"><text:span> Britz, Vertraulichkeit und Integritaet informationstechnischer Systeme, DÖV 2008, 411(415) </text:span><text:span>-  Britz </text:span><text:span>는 위 논문에서 온라인 수색 판결(특히, </text:span><text:span>BVerfGE 120, 274(328) = Abs.251)</text:span><text:span>을 분석하면</text:span><text:span>서 동 판결이 전통적으로 위험 개념에서 요구되는 충분한 개연성(</text:span><text:span>hinreichende Wahrscheinlichkeit) </text:span><text:span>및 시간적인 근접성(</text:span><text:span>Zeitliche Nähe)</text:span><text:span>이라는 기준을 포기한 것처럼 보일만한 인상을 남겼다고 지적</text:span><text:span>하고 있다. </text:span><text:span> </text:span></text:p></text:note-body></text:note><text:span> </text:span></text:p>
      <text:p text:style-name="Paragraph-693"/>
      <text:p text:style-name="Paragraph-694"><text:span>결론적으로 - 독일 연방헌법재판소의 견해에 따르면 -사례 2의 경우 독일인 여</text:span><text:span>기자와 아프가니스탄 통상장관의 정보교환활동이 독일인의 생명 및 신체에 대한 중</text:span><text:span>대한 위험을 야기할 수도 있다는 점이 구체적 사실관계를 통해서 밝혀진다면 </text:span><text:span>“</text:span><text:span>완화</text:span><text:span>된 구체적 위험</text:span><text:span>” </text:span><text:span>내지 </text:span><text:span>“</text:span><text:span>위험의 직전단계</text:span><text:span>”</text:span><text:span>에서도 여기자의 노트북에 대한 온라인 수</text:span><text:span>색은 일정한 법적 절차 내에서 가능하게 될 것이다.</text:span><text:note text:id="FootNote-172" text:note-class="footnote"><text:note-citation>172</text:note-citation><text:note-body><text:p text:style-name="각주"><text:span> 이와 같은 구체적 위험개념의 약화 내지 무용론 현상을 극복하기 위하여 온라인 수색에 대한 법</text:span><text:span>적 통제로서 독일 연방헌법재판소는 온라인 수색 개념의 명확화, 침해에 대한 구체적 법적 근거의 </text:span><text:span>제시, 판사에 의한 영장 통제, 독립</text:span><text:span>·</text:span><text:span>중립적 기구에 의한 대상자에 대한 보충적 대리로서의 강화된 </text:span><text:span>사법적 통제 등을 요구하고 있다. 이에 관하여 자세한 것은 박병욱, 경찰상 온라인 수색의 법률적 </text:span><text:span>문제점, 영남대학교 대학원 석사학위논문, 2009, 30-34쪽, 44-46쪽 참조. </text:span></text:p></text:note-body></text:note></text:p>
      <text:p text:style-name="Paragraph-696"/>
      <text:p text:style-name="Paragraph-697"><text:span>Ⅱ. </text:span><text:span>위험의 사전배려</text:span></text:p>
      <text:p text:style-name="Paragraph-698"/>
      <text:p text:style-name="Paragraph-699"><text:span>1. 문제의 의의</text:span></text:p>
      <text:p text:style-name="Paragraph-700"/>
      <text:p text:style-name="Paragraph-701"><text:span> 경찰의 책무인 공공의 안녕 또는 질서에 대한 위험방지(및 예방임무)를 효과적으</text:span><text:span>로 수행하기 위하여서는 </text:span><text:span>‘</text:span><text:span>위험의 사전배려</text:span><text:span>’(</text:span><text:span>Gefahrenvorsorge) </text:span><text:span>활동이 요구되는 면</text:span><text:span>이 있으며, 근래에 들어 그의 중요성은 더 한층 강조되고 있다. 실제로 9.11 테러</text:span><text:span>이후에 제정된 경찰관련법률들, 특히 테러관련법률들은 경찰의 책무가 전통적인 위</text:span><text:span>험방지에 그치는 것이 아니라 위험의 사전배려에까지 미치고 있음을 여실히 보여주</text:span><text:span>고 있다.</text:span><text:note text:id="FootNote-173" text:note-class="footnote"><text:note-citation>173</text:note-citation><text:note-body><text:p text:style-name="각주"><text:span> 사실 이와 같은 발전은 이미 9.11 테러 훨씬 이전부터 있어왔으며, 이러한 발전은 정보화, 기술, </text:span><text:span>지구촌사회의 변화된 범죄형태에 대한 국가적 반작용으로 이해되어 왔다(이러한 점에 관하여는  </text:span><text:span>vgl. Albers, a.a.O., S.97 ff.). </text:span></text:p></text:note-body></text:note><text:span> 오늘날의 경찰환경을 고려할 때 위험의 사전배려를 위한 경찰활동의 </text:span><text:span>필요성은 쉽게 인정될 수 있지만 이러한 경찰활동이 과연 경찰법적으로 허용될 수 </text:span><text:span>있는지에 관하여는 이론상 여전히 다투어지고 있는 실정이다. 그리고 그러한 논의</text:span><text:span>의 중점에는 위험의 사전배려영역에서의 경찰의 활동, 특히 경찰의 정보활동이 행</text:span><text:span>해지는 경우를 보게 되면 아직까지는 전통적인 (구체적) 위험이 존재하지 않는 문</text:span><text:span>제가 있다. 환언하면 범죄행위 등과 관련되어 경찰이 행하는 위험의 사전배려조치</text:span><text:span>(Gefharenvorsorgemaßnahme)</text:span><text:span>는 장래의 구체적 범죄행위퇴치와 장래의 구체적 위</text:span><text:span>험방지를 위한 것으로서 아직 위험이 현재화되지 않은 상태, 즉 (구체적) 위험의 전</text:span><text:span>단계(</text:span><text:span>前段階, </text:span><text:span>Vorfeld)</text:span><text:span>에 놓여 있는 것이므로</text:span><text:note text:id="FootNote-174" text:note-class="footnote"><text:note-citation>174</text:note-citation><text:note-body><text:p text:style-name="각주"><text:span> Pieroth/Schlink/Kniesel, a.a.O., §4, Rn.13.</text:span></text:p></text:note-body></text:note><text:span> 그의 허용성이 문제되는 것이다.  </text:span></text:p>
      <text:p text:style-name="Paragraph-704"/>
      <text:p text:style-name="Paragraph-705"><text:span>2. 위험의 사전배려조치의 허용성</text:span></text:p>
      <text:p text:style-name="Paragraph-706"/>
      <text:p text:style-name="Paragraph-707"><text:span>근래의 테러관련 입법들은 그 제정이유에서 국제적 테러로 인한 위협이 상시화</text:span><text:span>(常時化)</text:span><text:span>되어 가고 있는 오늘날 </text:span><text:span>‘</text:span><text:span>위험의 전단계</text:span><text:span>’</text:span><text:span>에서도 경찰이 활동할 수 있는 법적 </text:span><text:span>장치 내지 도구가 필요하다는 점을 강조하고 있다.</text:span><text:note text:id="FootNote-175" text:note-class="footnote"><text:note-citation>175</text:note-citation><text:note-body><text:p text:style-name="각주"><text:span> (구체적) 위험의 전단계에서 경찰의 활동은 테러관련입법에서만 문제되는 것이 아니며 보다 광</text:span><text:span>범위한 영역에서 행해지고 있다. 한편 오늘날 (구체적) 위험의 전단계에서의 경찰활동은 주로 경찰</text:span><text:span>의 정보활동으로 나타나고 있는바, 이러한 문제 전반에 대하여는 </text:span><text:span>Kugelmann, Gefahr und Vorfeld, </text:span><text:span>서정범/박병욱(역), 위험과 위험의 전단계, 경찰대학 개교30주년기념 국제학술세미나발표자료집, </text:span><text:span>143쪽 아래 참조.   </text:span></text:p></text:note-body></text:note><text:span> 그리하여 이들 법률들은 경</text:span><text:span>찰에게 (구체적) 위험의 전단계에서 신원확인을 할 수 있는 권한을 부여하고, 그를 </text:span><text:span>위하여 여권 등의 신분증에 지문 등과 같은 생체지표를 기록하는 것을 가능하게 하</text:span><text:span>였다.</text:span><text:note text:id="FootNote-176" text:note-class="footnote"><text:note-citation>176</text:note-citation><text:note-body><text:p text:style-name="Paragraph-709"><text:span text:style-name="p709-1-1"> 독일의 대테러방지법은 관련 법령의 변경을 통해 생체정보를 여권/ 주민증에 저장할 수 있는 길</text:span><text:span text:style-name="p709-2-1">을 열어 주었는바, 동 규정의 도입으로 2007.11.1 부터 독일의 일반, 관용, 외교관 여권에 내장된 </text:span><text:span text:style-name="p709-3-1">RFID </text:span><text:span text:style-name="p709-3-2">칩 내에 소지인의 양쪽 엄지지문정보, 생체사진정보(동공, 미간 간격 등 특징점)가 내장되게 </text:span><text:span text:style-name="p709-4-1">되었다.</text:span></text:p></text:note-body></text:note><text:span> 그런데 이러한 경찰의 권한은 전통적인 (구체적) 위험을 가지고는 설명할 </text:span><text:span>수 없는 현상이다. 이로 인하여 과연 경찰의 위험의 사전배려조치, 특히 경찰의 각</text:span><text:span>종 정보활동</text:span><text:note text:id="FootNote-177" text:note-class="footnote"><text:note-citation>177</text:note-citation><text:note-body><text:p text:style-name="각주"><text:span> 이러한 경찰이 정보활동의 예로는 </text:span><text:span>CCTV </text:span><text:span>감시, 국경지역에서의 사건무관계, 의심무관계 신원확</text:span><text:span>인조치=무작위적 신원확인조치(</text:span><text:span>Schleierfahndung), </text:span><text:span>신분을 위장한 수사관(</text:span><text:span>Verdeckter Erimittler)</text:span><text:span>의 </text:span><text:span>투입, 계획적</text:span><text:span>·</text:span><text:span>정기적 잠복관찰(</text:span><text:span>planmässige Beobachtung) </text:span><text:span>등이 들어지고 있다( </text:span><text:span>Pieroth/Schlink/Kniesel, a.a.O., §4, Rn.13a).</text:span><text:span text:style-name="p710-4-2"> </text:span></text:p></text:note-body></text:note><text:span>을 위하여 (구체적) 위험의 존재가 확인되어야 하는 것인지가 다투</text:span><text:span>어지고 있다. </text:span></text:p>
      <text:p text:style-name="Paragraph-711"/>
      <text:p text:style-name="Paragraph-712"><text:span>즉, 예컨대 경찰의 은밀한 정보수집 안전기관 상호간의 정보교환, 프로파일링</text:span><text:note text:id="FootNote-178" text:note-class="footnote"><text:note-citation>178</text:note-citation><text:note-body><text:p text:style-name="Paragraph-713"><text:span text:style-name="p713-1-1"> 우리나라의 경우 프로파일링에 관하여는 형사법 내지 범죄학차원에서 많은 연구가 행해지고 있</text:span><text:span text:style-name="p713-2-1">는바, 임준태, 프로파일링, 대영문화사, 2009 등이 그 예이다.</text:span></text:p></text:note-body></text:note><text:span>(비교검색, </text:span><text:span>Rasterfahndung)</text:span><text:span>을 통한 혐의자발견 등과 같은 경찰의 정보활동의 경우 </text:span><text:span>(구체적) 위험 개념에 완전히 부합하는 상태가 존재하지 않거나 (구체적) 위험이 확</text:span><text:span>인되지 않은 경우에도 허용될 수 있다는 견해와</text:span><text:note text:id="FootNote-179" text:note-class="footnote"><text:note-citation>179</text:note-citation><text:note-body><text:p text:style-name="각주"><text:span> Wulff, Befugnisnormen zur vorbeugenden Verbrechensbekämpfung in den </text:span><text:span>Landespolizeigesetzen, 2003, S.1 ff.; Kugelmann, Polizei- und Ordnungsrecht, 2006, 4.Kap. </text:span><text:span>Rn.156. </text:span><text:span>이러한 견해들은 구체적 위험의 사전배려활동의 필요성을 강조하는 입장에서 주장되고 있</text:span><text:span>다.</text:span></text:p></text:note-body></text:note><text:span> 비례원칙의 관점에서 프로파일</text:span><text:span>링 기법을 활용한 개인정보의 수집과 이용은 침해의 중대성을 이유로 공공의 안녕</text:span><text:span>에 대한 (</text:span><text:span text:style-name="p712-6-2">구체적) 위험</text:span><text:span>이 존재하는 경우에만 허용될 수 있다고 하는 견해의 대립이 </text:span><text:span>있는 것이다.</text:span><text:note text:id="FootNote-180" text:note-class="footnote"><text:note-citation>180</text:note-citation><text:note-body><text:p text:style-name="각주"><text:span> 손재영, 프로파일링 기법을 활용한 범죄수사와 범죄예방의 법적 문제, 토지공법연구 제36집, </text:span><text:span>2007, 385쪽. 이러한 견해는 아직 (구체적) 위험이 존재하지 않는 상황에서도 당해 조치가 허용된</text:span><text:span>다고 한다면, 그에 대해서는 과잉금지의 원칙에 반하는 중대한 헌법적 의문이 존재한다는 것을 주</text:span><text:span>된 논거로 한다.   </text:span></text:p></text:note-body></text:note><text:span> 다만 전자의 입장에 따르는 학자들도 (구체적) 위험이 요구되지 않</text:span><text:span>는 경찰의 정보활동의 경우와 관련하여서는 매우 엄격하게 당해 조치의 적법성 및 </text:span><text:span>비례의 원칙에의 부합여부가 심사될 것을 요구하고 있으며,</text:span><text:note text:id="FootNote-181" text:note-class="footnote"><text:note-citation>181</text:note-citation><text:note-body><text:p text:style-name="Paragraph-716"><text:span text:style-name="p716-1-1"> Schenke, a.a.O., Rn.10.</text:span></text:p></text:note-body></text:note><text:span> 후자의 견해 역시 </text:span><text:span>프로파일링 기법을 활용한 개인정보의 수집과 이용을 통해 개인의 신체나 생명과 </text:span><text:span>같이 특별한 높은 가치를 갖는 법익에 대한 위험이 방지되어야 하는 곳에서는 (구</text:span><text:span>체적) 위험의 존재라는 요건에 과도한 요구사항이 세워져서는 안된다</text:span><text:note text:id="FootNote-182" text:note-class="footnote"><text:note-citation>182</text:note-citation><text:note-body><text:p text:style-name="Paragraph-717"><text:span text:style-name="p717-1-1"> 다시 말해 연쇄테러, 연쇄살인, 연쇄성폭행범, 연쇄방화 등과 같이 중대한 인적</text:span><text:span text:style-name="p717-1-2">·</text:span><text:span text:style-name="p717-1-3">물적 손해가 예</text:span><text:span text:style-name="p717-2-1">상되는 경우에는 손해발생의 개연성에 대한 높은 요구사항이 세워져서는 안되며, 이처럼 특별히 </text:span><text:span text:style-name="p717-3-1">높은 가치를 갖는 법익의 보호가 문제되는 곳에서는 손해발생의 개연성이 비교적 낮은 경우에도 </text:span><text:span text:style-name="p717-4-1">구체적 위험이 충분히 인정될 있다는 것이다(손재영, 앞의 글, 385쪽; </text:span><text:span text:style-name="p717-4-2">OLG Duesseldorf, NVwZ </text:span><text:span text:style-name="p717-5-1">2002, 629 f.).    </text:span></text:p></text:note-body></text:note><text:span>고 하고 있</text:span><text:span>음을 고려할 때 경찰의 정보활동의 가능성 내지 허용성에 관한 양 견해간의 차이는 </text:span><text:span>그리 크지 않은 면이 있음이 사실이다.</text:span></text:p>
      <text:p text:style-name="Paragraph-718"/>
      <text:p text:style-name="Paragraph-719"><text:span>생각건대 예방국가에서의 기능이론하에서는 경찰의 임무의 수행을 위하여 정보활</text:span><text:span>동을 통한 위험의 사전배려는 필수적이라고 할 수 있는 면이 있다. 따라서 적어도 </text:span><text:span>위험의 사전배려영역에서의 경찰의 정보활동을 위하여 (구체적) 위험의 존재가 반</text:span><text:span>드시 요구되는 것은 아니라고 할 것이며, 단지 그 경우에 있어서는 보다 엄격하게 </text:span><text:span>당해 조치의 비례의 원칙에의 적합여부가 심사되어야 할 뿐이라고 생각한다. 결론</text:span><text:span>적으로 말해 보다 심도있는 정보의 수집, 보다 광범위한 정보처리 및 행정청간의 </text:span><text:span>정보교환 등은 현대사회에서의 복잡성, 정보화, 불확실성의 증가에 기인한 (구체적) </text:span><text:span>위험의 전단계에서의 활동강화를 통한 시스템 내재적, 필연적 결과로 보아야 할 것</text:span><text:span>이다.</text:span><text:note text:id="FootNote-183" text:note-class="footnote"><text:note-citation>183</text:note-citation><text:note-body><text:p text:style-name="각주"><text:span> Schoch, Abschied vom Polizeirecht des lieberalen Rechtsstaats? - vom Kreuzbergurteil des </text:span><text:span>preussischen Oberverwaltungsgerichts zu den Terrorismusbekaempfungsgesetzen unserer </text:span><text:span>Tage, Der Staat 43(2004), 347(354); Trute, Die Erosion des klassischen Polizeirechts durch </text:span><text:span>die staatliche Informationsvorsorge, in : GS Jean d'Heur, 1999, S.403 ff.   </text:span></text:p></text:note-body></text:note><text:span> </text:span></text:p>
      <text:p text:style-name="Paragraph-721"/>
      <text:p text:style-name="Paragraph-722"><text:span>Ⅲ. </text:span><text:span>보론(</text:span><text:span>補論): </text:span><text:span>무작위적 신원확인조치</text:span></text:p>
      <text:p text:style-name="Paragraph-723"/>
      <text:p text:style-name="Paragraph-724"><text:span>1. 문제의 의의</text:span></text:p>
      <text:p text:style-name="Paragraph-725"/>
      <text:p text:style-name="Paragraph-726"><text:span>(구체적) 위험의 결여로 인해 그의 허용성이 문제시되는 것 중 하나가 이른바 </text:span><text:span>‘</text:span><text:span>무</text:span><text:span>작위적 신원확인조치</text:span><text:span>’(</text:span><text:span>無作爲的 身元確認措置, </text:span><text:span>Schleierfahndung)</text:span><text:span>이다.</text:span><text:note text:id="FootNote-184" text:note-class="footnote"><text:note-citation>184</text:note-citation><text:note-body><text:p text:style-name="각주"><text:span text:style-name="p727-1-1"> </text:span><text:span>Schleierfahndung</text:span><text:span>이란 범죄의 혐의나 구체적 위험의 존재가 증명되지 않은 경우에 있어서의 신</text:span><text:span>원확인조치를 말하는 것이다. 이는 구체적 사정 하에서 어떤 사건과의 관련성 여하를 묻지 않고(사</text:span><text:span>건무관계), 또한 특별한 의심의 존재여부도 묻지 않고(의심무관련) 행해지는바, 이 점을 고려하면 </text:span><text:span>Schleierfahndung</text:span><text:span>은 </text:span><text:span>‘</text:span><text:span>사건무관계, 의심무관련 신원확인조치</text:span><text:span>’</text:span><text:span>라고 번역할 수 있을 것 같다. 다만 이</text:span><text:span>러한 용어가 지나치게 긴 듯한 인상이 짙어 본 보고서에서는 이를 </text:span><text:span>‘</text:span><text:span>무작위적 신원확인조치</text:span><text:span>’</text:span><text:span>라고 번</text:span><text:span>역하기로 하겠다.</text:span></text:p></text:note-body></text:note><text:span> 사례 1에</text:span><text:span>서 예로 제시되는 국경지역에서의 무작위적 신원확인조치나 공항에서의 안전검색</text:span><text:span>(Personenkontrollen) </text:span><text:span>등은 전세계적으로 예외없이 이루어지고 있다. 그런데 이들 </text:span><text:span>조치가 행해지는 경우를 보게 되면, 그들 경찰의 조치가 전통적인 (구체적) 위험을 </text:span><text:span>전제함이 없이 행해지고 있음을 알 수 있다. 그리고 이처럼 모든 국경 통과자들을 </text:span><text:span>상대로 신원확인을 하는 것은 - 전통적인 경찰법(이론)에 따를 때 - 그들 조치의 </text:span><text:span>근거가 되는 (구체적) 위험이 결여되어 있으므로 법이론상 인정될 수 없는 문제가 </text:span><text:span>있다. 따라서 이처럼 전세계적으로 예외없이 행해지고 있는 이들 조치의 법적 근거</text:span><text:span>를 어디에서 찾을 것인가, 환언하면 이들 조치의 적법성을 어떻게 확보할 것인가의 </text:span><text:span>문제가 발생한다. </text:span></text:p>
      <text:p text:style-name="Paragraph-728"/>
      <text:p text:style-name="Paragraph-729"><text:span>2. 해결방안</text:span></text:p>
      <text:p text:style-name="Paragraph-730"/>
      <text:p text:style-name="Paragraph-731"><text:span>무작위적 신원확인조치의 적법성은 그를 허용하는 특별법을 제정하는 방법을 통</text:span><text:span>하여 달성될 수 있다. 즉, 특정한 장소에서 - 예를 들어 공항 또는 국경, 또는 그로</text:span><text:span>부터 일정거리내에서 - 무작위적 신원확인을 가능케 하는 법규정이 존재한다면 (구</text:span><text:span>체적) 위험이 존재하지 않아도 그러한 경찰의 활동이 허용될 수 있게 된다. 한편 </text:span><text:span>그러한 특별법의 규정을 갖고 있고, 동 규정의 헌법적 타당성과 관련하여 활발한 </text:span><text:span>논의가 전방위적으로 이루어지고 있는 나라로는 독일을 들 수 있는데, 이하에서 독</text:span><text:span>일에서의 논의를 간단히 소개해 보기로 하겠다. </text:span></text:p>
      <text:p text:style-name="Paragraph-732"/>
      <text:p text:style-name="Paragraph-733"><text:span>독일의 경우 무작위적 신원확인조치는 1990년대 후반 이후에 연방경찰</text:span><text:note text:id="FootNote-185" text:note-class="footnote"><text:note-citation>185</text:note-citation><text:note-body><text:p text:style-name="각주"><text:span> 종래의 연방국경수비대(</text:span><text:span>Bundesgrenzschutz)</text:span><text:span>는 </text:span><text:span>Schengen</text:span><text:span>협약, 유럽연합 출범 등으로 유럽국가</text:span><text:span>내 역내 국경통제가 완화되면서 동 관청의 국경수비(</text:span><text:span>Grenzschutz)</text:span><text:span>임무의 의미가 기존보다 약화되</text:span><text:span>면서 2005.7.1부터 연방경찰(</text:span><text:span>Bundespolizei)</text:span><text:span>로 이름이 바뀌었는바, 이러한 과정에 관하여 보다 자</text:span><text:span>세한 것은 김형만 외 8인공저, 비교경찰제도론, 법문사, 2007, 380쪽 아래 참조. 한편 철도경찰</text:span><text:span>(Bahnpolizei)</text:span><text:span>은 이미 1992.4.1에 당시의 </text:span><text:span>Bundesgrenzschutz</text:span><text:span>에 흡수되었다.</text:span></text:p></text:note-body></text:note><text:span>법</text:span><text:span>(Bundespolizeigesetz)</text:span><text:note text:id="FootNote-186" text:note-class="footnote"><text:note-citation>186</text:note-citation><text:note-body><text:p text:style-name="각주"><text:span> 독일의 연방경찰법(</text:span><text:span>Bundespolizeigesetz, BPolG) </text:span><text:span>제22조는</text:span><text:span>「</text:span><text:span>직무질문과 정보제공의무</text:span><text:span>」</text:span><text:span>라는 제</text:span><text:span>하에 제1</text:span><text:span>a</text:span><text:span>항에서 </text:span><text:span>「</text:span><text:span>국경내의 허가되지 않는 입국을 방지하기 위하여 연방경찰은 열차의 객실 내에</text:span><text:span>서 </text:span><text:span>··· </text:span><text:span>국경경찰상의 경험상 혹은 장소적 특성상 </text:span><text:span>··· </text:span><text:span>또한 국경을 통과하는 데 이용되는 항공기내 </text:span><text:span>혹은 공항의 시설 내에서 </text:span><text:span>··· </text:span><text:span text:style-name="p735-4-3">누구나</text:span><text:span> 잠시 정지시키고 직무질문을 할 수 있으며 소지하고 있는 신</text:span><text:span>분증 및 국경통과증명서(여권, 비자 등)를 검사를 위하여 제시할 것을 요구할 수 있고 소지하고 있</text:span><text:span>는 물건을 육안으로 확인할 수 있다</text:span><text:span>」</text:span><text:span>고 규정하고 있다.</text:span></text:p></text:note-body></text:note><text:span>과 각 주의 경찰법</text:span><text:note text:id="FootNote-187" text:note-class="footnote"><text:note-citation>187</text:note-citation><text:note-body><text:p text:style-name="각주"><text:span> 무작위적 신원확인조치에 관한 규정은 독일의 각주의 경찰법에서도 발견되는바, 대표적 예로는 </text:span><text:span>§18 Abs.7 ASOG Bln; §26 Abs.1 Nr.6 PolG BW; Art.13 Abs.1 Nr.5  BayPAG </text:span><text:span>등을 들 수 있다.  </text:span></text:p></text:note-body></text:note><text:span>에 도입되기 시작하였는바, 무작위</text:span><text:span>적 신원확인조치에 관한 규정에서 볼 수 있는 가장 커다란 특색은 경찰상 신원확인 </text:span><text:span>조치의 대상자에 특별한 제한이 없다는 점이다. 즉, 독일 연방경찰법 제22조 제1</text:span><text:span>a</text:span><text:span>항은 국경 등을 통과하는 자는 </text:span><text:span>‘</text:span><text:span>누구나</text:span><text:span>’(</text:span><text:span>jede Person) </text:span><text:span>경찰상 신원확인 조치의 대상</text:span><text:span>자가 될 수 있음을 규정하고 있다. 즉, 동 규정은 국경(</text:span><text:span>‘</text:span><text:span>제한된 장소</text:span><text:span>’)</text:span><text:span>을 통과한다는 </text:span><text:span>‘</text:span><text:span>행위</text:span><text:span>’</text:span><text:span>에 착안하여 신원확인조치를 할 수 있음을 규정하고 있다. 이처럼 신원확인조</text:span><text:span>치의 대상자가 특정되어 있지 않는다는 점 때문에 무작위적 신원확인조치에 관한 </text:span><text:span>규정의 합헌성 여부에 관하여는 많은 헌법적 논란이 있어 왔지만, 그럼에도 불구하</text:span><text:span>고 동 규정들은 원형 그대로 각각의 법률에 그대로 남아 있다. 또한 근래 바이에른 </text:span><text:span>헌법재판소는 무작위적 신원확인조치를 규정하고 있는 바이에른 경찰직무법</text:span><text:span>(BayPAG) </text:span><text:span>제13조의 합헌성을 인정하는 결정을 행한 바 있는데, 그 이유로는 동 규</text:span><text:span>정의 전체적인 목적이나 취지에 비추어 볼 때 관련되는 개인을 추론할 수 있기 때</text:span><text:span>문에 경찰의 침해조치(여기서는 무작위적 신원확인조치)의 대상자를 충분히 </text:span><text:span>‘</text:span><text:span>특정할 </text:span><text:span>수 있다</text:span><text:span>’</text:span><text:span>는 점을 들고 있다.</text:span><text:note text:id="FootNote-188" text:note-class="footnote"><text:note-citation>188</text:note-citation><text:note-body><text:p text:style-name="각주"><text:span> Vgl. BayVerfGH, DVBl 2003, 861 = Bayerische Verwaltungsblaetter 2003, 560. </text:span><text:span>바이에른 헌</text:span><text:span>법재판소의 동 결정에 관하여 보다 자세한 것은 정훈, 앞의 글, 407쪽 참조.</text:span></text:p></text:note-body></text:note><text:span> </text:span></text:p>
      <text:p text:style-name="Paragraph-738"/>
      <text:p text:style-name="Paragraph-739"><text:span>3. 소 결</text:span></text:p>
      <text:p text:style-name="Paragraph-740"><text:span>사례 1의 경우 </text:span><text:span>甲</text:span><text:span>은 (구체적) 위험을 야기한 경찰책임자가 아니다. 또한 현장, 즉 </text:span><text:span>열차의 식당칸에 (구체적) 위험이 존재한다고 볼 수도 없으므로 예외적으로 경찰권</text:span><text:span>발동의 대상이 되는 전통적 경찰법상의 비책임자도 아니다. 그러나 독일법에서 제</text:span><text:span>시된 대로 특정 장소에서의 경찰상 정보침해활동을 수권하는 법률규정이 존재하고 </text:span><text:span>해당 법적 조건이 갖추어져 있다면 독일-체코 합동검문조의 국경에서의 신원확인은 </text:span><text:span>정당화될 수 있다. </text:span></text:p>
      <text:p text:style-name="Paragraph-741"><text:span text:style-name="p741-1-1">제5장 결 론</text:span></text:p>
      <text:p text:style-name="Paragraph-742"/>
      <text:p text:style-name="Paragraph-743"><text:span>본 연구는 지금까지 발전된 경찰법의 이론을 통해 현행 경찰관직무집행법을 투영</text:span><text:span>해보고 입법의 방향성을 제시하고자 시도되었다. 종전의 연구들의 개별조문에만 집</text:span><text:span>착하여 실무적 문제에 근거한 조문의 수정내지 보완에 집착하였던 반면, 금번 연구</text:span><text:span>는 경찰법 현실과 지금까지의 경찰법이론을 충분히 반영하고, 그로 인하여 진실로 </text:span><text:span>규범적 효력을 발휘하도록  프레임을 재구축하는 시론적 연구로서의 가치가 있다고 </text:span><text:span>하겠다.</text:span></text:p>
      <text:p text:style-name="Paragraph-744"/>
      <text:p text:style-name="Paragraph-745"><text:span>본 연구의 결론으로서 우선, 실질적 의미의 경찰을 </text:span><text:span>「</text:span><text:span>공공의 안녕 혹은 질서에 </text:span><text:span>대한 위험을 방지하고 장해를 제거하거나, 위험에 대한 사전배려를 통하여 공중과 </text:span><text:span>개인을 보호하는 활동</text:span><text:span>」</text:span><text:span>으로 제안하였다.</text:span></text:p>
      <text:p text:style-name="Paragraph-746"/>
      <text:p text:style-name="Paragraph-747"><text:span>또한 경찰관직무집행법상의 경찰의 직무범위에 관한 규정에 있어서 </text:span><text:span>‘</text:span><text:span>범죄행위에 </text:span><text:span>대한 예방적 대처</text:span><text:span>’</text:span><text:span>는 반드시 경찰의 직무로 명시되어야 할 것이다. </text:span></text:p>
      <text:p text:style-name="Paragraph-748"/>
      <text:p text:style-name="Paragraph-749"><text:span>아울러 기본의 경찰법상 위험개념과 그 방지가 이제는 위험의 사전배려의 단계로 </text:span><text:span>까지 나아가고 있음을 논증하였고, 따라서 이러한 사전배려영역에서 특히 경찰의 </text:span><text:span>정보활동을 위하여 (구체적) 위험의 존재가 반드시 요구되는 것은 아니라고 하겠다.</text:span></text:p>
      <text:p text:style-name="Paragraph-750"/>
      <text:p text:style-name="Paragraph-7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한컴바탕" svg:font-family="'한컴바탕'" style:font-family-generic="roman" style:font-pitch="variable"/>
    <style:font-face style:name="휴먼명조" svg:font-family="'휴먼명조'" style:font-family-generic="roman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한컴바탕" svg:font-family="'한컴바탕'" style:font-family-generic="roman" style:font-pitch="variable"/>
    <style:font-face style:name="Arial" svg:font-family="'Arial'" style:font-family-generic="swiss" style:font-pitch="variable"/>
    <style:font-face style:name="Times New Roman" svg:font-family="'Times New Roman'" style:font-family-generic="roman" style:font-pitch="variable"/>
    <style:font-face style:name="한양신명조" svg:font-family="'한양신명조'" style:font-family-generic="roman" style:font-pitch="variable"/>
    <style:font-face style:name="HCI Poppy" svg:font-family="'HCI Poppy'" style:font-family-generic="roman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한컴바탕" svg:font-family="'한컴바탕'" style:font-family-generic="roman" style:font-pitch="variable"/>
    <style:font-face style:name="한양신명조" svg:font-family="'한양신명조'" style:font-family-generic="roman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한컴바탕" svg:font-family="'한컴바탕'" style:font-family-generic="roman" style:font-pitch="variable"/>
    <style:font-face style:name="한양신명조" svg:font-family="'한양신명조'" style:font-family-generic="roman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Times New Roman" svg:font-family="'Times New Roman'" style:font-family-generic="roman" style:font-pitch="variable"/>
    <style:font-face style:name="한양신명조" svg:font-family="'한양신명조'" style:font-family-generic="roman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한컴바탕" svg:font-family="'한컴바탕'" style:font-family-generic="roman" style:font-pitch="variable"/>
    <style:font-face style:name="Arial" svg:font-family="'Arial'" style:font-family-generic="swiss" style:font-pitch="variable"/>
    <style:font-face style:name="Times New Roman" svg:font-family="'Times New Roman'" style:font-family-generic="roman" style:font-pitch="variable"/>
    <style:font-face style:name="한양신명조" svg:font-family="'한양신명조'" style:font-family-generic="roman" style:font-pitch="variable"/>
    <style:font-face style:name="굴림" svg:font-family="'굴림'" style:font-family-generic="swiss" style:font-pitch="variable"/>
    <style:font-face style:name="바탕" svg:font-family="'바탕'" style:font-family-generic="roman" style:font-pitch="variable"/>
    <style:font-face style:name="Times New Roman" svg:font-family="'Times New Roman'" style:font-family-generic="roman" style:font-pitch="variable"/>
    <style:font-face style:name="명조" svg:font-family="'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10pt" fo:margin-left="0pt" fo:margin-right="0pt" fo:margin-top="0pt" fo:margin-bottom="0pt" fo:line-height="160%"/>
      <style:text-properties style:font-name="굴림" style:font-name-asian="굴림" fo:font-size="11pt" style:font-size-asian="11pt" style:font-size-complex="11pt" style:text-underline-type="none" style:text-overline-type="none" style:text-line-through-type="none"/>
    </style:style>
    <style:style style:name="본문" style:next-style-name="본문" style:family="paragraph" style:class="text">
      <style:paragraph-properties fo:text-align="justify" fo:text-indent="0pt" fo:margin-left="15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1" style:next-style-name="개요_1" style:family="paragraph" style:class="text">
      <style:paragraph-properties fo:text-align="justify" fo:text-indent="0pt" fo:margin-left="1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2" style:next-style-name="개요_2" style:family="paragraph" style:class="text">
      <style:paragraph-properties fo:text-align="justify" fo:text-indent="0pt" fo:margin-left="2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3" style:next-style-name="개요_3" style:family="paragraph" style:class="text">
      <style:paragraph-properties fo:text-align="justify" fo:text-indent="0pt" fo:margin-left="3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4" style:next-style-name="개요_4" style:family="paragraph" style:class="text">
      <style:paragraph-properties fo:text-align="justify" fo:text-indent="0pt" fo:margin-left="4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5" style:next-style-name="개요_5" style:family="paragraph" style:class="text">
      <style:paragraph-properties fo:text-align="justify" fo:text-indent="0pt" fo:margin-left="5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6" style:next-style-name="개요_6" style:family="paragraph" style:class="text">
      <style:paragraph-properties fo:text-align="justify" fo:text-indent="0pt" fo:margin-left="6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개요_7" style:next-style-name="개요_7" style:family="paragraph" style:class="text">
      <style:paragraph-properties fo:text-align="justify" fo:text-indent="0pt" fo:margin-left="70pt" fo:margin-right="0pt" fo:margin-top="0pt" fo:margin-bottom="0pt" fo:line-height="160%"/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name="쪽_번호" style:next-style-name="쪽_번호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굴림" style:font-name-asian="굴림" fo:font-size="10pt" style:font-size-asian="10pt" style:font-size-complex="10pt" style:text-underline-type="none" style:text-overline-type="none" style:text-line-through-type="none"/>
    </style:style>
    <style:style style:name="머리말" style:next-style-name="머리말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name="각주" style:next-style-name="각주" style:family="paragraph" style:class="text">
      <style:paragraph-properties fo:text-align="justify" fo:text-indent="-12pt" fo:margin-left="12pt" fo:margin-right="0pt" fo:margin-top="0pt" fo:margin-bottom="0pt" fo:line-height="130%"/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name="미주" style:next-style-name="미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바탕" style:font-name-asian="바탕" fo:font-size="9pt" style:font-size-asian="9pt" style:font-size-complex="9pt" style:text-underline-type="none" style:text-overline-type="none" style:text-line-through-type="none"/>
    </style:style>
    <style:style style:name="메모" style:next-style-name="메모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굴림" style:font-name-asian="굴림" fo:font-size="9pt" style:font-size-asian="9pt" style:font-size-complex="9pt" style:text-underline-type="none" style:text-overline-type="none" style:text-line-through-type="none"/>
    </style:style>
    <style:style style:name="표준" style:next-style-name="표준" style:family="paragraph" style:class="text">
      <style:paragraph-properties fo:text-align="justify" fo:text-indent="0pt" fo:margin-left="0pt" fo:margin-right="0pt" fo:margin-top="0pt" fo:margin-bottom="10pt" fo:line-height="138%"/>
      <style:text-properties style:font-name="굴림" style:font-name-asian="바탕" fo:font-size="11pt" style:font-size-asian="11pt" style:font-size-complex="11pt" style:text-underline-type="none" style:text-overline-type="none" style:text-line-through-type="none"/>
    </style:style>
    <style:style style:name="Standard3" style:next-style-name="Standard3" style:family="paragraph" style:class="text">
      <style:paragraph-properties fo:text-align="justify" fo:text-indent="0pt" fo:margin-left="0pt" fo:margin-right="0pt" fo:margin-top="0pt" fo:margin-bottom="0pt" fo:line-height="120%"/>
      <style:text-properties style:font-name="휴먼명조" style:font-name-asian="바탕" fo:font-size="12pt" style:font-size-asian="12pt" style:font-size-complex="12pt" style:text-underline-type="none" style:text-overline-type="none" style:text-line-through-type="none"/>
    </style:style>
    <style:style style:name="각주_텍스트" style:next-style-name="각주_텍스트" style:family="paragraph" style:class="text">
      <style:paragraph-properties fo:text-align="justify" fo:text-indent="0pt" fo:margin-left="0pt" fo:margin-right="0pt" fo:margin-top="0pt" fo:margin-bottom="0pt" fo:line-height="11pt" style:vertical-align="top"/>
      <style:text-properties style:font-name="한컴바탕" style:font-name-asian="한컴바탕" fo:font-size="9pt" style:font-size-asian="9pt" style:font-size-complex="9pt" style:text-underline-type="none" style:text-overline-type="none" style:text-line-through-type="none"/>
    </style:style>
    <style:style style:name="Rn_li" style:next-style-name="Rn_li" style:family="paragraph" style:class="text">
      <style:paragraph-properties fo:text-align="justify" fo:text-indent="0pt" fo:margin-left="0pt" fo:margin-right="0pt" fo:margin-top="0pt" fo:margin-bottom="0pt" fo:line-height="120%"/>
      <style:text-properties style:font-name="굴림" style:font-name-asian="바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</office:styles>
  <office:automatic-styles>
    <style:page-layout style:name="PageLayout-1">
      <style:page-layout-properties style:print-orientation="portrait" fo:page-width="21cm" fo:page-height="29.7cm" fo:margin-top="2cm" fo:margin-left="3cm" fo:margin-right="3cm" fo:margin-bottom="1.5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